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e6e6e6"/>
      <style:text-properties style:font-weight-asian="bold" style:font-weight-complex="bold"/>
    </style:style>
    <style:style style:name="ce6" style:family="table-cell" style:parent-style-name="Default">
      <style:table-cell-properties fo:background-color="#ffe495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able-cell-properties fo:background-color="#c4f8d3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e6e6e6"/>
      <style:text-properties fo:font-weight="bold" style:font-weight-asian="normal" style:font-weight-complex="normal"/>
    </style:style>
    <style:style style:name="ce14" style:family="table-cell" style:parent-style-name="Default" style:data-style-name="N0">
      <style:text-properties fo:font-weight="bold" style:font-weight-asian="normal" style:font-weight-complex="normal"/>
    </style:style>
    <style:style style:name="ce15" style:family="table-cell" style:parent-style-name="Default">
      <style:table-cell-properties fo:background-color="#979797"/>
    </style:style>
    <style:style style:name="ce16" style:family="table-cell" style:parent-style-name="Default">
      <style:table-cell-properties fo:background-color="#c9c9c9"/>
    </style:style>
    <style:style style:name="ce17" style:family="table-cell" style:parent-style-name="Default">
      <style:text-properties fo:font-weight="bold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text-position="0% 100%" style:font-name="Arial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69in" svg:height="5.0512in" svg:x="15.1539in" svg:y="2.1228in">
            <draw:object draw:notify-on-update-of-ranges="Sheet1.A5:Sheet1.A5 Sheet1.A6:Sheet1.A149 Sheet1.B5:Sheet1.B5 Sheet1.B6:Sheet1.B149 Sheet1.C5:Sheet1.C5 Sheet1.C6:Sheet1.C149 Sheet1.D5:Sheet1.D5 Sheet1.D6:Sheet1.D149 Sheet1.E5:Sheet1.E5 Sheet1.E6:Sheet1.E149 Sheet1.D5:Sheet1.D5 Sheet1.D6:Sheet1.D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ce7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Scanlines</text:p>
          </table:table-cell>
          <table:table-cell table:style-name="ce1" office:value-type="string" calcext:value-type="string">
            <text:p>Start Y</text:p>
          </table:table-cell>
          <table:table-cell table:style-name="ce1" office:value-type="string" calcext:value-type="string">
            <text:p>End Y</text:p>
          </table:table-cell>
          <table:table-cell table:style-name="ce1" office:value-type="string" calcext:value-type="string">
            <text:p>Size of Cylinder</text:p>
          </table:table-cell>
          <table:table-cell table:style-name="ce1" office:value-type="string" calcext:value-type="string">
            <text:p>Degree </text:p>
            <text:p>Range</text:p>
          </table:table-cell>
          <table:table-cell table:style-name="ce1" office:value-type="string" calcext:value-type="string">
            <text:p>Radius …</text:p>
            <text:p>Screen ½ Sz</text:p>
          </table:table-cell>
          <table:table-cell table:style-name="ce1" office:value-type="string" calcext:value-type="string">
            <text:p>Degree Offset</text:p>
          </table:table-cell>
          <table:table-cell table:style-name="ce1"/>
          <table:table-cell table:style-name="ce1" office:value-type="string" calcext:value-type="string">
            <text:p>Pal 0</text:p>
          </table:table-cell>
          <table:table-cell table:style-name="ce1" office:value-type="string" calcext:value-type="string">
            <text:p>Pal 1</text:p>
          </table:table-cell>
          <table:table-cell table:style-name="ce1" office:value-type="string" calcext:value-type="string">
            <text:p>Pal 2</text:p>
          </table:table-cell>
          <table:table-cell table:style-name="ce1" office:value-type="string" calcext:value-type="string">
            <text:p>Pal 3</text:p>
          </table:table-cell>
          <table:table-cell table:style-name="ce1" office:value-type="string" calcext:value-type="string">
            <text:p>PAL BLACK</text:p>
          </table:table-cell>
          <table:table-cell table:style-name="ce1" table:number-columns-repeated="1010"/>
        </table:table-row>
        <table:table-row table:style-name="ro2">
          <table:table-cell table:style-name="ce1"/>
          <table:table-cell table:style-name="ce2" office:value-type="float" office:value="144" calcext:value-type="float">
            <text:p>144</text:p>
          </table:table-cell>
          <table:table-cell table:style-name="ce3" table:formula="of:=0 + ((144 - [.$E$2]) / 2)" office:value-type="float" office:value="36" calcext:value-type="float">
            <text:p>36</text:p>
          </table:table-cell>
          <table:table-cell table:style-name="ce5" table:formula="of:=143 - ((144 - [.$E$2]) / 2)" office:value-type="float" office:value="107" calcext:value-type="float">
            <text:p>107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180" calcext:value-type="float">
            <text:p>180</text:p>
          </table:table-cell>
          <table:table-cell table:style-name="ce10" table:formula="of:=[.B2]/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2">
          <table:table-cell table:style-name="ce1"/>
          <table:table-cell table:style-name="ce1" office:value-type="string" calcext:value-type="string">
            <text:p>Scanline ½ pt</text:p>
          </table:table-cell>
          <table:table-cell table:style-name="ce1" table:number-columns-repeated="4"/>
          <table:table-cell table:style-name="ce3" table:formula="of:=[.G2]-1" office:value-type="float" office:value="71" calcext:value-type="float">
            <text:p>71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" table:formula="of:=[.B2]/2" office:value-type="float" office:value="72" calcext:value-type="float">
            <text:p>72</text:p>
          </table:table-cell>
          <table:table-cell table:style-name="ce1" table:number-columns-repeated="4"/>
          <table:table-cell table:style-name="ce11" office:value-type="string" calcext:value-type="string">
            <text:p>Comma Delimited</text:p>
          </table:table-cell>
          <table:table-cell table:style-name="ce13" table:formula="of:=COM.MICROSOFT.TEXTJOIN(&quot;,&quot;;1;[.G6:.G149])" office:value-type="string" office:string-value="0,-1,-1,-1,-1,-1,-1,-1,-1,-1,-1,-1,-1,-1,-1,-1,-1,-1,-1,-1,-1,-1,-1,-1,-1,-1,-1,-1,-1,-1,-1,-1,-1,-1,-1,-1,-1,9,4,2,2,2,1,2,1,1,1,0,1,1,1,0,1,0,1,0,1,0,0,1,0,1,0,0,1,0,0,0,1,0,0,1,-1,1,0,0,1,0,0,0,1,0,0,1,0,1,0,0,1,0,1,0,1,0,1,1,1,0,1,1,1,2,1,2,2,2,4,10,-1,-1,-1,-1,-1,-1,-1,-1,-1,-1,-1,-1,-1,-1,-1,-1,-1,-1,-1,-1,-1,-1,-1,-1,-1,-1,-1,-1,-1,-1,-1,-1,-1,-1,-1,-1" calcext:value-type="string">
            <text:p>0,-1,-1,-1,-1,-1,-1,-1,-1,-1,-1,-1,-1,-1,-1,-1,-1,-1,-1,-1,-1,-1,-1,-1,-1,-1,-1,-1,-1,-1,-1,-1,-1,-1,-1,-1,-1,9,4,2,2,2,1,2,1,1,1,0,1,1,1,0,1,0,1,0,1,0,0,1,0,1,0,0,1,0,0,0,1,0,0,1,-1,1,0,0,1,0,0,0,1,0,0,1,0,1,0,0,1,0,1,0,1,0,1,1,1,0,1,1,1,2,1,2,2,2,4,10,-1,-1,-1,-1,-1,-1,-1,-1,-1,-1,-1,-1,-1,-1,-1,-1,-1,-1,-1,-1,-1,-1,-1,-1,-1,-1,-1,-1,-1,-1,-1,-1,-1,-1,-1,-1</text:p>
          </table:table-cell>
          <table:table-cell table:style-name="ce1" table:number-columns-repeated="5"/>
          <table:table-cell table:style-name="ce3" office:value-type="string" calcext:value-type="string">
            <text:p>Comma Delim</text:p>
          </table:table-cell>
          <table:table-cell table:style-name="ce14" table:formula="of:=COM.MICROSOFT.TEXTJOIN(&quot;,&quot;;1;[.O6:.O149])" office:value-type="string" office:string-value="0xFF,0xFF,0xFF,0xFF,0xFF,0xFF,0xFF,0xFF,0xFF,0xFF,0xFF,0xFF,0xFF,0xFF,0xFF,0xFF,0xFF,0xFF,0xFF,0xFF,0xFF,0xFF,0xFF,0xFF,0xFF,0xFF,0xFF,0xFF,0xFF,0xFF,0xFF,0xFF,0xFF,0xFF,0xFF,0xFF,0xFF,0xFE,0xFE,0xFE,0xFE,0xFE,0xFE,0xFE,0xF9,0xF9,0xF9,0xF9,0xF9,0xF9,0xF9,0xF9,0xF9,0xE4,0xE4,0xE4,0xE4,0xE4,0xE4,0xE4,0xE4,0xE4,0xE4,0xE4,0xE4,0xE4,0xE4,0xE4,0xE4,0xE4,0xE4,0xE4,0xE4,0xE4,0xE4,0xE4,0xE4,0xE4,0xE4,0xE4,0xE4,0xE4,0xE4,0xE4,0xE4,0xE4,0xE4,0xE4,0xE4,0xE4,0xE4,0xF9,0xF9,0xF9,0xF9,0xF9,0xF9,0xF9,0xF9,0xF9,0xFE,0xFE,0xFE,0xFE,0xFE,0xFE,0xFE,0xFF,0xFF,0xFF,0xFF,0xFF,0xFF,0xFF,0xFF,0xFF,0xFF,0xFF,0xFF,0xFF,0xFF,0xFF,0xFF,0xFF,0xFF,0xFF,0xFF,0xFF,0xFF,0xFF,0xFF,0xFF,0xFF,0xFF,0xFF,0xFF,0xFF,0xFF,0xFF,0xFF,0xFF,0xFF,0xFF,0xFF" calcext:value-type="string">
            <text:p>0xFF,0xFF,0xFF,0xFF,0xFF,0xFF,0xFF,0xFF,0xFF,0xFF,0xFF,0xFF,0xFF,0xFF,0xFF,0xFF,0xFF,0xFF,0xFF,0xFF,0xFF,0xFF,0xFF,0xFF,0xFF,0xFF,0xFF,0xFF,0xFF,0xFF,0xFF,0xFF,0xFF,0xFF,0xFF,0xFF,0xFF,0xFE,0xFE,0xFE,0xFE,0xFE,0xFE,0xFE,0xF9,0xF9,0xF9,0xF9,0xF9,0xF9,0xF9,0xF9,0xF9,0xE4,0xE4,0xE4,0xE4,0xE4,0xE4,0xE4,0xE4,0xE4,0xE4,0xE4,0xE4,0xE4,0xE4,0xE4,0xE4,0xE4,0xE4,0xE4,0xE4,0xE4,0xE4,0xE4,0xE4,0xE4,0xE4,0xE4,0xE4,0xE4,0xE4,0xE4,0xE4,0xE4,0xE4,0xE4,0xE4,0xE4,0xE4,0xF9,0xF9,0xF9,0xF9,0xF9,0xF9,0xF9,0xF9,0xF9,0xFE,0xFE,0xFE,0xFE,0xFE,0xFE,0xFE,0xFF,0xFF,0xFF,0xFF,0xFF,0xFF,0xFF,0xFF,0xFF,0xFF,0xFF,0xFF,0xFF,0xFF,0xFF,0xFF,0xFF,0xFF,0xFF,0xFF,0xFF,0xFF,0xFF,0xFF,0xFF,0xFF,0xFF,0xFF,0xFF,0xFF,0xFF,0xFF,0xFF,0xFF,0xFF,0xFF,0xFF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 calcext:value-type="string">
            <text:p>Scanline</text:p>
          </table:table-cell>
          <table:table-cell table:style-name="ce1" office:value-type="string" calcext:value-type="string">
            <text:p>Cylinder </text:p>
            <text:p>Index</text:p>
          </table:table-cell>
          <table:table-cell table:style-name="ce1" office:value-type="string" calcext:value-type="string">
            <text:p>Cylinder </text:p>
            <text:p>To Scanline</text:p>
          </table:table-cell>
          <table:table-cell table:style-name="ce6" office:value-type="string" calcext:value-type="string">
            <text:p><text:span text:style-name="T1">→</text:span></text:p>
            <text:p>Scanline N</text:p>
            <text:p>In Map </text:p>
            <text:p>Degrees </text:p>
            <text:p>0-180</text:p>
          </table:table-cell>
          <table:table-cell table:style-name="ce6" office:value-type="string" calcext:value-type="string">
            <text:p><text:span text:style-name="T1">→</text:span></text:p>
            <text:p>Which</text:p>
            <text:p>Map Y</text:p>
            <text:p>Shows on</text:p>
            <text:p>Scanline N</text:p>
            <text:p>(Map Degrees</text:p>
            <text:p> → Map Y)</text:p>
          </table:table-cell>
          <table:table-cell table:style-name="ce9" office:value-type="string" calcext:value-type="string">
            <text:p>→</text:p>
            <text:p>Which Means</text:p>
            <text:p>Required</text:p>
            <text:p>SCY_REG</text:p>
          </table:table-cell>
          <table:table-cell table:style-name="ce12" office:value-type="string" calcext:value-type="string">
            <text:p><text:span text:style-name="T2">Diff vs Prev</text:span></text:p>
            <text:p><text:span text:style-name="T2">SCY_REG</text:span></text:p>
            <text:p><text:span text:style-name="T2">–</text:span></text:p>
            <text:p><text:span text:style-name="T3">LUT Value</text:span></text:p>
            <text:p><text:span text:style-name="T3">(Add this</text:span></text:p>
            <text:p><text:span text:style-name="T4">To prev line</text:span></text:p>
            <text:p><text:span text:style-name="T3">SCY_REG)</text:span></text:p>
          </table:table-cell>
          <table:table-cell table:style-name="ce1"/>
          <table:table-cell table:style-name="ce1" office:value-type="string" calcext:value-type="string">
            <text:p>Palette % </text:p>
            <text:p>Intensity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/>
          <table:table-cell table:style-name="ce3" office:value-type="string" calcext:value-type="string">
            <text:p>Compiled</text:p>
            <text:p>Palette</text:p>
            <text:p>Per Scanline</text:p>
          </table:table-cell>
          <table:table-cell table:style-name="ce1" office:value-type="string" calcext:value-type="string">
            <text:p>Manual</text:p>
            <text:p>Palette</text:p>
            <text:p>Per Scanline</text:p>
          </table:table-cell>
          <table:table-cell table:style-name="ce17" table:formula="of:=COM.MICROSOFT.TEXTJOIN(&quot;,&quot;;1;[.P6:.P149])" office:value-type="string" office:string-value="0xFF,0xFF,0xFF,0xFF,0xFF,0xFF,0xFF,0xFF,0xFF,0xFF,0xFF,0xFF,0xFF,0xFF,0xFF,0xFF,0xFF,0xFF,0xFF,0xFF,0xFF,0xFF,0xFF,0xFF,0xFF,0xFF,0xFF,0xFF,0xFF,0xFF,0xFF,0xFF,0xFF,0xFF,0xFF,0xFF,0xFF,0xFE,0xFE,0xF9,0xF9,0xF9,0xF9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F9,0xF9,0xF9,0xF9,0xFE,0xFE,0xFF,0xFF,0xFF,0xFF,0xFF,0xFF,0xFF,0xFF,0xFF,0xFF,0xFF,0xFF,0xFF,0xFF,0xFF,0xFF,0xFF,0xFF,0xFF,0xFF,0xFF,0xFF,0xFF,0xFF,0xFF,0xFF,0xFF,0xFF,0xFF,0xFF,0xFF,0xFF,0xFF,0xFF,0xFF,0xFF,0xFF" calcext:value-type="string">
            <text:p>0xFF,0xFF,0xFF,0xFF,0xFF,0xFF,0xFF,0xFF,0xFF,0xFF,0xFF,0xFF,0xFF,0xFF,0xFF,0xFF,0xFF,0xFF,0xFF,0xFF,0xFF,0xFF,0xFF,0xFF,0xFF,0xFF,0xFF,0xFF,0xFF,0xFF,0xFF,0xFF,0xFF,0xFF,0xFF,0xFF,0xFF,0xFE,0xFE,0xF9,0xF9,0xF9,0xF9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E4,0xF9,0xF9,0xF9,0xF9,0xFE,0xFE,0xFF,0xFF,0xFF,0xFF,0xFF,0xFF,0xFF,0xFF,0xFF,0xFF,0xFF,0xFF,0xFF,0xFF,0xFF,0xFF,0xFF,0xFF,0xFF,0xFF,0xFF,0xFF,0xFF,0xFF,0xFF,0xFF,0xFF,0xFF,0xFF,0xFF,0xFF,0xFF,0xFF,0xFF,0xFF,0xFF,0xFF</text:p>
          </table:table-cell>
          <table:table-cell table:style-name="ce1" table:number-columns-repeated="100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MAX(([.A6] - [.$C$2]); 0); ([.$E$2] -1))" office:value-type="float" office:value="0" calcext:value-type="float">
            <text:p>0</text:p>
          </table:table-cell>
          <table:table-cell table:formula="of:=[.B6] * (([.$B$2]-1) / ([.$E$2] - 1))" office:value-type="float" office:value="0" calcext:value-type="float">
            <text:p>0.00</text:p>
          </table:table-cell>
          <table:table-cell table:formula="of:=IF([.C6] &lt;= [.$G$3]; 90 - DEGREES( ASIN( ([.$G$3] - [.C6]) /[.$G$3] ) ); 90 + DEGREES( ASIN( ([.C6] - [.$G$2])/[.$G$3] ) ))" office:value-type="float" office:value="0" calcext:value-type="float">
            <text:p>0</text:p>
          </table:table-cell>
          <table:table-cell table:formula="of:=INT( ([.D6] / [.$F$2]) * ([.$B$2] -1))" office:value-type="float" office:value="0" calcext:value-type="float">
            <text:p>0</text:p>
          </table:table-cell>
          <table:table-cell table:formula="of:=[.E6]-[.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 SIN( RADIANS( ([.C6] / ([.$B$2]-1) * [.$F$2]) ))" office:value-type="float" office:value="0" calcext:value-type="float">
            <text:p>0.00</text:p>
          </table:table-cell>
          <table:table-cell table:formula="of:= MIN( (TRUNC([.$N$2] * (1 -[.$I6])) + [.J$2]) ; 3)" office:value-type="float" office:value="3" calcext:value-type="float">
            <text:p>3.00</text:p>
          </table:table-cell>
          <table:table-cell table:formula="of:= MIN( (TRUNC([.$N$2] * (1 -[.$I6])) + [.K$2]) ; 3)" office:value-type="float" office:value="3" calcext:value-type="float">
            <text:p>3.00</text:p>
          </table:table-cell>
          <table:table-cell table:formula="of:= MIN( (TRUNC([.$N$2] * (1 -[.$I6])) + [.L$2]) ; 3)" office:value-type="float" office:value="3" calcext:value-type="float">
            <text:p>3.00</text:p>
          </table:table-cell>
          <table:table-cell table:formula="of:= MIN( (TRUNC([.$N$2] * (1 -[.$I6])) + [.M$2]) ; 3)" office:value-type="float" office:value="3" calcext:value-type="float">
            <text:p>3.00</text:p>
          </table:table-cell>
          <table:table-cell/>
          <table:table-cell table:formula="of:=&quot;0x&quot; &amp; DEC2HEX(([.J6]*64) +([.K6]*16) + ([.L6]*4) + [.M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MAX(([.A7] - [.$C$2]); 0); ([.$E$2] -1))" office:value-type="float" office:value="0" calcext:value-type="float">
            <text:p>0</text:p>
          </table:table-cell>
          <table:table-cell table:formula="of:=[.B7] * (([.$B$2]-1) / ([.$E$2] - 1))" office:value-type="float" office:value="0" calcext:value-type="float">
            <text:p>0.00</text:p>
          </table:table-cell>
          <table:table-cell table:formula="of:=IF([.C7] &lt;= [.$G$3]; 90 - DEGREES( ASIN( ([.$G$3] - [.C7]) /[.$G$3] ) ); 90 + DEGREES( ASIN( ([.C7] - [.$G$2])/[.$G$3] ) ))" office:value-type="float" office:value="0" calcext:value-type="float">
            <text:p>0</text:p>
          </table:table-cell>
          <table:table-cell table:formula="of:=INT( ([.D7] / [.$F$2]) * ([.$B$2] -1))" office:value-type="float" office:value="0" calcext:value-type="float">
            <text:p>0</text:p>
          </table:table-cell>
          <table:table-cell table:formula="of:=[.E7]-[.A7]" office:value-type="float" office:value="-1" calcext:value-type="float">
            <text:p>-1</text:p>
          </table:table-cell>
          <table:table-cell table:formula="of:=[.F7]-[.F6]" office:value-type="float" office:value="-1" calcext:value-type="float">
            <text:p>-1</text:p>
          </table:table-cell>
          <table:table-cell/>
          <table:table-cell table:formula="of:= SIN( RADIANS( ([.C7] / ([.$B$2]-1) * [.$F$2]) ))" office:value-type="float" office:value="0" calcext:value-type="float">
            <text:p>0.00</text:p>
          </table:table-cell>
          <table:table-cell table:formula="of:= MIN( (TRUNC([.$N$2] * (1 -[.$I7])) + [.J$2]) ; 3)" office:value-type="float" office:value="3" calcext:value-type="float">
            <text:p>3.00</text:p>
          </table:table-cell>
          <table:table-cell table:formula="of:= MIN( (TRUNC([.$N$2] * (1 -[.$I7])) + [.K$2]) ; 3)" office:value-type="float" office:value="3" calcext:value-type="float">
            <text:p>3.00</text:p>
          </table:table-cell>
          <table:table-cell table:formula="of:= MIN( (TRUNC([.$N$2] * (1 -[.$I7])) + [.L$2]) ; 3)" office:value-type="float" office:value="3" calcext:value-type="float">
            <text:p>3.00</text:p>
          </table:table-cell>
          <table:table-cell table:formula="of:= MIN( (TRUNC([.$N$2] * (1 -[.$I7])) + [.M$2]) ; 3)" office:value-type="float" office:value="3" calcext:value-type="float">
            <text:p>3.00</text:p>
          </table:table-cell>
          <table:table-cell/>
          <table:table-cell table:formula="of:=&quot;0x&quot; &amp; DEC2HEX(([.J7]*64) +([.K7]*16) + ([.L7]*4) + [.M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MAX(([.A8] - [.$C$2]); 0); ([.$E$2] -1))" office:value-type="float" office:value="0" calcext:value-type="float">
            <text:p>0</text:p>
          </table:table-cell>
          <table:table-cell table:formula="of:=[.B8] * (([.$B$2]-1) / ([.$E$2] - 1))" office:value-type="float" office:value="0" calcext:value-type="float">
            <text:p>0.00</text:p>
          </table:table-cell>
          <table:table-cell table:formula="of:=IF([.C8] &lt;= [.$G$3]; 90 - DEGREES( ASIN( ([.$G$3] - [.C8]) /[.$G$3] ) ); 90 + DEGREES( ASIN( ([.C8] - [.$G$2])/[.$G$3] ) ))" office:value-type="float" office:value="0" calcext:value-type="float">
            <text:p>0</text:p>
          </table:table-cell>
          <table:table-cell table:formula="of:=INT( ([.D8] / [.$F$2]) * ([.$B$2] -1))" office:value-type="float" office:value="0" calcext:value-type="float">
            <text:p>0</text:p>
          </table:table-cell>
          <table:table-cell table:formula="of:=[.E8]-[.A8]" office:value-type="float" office:value="-2" calcext:value-type="float">
            <text:p>-2</text:p>
          </table:table-cell>
          <table:table-cell table:formula="of:=[.F8]-[.F7]" office:value-type="float" office:value="-1" calcext:value-type="float">
            <text:p>-1</text:p>
          </table:table-cell>
          <table:table-cell/>
          <table:table-cell table:formula="of:= SIN( RADIANS( ([.C8] / ([.$B$2]-1) * [.$F$2]) ))" office:value-type="float" office:value="0" calcext:value-type="float">
            <text:p>0.00</text:p>
          </table:table-cell>
          <table:table-cell table:formula="of:= MIN( (TRUNC([.$N$2] * (1 -[.$I8])) + [.J$2]) ; 3)" office:value-type="float" office:value="3" calcext:value-type="float">
            <text:p>3.00</text:p>
          </table:table-cell>
          <table:table-cell table:formula="of:= MIN( (TRUNC([.$N$2] * (1 -[.$I8])) + [.K$2]) ; 3)" office:value-type="float" office:value="3" calcext:value-type="float">
            <text:p>3.00</text:p>
          </table:table-cell>
          <table:table-cell table:formula="of:= MIN( (TRUNC([.$N$2] * (1 -[.$I8])) + [.L$2]) ; 3)" office:value-type="float" office:value="3" calcext:value-type="float">
            <text:p>3.00</text:p>
          </table:table-cell>
          <table:table-cell table:formula="of:= MIN( (TRUNC([.$N$2] * (1 -[.$I8])) + [.M$2]) ; 3)" office:value-type="float" office:value="3" calcext:value-type="float">
            <text:p>3.00</text:p>
          </table:table-cell>
          <table:table-cell/>
          <table:table-cell table:formula="of:=&quot;0x&quot; &amp; DEC2HEX(([.J8]*64) +([.K8]*16) + ([.L8]*4) + [.M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MAX(([.A9] - [.$C$2]); 0); ([.$E$2] -1))" office:value-type="float" office:value="0" calcext:value-type="float">
            <text:p>0</text:p>
          </table:table-cell>
          <table:table-cell table:formula="of:=[.B9] * (([.$B$2]-1) / ([.$E$2] - 1))" office:value-type="float" office:value="0" calcext:value-type="float">
            <text:p>0.00</text:p>
          </table:table-cell>
          <table:table-cell table:formula="of:=IF([.C9] &lt;= [.$G$3]; 90 - DEGREES( ASIN( ([.$G$3] - [.C9]) /[.$G$3] ) ); 90 + DEGREES( ASIN( ([.C9] - [.$G$2])/[.$G$3] ) ))" office:value-type="float" office:value="0" calcext:value-type="float">
            <text:p>0</text:p>
          </table:table-cell>
          <table:table-cell table:formula="of:=INT( ([.D9] / [.$F$2]) * ([.$B$2] -1))" office:value-type="float" office:value="0" calcext:value-type="float">
            <text:p>0</text:p>
          </table:table-cell>
          <table:table-cell table:formula="of:=[.E9]-[.A9]" office:value-type="float" office:value="-3" calcext:value-type="float">
            <text:p>-3</text:p>
          </table:table-cell>
          <table:table-cell table:formula="of:=[.F9]-[.F8]" office:value-type="float" office:value="-1" calcext:value-type="float">
            <text:p>-1</text:p>
          </table:table-cell>
          <table:table-cell/>
          <table:table-cell table:formula="of:= SIN( RADIANS( ([.C9] / ([.$B$2]-1) * [.$F$2]) ))" office:value-type="float" office:value="0" calcext:value-type="float">
            <text:p>0.00</text:p>
          </table:table-cell>
          <table:table-cell table:formula="of:= MIN( (TRUNC([.$N$2] * (1 -[.$I9])) + [.J$2]) ; 3)" office:value-type="float" office:value="3" calcext:value-type="float">
            <text:p>3.00</text:p>
          </table:table-cell>
          <table:table-cell table:formula="of:= MIN( (TRUNC([.$N$2] * (1 -[.$I9])) + [.K$2]) ; 3)" office:value-type="float" office:value="3" calcext:value-type="float">
            <text:p>3.00</text:p>
          </table:table-cell>
          <table:table-cell table:formula="of:= MIN( (TRUNC([.$N$2] * (1 -[.$I9])) + [.L$2]) ; 3)" office:value-type="float" office:value="3" calcext:value-type="float">
            <text:p>3.00</text:p>
          </table:table-cell>
          <table:table-cell table:formula="of:= MIN( (TRUNC([.$N$2] * (1 -[.$I9])) + [.M$2]) ; 3)" office:value-type="float" office:value="3" calcext:value-type="float">
            <text:p>3.00</text:p>
          </table:table-cell>
          <table:table-cell/>
          <table:table-cell table:formula="of:=&quot;0x&quot; &amp; DEC2HEX(([.J9]*64) +([.K9]*16) + ([.L9]*4) + [.M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MAX(([.A10] - [.$C$2]); 0); ([.$E$2] -1))" office:value-type="float" office:value="0" calcext:value-type="float">
            <text:p>0</text:p>
          </table:table-cell>
          <table:table-cell table:formula="of:=[.B10] * (([.$B$2]-1) / ([.$E$2] - 1))" office:value-type="float" office:value="0" calcext:value-type="float">
            <text:p>0.00</text:p>
          </table:table-cell>
          <table:table-cell table:formula="of:=IF([.C10] &lt;= [.$G$3]; 90 - DEGREES( ASIN( ([.$G$3] - [.C10]) /[.$G$3] ) ); 90 + DEGREES( ASIN( ([.C10] - [.$G$2])/[.$G$3] ) ))" office:value-type="float" office:value="0" calcext:value-type="float">
            <text:p>0</text:p>
          </table:table-cell>
          <table:table-cell table:formula="of:=INT( ([.D10] / [.$F$2]) * ([.$B$2] -1))" office:value-type="float" office:value="0" calcext:value-type="float">
            <text:p>0</text:p>
          </table:table-cell>
          <table:table-cell table:formula="of:=[.E10]-[.A10]" office:value-type="float" office:value="-4" calcext:value-type="float">
            <text:p>-4</text:p>
          </table:table-cell>
          <table:table-cell table:formula="of:=[.F10]-[.F9]" office:value-type="float" office:value="-1" calcext:value-type="float">
            <text:p>-1</text:p>
          </table:table-cell>
          <table:table-cell/>
          <table:table-cell table:formula="of:= SIN( RADIANS( ([.C10] / ([.$B$2]-1) * [.$F$2]) ))" office:value-type="float" office:value="0" calcext:value-type="float">
            <text:p>0.00</text:p>
          </table:table-cell>
          <table:table-cell table:formula="of:= MIN( (TRUNC([.$N$2] * (1 -[.$I10])) + [.J$2]) ; 3)" office:value-type="float" office:value="3" calcext:value-type="float">
            <text:p>3.00</text:p>
          </table:table-cell>
          <table:table-cell table:formula="of:= MIN( (TRUNC([.$N$2] * (1 -[.$I10])) + [.K$2]) ; 3)" office:value-type="float" office:value="3" calcext:value-type="float">
            <text:p>3.00</text:p>
          </table:table-cell>
          <table:table-cell table:formula="of:= MIN( (TRUNC([.$N$2] * (1 -[.$I10])) + [.L$2]) ; 3)" office:value-type="float" office:value="3" calcext:value-type="float">
            <text:p>3.00</text:p>
          </table:table-cell>
          <table:table-cell table:formula="of:= MIN( (TRUNC([.$N$2] * (1 -[.$I10])) + [.M$2]) ; 3)" office:value-type="float" office:value="3" calcext:value-type="float">
            <text:p>3.00</text:p>
          </table:table-cell>
          <table:table-cell/>
          <table:table-cell table:formula="of:=&quot;0x&quot; &amp; DEC2HEX(([.J10]*64) +([.K10]*16) + ([.L10]*4) + [.M1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MAX(([.A11] - [.$C$2]); 0); ([.$E$2] -1))" office:value-type="float" office:value="0" calcext:value-type="float">
            <text:p>0</text:p>
          </table:table-cell>
          <table:table-cell table:formula="of:=[.B11] * (([.$B$2]-1) / ([.$E$2] - 1))" office:value-type="float" office:value="0" calcext:value-type="float">
            <text:p>0.00</text:p>
          </table:table-cell>
          <table:table-cell table:formula="of:=IF([.C11] &lt;= [.$G$3]; 90 - DEGREES( ASIN( ([.$G$3] - [.C11]) /[.$G$3] ) ); 90 + DEGREES( ASIN( ([.C11] - [.$G$2])/[.$G$3] ) ))" office:value-type="float" office:value="0" calcext:value-type="float">
            <text:p>0</text:p>
          </table:table-cell>
          <table:table-cell table:formula="of:=INT( ([.D11] / [.$F$2]) * ([.$B$2] -1))" office:value-type="float" office:value="0" calcext:value-type="float">
            <text:p>0</text:p>
          </table:table-cell>
          <table:table-cell table:formula="of:=[.E11]-[.A11]" office:value-type="float" office:value="-5" calcext:value-type="float">
            <text:p>-5</text:p>
          </table:table-cell>
          <table:table-cell table:formula="of:=[.F11]-[.F10]" office:value-type="float" office:value="-1" calcext:value-type="float">
            <text:p>-1</text:p>
          </table:table-cell>
          <table:table-cell/>
          <table:table-cell table:formula="of:= SIN( RADIANS( ([.C11] / ([.$B$2]-1) * [.$F$2]) ))" office:value-type="float" office:value="0" calcext:value-type="float">
            <text:p>0.00</text:p>
          </table:table-cell>
          <table:table-cell table:formula="of:= MIN( (TRUNC([.$N$2] * (1 -[.$I11])) + [.J$2]) ; 3)" office:value-type="float" office:value="3" calcext:value-type="float">
            <text:p>3.00</text:p>
          </table:table-cell>
          <table:table-cell table:formula="of:= MIN( (TRUNC([.$N$2] * (1 -[.$I11])) + [.K$2]) ; 3)" office:value-type="float" office:value="3" calcext:value-type="float">
            <text:p>3.00</text:p>
          </table:table-cell>
          <table:table-cell table:formula="of:= MIN( (TRUNC([.$N$2] * (1 -[.$I11])) + [.L$2]) ; 3)" office:value-type="float" office:value="3" calcext:value-type="float">
            <text:p>3.00</text:p>
          </table:table-cell>
          <table:table-cell table:formula="of:= MIN( (TRUNC([.$N$2] * (1 -[.$I11])) + [.M$2]) ; 3)" office:value-type="float" office:value="3" calcext:value-type="float">
            <text:p>3.00</text:p>
          </table:table-cell>
          <table:table-cell/>
          <table:table-cell table:formula="of:=&quot;0x&quot; &amp; DEC2HEX(([.J11]*64) +([.K11]*16) + ([.L11]*4) + [.M1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IN(MAX(([.A12] - [.$C$2]); 0); ([.$E$2] -1))" office:value-type="float" office:value="0" calcext:value-type="float">
            <text:p>0</text:p>
          </table:table-cell>
          <table:table-cell table:formula="of:=[.B12] * (([.$B$2]-1) / ([.$E$2] - 1))" office:value-type="float" office:value="0" calcext:value-type="float">
            <text:p>0.00</text:p>
          </table:table-cell>
          <table:table-cell table:formula="of:=IF([.C12] &lt;= [.$G$3]; 90 - DEGREES( ASIN( ([.$G$3] - [.C12]) /[.$G$3] ) ); 90 + DEGREES( ASIN( ([.C12] - [.$G$2])/[.$G$3] ) ))" office:value-type="float" office:value="0" calcext:value-type="float">
            <text:p>0</text:p>
          </table:table-cell>
          <table:table-cell table:formula="of:=INT( ([.D12] / [.$F$2]) * ([.$B$2] -1))" office:value-type="float" office:value="0" calcext:value-type="float">
            <text:p>0</text:p>
          </table:table-cell>
          <table:table-cell table:formula="of:=[.E12]-[.A12]" office:value-type="float" office:value="-6" calcext:value-type="float">
            <text:p>-6</text:p>
          </table:table-cell>
          <table:table-cell table:formula="of:=[.F12]-[.F11]" office:value-type="float" office:value="-1" calcext:value-type="float">
            <text:p>-1</text:p>
          </table:table-cell>
          <table:table-cell/>
          <table:table-cell table:formula="of:= SIN( RADIANS( ([.C12] / ([.$B$2]-1) * [.$F$2]) ))" office:value-type="float" office:value="0" calcext:value-type="float">
            <text:p>0.00</text:p>
          </table:table-cell>
          <table:table-cell table:formula="of:= MIN( (TRUNC([.$N$2] * (1 -[.$I12])) + [.J$2]) ; 3)" office:value-type="float" office:value="3" calcext:value-type="float">
            <text:p>3.00</text:p>
          </table:table-cell>
          <table:table-cell table:formula="of:= MIN( (TRUNC([.$N$2] * (1 -[.$I12])) + [.K$2]) ; 3)" office:value-type="float" office:value="3" calcext:value-type="float">
            <text:p>3.00</text:p>
          </table:table-cell>
          <table:table-cell table:formula="of:= MIN( (TRUNC([.$N$2] * (1 -[.$I12])) + [.L$2]) ; 3)" office:value-type="float" office:value="3" calcext:value-type="float">
            <text:p>3.00</text:p>
          </table:table-cell>
          <table:table-cell table:formula="of:= MIN( (TRUNC([.$N$2] * (1 -[.$I12])) + [.M$2]) ; 3)" office:value-type="float" office:value="3" calcext:value-type="float">
            <text:p>3.00</text:p>
          </table:table-cell>
          <table:table-cell/>
          <table:table-cell table:formula="of:=&quot;0x&quot; &amp; DEC2HEX(([.J12]*64) +([.K12]*16) + ([.L12]*4) + [.M1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IN(MAX(([.A13] - [.$C$2]); 0); ([.$E$2] -1))" office:value-type="float" office:value="0" calcext:value-type="float">
            <text:p>0</text:p>
          </table:table-cell>
          <table:table-cell table:formula="of:=[.B13] * (([.$B$2]-1) / ([.$E$2] - 1))" office:value-type="float" office:value="0" calcext:value-type="float">
            <text:p>0.00</text:p>
          </table:table-cell>
          <table:table-cell table:formula="of:=IF([.C13] &lt;= [.$G$3]; 90 - DEGREES( ASIN( ([.$G$3] - [.C13]) /[.$G$3] ) ); 90 + DEGREES( ASIN( ([.C13] - [.$G$2])/[.$G$3] ) ))" office:value-type="float" office:value="0" calcext:value-type="float">
            <text:p>0</text:p>
          </table:table-cell>
          <table:table-cell table:formula="of:=INT( ([.D13] / [.$F$2]) * ([.$B$2] -1))" office:value-type="float" office:value="0" calcext:value-type="float">
            <text:p>0</text:p>
          </table:table-cell>
          <table:table-cell table:formula="of:=[.E13]-[.A13]" office:value-type="float" office:value="-7" calcext:value-type="float">
            <text:p>-7</text:p>
          </table:table-cell>
          <table:table-cell table:formula="of:=[.F13]-[.F12]" office:value-type="float" office:value="-1" calcext:value-type="float">
            <text:p>-1</text:p>
          </table:table-cell>
          <table:table-cell/>
          <table:table-cell table:formula="of:= SIN( RADIANS( ([.C13] / ([.$B$2]-1) * [.$F$2]) ))" office:value-type="float" office:value="0" calcext:value-type="float">
            <text:p>0.00</text:p>
          </table:table-cell>
          <table:table-cell table:formula="of:= MIN( (TRUNC([.$N$2] * (1 -[.$I13])) + [.J$2]) ; 3)" office:value-type="float" office:value="3" calcext:value-type="float">
            <text:p>3.00</text:p>
          </table:table-cell>
          <table:table-cell table:formula="of:= MIN( (TRUNC([.$N$2] * (1 -[.$I13])) + [.K$2]) ; 3)" office:value-type="float" office:value="3" calcext:value-type="float">
            <text:p>3.00</text:p>
          </table:table-cell>
          <table:table-cell table:formula="of:= MIN( (TRUNC([.$N$2] * (1 -[.$I13])) + [.L$2]) ; 3)" office:value-type="float" office:value="3" calcext:value-type="float">
            <text:p>3.00</text:p>
          </table:table-cell>
          <table:table-cell table:formula="of:= MIN( (TRUNC([.$N$2] * (1 -[.$I13])) + [.M$2]) ; 3)" office:value-type="float" office:value="3" calcext:value-type="float">
            <text:p>3.00</text:p>
          </table:table-cell>
          <table:table-cell/>
          <table:table-cell table:formula="of:=&quot;0x&quot; &amp; DEC2HEX(([.J13]*64) +([.K13]*16) + ([.L13]*4) + [.M1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IN(MAX(([.A14] - [.$C$2]); 0); ([.$E$2] -1))" office:value-type="float" office:value="0" calcext:value-type="float">
            <text:p>0</text:p>
          </table:table-cell>
          <table:table-cell table:formula="of:=[.B14] * (([.$B$2]-1) / ([.$E$2] - 1))" office:value-type="float" office:value="0" calcext:value-type="float">
            <text:p>0.00</text:p>
          </table:table-cell>
          <table:table-cell table:formula="of:=IF([.C14] &lt;= [.$G$3]; 90 - DEGREES( ASIN( ([.$G$3] - [.C14]) /[.$G$3] ) ); 90 + DEGREES( ASIN( ([.C14] - [.$G$2])/[.$G$3] ) ))" office:value-type="float" office:value="0" calcext:value-type="float">
            <text:p>0</text:p>
          </table:table-cell>
          <table:table-cell table:formula="of:=INT( ([.D14] / [.$F$2]) * ([.$B$2] -1))" office:value-type="float" office:value="0" calcext:value-type="float">
            <text:p>0</text:p>
          </table:table-cell>
          <table:table-cell table:formula="of:=[.E14]-[.A14]" office:value-type="float" office:value="-8" calcext:value-type="float">
            <text:p>-8</text:p>
          </table:table-cell>
          <table:table-cell table:formula="of:=[.F14]-[.F13]" office:value-type="float" office:value="-1" calcext:value-type="float">
            <text:p>-1</text:p>
          </table:table-cell>
          <table:table-cell/>
          <table:table-cell table:formula="of:= SIN( RADIANS( ([.C14] / ([.$B$2]-1) * [.$F$2]) ))" office:value-type="float" office:value="0" calcext:value-type="float">
            <text:p>0.00</text:p>
          </table:table-cell>
          <table:table-cell table:formula="of:= MIN( (TRUNC([.$N$2] * (1 -[.$I14])) + [.J$2]) ; 3)" office:value-type="float" office:value="3" calcext:value-type="float">
            <text:p>3.00</text:p>
          </table:table-cell>
          <table:table-cell table:formula="of:= MIN( (TRUNC([.$N$2] * (1 -[.$I14])) + [.K$2]) ; 3)" office:value-type="float" office:value="3" calcext:value-type="float">
            <text:p>3.00</text:p>
          </table:table-cell>
          <table:table-cell table:formula="of:= MIN( (TRUNC([.$N$2] * (1 -[.$I14])) + [.L$2]) ; 3)" office:value-type="float" office:value="3" calcext:value-type="float">
            <text:p>3.00</text:p>
          </table:table-cell>
          <table:table-cell table:formula="of:= MIN( (TRUNC([.$N$2] * (1 -[.$I14])) + [.M$2]) ; 3)" office:value-type="float" office:value="3" calcext:value-type="float">
            <text:p>3.00</text:p>
          </table:table-cell>
          <table:table-cell/>
          <table:table-cell table:formula="of:=&quot;0x&quot; &amp; DEC2HEX(([.J14]*64) +([.K14]*16) + ([.L14]*4) + [.M1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IN(MAX(([.A15] - [.$C$2]); 0); ([.$E$2] -1))" office:value-type="float" office:value="0" calcext:value-type="float">
            <text:p>0</text:p>
          </table:table-cell>
          <table:table-cell table:formula="of:=[.B15] * (([.$B$2]-1) / ([.$E$2] - 1))" office:value-type="float" office:value="0" calcext:value-type="float">
            <text:p>0.00</text:p>
          </table:table-cell>
          <table:table-cell table:formula="of:=IF([.C15] &lt;= [.$G$3]; 90 - DEGREES( ASIN( ([.$G$3] - [.C15]) /[.$G$3] ) ); 90 + DEGREES( ASIN( ([.C15] - [.$G$2])/[.$G$3] ) ))" office:value-type="float" office:value="0" calcext:value-type="float">
            <text:p>0</text:p>
          </table:table-cell>
          <table:table-cell table:formula="of:=INT( ([.D15] / [.$F$2]) * ([.$B$2] -1))" office:value-type="float" office:value="0" calcext:value-type="float">
            <text:p>0</text:p>
          </table:table-cell>
          <table:table-cell table:formula="of:=[.E15]-[.A15]" office:value-type="float" office:value="-9" calcext:value-type="float">
            <text:p>-9</text:p>
          </table:table-cell>
          <table:table-cell table:formula="of:=[.F15]-[.F14]" office:value-type="float" office:value="-1" calcext:value-type="float">
            <text:p>-1</text:p>
          </table:table-cell>
          <table:table-cell/>
          <table:table-cell table:formula="of:= SIN( RADIANS( ([.C15] / ([.$B$2]-1) * [.$F$2]) ))" office:value-type="float" office:value="0" calcext:value-type="float">
            <text:p>0.00</text:p>
          </table:table-cell>
          <table:table-cell table:formula="of:= MIN( (TRUNC([.$N$2] * (1 -[.$I15])) + [.J$2]) ; 3)" office:value-type="float" office:value="3" calcext:value-type="float">
            <text:p>3.00</text:p>
          </table:table-cell>
          <table:table-cell table:formula="of:= MIN( (TRUNC([.$N$2] * (1 -[.$I15])) + [.K$2]) ; 3)" office:value-type="float" office:value="3" calcext:value-type="float">
            <text:p>3.00</text:p>
          </table:table-cell>
          <table:table-cell table:formula="of:= MIN( (TRUNC([.$N$2] * (1 -[.$I15])) + [.L$2]) ; 3)" office:value-type="float" office:value="3" calcext:value-type="float">
            <text:p>3.00</text:p>
          </table:table-cell>
          <table:table-cell table:formula="of:= MIN( (TRUNC([.$N$2] * (1 -[.$I15])) + [.M$2]) ; 3)" office:value-type="float" office:value="3" calcext:value-type="float">
            <text:p>3.00</text:p>
          </table:table-cell>
          <table:table-cell/>
          <table:table-cell table:formula="of:=&quot;0x&quot; &amp; DEC2HEX(([.J15]*64) +([.K15]*16) + ([.L15]*4) + [.M1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IN(MAX(([.A16] - [.$C$2]); 0); ([.$E$2] -1))" office:value-type="float" office:value="0" calcext:value-type="float">
            <text:p>0</text:p>
          </table:table-cell>
          <table:table-cell table:formula="of:=[.B16] * (([.$B$2]-1) / ([.$E$2] - 1))" office:value-type="float" office:value="0" calcext:value-type="float">
            <text:p>0.00</text:p>
          </table:table-cell>
          <table:table-cell table:formula="of:=IF([.C16] &lt;= [.$G$3]; 90 - DEGREES( ASIN( ([.$G$3] - [.C16]) /[.$G$3] ) ); 90 + DEGREES( ASIN( ([.C16] - [.$G$2])/[.$G$3] ) ))" office:value-type="float" office:value="0" calcext:value-type="float">
            <text:p>0</text:p>
          </table:table-cell>
          <table:table-cell table:formula="of:=INT( ([.D16] / [.$F$2]) * ([.$B$2] -1))" office:value-type="float" office:value="0" calcext:value-type="float">
            <text:p>0</text:p>
          </table:table-cell>
          <table:table-cell table:formula="of:=[.E16]-[.A16]" office:value-type="float" office:value="-10" calcext:value-type="float">
            <text:p>-10</text:p>
          </table:table-cell>
          <table:table-cell table:formula="of:=[.F16]-[.F15]" office:value-type="float" office:value="-1" calcext:value-type="float">
            <text:p>-1</text:p>
          </table:table-cell>
          <table:table-cell/>
          <table:table-cell table:formula="of:= SIN( RADIANS( ([.C16] / ([.$B$2]-1) * [.$F$2]) ))" office:value-type="float" office:value="0" calcext:value-type="float">
            <text:p>0.00</text:p>
          </table:table-cell>
          <table:table-cell table:formula="of:= MIN( (TRUNC([.$N$2] * (1 -[.$I16])) + [.J$2]) ; 3)" office:value-type="float" office:value="3" calcext:value-type="float">
            <text:p>3.00</text:p>
          </table:table-cell>
          <table:table-cell table:formula="of:= MIN( (TRUNC([.$N$2] * (1 -[.$I16])) + [.K$2]) ; 3)" office:value-type="float" office:value="3" calcext:value-type="float">
            <text:p>3.00</text:p>
          </table:table-cell>
          <table:table-cell table:formula="of:= MIN( (TRUNC([.$N$2] * (1 -[.$I16])) + [.L$2]) ; 3)" office:value-type="float" office:value="3" calcext:value-type="float">
            <text:p>3.00</text:p>
          </table:table-cell>
          <table:table-cell table:formula="of:= MIN( (TRUNC([.$N$2] * (1 -[.$I16])) + [.M$2]) ; 3)" office:value-type="float" office:value="3" calcext:value-type="float">
            <text:p>3.00</text:p>
          </table:table-cell>
          <table:table-cell/>
          <table:table-cell table:formula="of:=&quot;0x&quot; &amp; DEC2HEX(([.J16]*64) +([.K16]*16) + ([.L16]*4) + [.M1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IN(MAX(([.A17] - [.$C$2]); 0); ([.$E$2] -1))" office:value-type="float" office:value="0" calcext:value-type="float">
            <text:p>0</text:p>
          </table:table-cell>
          <table:table-cell table:formula="of:=[.B17] * (([.$B$2]-1) / ([.$E$2] - 1))" office:value-type="float" office:value="0" calcext:value-type="float">
            <text:p>0.00</text:p>
          </table:table-cell>
          <table:table-cell table:formula="of:=IF([.C17] &lt;= [.$G$3]; 90 - DEGREES( ASIN( ([.$G$3] - [.C17]) /[.$G$3] ) ); 90 + DEGREES( ASIN( ([.C17] - [.$G$2])/[.$G$3] ) ))" office:value-type="float" office:value="0" calcext:value-type="float">
            <text:p>0</text:p>
          </table:table-cell>
          <table:table-cell table:formula="of:=INT( ([.D17] / [.$F$2]) * ([.$B$2] -1))" office:value-type="float" office:value="0" calcext:value-type="float">
            <text:p>0</text:p>
          </table:table-cell>
          <table:table-cell table:formula="of:=[.E17]-[.A17]" office:value-type="float" office:value="-11" calcext:value-type="float">
            <text:p>-11</text:p>
          </table:table-cell>
          <table:table-cell table:formula="of:=[.F17]-[.F16]" office:value-type="float" office:value="-1" calcext:value-type="float">
            <text:p>-1</text:p>
          </table:table-cell>
          <table:table-cell/>
          <table:table-cell table:formula="of:= SIN( RADIANS( ([.C17] / ([.$B$2]-1) * [.$F$2]) ))" office:value-type="float" office:value="0" calcext:value-type="float">
            <text:p>0.00</text:p>
          </table:table-cell>
          <table:table-cell table:formula="of:= MIN( (TRUNC([.$N$2] * (1 -[.$I17])) + [.J$2]) ; 3)" office:value-type="float" office:value="3" calcext:value-type="float">
            <text:p>3.00</text:p>
          </table:table-cell>
          <table:table-cell table:formula="of:= MIN( (TRUNC([.$N$2] * (1 -[.$I17])) + [.K$2]) ; 3)" office:value-type="float" office:value="3" calcext:value-type="float">
            <text:p>3.00</text:p>
          </table:table-cell>
          <table:table-cell table:formula="of:= MIN( (TRUNC([.$N$2] * (1 -[.$I17])) + [.L$2]) ; 3)" office:value-type="float" office:value="3" calcext:value-type="float">
            <text:p>3.00</text:p>
          </table:table-cell>
          <table:table-cell table:formula="of:= MIN( (TRUNC([.$N$2] * (1 -[.$I17])) + [.M$2]) ; 3)" office:value-type="float" office:value="3" calcext:value-type="float">
            <text:p>3.00</text:p>
          </table:table-cell>
          <table:table-cell/>
          <table:table-cell table:formula="of:=&quot;0x&quot; &amp; DEC2HEX(([.J17]*64) +([.K17]*16) + ([.L17]*4) + [.M1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IN(MAX(([.A18] - [.$C$2]); 0); ([.$E$2] -1))" office:value-type="float" office:value="0" calcext:value-type="float">
            <text:p>0</text:p>
          </table:table-cell>
          <table:table-cell table:formula="of:=[.B18] * (([.$B$2]-1) / ([.$E$2] - 1))" office:value-type="float" office:value="0" calcext:value-type="float">
            <text:p>0.00</text:p>
          </table:table-cell>
          <table:table-cell table:formula="of:=IF([.C18] &lt;= [.$G$3]; 90 - DEGREES( ASIN( ([.$G$3] - [.C18]) /[.$G$3] ) ); 90 + DEGREES( ASIN( ([.C18] - [.$G$2])/[.$G$3] ) ))" office:value-type="float" office:value="0" calcext:value-type="float">
            <text:p>0</text:p>
          </table:table-cell>
          <table:table-cell table:formula="of:=INT( ([.D18] / [.$F$2]) * ([.$B$2] -1))" office:value-type="float" office:value="0" calcext:value-type="float">
            <text:p>0</text:p>
          </table:table-cell>
          <table:table-cell table:formula="of:=[.E18]-[.A18]" office:value-type="float" office:value="-12" calcext:value-type="float">
            <text:p>-12</text:p>
          </table:table-cell>
          <table:table-cell table:formula="of:=[.F18]-[.F17]" office:value-type="float" office:value="-1" calcext:value-type="float">
            <text:p>-1</text:p>
          </table:table-cell>
          <table:table-cell/>
          <table:table-cell table:formula="of:= SIN( RADIANS( ([.C18] / ([.$B$2]-1) * [.$F$2]) ))" office:value-type="float" office:value="0" calcext:value-type="float">
            <text:p>0.00</text:p>
          </table:table-cell>
          <table:table-cell table:formula="of:= MIN( (TRUNC([.$N$2] * (1 -[.$I18])) + [.J$2]) ; 3)" office:value-type="float" office:value="3" calcext:value-type="float">
            <text:p>3.00</text:p>
          </table:table-cell>
          <table:table-cell table:formula="of:= MIN( (TRUNC([.$N$2] * (1 -[.$I18])) + [.K$2]) ; 3)" office:value-type="float" office:value="3" calcext:value-type="float">
            <text:p>3.00</text:p>
          </table:table-cell>
          <table:table-cell table:formula="of:= MIN( (TRUNC([.$N$2] * (1 -[.$I18])) + [.L$2]) ; 3)" office:value-type="float" office:value="3" calcext:value-type="float">
            <text:p>3.00</text:p>
          </table:table-cell>
          <table:table-cell table:formula="of:= MIN( (TRUNC([.$N$2] * (1 -[.$I18])) + [.M$2]) ; 3)" office:value-type="float" office:value="3" calcext:value-type="float">
            <text:p>3.00</text:p>
          </table:table-cell>
          <table:table-cell/>
          <table:table-cell table:formula="of:=&quot;0x&quot; &amp; DEC2HEX(([.J18]*64) +([.K18]*16) + ([.L18]*4) + [.M1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IN(MAX(([.A19] - [.$C$2]); 0); ([.$E$2] -1))" office:value-type="float" office:value="0" calcext:value-type="float">
            <text:p>0</text:p>
          </table:table-cell>
          <table:table-cell table:formula="of:=[.B19] * (([.$B$2]-1) / ([.$E$2] - 1))" office:value-type="float" office:value="0" calcext:value-type="float">
            <text:p>0.00</text:p>
          </table:table-cell>
          <table:table-cell table:formula="of:=IF([.C19] &lt;= [.$G$3]; 90 - DEGREES( ASIN( ([.$G$3] - [.C19]) /[.$G$3] ) ); 90 + DEGREES( ASIN( ([.C19] - [.$G$2])/[.$G$3] ) ))" office:value-type="float" office:value="0" calcext:value-type="float">
            <text:p>0</text:p>
          </table:table-cell>
          <table:table-cell table:formula="of:=INT( ([.D19] / [.$F$2]) * ([.$B$2] -1))" office:value-type="float" office:value="0" calcext:value-type="float">
            <text:p>0</text:p>
          </table:table-cell>
          <table:table-cell table:formula="of:=[.E19]-[.A19]" office:value-type="float" office:value="-13" calcext:value-type="float">
            <text:p>-13</text:p>
          </table:table-cell>
          <table:table-cell table:formula="of:=[.F19]-[.F18]" office:value-type="float" office:value="-1" calcext:value-type="float">
            <text:p>-1</text:p>
          </table:table-cell>
          <table:table-cell/>
          <table:table-cell table:formula="of:= SIN( RADIANS( ([.C19] / ([.$B$2]-1) * [.$F$2]) ))" office:value-type="float" office:value="0" calcext:value-type="float">
            <text:p>0.00</text:p>
          </table:table-cell>
          <table:table-cell table:formula="of:= MIN( (TRUNC([.$N$2] * (1 -[.$I19])) + [.J$2]) ; 3)" office:value-type="float" office:value="3" calcext:value-type="float">
            <text:p>3.00</text:p>
          </table:table-cell>
          <table:table-cell table:formula="of:= MIN( (TRUNC([.$N$2] * (1 -[.$I19])) + [.K$2]) ; 3)" office:value-type="float" office:value="3" calcext:value-type="float">
            <text:p>3.00</text:p>
          </table:table-cell>
          <table:table-cell table:formula="of:= MIN( (TRUNC([.$N$2] * (1 -[.$I19])) + [.L$2]) ; 3)" office:value-type="float" office:value="3" calcext:value-type="float">
            <text:p>3.00</text:p>
          </table:table-cell>
          <table:table-cell table:formula="of:= MIN( (TRUNC([.$N$2] * (1 -[.$I19])) + [.M$2]) ; 3)" office:value-type="float" office:value="3" calcext:value-type="float">
            <text:p>3.00</text:p>
          </table:table-cell>
          <table:table-cell/>
          <table:table-cell table:formula="of:=&quot;0x&quot; &amp; DEC2HEX(([.J19]*64) +([.K19]*16) + ([.L19]*4) + [.M1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IN(MAX(([.A20] - [.$C$2]); 0); ([.$E$2] -1))" office:value-type="float" office:value="0" calcext:value-type="float">
            <text:p>0</text:p>
          </table:table-cell>
          <table:table-cell table:formula="of:=[.B20] * (([.$B$2]-1) / ([.$E$2] - 1))" office:value-type="float" office:value="0" calcext:value-type="float">
            <text:p>0.00</text:p>
          </table:table-cell>
          <table:table-cell table:formula="of:=IF([.C20] &lt;= [.$G$3]; 90 - DEGREES( ASIN( ([.$G$3] - [.C20]) /[.$G$3] ) ); 90 + DEGREES( ASIN( ([.C20] - [.$G$2])/[.$G$3] ) ))" office:value-type="float" office:value="0" calcext:value-type="float">
            <text:p>0</text:p>
          </table:table-cell>
          <table:table-cell table:formula="of:=INT( ([.D20] / [.$F$2]) * ([.$B$2] -1))" office:value-type="float" office:value="0" calcext:value-type="float">
            <text:p>0</text:p>
          </table:table-cell>
          <table:table-cell table:formula="of:=[.E20]-[.A20]" office:value-type="float" office:value="-14" calcext:value-type="float">
            <text:p>-14</text:p>
          </table:table-cell>
          <table:table-cell table:formula="of:=[.F20]-[.F19]" office:value-type="float" office:value="-1" calcext:value-type="float">
            <text:p>-1</text:p>
          </table:table-cell>
          <table:table-cell/>
          <table:table-cell table:formula="of:= SIN( RADIANS( ([.C20] / ([.$B$2]-1) * [.$F$2]) ))" office:value-type="float" office:value="0" calcext:value-type="float">
            <text:p>0.00</text:p>
          </table:table-cell>
          <table:table-cell table:formula="of:= MIN( (TRUNC([.$N$2] * (1 -[.$I20])) + [.J$2]) ; 3)" office:value-type="float" office:value="3" calcext:value-type="float">
            <text:p>3.00</text:p>
          </table:table-cell>
          <table:table-cell table:formula="of:= MIN( (TRUNC([.$N$2] * (1 -[.$I20])) + [.K$2]) ; 3)" office:value-type="float" office:value="3" calcext:value-type="float">
            <text:p>3.00</text:p>
          </table:table-cell>
          <table:table-cell table:formula="of:= MIN( (TRUNC([.$N$2] * (1 -[.$I20])) + [.L$2]) ; 3)" office:value-type="float" office:value="3" calcext:value-type="float">
            <text:p>3.00</text:p>
          </table:table-cell>
          <table:table-cell table:formula="of:= MIN( (TRUNC([.$N$2] * (1 -[.$I20])) + [.M$2]) ; 3)" office:value-type="float" office:value="3" calcext:value-type="float">
            <text:p>3.00</text:p>
          </table:table-cell>
          <table:table-cell/>
          <table:table-cell table:formula="of:=&quot;0x&quot; &amp; DEC2HEX(([.J20]*64) +([.K20]*16) + ([.L20]*4) + [.M2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IN(MAX(([.A21] - [.$C$2]); 0); ([.$E$2] -1))" office:value-type="float" office:value="0" calcext:value-type="float">
            <text:p>0</text:p>
          </table:table-cell>
          <table:table-cell table:formula="of:=[.B21] * (([.$B$2]-1) / ([.$E$2] - 1))" office:value-type="float" office:value="0" calcext:value-type="float">
            <text:p>0.00</text:p>
          </table:table-cell>
          <table:table-cell table:formula="of:=IF([.C21] &lt;= [.$G$3]; 90 - DEGREES( ASIN( ([.$G$3] - [.C21]) /[.$G$3] ) ); 90 + DEGREES( ASIN( ([.C21] - [.$G$2])/[.$G$3] ) ))" office:value-type="float" office:value="0" calcext:value-type="float">
            <text:p>0</text:p>
          </table:table-cell>
          <table:table-cell table:formula="of:=INT( ([.D21] / [.$F$2]) * ([.$B$2] -1))" office:value-type="float" office:value="0" calcext:value-type="float">
            <text:p>0</text:p>
          </table:table-cell>
          <table:table-cell table:formula="of:=[.E21]-[.A21]" office:value-type="float" office:value="-15" calcext:value-type="float">
            <text:p>-15</text:p>
          </table:table-cell>
          <table:table-cell table:formula="of:=[.F21]-[.F20]" office:value-type="float" office:value="-1" calcext:value-type="float">
            <text:p>-1</text:p>
          </table:table-cell>
          <table:table-cell/>
          <table:table-cell table:formula="of:= SIN( RADIANS( ([.C21] / ([.$B$2]-1) * [.$F$2]) ))" office:value-type="float" office:value="0" calcext:value-type="float">
            <text:p>0.00</text:p>
          </table:table-cell>
          <table:table-cell table:formula="of:= MIN( (TRUNC([.$N$2] * (1 -[.$I21])) + [.J$2]) ; 3)" office:value-type="float" office:value="3" calcext:value-type="float">
            <text:p>3.00</text:p>
          </table:table-cell>
          <table:table-cell table:formula="of:= MIN( (TRUNC([.$N$2] * (1 -[.$I21])) + [.K$2]) ; 3)" office:value-type="float" office:value="3" calcext:value-type="float">
            <text:p>3.00</text:p>
          </table:table-cell>
          <table:table-cell table:formula="of:= MIN( (TRUNC([.$N$2] * (1 -[.$I21])) + [.L$2]) ; 3)" office:value-type="float" office:value="3" calcext:value-type="float">
            <text:p>3.00</text:p>
          </table:table-cell>
          <table:table-cell table:formula="of:= MIN( (TRUNC([.$N$2] * (1 -[.$I21])) + [.M$2]) ; 3)" office:value-type="float" office:value="3" calcext:value-type="float">
            <text:p>3.00</text:p>
          </table:table-cell>
          <table:table-cell/>
          <table:table-cell table:formula="of:=&quot;0x&quot; &amp; DEC2HEX(([.J21]*64) +([.K21]*16) + ([.L21]*4) + [.M2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IN(MAX(([.A22] - [.$C$2]); 0); ([.$E$2] -1))" office:value-type="float" office:value="0" calcext:value-type="float">
            <text:p>0</text:p>
          </table:table-cell>
          <table:table-cell table:formula="of:=[.B22] * (([.$B$2]-1) / ([.$E$2] - 1))" office:value-type="float" office:value="0" calcext:value-type="float">
            <text:p>0.00</text:p>
          </table:table-cell>
          <table:table-cell table:formula="of:=IF([.C22] &lt;= [.$G$3]; 90 - DEGREES( ASIN( ([.$G$3] - [.C22]) /[.$G$3] ) ); 90 + DEGREES( ASIN( ([.C22] - [.$G$2])/[.$G$3] ) ))" office:value-type="float" office:value="0" calcext:value-type="float">
            <text:p>0</text:p>
          </table:table-cell>
          <table:table-cell table:formula="of:=INT( ([.D22] / [.$F$2]) * ([.$B$2] -1))" office:value-type="float" office:value="0" calcext:value-type="float">
            <text:p>0</text:p>
          </table:table-cell>
          <table:table-cell table:formula="of:=[.E22]-[.A22]" office:value-type="float" office:value="-16" calcext:value-type="float">
            <text:p>-16</text:p>
          </table:table-cell>
          <table:table-cell table:formula="of:=[.F22]-[.F21]" office:value-type="float" office:value="-1" calcext:value-type="float">
            <text:p>-1</text:p>
          </table:table-cell>
          <table:table-cell/>
          <table:table-cell table:formula="of:= SIN( RADIANS( ([.C22] / ([.$B$2]-1) * [.$F$2]) ))" office:value-type="float" office:value="0" calcext:value-type="float">
            <text:p>0.00</text:p>
          </table:table-cell>
          <table:table-cell table:formula="of:= MIN( (TRUNC([.$N$2] * (1 -[.$I22])) + [.J$2]) ; 3)" office:value-type="float" office:value="3" calcext:value-type="float">
            <text:p>3.00</text:p>
          </table:table-cell>
          <table:table-cell table:formula="of:= MIN( (TRUNC([.$N$2] * (1 -[.$I22])) + [.K$2]) ; 3)" office:value-type="float" office:value="3" calcext:value-type="float">
            <text:p>3.00</text:p>
          </table:table-cell>
          <table:table-cell table:formula="of:= MIN( (TRUNC([.$N$2] * (1 -[.$I22])) + [.L$2]) ; 3)" office:value-type="float" office:value="3" calcext:value-type="float">
            <text:p>3.00</text:p>
          </table:table-cell>
          <table:table-cell table:formula="of:= MIN( (TRUNC([.$N$2] * (1 -[.$I22])) + [.M$2]) ; 3)" office:value-type="float" office:value="3" calcext:value-type="float">
            <text:p>3.00</text:p>
          </table:table-cell>
          <table:table-cell/>
          <table:table-cell table:formula="of:=&quot;0x&quot; &amp; DEC2HEX(([.J22]*64) +([.K22]*16) + ([.L22]*4) + [.M2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IN(MAX(([.A23] - [.$C$2]); 0); ([.$E$2] -1))" office:value-type="float" office:value="0" calcext:value-type="float">
            <text:p>0</text:p>
          </table:table-cell>
          <table:table-cell table:formula="of:=[.B23] * (([.$B$2]-1) / ([.$E$2] - 1))" office:value-type="float" office:value="0" calcext:value-type="float">
            <text:p>0.00</text:p>
          </table:table-cell>
          <table:table-cell table:formula="of:=IF([.C23] &lt;= [.$G$3]; 90 - DEGREES( ASIN( ([.$G$3] - [.C23]) /[.$G$3] ) ); 90 + DEGREES( ASIN( ([.C23] - [.$G$2])/[.$G$3] ) ))" office:value-type="float" office:value="0" calcext:value-type="float">
            <text:p>0</text:p>
          </table:table-cell>
          <table:table-cell table:formula="of:=INT( ([.D23] / [.$F$2]) * ([.$B$2] -1))" office:value-type="float" office:value="0" calcext:value-type="float">
            <text:p>0</text:p>
          </table:table-cell>
          <table:table-cell table:formula="of:=[.E23]-[.A23]" office:value-type="float" office:value="-17" calcext:value-type="float">
            <text:p>-17</text:p>
          </table:table-cell>
          <table:table-cell table:formula="of:=[.F23]-[.F22]" office:value-type="float" office:value="-1" calcext:value-type="float">
            <text:p>-1</text:p>
          </table:table-cell>
          <table:table-cell/>
          <table:table-cell table:formula="of:= SIN( RADIANS( ([.C23] / ([.$B$2]-1) * [.$F$2]) ))" office:value-type="float" office:value="0" calcext:value-type="float">
            <text:p>0.00</text:p>
          </table:table-cell>
          <table:table-cell table:formula="of:= MIN( (TRUNC([.$N$2] * (1 -[.$I23])) + [.J$2]) ; 3)" office:value-type="float" office:value="3" calcext:value-type="float">
            <text:p>3.00</text:p>
          </table:table-cell>
          <table:table-cell table:formula="of:= MIN( (TRUNC([.$N$2] * (1 -[.$I23])) + [.K$2]) ; 3)" office:value-type="float" office:value="3" calcext:value-type="float">
            <text:p>3.00</text:p>
          </table:table-cell>
          <table:table-cell table:formula="of:= MIN( (TRUNC([.$N$2] * (1 -[.$I23])) + [.L$2]) ; 3)" office:value-type="float" office:value="3" calcext:value-type="float">
            <text:p>3.00</text:p>
          </table:table-cell>
          <table:table-cell table:formula="of:= MIN( (TRUNC([.$N$2] * (1 -[.$I23])) + [.M$2]) ; 3)" office:value-type="float" office:value="3" calcext:value-type="float">
            <text:p>3.00</text:p>
          </table:table-cell>
          <table:table-cell/>
          <table:table-cell table:formula="of:=&quot;0x&quot; &amp; DEC2HEX(([.J23]*64) +([.K23]*16) + ([.L23]*4) + [.M2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IN(MAX(([.A24] - [.$C$2]); 0); ([.$E$2] -1))" office:value-type="float" office:value="0" calcext:value-type="float">
            <text:p>0</text:p>
          </table:table-cell>
          <table:table-cell table:formula="of:=[.B24] * (([.$B$2]-1) / ([.$E$2] - 1))" office:value-type="float" office:value="0" calcext:value-type="float">
            <text:p>0.00</text:p>
          </table:table-cell>
          <table:table-cell table:formula="of:=IF([.C24] &lt;= [.$G$3]; 90 - DEGREES( ASIN( ([.$G$3] - [.C24]) /[.$G$3] ) ); 90 + DEGREES( ASIN( ([.C24] - [.$G$2])/[.$G$3] ) ))" office:value-type="float" office:value="0" calcext:value-type="float">
            <text:p>0</text:p>
          </table:table-cell>
          <table:table-cell table:formula="of:=INT( ([.D24] / [.$F$2]) * ([.$B$2] -1))" office:value-type="float" office:value="0" calcext:value-type="float">
            <text:p>0</text:p>
          </table:table-cell>
          <table:table-cell table:formula="of:=[.E24]-[.A24]" office:value-type="float" office:value="-18" calcext:value-type="float">
            <text:p>-18</text:p>
          </table:table-cell>
          <table:table-cell table:formula="of:=[.F24]-[.F23]" office:value-type="float" office:value="-1" calcext:value-type="float">
            <text:p>-1</text:p>
          </table:table-cell>
          <table:table-cell/>
          <table:table-cell table:formula="of:= SIN( RADIANS( ([.C24] / ([.$B$2]-1) * [.$F$2]) ))" office:value-type="float" office:value="0" calcext:value-type="float">
            <text:p>0.00</text:p>
          </table:table-cell>
          <table:table-cell table:formula="of:= MIN( (TRUNC([.$N$2] * (1 -[.$I24])) + [.J$2]) ; 3)" office:value-type="float" office:value="3" calcext:value-type="float">
            <text:p>3.00</text:p>
          </table:table-cell>
          <table:table-cell table:formula="of:= MIN( (TRUNC([.$N$2] * (1 -[.$I24])) + [.K$2]) ; 3)" office:value-type="float" office:value="3" calcext:value-type="float">
            <text:p>3.00</text:p>
          </table:table-cell>
          <table:table-cell table:formula="of:= MIN( (TRUNC([.$N$2] * (1 -[.$I24])) + [.L$2]) ; 3)" office:value-type="float" office:value="3" calcext:value-type="float">
            <text:p>3.00</text:p>
          </table:table-cell>
          <table:table-cell table:formula="of:= MIN( (TRUNC([.$N$2] * (1 -[.$I24])) + [.M$2]) ; 3)" office:value-type="float" office:value="3" calcext:value-type="float">
            <text:p>3.00</text:p>
          </table:table-cell>
          <table:table-cell/>
          <table:table-cell table:formula="of:=&quot;0x&quot; &amp; DEC2HEX(([.J24]*64) +([.K24]*16) + ([.L24]*4) + [.M2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IN(MAX(([.A25] - [.$C$2]); 0); ([.$E$2] -1))" office:value-type="float" office:value="0" calcext:value-type="float">
            <text:p>0</text:p>
          </table:table-cell>
          <table:table-cell table:formula="of:=[.B25] * (([.$B$2]-1) / ([.$E$2] - 1))" office:value-type="float" office:value="0" calcext:value-type="float">
            <text:p>0.00</text:p>
          </table:table-cell>
          <table:table-cell table:formula="of:=IF([.C25] &lt;= [.$G$3]; 90 - DEGREES( ASIN( ([.$G$3] - [.C25]) /[.$G$3] ) ); 90 + DEGREES( ASIN( ([.C25] - [.$G$2])/[.$G$3] ) ))" office:value-type="float" office:value="0" calcext:value-type="float">
            <text:p>0</text:p>
          </table:table-cell>
          <table:table-cell table:formula="of:=INT( ([.D25] / [.$F$2]) * ([.$B$2] -1))" office:value-type="float" office:value="0" calcext:value-type="float">
            <text:p>0</text:p>
          </table:table-cell>
          <table:table-cell table:formula="of:=[.E25]-[.A25]" office:value-type="float" office:value="-19" calcext:value-type="float">
            <text:p>-19</text:p>
          </table:table-cell>
          <table:table-cell table:formula="of:=[.F25]-[.F24]" office:value-type="float" office:value="-1" calcext:value-type="float">
            <text:p>-1</text:p>
          </table:table-cell>
          <table:table-cell/>
          <table:table-cell table:formula="of:= SIN( RADIANS( ([.C25] / ([.$B$2]-1) * [.$F$2]) ))" office:value-type="float" office:value="0" calcext:value-type="float">
            <text:p>0.00</text:p>
          </table:table-cell>
          <table:table-cell table:formula="of:= MIN( (TRUNC([.$N$2] * (1 -[.$I25])) + [.J$2]) ; 3)" office:value-type="float" office:value="3" calcext:value-type="float">
            <text:p>3.00</text:p>
          </table:table-cell>
          <table:table-cell table:formula="of:= MIN( (TRUNC([.$N$2] * (1 -[.$I25])) + [.K$2]) ; 3)" office:value-type="float" office:value="3" calcext:value-type="float">
            <text:p>3.00</text:p>
          </table:table-cell>
          <table:table-cell table:formula="of:= MIN( (TRUNC([.$N$2] * (1 -[.$I25])) + [.L$2]) ; 3)" office:value-type="float" office:value="3" calcext:value-type="float">
            <text:p>3.00</text:p>
          </table:table-cell>
          <table:table-cell table:formula="of:= MIN( (TRUNC([.$N$2] * (1 -[.$I25])) + [.M$2]) ; 3)" office:value-type="float" office:value="3" calcext:value-type="float">
            <text:p>3.00</text:p>
          </table:table-cell>
          <table:table-cell/>
          <table:table-cell table:formula="of:=&quot;0x&quot; &amp; DEC2HEX(([.J25]*64) +([.K25]*16) + ([.L25]*4) + [.M2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IN(MAX(([.A26] - [.$C$2]); 0); ([.$E$2] -1))" office:value-type="float" office:value="0" calcext:value-type="float">
            <text:p>0</text:p>
          </table:table-cell>
          <table:table-cell table:formula="of:=[.B26] * (([.$B$2]-1) / ([.$E$2] - 1))" office:value-type="float" office:value="0" calcext:value-type="float">
            <text:p>0.00</text:p>
          </table:table-cell>
          <table:table-cell table:formula="of:=IF([.C26] &lt;= [.$G$3]; 90 - DEGREES( ASIN( ([.$G$3] - [.C26]) /[.$G$3] ) ); 90 + DEGREES( ASIN( ([.C26] - [.$G$2])/[.$G$3] ) ))" office:value-type="float" office:value="0" calcext:value-type="float">
            <text:p>0</text:p>
          </table:table-cell>
          <table:table-cell table:formula="of:=INT( ([.D26] / [.$F$2]) * ([.$B$2] -1))" office:value-type="float" office:value="0" calcext:value-type="float">
            <text:p>0</text:p>
          </table:table-cell>
          <table:table-cell table:formula="of:=[.E26]-[.A26]" office:value-type="float" office:value="-20" calcext:value-type="float">
            <text:p>-20</text:p>
          </table:table-cell>
          <table:table-cell table:formula="of:=[.F26]-[.F25]" office:value-type="float" office:value="-1" calcext:value-type="float">
            <text:p>-1</text:p>
          </table:table-cell>
          <table:table-cell/>
          <table:table-cell table:formula="of:= SIN( RADIANS( ([.C26] / ([.$B$2]-1) * [.$F$2]) ))" office:value-type="float" office:value="0" calcext:value-type="float">
            <text:p>0.00</text:p>
          </table:table-cell>
          <table:table-cell table:formula="of:= MIN( (TRUNC([.$N$2] * (1 -[.$I26])) + [.J$2]) ; 3)" office:value-type="float" office:value="3" calcext:value-type="float">
            <text:p>3.00</text:p>
          </table:table-cell>
          <table:table-cell table:formula="of:= MIN( (TRUNC([.$N$2] * (1 -[.$I26])) + [.K$2]) ; 3)" office:value-type="float" office:value="3" calcext:value-type="float">
            <text:p>3.00</text:p>
          </table:table-cell>
          <table:table-cell table:formula="of:= MIN( (TRUNC([.$N$2] * (1 -[.$I26])) + [.L$2]) ; 3)" office:value-type="float" office:value="3" calcext:value-type="float">
            <text:p>3.00</text:p>
          </table:table-cell>
          <table:table-cell table:formula="of:= MIN( (TRUNC([.$N$2] * (1 -[.$I26])) + [.M$2]) ; 3)" office:value-type="float" office:value="3" calcext:value-type="float">
            <text:p>3.00</text:p>
          </table:table-cell>
          <table:table-cell/>
          <table:table-cell table:formula="of:=&quot;0x&quot; &amp; DEC2HEX(([.J26]*64) +([.K26]*16) + ([.L26]*4) + [.M2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IN(MAX(([.A27] - [.$C$2]); 0); ([.$E$2] -1))" office:value-type="float" office:value="0" calcext:value-type="float">
            <text:p>0</text:p>
          </table:table-cell>
          <table:table-cell table:formula="of:=[.B27] * (([.$B$2]-1) / ([.$E$2] - 1))" office:value-type="float" office:value="0" calcext:value-type="float">
            <text:p>0.00</text:p>
          </table:table-cell>
          <table:table-cell table:formula="of:=IF([.C27] &lt;= [.$G$3]; 90 - DEGREES( ASIN( ([.$G$3] - [.C27]) /[.$G$3] ) ); 90 + DEGREES( ASIN( ([.C27] - [.$G$2])/[.$G$3] ) ))" office:value-type="float" office:value="0" calcext:value-type="float">
            <text:p>0</text:p>
          </table:table-cell>
          <table:table-cell table:formula="of:=INT( ([.D27] / [.$F$2]) * ([.$B$2] -1))" office:value-type="float" office:value="0" calcext:value-type="float">
            <text:p>0</text:p>
          </table:table-cell>
          <table:table-cell table:formula="of:=[.E27]-[.A27]" office:value-type="float" office:value="-21" calcext:value-type="float">
            <text:p>-21</text:p>
          </table:table-cell>
          <table:table-cell table:formula="of:=[.F27]-[.F26]" office:value-type="float" office:value="-1" calcext:value-type="float">
            <text:p>-1</text:p>
          </table:table-cell>
          <table:table-cell/>
          <table:table-cell table:formula="of:= SIN( RADIANS( ([.C27] / ([.$B$2]-1) * [.$F$2]) ))" office:value-type="float" office:value="0" calcext:value-type="float">
            <text:p>0.00</text:p>
          </table:table-cell>
          <table:table-cell table:formula="of:= MIN( (TRUNC([.$N$2] * (1 -[.$I27])) + [.J$2]) ; 3)" office:value-type="float" office:value="3" calcext:value-type="float">
            <text:p>3.00</text:p>
          </table:table-cell>
          <table:table-cell table:formula="of:= MIN( (TRUNC([.$N$2] * (1 -[.$I27])) + [.K$2]) ; 3)" office:value-type="float" office:value="3" calcext:value-type="float">
            <text:p>3.00</text:p>
          </table:table-cell>
          <table:table-cell table:formula="of:= MIN( (TRUNC([.$N$2] * (1 -[.$I27])) + [.L$2]) ; 3)" office:value-type="float" office:value="3" calcext:value-type="float">
            <text:p>3.00</text:p>
          </table:table-cell>
          <table:table-cell table:formula="of:= MIN( (TRUNC([.$N$2] * (1 -[.$I27])) + [.M$2]) ; 3)" office:value-type="float" office:value="3" calcext:value-type="float">
            <text:p>3.00</text:p>
          </table:table-cell>
          <table:table-cell/>
          <table:table-cell table:formula="of:=&quot;0x&quot; &amp; DEC2HEX(([.J27]*64) +([.K27]*16) + ([.L27]*4) + [.M2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IN(MAX(([.A28] - [.$C$2]); 0); ([.$E$2] -1))" office:value-type="float" office:value="0" calcext:value-type="float">
            <text:p>0</text:p>
          </table:table-cell>
          <table:table-cell table:formula="of:=[.B28] * (([.$B$2]-1) / ([.$E$2] - 1))" office:value-type="float" office:value="0" calcext:value-type="float">
            <text:p>0.00</text:p>
          </table:table-cell>
          <table:table-cell table:formula="of:=IF([.C28] &lt;= [.$G$3]; 90 - DEGREES( ASIN( ([.$G$3] - [.C28]) /[.$G$3] ) ); 90 + DEGREES( ASIN( ([.C28] - [.$G$2])/[.$G$3] ) ))" office:value-type="float" office:value="0" calcext:value-type="float">
            <text:p>0</text:p>
          </table:table-cell>
          <table:table-cell table:formula="of:=INT( ([.D28] / [.$F$2]) * ([.$B$2] -1))" office:value-type="float" office:value="0" calcext:value-type="float">
            <text:p>0</text:p>
          </table:table-cell>
          <table:table-cell table:formula="of:=[.E28]-[.A28]" office:value-type="float" office:value="-22" calcext:value-type="float">
            <text:p>-22</text:p>
          </table:table-cell>
          <table:table-cell table:formula="of:=[.F28]-[.F27]" office:value-type="float" office:value="-1" calcext:value-type="float">
            <text:p>-1</text:p>
          </table:table-cell>
          <table:table-cell/>
          <table:table-cell table:formula="of:= SIN( RADIANS( ([.C28] / ([.$B$2]-1) * [.$F$2]) ))" office:value-type="float" office:value="0" calcext:value-type="float">
            <text:p>0.00</text:p>
          </table:table-cell>
          <table:table-cell table:formula="of:= MIN( (TRUNC([.$N$2] * (1 -[.$I28])) + [.J$2]) ; 3)" office:value-type="float" office:value="3" calcext:value-type="float">
            <text:p>3.00</text:p>
          </table:table-cell>
          <table:table-cell table:formula="of:= MIN( (TRUNC([.$N$2] * (1 -[.$I28])) + [.K$2]) ; 3)" office:value-type="float" office:value="3" calcext:value-type="float">
            <text:p>3.00</text:p>
          </table:table-cell>
          <table:table-cell table:formula="of:= MIN( (TRUNC([.$N$2] * (1 -[.$I28])) + [.L$2]) ; 3)" office:value-type="float" office:value="3" calcext:value-type="float">
            <text:p>3.00</text:p>
          </table:table-cell>
          <table:table-cell table:formula="of:= MIN( (TRUNC([.$N$2] * (1 -[.$I28])) + [.M$2]) ; 3)" office:value-type="float" office:value="3" calcext:value-type="float">
            <text:p>3.00</text:p>
          </table:table-cell>
          <table:table-cell/>
          <table:table-cell table:formula="of:=&quot;0x&quot; &amp; DEC2HEX(([.J28]*64) +([.K28]*16) + ([.L28]*4) + [.M2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IN(MAX(([.A29] - [.$C$2]); 0); ([.$E$2] -1))" office:value-type="float" office:value="0" calcext:value-type="float">
            <text:p>0</text:p>
          </table:table-cell>
          <table:table-cell table:formula="of:=[.B29] * (([.$B$2]-1) / ([.$E$2] - 1))" office:value-type="float" office:value="0" calcext:value-type="float">
            <text:p>0.00</text:p>
          </table:table-cell>
          <table:table-cell table:formula="of:=IF([.C29] &lt;= [.$G$3]; 90 - DEGREES( ASIN( ([.$G$3] - [.C29]) /[.$G$3] ) ); 90 + DEGREES( ASIN( ([.C29] - [.$G$2])/[.$G$3] ) ))" office:value-type="float" office:value="0" calcext:value-type="float">
            <text:p>0</text:p>
          </table:table-cell>
          <table:table-cell table:formula="of:=INT( ([.D29] / [.$F$2]) * ([.$B$2] -1))" office:value-type="float" office:value="0" calcext:value-type="float">
            <text:p>0</text:p>
          </table:table-cell>
          <table:table-cell table:formula="of:=[.E29]-[.A29]" office:value-type="float" office:value="-23" calcext:value-type="float">
            <text:p>-23</text:p>
          </table:table-cell>
          <table:table-cell table:formula="of:=[.F29]-[.F28]" office:value-type="float" office:value="-1" calcext:value-type="float">
            <text:p>-1</text:p>
          </table:table-cell>
          <table:table-cell/>
          <table:table-cell table:formula="of:= SIN( RADIANS( ([.C29] / ([.$B$2]-1) * [.$F$2]) ))" office:value-type="float" office:value="0" calcext:value-type="float">
            <text:p>0.00</text:p>
          </table:table-cell>
          <table:table-cell table:formula="of:= MIN( (TRUNC([.$N$2] * (1 -[.$I29])) + [.J$2]) ; 3)" office:value-type="float" office:value="3" calcext:value-type="float">
            <text:p>3.00</text:p>
          </table:table-cell>
          <table:table-cell table:formula="of:= MIN( (TRUNC([.$N$2] * (1 -[.$I29])) + [.K$2]) ; 3)" office:value-type="float" office:value="3" calcext:value-type="float">
            <text:p>3.00</text:p>
          </table:table-cell>
          <table:table-cell table:formula="of:= MIN( (TRUNC([.$N$2] * (1 -[.$I29])) + [.L$2]) ; 3)" office:value-type="float" office:value="3" calcext:value-type="float">
            <text:p>3.00</text:p>
          </table:table-cell>
          <table:table-cell table:formula="of:= MIN( (TRUNC([.$N$2] * (1 -[.$I29])) + [.M$2]) ; 3)" office:value-type="float" office:value="3" calcext:value-type="float">
            <text:p>3.00</text:p>
          </table:table-cell>
          <table:table-cell/>
          <table:table-cell table:formula="of:=&quot;0x&quot; &amp; DEC2HEX(([.J29]*64) +([.K29]*16) + ([.L29]*4) + [.M2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IN(MAX(([.A30] - [.$C$2]); 0); ([.$E$2] -1))" office:value-type="float" office:value="0" calcext:value-type="float">
            <text:p>0</text:p>
          </table:table-cell>
          <table:table-cell table:formula="of:=[.B30] * (([.$B$2]-1) / ([.$E$2] - 1))" office:value-type="float" office:value="0" calcext:value-type="float">
            <text:p>0.00</text:p>
          </table:table-cell>
          <table:table-cell table:formula="of:=IF([.C30] &lt;= [.$G$3]; 90 - DEGREES( ASIN( ([.$G$3] - [.C30]) /[.$G$3] ) ); 90 + DEGREES( ASIN( ([.C30] - [.$G$2])/[.$G$3] ) ))" office:value-type="float" office:value="0" calcext:value-type="float">
            <text:p>0</text:p>
          </table:table-cell>
          <table:table-cell table:formula="of:=INT( ([.D30] / [.$F$2]) * ([.$B$2] -1))" office:value-type="float" office:value="0" calcext:value-type="float">
            <text:p>0</text:p>
          </table:table-cell>
          <table:table-cell table:formula="of:=[.E30]-[.A30]" office:value-type="float" office:value="-24" calcext:value-type="float">
            <text:p>-24</text:p>
          </table:table-cell>
          <table:table-cell table:formula="of:=[.F30]-[.F29]" office:value-type="float" office:value="-1" calcext:value-type="float">
            <text:p>-1</text:p>
          </table:table-cell>
          <table:table-cell/>
          <table:table-cell table:formula="of:= SIN( RADIANS( ([.C30] / ([.$B$2]-1) * [.$F$2]) ))" office:value-type="float" office:value="0" calcext:value-type="float">
            <text:p>0.00</text:p>
          </table:table-cell>
          <table:table-cell table:formula="of:= MIN( (TRUNC([.$N$2] * (1 -[.$I30])) + [.J$2]) ; 3)" office:value-type="float" office:value="3" calcext:value-type="float">
            <text:p>3.00</text:p>
          </table:table-cell>
          <table:table-cell table:formula="of:= MIN( (TRUNC([.$N$2] * (1 -[.$I30])) + [.K$2]) ; 3)" office:value-type="float" office:value="3" calcext:value-type="float">
            <text:p>3.00</text:p>
          </table:table-cell>
          <table:table-cell table:formula="of:= MIN( (TRUNC([.$N$2] * (1 -[.$I30])) + [.L$2]) ; 3)" office:value-type="float" office:value="3" calcext:value-type="float">
            <text:p>3.00</text:p>
          </table:table-cell>
          <table:table-cell table:formula="of:= MIN( (TRUNC([.$N$2] * (1 -[.$I30])) + [.M$2]) ; 3)" office:value-type="float" office:value="3" calcext:value-type="float">
            <text:p>3.00</text:p>
          </table:table-cell>
          <table:table-cell/>
          <table:table-cell table:formula="of:=&quot;0x&quot; &amp; DEC2HEX(([.J30]*64) +([.K30]*16) + ([.L30]*4) + [.M3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IN(MAX(([.A31] - [.$C$2]); 0); ([.$E$2] -1))" office:value-type="float" office:value="0" calcext:value-type="float">
            <text:p>0</text:p>
          </table:table-cell>
          <table:table-cell table:formula="of:=[.B31] * (([.$B$2]-1) / ([.$E$2] - 1))" office:value-type="float" office:value="0" calcext:value-type="float">
            <text:p>0.00</text:p>
          </table:table-cell>
          <table:table-cell table:formula="of:=IF([.C31] &lt;= [.$G$3]; 90 - DEGREES( ASIN( ([.$G$3] - [.C31]) /[.$G$3] ) ); 90 + DEGREES( ASIN( ([.C31] - [.$G$2])/[.$G$3] ) ))" office:value-type="float" office:value="0" calcext:value-type="float">
            <text:p>0</text:p>
          </table:table-cell>
          <table:table-cell table:formula="of:=INT( ([.D31] / [.$F$2]) * ([.$B$2] -1))" office:value-type="float" office:value="0" calcext:value-type="float">
            <text:p>0</text:p>
          </table:table-cell>
          <table:table-cell table:formula="of:=[.E31]-[.A31]" office:value-type="float" office:value="-25" calcext:value-type="float">
            <text:p>-25</text:p>
          </table:table-cell>
          <table:table-cell table:formula="of:=[.F31]-[.F30]" office:value-type="float" office:value="-1" calcext:value-type="float">
            <text:p>-1</text:p>
          </table:table-cell>
          <table:table-cell/>
          <table:table-cell table:formula="of:= SIN( RADIANS( ([.C31] / ([.$B$2]-1) * [.$F$2]) ))" office:value-type="float" office:value="0" calcext:value-type="float">
            <text:p>0.00</text:p>
          </table:table-cell>
          <table:table-cell table:formula="of:= MIN( (TRUNC([.$N$2] * (1 -[.$I31])) + [.J$2]) ; 3)" office:value-type="float" office:value="3" calcext:value-type="float">
            <text:p>3.00</text:p>
          </table:table-cell>
          <table:table-cell table:formula="of:= MIN( (TRUNC([.$N$2] * (1 -[.$I31])) + [.K$2]) ; 3)" office:value-type="float" office:value="3" calcext:value-type="float">
            <text:p>3.00</text:p>
          </table:table-cell>
          <table:table-cell table:formula="of:= MIN( (TRUNC([.$N$2] * (1 -[.$I31])) + [.L$2]) ; 3)" office:value-type="float" office:value="3" calcext:value-type="float">
            <text:p>3.00</text:p>
          </table:table-cell>
          <table:table-cell table:formula="of:= MIN( (TRUNC([.$N$2] * (1 -[.$I31])) + [.M$2]) ; 3)" office:value-type="float" office:value="3" calcext:value-type="float">
            <text:p>3.00</text:p>
          </table:table-cell>
          <table:table-cell/>
          <table:table-cell table:formula="of:=&quot;0x&quot; &amp; DEC2HEX(([.J31]*64) +([.K31]*16) + ([.L31]*4) + [.M3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IN(MAX(([.A32] - [.$C$2]); 0); ([.$E$2] -1))" office:value-type="float" office:value="0" calcext:value-type="float">
            <text:p>0</text:p>
          </table:table-cell>
          <table:table-cell table:formula="of:=[.B32] * (([.$B$2]-1) / ([.$E$2] - 1))" office:value-type="float" office:value="0" calcext:value-type="float">
            <text:p>0.00</text:p>
          </table:table-cell>
          <table:table-cell table:formula="of:=IF([.C32] &lt;= [.$G$3]; 90 - DEGREES( ASIN( ([.$G$3] - [.C32]) /[.$G$3] ) ); 90 + DEGREES( ASIN( ([.C32] - [.$G$2])/[.$G$3] ) ))" office:value-type="float" office:value="0" calcext:value-type="float">
            <text:p>0</text:p>
          </table:table-cell>
          <table:table-cell table:formula="of:=INT( ([.D32] / [.$F$2]) * ([.$B$2] -1))" office:value-type="float" office:value="0" calcext:value-type="float">
            <text:p>0</text:p>
          </table:table-cell>
          <table:table-cell table:formula="of:=[.E32]-[.A32]" office:value-type="float" office:value="-26" calcext:value-type="float">
            <text:p>-26</text:p>
          </table:table-cell>
          <table:table-cell table:formula="of:=[.F32]-[.F31]" office:value-type="float" office:value="-1" calcext:value-type="float">
            <text:p>-1</text:p>
          </table:table-cell>
          <table:table-cell/>
          <table:table-cell table:formula="of:= SIN( RADIANS( ([.C32] / ([.$B$2]-1) * [.$F$2]) ))" office:value-type="float" office:value="0" calcext:value-type="float">
            <text:p>0.00</text:p>
          </table:table-cell>
          <table:table-cell table:formula="of:= MIN( (TRUNC([.$N$2] * (1 -[.$I32])) + [.J$2]) ; 3)" office:value-type="float" office:value="3" calcext:value-type="float">
            <text:p>3.00</text:p>
          </table:table-cell>
          <table:table-cell table:formula="of:= MIN( (TRUNC([.$N$2] * (1 -[.$I32])) + [.K$2]) ; 3)" office:value-type="float" office:value="3" calcext:value-type="float">
            <text:p>3.00</text:p>
          </table:table-cell>
          <table:table-cell table:formula="of:= MIN( (TRUNC([.$N$2] * (1 -[.$I32])) + [.L$2]) ; 3)" office:value-type="float" office:value="3" calcext:value-type="float">
            <text:p>3.00</text:p>
          </table:table-cell>
          <table:table-cell table:formula="of:= MIN( (TRUNC([.$N$2] * (1 -[.$I32])) + [.M$2]) ; 3)" office:value-type="float" office:value="3" calcext:value-type="float">
            <text:p>3.00</text:p>
          </table:table-cell>
          <table:table-cell/>
          <table:table-cell table:formula="of:=&quot;0x&quot; &amp; DEC2HEX(([.J32]*64) +([.K32]*16) + ([.L32]*4) + [.M3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IN(MAX(([.A33] - [.$C$2]); 0); ([.$E$2] -1))" office:value-type="float" office:value="0" calcext:value-type="float">
            <text:p>0</text:p>
          </table:table-cell>
          <table:table-cell table:formula="of:=[.B33] * (([.$B$2]-1) / ([.$E$2] - 1))" office:value-type="float" office:value="0" calcext:value-type="float">
            <text:p>0.00</text:p>
          </table:table-cell>
          <table:table-cell table:formula="of:=IF([.C33] &lt;= [.$G$3]; 90 - DEGREES( ASIN( ([.$G$3] - [.C33]) /[.$G$3] ) ); 90 + DEGREES( ASIN( ([.C33] - [.$G$2])/[.$G$3] ) ))" office:value-type="float" office:value="0" calcext:value-type="float">
            <text:p>0</text:p>
          </table:table-cell>
          <table:table-cell table:formula="of:=INT( ([.D33] / [.$F$2]) * ([.$B$2] -1))" office:value-type="float" office:value="0" calcext:value-type="float">
            <text:p>0</text:p>
          </table:table-cell>
          <table:table-cell table:formula="of:=[.E33]-[.A33]" office:value-type="float" office:value="-27" calcext:value-type="float">
            <text:p>-27</text:p>
          </table:table-cell>
          <table:table-cell table:formula="of:=[.F33]-[.F32]" office:value-type="float" office:value="-1" calcext:value-type="float">
            <text:p>-1</text:p>
          </table:table-cell>
          <table:table-cell/>
          <table:table-cell table:formula="of:= SIN( RADIANS( ([.C33] / ([.$B$2]-1) * [.$F$2]) ))" office:value-type="float" office:value="0" calcext:value-type="float">
            <text:p>0.00</text:p>
          </table:table-cell>
          <table:table-cell table:formula="of:= MIN( (TRUNC([.$N$2] * (1 -[.$I33])) + [.J$2]) ; 3)" office:value-type="float" office:value="3" calcext:value-type="float">
            <text:p>3.00</text:p>
          </table:table-cell>
          <table:table-cell table:formula="of:= MIN( (TRUNC([.$N$2] * (1 -[.$I33])) + [.K$2]) ; 3)" office:value-type="float" office:value="3" calcext:value-type="float">
            <text:p>3.00</text:p>
          </table:table-cell>
          <table:table-cell table:formula="of:= MIN( (TRUNC([.$N$2] * (1 -[.$I33])) + [.L$2]) ; 3)" office:value-type="float" office:value="3" calcext:value-type="float">
            <text:p>3.00</text:p>
          </table:table-cell>
          <table:table-cell table:formula="of:= MIN( (TRUNC([.$N$2] * (1 -[.$I33])) + [.M$2]) ; 3)" office:value-type="float" office:value="3" calcext:value-type="float">
            <text:p>3.00</text:p>
          </table:table-cell>
          <table:table-cell/>
          <table:table-cell table:formula="of:=&quot;0x&quot; &amp; DEC2HEX(([.J33]*64) +([.K33]*16) + ([.L33]*4) + [.M3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IN(MAX(([.A34] - [.$C$2]); 0); ([.$E$2] -1))" office:value-type="float" office:value="0" calcext:value-type="float">
            <text:p>0</text:p>
          </table:table-cell>
          <table:table-cell table:formula="of:=[.B34] * (([.$B$2]-1) / ([.$E$2] - 1))" office:value-type="float" office:value="0" calcext:value-type="float">
            <text:p>0.00</text:p>
          </table:table-cell>
          <table:table-cell table:formula="of:=IF([.C34] &lt;= [.$G$3]; 90 - DEGREES( ASIN( ([.$G$3] - [.C34]) /[.$G$3] ) ); 90 + DEGREES( ASIN( ([.C34] - [.$G$2])/[.$G$3] ) ))" office:value-type="float" office:value="0" calcext:value-type="float">
            <text:p>0</text:p>
          </table:table-cell>
          <table:table-cell table:formula="of:=INT( ([.D34] / [.$F$2]) * ([.$B$2] -1))" office:value-type="float" office:value="0" calcext:value-type="float">
            <text:p>0</text:p>
          </table:table-cell>
          <table:table-cell table:formula="of:=[.E34]-[.A34]" office:value-type="float" office:value="-28" calcext:value-type="float">
            <text:p>-28</text:p>
          </table:table-cell>
          <table:table-cell table:formula="of:=[.F34]-[.F33]" office:value-type="float" office:value="-1" calcext:value-type="float">
            <text:p>-1</text:p>
          </table:table-cell>
          <table:table-cell/>
          <table:table-cell table:formula="of:= SIN( RADIANS( ([.C34] / ([.$B$2]-1) * [.$F$2]) ))" office:value-type="float" office:value="0" calcext:value-type="float">
            <text:p>0.00</text:p>
          </table:table-cell>
          <table:table-cell table:formula="of:= MIN( (TRUNC([.$N$2] * (1 -[.$I34])) + [.J$2]) ; 3)" office:value-type="float" office:value="3" calcext:value-type="float">
            <text:p>3.00</text:p>
          </table:table-cell>
          <table:table-cell table:formula="of:= MIN( (TRUNC([.$N$2] * (1 -[.$I34])) + [.K$2]) ; 3)" office:value-type="float" office:value="3" calcext:value-type="float">
            <text:p>3.00</text:p>
          </table:table-cell>
          <table:table-cell table:formula="of:= MIN( (TRUNC([.$N$2] * (1 -[.$I34])) + [.L$2]) ; 3)" office:value-type="float" office:value="3" calcext:value-type="float">
            <text:p>3.00</text:p>
          </table:table-cell>
          <table:table-cell table:formula="of:= MIN( (TRUNC([.$N$2] * (1 -[.$I34])) + [.M$2]) ; 3)" office:value-type="float" office:value="3" calcext:value-type="float">
            <text:p>3.00</text:p>
          </table:table-cell>
          <table:table-cell/>
          <table:table-cell table:formula="of:=&quot;0x&quot; &amp; DEC2HEX(([.J34]*64) +([.K34]*16) + ([.L34]*4) + [.M3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IN(MAX(([.A35] - [.$C$2]); 0); ([.$E$2] -1))" office:value-type="float" office:value="0" calcext:value-type="float">
            <text:p>0</text:p>
          </table:table-cell>
          <table:table-cell table:formula="of:=[.B35] * (([.$B$2]-1) / ([.$E$2] - 1))" office:value-type="float" office:value="0" calcext:value-type="float">
            <text:p>0.00</text:p>
          </table:table-cell>
          <table:table-cell table:formula="of:=IF([.C35] &lt;= [.$G$3]; 90 - DEGREES( ASIN( ([.$G$3] - [.C35]) /[.$G$3] ) ); 90 + DEGREES( ASIN( ([.C35] - [.$G$2])/[.$G$3] ) ))" office:value-type="float" office:value="0" calcext:value-type="float">
            <text:p>0</text:p>
          </table:table-cell>
          <table:table-cell table:formula="of:=INT( ([.D35] / [.$F$2]) * ([.$B$2] -1))" office:value-type="float" office:value="0" calcext:value-type="float">
            <text:p>0</text:p>
          </table:table-cell>
          <table:table-cell table:formula="of:=[.E35]-[.A35]" office:value-type="float" office:value="-29" calcext:value-type="float">
            <text:p>-29</text:p>
          </table:table-cell>
          <table:table-cell table:formula="of:=[.F35]-[.F34]" office:value-type="float" office:value="-1" calcext:value-type="float">
            <text:p>-1</text:p>
          </table:table-cell>
          <table:table-cell/>
          <table:table-cell table:formula="of:= SIN( RADIANS( ([.C35] / ([.$B$2]-1) * [.$F$2]) ))" office:value-type="float" office:value="0" calcext:value-type="float">
            <text:p>0.00</text:p>
          </table:table-cell>
          <table:table-cell table:formula="of:= MIN( (TRUNC([.$N$2] * (1 -[.$I35])) + [.J$2]) ; 3)" office:value-type="float" office:value="3" calcext:value-type="float">
            <text:p>3.00</text:p>
          </table:table-cell>
          <table:table-cell table:formula="of:= MIN( (TRUNC([.$N$2] * (1 -[.$I35])) + [.K$2]) ; 3)" office:value-type="float" office:value="3" calcext:value-type="float">
            <text:p>3.00</text:p>
          </table:table-cell>
          <table:table-cell table:formula="of:= MIN( (TRUNC([.$N$2] * (1 -[.$I35])) + [.L$2]) ; 3)" office:value-type="float" office:value="3" calcext:value-type="float">
            <text:p>3.00</text:p>
          </table:table-cell>
          <table:table-cell table:formula="of:= MIN( (TRUNC([.$N$2] * (1 -[.$I35])) + [.M$2]) ; 3)" office:value-type="float" office:value="3" calcext:value-type="float">
            <text:p>3.00</text:p>
          </table:table-cell>
          <table:table-cell/>
          <table:table-cell table:formula="of:=&quot;0x&quot; &amp; DEC2HEX(([.J35]*64) +([.K35]*16) + ([.L35]*4) + [.M3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IN(MAX(([.A36] - [.$C$2]); 0); ([.$E$2] -1))" office:value-type="float" office:value="0" calcext:value-type="float">
            <text:p>0</text:p>
          </table:table-cell>
          <table:table-cell table:formula="of:=[.B36] * (([.$B$2]-1) / ([.$E$2] - 1))" office:value-type="float" office:value="0" calcext:value-type="float">
            <text:p>0.00</text:p>
          </table:table-cell>
          <table:table-cell table:formula="of:=IF([.C36] &lt;= [.$G$3]; 90 - DEGREES( ASIN( ([.$G$3] - [.C36]) /[.$G$3] ) ); 90 + DEGREES( ASIN( ([.C36] - [.$G$2])/[.$G$3] ) ))" office:value-type="float" office:value="0" calcext:value-type="float">
            <text:p>0</text:p>
          </table:table-cell>
          <table:table-cell table:formula="of:=INT( ([.D36] / [.$F$2]) * ([.$B$2] -1))" office:value-type="float" office:value="0" calcext:value-type="float">
            <text:p>0</text:p>
          </table:table-cell>
          <table:table-cell table:formula="of:=[.E36]-[.A36]" office:value-type="float" office:value="-30" calcext:value-type="float">
            <text:p>-30</text:p>
          </table:table-cell>
          <table:table-cell table:formula="of:=[.F36]-[.F35]" office:value-type="float" office:value="-1" calcext:value-type="float">
            <text:p>-1</text:p>
          </table:table-cell>
          <table:table-cell/>
          <table:table-cell table:formula="of:= SIN( RADIANS( ([.C36] / ([.$B$2]-1) * [.$F$2]) ))" office:value-type="float" office:value="0" calcext:value-type="float">
            <text:p>0.00</text:p>
          </table:table-cell>
          <table:table-cell table:formula="of:= MIN( (TRUNC([.$N$2] * (1 -[.$I36])) + [.J$2]) ; 3)" office:value-type="float" office:value="3" calcext:value-type="float">
            <text:p>3.00</text:p>
          </table:table-cell>
          <table:table-cell table:formula="of:= MIN( (TRUNC([.$N$2] * (1 -[.$I36])) + [.K$2]) ; 3)" office:value-type="float" office:value="3" calcext:value-type="float">
            <text:p>3.00</text:p>
          </table:table-cell>
          <table:table-cell table:formula="of:= MIN( (TRUNC([.$N$2] * (1 -[.$I36])) + [.L$2]) ; 3)" office:value-type="float" office:value="3" calcext:value-type="float">
            <text:p>3.00</text:p>
          </table:table-cell>
          <table:table-cell table:formula="of:= MIN( (TRUNC([.$N$2] * (1 -[.$I36])) + [.M$2]) ; 3)" office:value-type="float" office:value="3" calcext:value-type="float">
            <text:p>3.00</text:p>
          </table:table-cell>
          <table:table-cell/>
          <table:table-cell table:formula="of:=&quot;0x&quot; &amp; DEC2HEX(([.J36]*64) +([.K36]*16) + ([.L36]*4) + [.M3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IN(MAX(([.A37] - [.$C$2]); 0); ([.$E$2] -1))" office:value-type="float" office:value="0" calcext:value-type="float">
            <text:p>0</text:p>
          </table:table-cell>
          <table:table-cell table:formula="of:=[.B37] * (([.$B$2]-1) / ([.$E$2] - 1))" office:value-type="float" office:value="0" calcext:value-type="float">
            <text:p>0.00</text:p>
          </table:table-cell>
          <table:table-cell table:formula="of:=IF([.C37] &lt;= [.$G$3]; 90 - DEGREES( ASIN( ([.$G$3] - [.C37]) /[.$G$3] ) ); 90 + DEGREES( ASIN( ([.C37] - [.$G$2])/[.$G$3] ) ))" office:value-type="float" office:value="0" calcext:value-type="float">
            <text:p>0</text:p>
          </table:table-cell>
          <table:table-cell table:formula="of:=INT( ([.D37] / [.$F$2]) * ([.$B$2] -1))" office:value-type="float" office:value="0" calcext:value-type="float">
            <text:p>0</text:p>
          </table:table-cell>
          <table:table-cell table:formula="of:=[.E37]-[.A37]" office:value-type="float" office:value="-31" calcext:value-type="float">
            <text:p>-31</text:p>
          </table:table-cell>
          <table:table-cell table:formula="of:=[.F37]-[.F36]" office:value-type="float" office:value="-1" calcext:value-type="float">
            <text:p>-1</text:p>
          </table:table-cell>
          <table:table-cell/>
          <table:table-cell table:formula="of:= SIN( RADIANS( ([.C37] / ([.$B$2]-1) * [.$F$2]) ))" office:value-type="float" office:value="0" calcext:value-type="float">
            <text:p>0.00</text:p>
          </table:table-cell>
          <table:table-cell table:formula="of:= MIN( (TRUNC([.$N$2] * (1 -[.$I37])) + [.J$2]) ; 3)" office:value-type="float" office:value="3" calcext:value-type="float">
            <text:p>3.00</text:p>
          </table:table-cell>
          <table:table-cell table:formula="of:= MIN( (TRUNC([.$N$2] * (1 -[.$I37])) + [.K$2]) ; 3)" office:value-type="float" office:value="3" calcext:value-type="float">
            <text:p>3.00</text:p>
          </table:table-cell>
          <table:table-cell table:formula="of:= MIN( (TRUNC([.$N$2] * (1 -[.$I37])) + [.L$2]) ; 3)" office:value-type="float" office:value="3" calcext:value-type="float">
            <text:p>3.00</text:p>
          </table:table-cell>
          <table:table-cell table:formula="of:= MIN( (TRUNC([.$N$2] * (1 -[.$I37])) + [.M$2]) ; 3)" office:value-type="float" office:value="3" calcext:value-type="float">
            <text:p>3.00</text:p>
          </table:table-cell>
          <table:table-cell/>
          <table:table-cell table:formula="of:=&quot;0x&quot; &amp; DEC2HEX(([.J37]*64) +([.K37]*16) + ([.L37]*4) + [.M3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IN(MAX(([.A38] - [.$C$2]); 0); ([.$E$2] -1))" office:value-type="float" office:value="0" calcext:value-type="float">
            <text:p>0</text:p>
          </table:table-cell>
          <table:table-cell table:formula="of:=[.B38] * (([.$B$2]-1) / ([.$E$2] - 1))" office:value-type="float" office:value="0" calcext:value-type="float">
            <text:p>0.00</text:p>
          </table:table-cell>
          <table:table-cell table:formula="of:=IF([.C38] &lt;= [.$G$3]; 90 - DEGREES( ASIN( ([.$G$3] - [.C38]) /[.$G$3] ) ); 90 + DEGREES( ASIN( ([.C38] - [.$G$2])/[.$G$3] ) ))" office:value-type="float" office:value="0" calcext:value-type="float">
            <text:p>0</text:p>
          </table:table-cell>
          <table:table-cell table:formula="of:=INT( ([.D38] / [.$F$2]) * ([.$B$2] -1))" office:value-type="float" office:value="0" calcext:value-type="float">
            <text:p>0</text:p>
          </table:table-cell>
          <table:table-cell table:formula="of:=[.E38]-[.A38]" office:value-type="float" office:value="-32" calcext:value-type="float">
            <text:p>-32</text:p>
          </table:table-cell>
          <table:table-cell table:formula="of:=[.F38]-[.F37]" office:value-type="float" office:value="-1" calcext:value-type="float">
            <text:p>-1</text:p>
          </table:table-cell>
          <table:table-cell/>
          <table:table-cell table:formula="of:= SIN( RADIANS( ([.C38] / ([.$B$2]-1) * [.$F$2]) ))" office:value-type="float" office:value="0" calcext:value-type="float">
            <text:p>0.00</text:p>
          </table:table-cell>
          <table:table-cell table:formula="of:= MIN( (TRUNC([.$N$2] * (1 -[.$I38])) + [.J$2]) ; 3)" office:value-type="float" office:value="3" calcext:value-type="float">
            <text:p>3.00</text:p>
          </table:table-cell>
          <table:table-cell table:formula="of:= MIN( (TRUNC([.$N$2] * (1 -[.$I38])) + [.K$2]) ; 3)" office:value-type="float" office:value="3" calcext:value-type="float">
            <text:p>3.00</text:p>
          </table:table-cell>
          <table:table-cell table:formula="of:= MIN( (TRUNC([.$N$2] * (1 -[.$I38])) + [.L$2]) ; 3)" office:value-type="float" office:value="3" calcext:value-type="float">
            <text:p>3.00</text:p>
          </table:table-cell>
          <table:table-cell table:formula="of:= MIN( (TRUNC([.$N$2] * (1 -[.$I38])) + [.M$2]) ; 3)" office:value-type="float" office:value="3" calcext:value-type="float">
            <text:p>3.00</text:p>
          </table:table-cell>
          <table:table-cell/>
          <table:table-cell table:formula="of:=&quot;0x&quot; &amp; DEC2HEX(([.J38]*64) +([.K38]*16) + ([.L38]*4) + [.M3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MIN(MAX(([.A39] - [.$C$2]); 0); ([.$E$2] -1))" office:value-type="float" office:value="0" calcext:value-type="float">
            <text:p>0</text:p>
          </table:table-cell>
          <table:table-cell table:formula="of:=[.B39] * (([.$B$2]-1) / ([.$E$2] - 1))" office:value-type="float" office:value="0" calcext:value-type="float">
            <text:p>0.00</text:p>
          </table:table-cell>
          <table:table-cell table:formula="of:=IF([.C39] &lt;= [.$G$3]; 90 - DEGREES( ASIN( ([.$G$3] - [.C39]) /[.$G$3] ) ); 90 + DEGREES( ASIN( ([.C39] - [.$G$2])/[.$G$3] ) ))" office:value-type="float" office:value="0" calcext:value-type="float">
            <text:p>0</text:p>
          </table:table-cell>
          <table:table-cell table:formula="of:=INT( ([.D39] / [.$F$2]) * ([.$B$2] -1))" office:value-type="float" office:value="0" calcext:value-type="float">
            <text:p>0</text:p>
          </table:table-cell>
          <table:table-cell table:formula="of:=[.E39]-[.A39]" office:value-type="float" office:value="-33" calcext:value-type="float">
            <text:p>-33</text:p>
          </table:table-cell>
          <table:table-cell table:formula="of:=[.F39]-[.F38]" office:value-type="float" office:value="-1" calcext:value-type="float">
            <text:p>-1</text:p>
          </table:table-cell>
          <table:table-cell/>
          <table:table-cell table:formula="of:= SIN( RADIANS( ([.C39] / ([.$B$2]-1) * [.$F$2]) ))" office:value-type="float" office:value="0" calcext:value-type="float">
            <text:p>0.00</text:p>
          </table:table-cell>
          <table:table-cell table:formula="of:= MIN( (TRUNC([.$N$2] * (1 -[.$I39])) + [.J$2]) ; 3)" office:value-type="float" office:value="3" calcext:value-type="float">
            <text:p>3.00</text:p>
          </table:table-cell>
          <table:table-cell table:formula="of:= MIN( (TRUNC([.$N$2] * (1 -[.$I39])) + [.K$2]) ; 3)" office:value-type="float" office:value="3" calcext:value-type="float">
            <text:p>3.00</text:p>
          </table:table-cell>
          <table:table-cell table:formula="of:= MIN( (TRUNC([.$N$2] * (1 -[.$I39])) + [.L$2]) ; 3)" office:value-type="float" office:value="3" calcext:value-type="float">
            <text:p>3.00</text:p>
          </table:table-cell>
          <table:table-cell table:formula="of:= MIN( (TRUNC([.$N$2] * (1 -[.$I39])) + [.M$2]) ; 3)" office:value-type="float" office:value="3" calcext:value-type="float">
            <text:p>3.00</text:p>
          </table:table-cell>
          <table:table-cell/>
          <table:table-cell table:formula="of:=&quot;0x&quot; &amp; DEC2HEX(([.J39]*64) +([.K39]*16) + ([.L39]*4) + [.M3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IN(MAX(([.A40] - [.$C$2]); 0); ([.$E$2] -1))" office:value-type="float" office:value="0" calcext:value-type="float">
            <text:p>0</text:p>
          </table:table-cell>
          <table:table-cell table:formula="of:=[.B40] * (([.$B$2]-1) / ([.$E$2] - 1))" office:value-type="float" office:value="0" calcext:value-type="float">
            <text:p>0.00</text:p>
          </table:table-cell>
          <table:table-cell table:formula="of:=IF([.C40] &lt;= [.$G$3]; 90 - DEGREES( ASIN( ([.$G$3] - [.C40]) /[.$G$3] ) ); 90 + DEGREES( ASIN( ([.C40] - [.$G$2])/[.$G$3] ) ))" office:value-type="float" office:value="0" calcext:value-type="float">
            <text:p>0</text:p>
          </table:table-cell>
          <table:table-cell table:formula="of:=INT( ([.D40] / [.$F$2]) * ([.$B$2] -1))" office:value-type="float" office:value="0" calcext:value-type="float">
            <text:p>0</text:p>
          </table:table-cell>
          <table:table-cell table:formula="of:=[.E40]-[.A40]" office:value-type="float" office:value="-34" calcext:value-type="float">
            <text:p>-34</text:p>
          </table:table-cell>
          <table:table-cell table:formula="of:=[.F40]-[.F39]" office:value-type="float" office:value="-1" calcext:value-type="float">
            <text:p>-1</text:p>
          </table:table-cell>
          <table:table-cell/>
          <table:table-cell table:formula="of:= SIN( RADIANS( ([.C40] / ([.$B$2]-1) * [.$F$2]) ))" office:value-type="float" office:value="0" calcext:value-type="float">
            <text:p>0.00</text:p>
          </table:table-cell>
          <table:table-cell table:formula="of:= MIN( (TRUNC([.$N$2] * (1 -[.$I40])) + [.J$2]) ; 3)" office:value-type="float" office:value="3" calcext:value-type="float">
            <text:p>3.00</text:p>
          </table:table-cell>
          <table:table-cell table:formula="of:= MIN( (TRUNC([.$N$2] * (1 -[.$I40])) + [.K$2]) ; 3)" office:value-type="float" office:value="3" calcext:value-type="float">
            <text:p>3.00</text:p>
          </table:table-cell>
          <table:table-cell table:formula="of:= MIN( (TRUNC([.$N$2] * (1 -[.$I40])) + [.L$2]) ; 3)" office:value-type="float" office:value="3" calcext:value-type="float">
            <text:p>3.00</text:p>
          </table:table-cell>
          <table:table-cell table:formula="of:= MIN( (TRUNC([.$N$2] * (1 -[.$I40])) + [.M$2]) ; 3)" office:value-type="float" office:value="3" calcext:value-type="float">
            <text:p>3.00</text:p>
          </table:table-cell>
          <table:table-cell/>
          <table:table-cell table:formula="of:=&quot;0x&quot; &amp; DEC2HEX(([.J40]*64) +([.K40]*16) + ([.L40]*4) + [.M4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IN(MAX(([.A41] - [.$C$2]); 0); ([.$E$2] -1))" office:value-type="float" office:value="0" calcext:value-type="float">
            <text:p>0</text:p>
          </table:table-cell>
          <table:table-cell table:formula="of:=[.B41] * (([.$B$2]-1) / ([.$E$2] - 1))" office:value-type="float" office:value="0" calcext:value-type="float">
            <text:p>0.00</text:p>
          </table:table-cell>
          <table:table-cell table:formula="of:=IF([.C41] &lt;= [.$G$3]; 90 - DEGREES( ASIN( ([.$G$3] - [.C41]) /[.$G$3] ) ); 90 + DEGREES( ASIN( ([.C41] - [.$G$2])/[.$G$3] ) ))" office:value-type="float" office:value="0" calcext:value-type="float">
            <text:p>0</text:p>
          </table:table-cell>
          <table:table-cell table:formula="of:=INT( ([.D41] / [.$F$2]) * ([.$B$2] -1))" office:value-type="float" office:value="0" calcext:value-type="float">
            <text:p>0</text:p>
          </table:table-cell>
          <table:table-cell table:formula="of:=[.E41]-[.A41]" office:value-type="float" office:value="-35" calcext:value-type="float">
            <text:p>-35</text:p>
          </table:table-cell>
          <table:table-cell table:formula="of:=[.F41]-[.F40]" office:value-type="float" office:value="-1" calcext:value-type="float">
            <text:p>-1</text:p>
          </table:table-cell>
          <table:table-cell/>
          <table:table-cell table:formula="of:= SIN( RADIANS( ([.C41] / ([.$B$2]-1) * [.$F$2]) ))" office:value-type="float" office:value="0" calcext:value-type="float">
            <text:p>0.00</text:p>
          </table:table-cell>
          <table:table-cell table:formula="of:= MIN( (TRUNC([.$N$2] * (1 -[.$I41])) + [.J$2]) ; 3)" office:value-type="float" office:value="3" calcext:value-type="float">
            <text:p>3.00</text:p>
          </table:table-cell>
          <table:table-cell table:formula="of:= MIN( (TRUNC([.$N$2] * (1 -[.$I41])) + [.K$2]) ; 3)" office:value-type="float" office:value="3" calcext:value-type="float">
            <text:p>3.00</text:p>
          </table:table-cell>
          <table:table-cell table:formula="of:= MIN( (TRUNC([.$N$2] * (1 -[.$I41])) + [.L$2]) ; 3)" office:value-type="float" office:value="3" calcext:value-type="float">
            <text:p>3.00</text:p>
          </table:table-cell>
          <table:table-cell table:formula="of:= MIN( (TRUNC([.$N$2] * (1 -[.$I41])) + [.M$2]) ; 3)" office:value-type="float" office:value="3" calcext:value-type="float">
            <text:p>3.00</text:p>
          </table:table-cell>
          <table:table-cell/>
          <table:table-cell table:formula="of:=&quot;0x&quot; &amp; DEC2HEX(([.J41]*64) +([.K41]*16) + ([.L41]*4) + [.M4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IN(MAX(([.A42] - [.$C$2]); 0); ([.$E$2] -1))" office:value-type="float" office:value="0" calcext:value-type="float">
            <text:p>0</text:p>
          </table:table-cell>
          <table:table-cell table:formula="of:=[.B42] * (([.$B$2]-1) / ([.$E$2] - 1))" office:value-type="float" office:value="0" calcext:value-type="float">
            <text:p>0.00</text:p>
          </table:table-cell>
          <table:table-cell table:formula="of:=IF([.C42] &lt;= [.$G$3]; 90 - DEGREES( ASIN( ([.$G$3] - [.C42]) /[.$G$3] ) ); 90 + DEGREES( ASIN( ([.C42] - [.$G$2])/[.$G$3] ) ))" office:value-type="float" office:value="0" calcext:value-type="float">
            <text:p>0</text:p>
          </table:table-cell>
          <table:table-cell table:formula="of:=INT( ([.D42] / [.$F$2]) * ([.$B$2] -1))" office:value-type="float" office:value="0" calcext:value-type="float">
            <text:p>0</text:p>
          </table:table-cell>
          <table:table-cell table:formula="of:=[.E42]-[.A42]" office:value-type="float" office:value="-36" calcext:value-type="float">
            <text:p>-36</text:p>
          </table:table-cell>
          <table:table-cell table:formula="of:=[.F42]-[.F41]" office:value-type="float" office:value="-1" calcext:value-type="float">
            <text:p>-1</text:p>
          </table:table-cell>
          <table:table-cell/>
          <table:table-cell table:formula="of:= SIN( RADIANS( ([.C42] / ([.$B$2]-1) * [.$F$2]) ))" office:value-type="float" office:value="0" calcext:value-type="float">
            <text:p>0.00</text:p>
          </table:table-cell>
          <table:table-cell table:formula="of:= MIN( (TRUNC([.$N$2] * (1 -[.$I42])) + [.J$2]) ; 3)" office:value-type="float" office:value="3" calcext:value-type="float">
            <text:p>3.00</text:p>
          </table:table-cell>
          <table:table-cell table:formula="of:= MIN( (TRUNC([.$N$2] * (1 -[.$I42])) + [.K$2]) ; 3)" office:value-type="float" office:value="3" calcext:value-type="float">
            <text:p>3.00</text:p>
          </table:table-cell>
          <table:table-cell table:formula="of:= MIN( (TRUNC([.$N$2] * (1 -[.$I42])) + [.L$2]) ; 3)" office:value-type="float" office:value="3" calcext:value-type="float">
            <text:p>3.00</text:p>
          </table:table-cell>
          <table:table-cell table:formula="of:= MIN( (TRUNC([.$N$2] * (1 -[.$I42])) + [.M$2]) ; 3)" office:value-type="float" office:value="3" calcext:value-type="float">
            <text:p>3.00</text:p>
          </table:table-cell>
          <table:table-cell/>
          <table:table-cell table:formula="of:=&quot;0x&quot; &amp; DEC2HEX(([.J42]*64) +([.K42]*16) + ([.L42]*4) + [.M4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IN(MAX(([.A43] - [.$C$2]); 0); ([.$E$2] -1))" office:value-type="float" office:value="1" calcext:value-type="float">
            <text:p>1</text:p>
          </table:table-cell>
          <table:table-cell table:formula="of:=[.B43] * (([.$B$2]-1) / ([.$E$2] - 1))" office:value-type="float" office:value="2.01408450704225" calcext:value-type="float">
            <text:p>2.01</text:p>
          </table:table-cell>
          <table:table-cell table:formula="of:=IF([.C43] &lt;= [.$G$3]; 90 - DEGREES( ASIN( ([.$G$3] - [.C43]) /[.$G$3] ) ); 90 + DEGREES( ASIN( ([.C43] - [.$G$2])/[.$G$3] ) ))" office:value-type="float" office:value="13.679786885708" calcext:value-type="float">
            <text:p>14</text:p>
          </table:table-cell>
          <table:table-cell table:formula="of:=INT( ([.D43] / [.$F$2]) * ([.$B$2] -1))" office:value-type="float" office:value="10" calcext:value-type="float">
            <text:p>10</text:p>
          </table:table-cell>
          <table:table-cell table:formula="of:=[.E43]-[.A43]" office:value-type="float" office:value="-27" calcext:value-type="float">
            <text:p>-27</text:p>
          </table:table-cell>
          <table:table-cell table:formula="of:=[.F43]-[.F42]" office:value-type="float" office:value="9" calcext:value-type="float">
            <text:p>9</text:p>
          </table:table-cell>
          <table:table-cell/>
          <table:table-cell table:formula="of:= SIN( RADIANS( ([.C43] / ([.$B$2]-1) * [.$F$2]) ))" office:value-type="float" office:value="0.0442333467253789" calcext:value-type="float">
            <text:p>0.04</text:p>
          </table:table-cell>
          <table:table-cell table:formula="of:= MIN( (TRUNC([.$N$2] * (1 -[.$I43])) + [.J$2]) ; 3)" office:value-type="float" office:value="3" calcext:value-type="float">
            <text:p>3.00</text:p>
          </table:table-cell>
          <table:table-cell table:formula="of:= MIN( (TRUNC([.$N$2] * (1 -[.$I43])) + [.K$2]) ; 3)" office:value-type="float" office:value="3" calcext:value-type="float">
            <text:p>3.00</text:p>
          </table:table-cell>
          <table:table-cell table:formula="of:= MIN( (TRUNC([.$N$2] * (1 -[.$I43])) + [.L$2]) ; 3)" office:value-type="float" office:value="3" calcext:value-type="float">
            <text:p>3.00</text:p>
          </table:table-cell>
          <table:table-cell table:formula="of:= MIN( (TRUNC([.$N$2] * (1 -[.$I43])) + [.M$2]) ; 3)" office:value-type="float" office:value="2" calcext:value-type="float">
            <text:p>2.00</text:p>
          </table:table-cell>
          <table:table-cell/>
          <table:table-cell table:formula="of:=&quot;0x&quot; &amp; DEC2HEX(([.J43]*64) +([.K43]*16) + ([.L43]*4) + [.M43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IN(MAX(([.A44] - [.$C$2]); 0); ([.$E$2] -1))" office:value-type="float" office:value="2" calcext:value-type="float">
            <text:p>2</text:p>
          </table:table-cell>
          <table:table-cell table:formula="of:=[.B44] * (([.$B$2]-1) / ([.$E$2] - 1))" office:value-type="float" office:value="4.02816901408451" calcext:value-type="float">
            <text:p>4.03</text:p>
          </table:table-cell>
          <table:table-cell table:formula="of:=IF([.C44] &lt;= [.$G$3]; 90 - DEGREES( ASIN( ([.$G$3] - [.C44]) /[.$G$3] ) ); 90 + DEGREES( ASIN( ([.C44] - [.$G$2])/[.$G$3] ) ))" office:value-type="float" office:value="19.3926560787428" calcext:value-type="float">
            <text:p>19</text:p>
          </table:table-cell>
          <table:table-cell table:formula="of:=INT( ([.D44] / [.$F$2]) * ([.$B$2] -1))" office:value-type="float" office:value="15" calcext:value-type="float">
            <text:p>15</text:p>
          </table:table-cell>
          <table:table-cell table:formula="of:=[.E44]-[.A44]" office:value-type="float" office:value="-23" calcext:value-type="float">
            <text:p>-23</text:p>
          </table:table-cell>
          <table:table-cell table:formula="of:=[.F44]-[.F43]" office:value-type="float" office:value="4" calcext:value-type="float">
            <text:p>4</text:p>
          </table:table-cell>
          <table:table-cell/>
          <table:table-cell table:formula="of:= SIN( RADIANS( ([.C44] / ([.$B$2]-1) * [.$F$2]) ))" office:value-type="float" office:value="0.0883801045973425" calcext:value-type="float">
            <text:p>0.09</text:p>
          </table:table-cell>
          <table:table-cell table:formula="of:= MIN( (TRUNC([.$N$2] * (1 -[.$I44])) + [.J$2]) ; 3)" office:value-type="float" office:value="3" calcext:value-type="float">
            <text:p>3.00</text:p>
          </table:table-cell>
          <table:table-cell table:formula="of:= MIN( (TRUNC([.$N$2] * (1 -[.$I44])) + [.K$2]) ; 3)" office:value-type="float" office:value="3" calcext:value-type="float">
            <text:p>3.00</text:p>
          </table:table-cell>
          <table:table-cell table:formula="of:= MIN( (TRUNC([.$N$2] * (1 -[.$I44])) + [.L$2]) ; 3)" office:value-type="float" office:value="3" calcext:value-type="float">
            <text:p>3.00</text:p>
          </table:table-cell>
          <table:table-cell table:formula="of:= MIN( (TRUNC([.$N$2] * (1 -[.$I44])) + [.M$2]) ; 3)" office:value-type="float" office:value="2" calcext:value-type="float">
            <text:p>2.00</text:p>
          </table:table-cell>
          <table:table-cell/>
          <table:table-cell table:formula="of:=&quot;0x&quot; &amp; DEC2HEX(([.J44]*64) +([.K44]*16) + ([.L44]*4) + [.M44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IN(MAX(([.A45] - [.$C$2]); 0); ([.$E$2] -1))" office:value-type="float" office:value="3" calcext:value-type="float">
            <text:p>3</text:p>
          </table:table-cell>
          <table:table-cell table:formula="of:=[.B45] * (([.$B$2]-1) / ([.$E$2] - 1))" office:value-type="float" office:value="6.04225352112676" calcext:value-type="float">
            <text:p>6.04</text:p>
          </table:table-cell>
          <table:table-cell table:formula="of:=IF([.C45] &lt;= [.$G$3]; 90 - DEGREES( ASIN( ([.$G$3] - [.C45]) /[.$G$3] ) ); 90 + DEGREES( ASIN( ([.C45] - [.$G$2])/[.$G$3] ) ))" office:value-type="float" office:value="23.8087771801689" calcext:value-type="float">
            <text:p>24</text:p>
          </table:table-cell>
          <table:table-cell table:formula="of:=INT( ([.D45] / [.$F$2]) * ([.$B$2] -1))" office:value-type="float" office:value="18" calcext:value-type="float">
            <text:p>18</text:p>
          </table:table-cell>
          <table:table-cell table:formula="of:=[.E45]-[.A45]" office:value-type="float" office:value="-21" calcext:value-type="float">
            <text:p>-21</text:p>
          </table:table-cell>
          <table:table-cell table:formula="of:=[.F45]-[.F44]" office:value-type="float" office:value="2" calcext:value-type="float">
            <text:p>2</text:p>
          </table:table-cell>
          <table:table-cell/>
          <table:table-cell table:formula="of:= SIN( RADIANS( ([.C45] / ([.$B$2]-1) * [.$F$2]) ))" office:value-type="float" office:value="0.132353854264222" calcext:value-type="float">
            <text:p>0.13</text:p>
          </table:table-cell>
          <table:table-cell table:formula="of:= MIN( (TRUNC([.$N$2] * (1 -[.$I45])) + [.J$2]) ; 3)" office:value-type="float" office:value="3" calcext:value-type="float">
            <text:p>3.00</text:p>
          </table:table-cell>
          <table:table-cell table:formula="of:= MIN( (TRUNC([.$N$2] * (1 -[.$I45])) + [.K$2]) ; 3)" office:value-type="float" office:value="3" calcext:value-type="float">
            <text:p>3.00</text:p>
          </table:table-cell>
          <table:table-cell table:formula="of:= MIN( (TRUNC([.$N$2] * (1 -[.$I45])) + [.L$2]) ; 3)" office:value-type="float" office:value="3" calcext:value-type="float">
            <text:p>3.00</text:p>
          </table:table-cell>
          <table:table-cell table:formula="of:= MIN( (TRUNC([.$N$2] * (1 -[.$I45])) + [.M$2]) ; 3)" office:value-type="float" office:value="2" calcext:value-type="float">
            <text:p>2.00</text:p>
          </table:table-cell>
          <table:table-cell/>
          <table:table-cell table:formula="of:=&quot;0x&quot; &amp; DEC2HEX(([.J45]*64) +([.K45]*16) + ([.L45]*4) + [.M45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IN(MAX(([.A46] - [.$C$2]); 0); ([.$E$2] -1))" office:value-type="float" office:value="4" calcext:value-type="float">
            <text:p>4</text:p>
          </table:table-cell>
          <table:table-cell table:formula="of:=[.B46] * (([.$B$2]-1) / ([.$E$2] - 1))" office:value-type="float" office:value="8.05633802816901" calcext:value-type="float">
            <text:p>8.06</text:p>
          </table:table-cell>
          <table:table-cell table:formula="of:=IF([.C46] &lt;= [.$G$3]; 90 - DEGREES( ASIN( ([.$G$3] - [.C46]) /[.$G$3] ) ); 90 + DEGREES( ASIN( ([.C46] - [.$G$2])/[.$G$3] ) ))" office:value-type="float" office:value="27.5595485653675" calcext:value-type="float">
            <text:p>28</text:p>
          </table:table-cell>
          <table:table-cell table:formula="of:=INT( ([.D46] / [.$F$2]) * ([.$B$2] -1))" office:value-type="float" office:value="21" calcext:value-type="float">
            <text:p>21</text:p>
          </table:table-cell>
          <table:table-cell table:formula="of:=[.E46]-[.A46]" office:value-type="float" office:value="-19" calcext:value-type="float">
            <text:p>-19</text:p>
          </table:table-cell>
          <table:table-cell table:formula="of:=[.F46]-[.F45]" office:value-type="float" office:value="2" calcext:value-type="float">
            <text:p>2</text:p>
          </table:table-cell>
          <table:table-cell/>
          <table:table-cell table:formula="of:= SIN( RADIANS( ([.C46] / ([.$B$2]-1) * [.$F$2]) ))" office:value-type="float" office:value="0.176068515046036" calcext:value-type="float">
            <text:p>0.18</text:p>
          </table:table-cell>
          <table:table-cell table:formula="of:= MIN( (TRUNC([.$N$2] * (1 -[.$I46])) + [.J$2]) ; 3)" office:value-type="float" office:value="3" calcext:value-type="float">
            <text:p>3.00</text:p>
          </table:table-cell>
          <table:table-cell table:formula="of:= MIN( (TRUNC([.$N$2] * (1 -[.$I46])) + [.K$2]) ; 3)" office:value-type="float" office:value="3" calcext:value-type="float">
            <text:p>3.00</text:p>
          </table:table-cell>
          <table:table-cell table:formula="of:= MIN( (TRUNC([.$N$2] * (1 -[.$I46])) + [.L$2]) ; 3)" office:value-type="float" office:value="3" calcext:value-type="float">
            <text:p>3.00</text:p>
          </table:table-cell>
          <table:table-cell table:formula="of:= MIN( (TRUNC([.$N$2] * (1 -[.$I46])) + [.M$2]) ; 3)" office:value-type="float" office:value="2" calcext:value-type="float">
            <text:p>2.00</text:p>
          </table:table-cell>
          <table:table-cell/>
          <table:table-cell table:formula="of:=&quot;0x&quot; &amp; DEC2HEX(([.J46]*64) +([.K46]*16) + ([.L46]*4) + [.M46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IN(MAX(([.A47] - [.$C$2]); 0); ([.$E$2] -1))" office:value-type="float" office:value="5" calcext:value-type="float">
            <text:p>5</text:p>
          </table:table-cell>
          <table:table-cell table:formula="of:=[.B47] * (([.$B$2]-1) / ([.$E$2] - 1))" office:value-type="float" office:value="10.0704225352113" calcext:value-type="float">
            <text:p>10.07</text:p>
          </table:table-cell>
          <table:table-cell table:formula="of:=IF([.C47] &lt;= [.$G$3]; 90 - DEGREES( ASIN( ([.$G$3] - [.C47]) /[.$G$3] ) ); 90 + DEGREES( ASIN( ([.C47] - [.$G$2])/[.$G$3] ) ))" office:value-type="float" office:value="30.8890468596291" calcext:value-type="float">
            <text:p>31</text:p>
          </table:table-cell>
          <table:table-cell table:formula="of:=INT( ([.D47] / [.$F$2]) * ([.$B$2] -1))" office:value-type="float" office:value="24" calcext:value-type="float">
            <text:p>24</text:p>
          </table:table-cell>
          <table:table-cell table:formula="of:=[.E47]-[.A47]" office:value-type="float" office:value="-17" calcext:value-type="float">
            <text:p>-17</text:p>
          </table:table-cell>
          <table:table-cell table:formula="of:=[.F47]-[.F46]" office:value-type="float" office:value="2" calcext:value-type="float">
            <text:p>2</text:p>
          </table:table-cell>
          <table:table-cell/>
          <table:table-cell table:formula="of:= SIN( RADIANS( ([.C47] / ([.$B$2]-1) * [.$F$2]) ))" office:value-type="float" office:value="0.219438513441461" calcext:value-type="float">
            <text:p>0.22</text:p>
          </table:table-cell>
          <table:table-cell table:formula="of:= MIN( (TRUNC([.$N$2] * (1 -[.$I47])) + [.J$2]) ; 3)" office:value-type="float" office:value="3" calcext:value-type="float">
            <text:p>3.00</text:p>
          </table:table-cell>
          <table:table-cell table:formula="of:= MIN( (TRUNC([.$N$2] * (1 -[.$I47])) + [.K$2]) ; 3)" office:value-type="float" office:value="3" calcext:value-type="float">
            <text:p>3.00</text:p>
          </table:table-cell>
          <table:table-cell table:formula="of:= MIN( (TRUNC([.$N$2] * (1 -[.$I47])) + [.L$2]) ; 3)" office:value-type="float" office:value="3" calcext:value-type="float">
            <text:p>3.00</text:p>
          </table:table-cell>
          <table:table-cell table:formula="of:= MIN( (TRUNC([.$N$2] * (1 -[.$I47])) + [.M$2]) ; 3)" office:value-type="float" office:value="2" calcext:value-type="float">
            <text:p>2.00</text:p>
          </table:table-cell>
          <table:table-cell/>
          <table:table-cell table:formula="of:=&quot;0x&quot; &amp; DEC2HEX(([.J47]*64) +([.K47]*16) + ([.L47]*4) + [.M47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IN(MAX(([.A48] - [.$C$2]); 0); ([.$E$2] -1))" office:value-type="float" office:value="6" calcext:value-type="float">
            <text:p>6</text:p>
          </table:table-cell>
          <table:table-cell table:formula="of:=[.B48] * (([.$B$2]-1) / ([.$E$2] - 1))" office:value-type="float" office:value="12.0845070422535" calcext:value-type="float">
            <text:p>12.08</text:p>
          </table:table-cell>
          <table:table-cell table:formula="of:=IF([.C48] &lt;= [.$G$3]; 90 - DEGREES( ASIN( ([.$G$3] - [.C48]) /[.$G$3] ) ); 90 + DEGREES( ASIN( ([.C48] - [.$G$2])/[.$G$3] ) ))" office:value-type="float" office:value="33.9222453475641" calcext:value-type="float">
            <text:p>34</text:p>
          </table:table-cell>
          <table:table-cell table:formula="of:=INT( ([.D48] / [.$F$2]) * ([.$B$2] -1))" office:value-type="float" office:value="26" calcext:value-type="float">
            <text:p>26</text:p>
          </table:table-cell>
          <table:table-cell table:formula="of:=[.E48]-[.A48]" office:value-type="float" office:value="-16" calcext:value-type="float">
            <text:p>-16</text:p>
          </table:table-cell>
          <table:table-cell table:formula="of:=[.F48]-[.F47]" office:value-type="float" office:value="1" calcext:value-type="float">
            <text:p>1</text:p>
          </table:table-cell>
          <table:table-cell/>
          <table:table-cell table:formula="of:= SIN( RADIANS( ([.C48] / ([.$B$2]-1) * [.$F$2]) ))" office:value-type="float" office:value="0.262378950641979" calcext:value-type="float">
            <text:p>0.26</text:p>
          </table:table-cell>
          <table:table-cell table:formula="of:= MIN( (TRUNC([.$N$2] * (1 -[.$I48])) + [.J$2]) ; 3)" office:value-type="float" office:value="3" calcext:value-type="float">
            <text:p>3.00</text:p>
          </table:table-cell>
          <table:table-cell table:formula="of:= MIN( (TRUNC([.$N$2] * (1 -[.$I48])) + [.K$2]) ; 3)" office:value-type="float" office:value="3" calcext:value-type="float">
            <text:p>3.00</text:p>
          </table:table-cell>
          <table:table-cell table:formula="of:= MIN( (TRUNC([.$N$2] * (1 -[.$I48])) + [.L$2]) ; 3)" office:value-type="float" office:value="3" calcext:value-type="float">
            <text:p>3.00</text:p>
          </table:table-cell>
          <table:table-cell table:formula="of:= MIN( (TRUNC([.$N$2] * (1 -[.$I48])) + [.M$2]) ; 3)" office:value-type="float" office:value="2" calcext:value-type="float">
            <text:p>2.00</text:p>
          </table:table-cell>
          <table:table-cell/>
          <table:table-cell table:formula="of:=&quot;0x&quot; &amp; DEC2HEX(([.J48]*64) +([.K48]*16) + ([.L48]*4) + [.M48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IN(MAX(([.A49] - [.$C$2]); 0); ([.$E$2] -1))" office:value-type="float" office:value="7" calcext:value-type="float">
            <text:p>7</text:p>
          </table:table-cell>
          <table:table-cell table:formula="of:=[.B49] * (([.$B$2]-1) / ([.$E$2] - 1))" office:value-type="float" office:value="14.0985915492958" calcext:value-type="float">
            <text:p>14.10</text:p>
          </table:table-cell>
          <table:table-cell table:formula="of:=IF([.C49] &lt;= [.$G$3]; 90 - DEGREES( ASIN( ([.$G$3] - [.C49]) /[.$G$3] ) ); 90 + DEGREES( ASIN( ([.C49] - [.$G$2])/[.$G$3] ) ))" office:value-type="float" office:value="36.7332889140663" calcext:value-type="float">
            <text:p>37</text:p>
          </table:table-cell>
          <table:table-cell table:formula="of:=INT( ([.D49] / [.$F$2]) * ([.$B$2] -1))" office:value-type="float" office:value="29" calcext:value-type="float">
            <text:p>29</text:p>
          </table:table-cell>
          <table:table-cell table:formula="of:=[.E49]-[.A49]" office:value-type="float" office:value="-14" calcext:value-type="float">
            <text:p>-14</text:p>
          </table:table-cell>
          <table:table-cell table:formula="of:=[.F49]-[.F48]" office:value-type="float" office:value="2" calcext:value-type="float">
            <text:p>2</text:p>
          </table:table-cell>
          <table:table-cell/>
          <table:table-cell table:formula="of:= SIN( RADIANS( ([.C49] / ([.$B$2]-1) * [.$F$2]) ))" office:value-type="float" office:value="0.304805768725287" calcext:value-type="float">
            <text:p>0.30</text:p>
          </table:table-cell>
          <table:table-cell table:formula="of:= MIN( (TRUNC([.$N$2] * (1 -[.$I49])) + [.J$2]) ; 3)" office:value-type="float" office:value="3" calcext:value-type="float">
            <text:p>3.00</text:p>
          </table:table-cell>
          <table:table-cell table:formula="of:= MIN( (TRUNC([.$N$2] * (1 -[.$I49])) + [.K$2]) ; 3)" office:value-type="float" office:value="3" calcext:value-type="float">
            <text:p>3.00</text:p>
          </table:table-cell>
          <table:table-cell table:formula="of:= MIN( (TRUNC([.$N$2] * (1 -[.$I49])) + [.L$2]) ; 3)" office:value-type="float" office:value="3" calcext:value-type="float">
            <text:p>3.00</text:p>
          </table:table-cell>
          <table:table-cell table:formula="of:= MIN( (TRUNC([.$N$2] * (1 -[.$I49])) + [.M$2]) ; 3)" office:value-type="float" office:value="2" calcext:value-type="float">
            <text:p>2.00</text:p>
          </table:table-cell>
          <table:table-cell/>
          <table:table-cell table:formula="of:=&quot;0x&quot; &amp; DEC2HEX(([.J49]*64) +([.K49]*16) + ([.L49]*4) + [.M49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IN(MAX(([.A50] - [.$C$2]); 0); ([.$E$2] -1))" office:value-type="float" office:value="8" calcext:value-type="float">
            <text:p>8</text:p>
          </table:table-cell>
          <table:table-cell table:formula="of:=[.B50] * (([.$B$2]-1) / ([.$E$2] - 1))" office:value-type="float" office:value="16.112676056338" calcext:value-type="float">
            <text:p>16.11</text:p>
          </table:table-cell>
          <table:table-cell table:formula="of:=IF([.C50] &lt;= [.$G$3]; 90 - DEGREES( ASIN( ([.$G$3] - [.C50]) /[.$G$3] ) ); 90 + DEGREES( ASIN( ([.C50] - [.$G$2])/[.$G$3] ) ))" office:value-type="float" office:value="39.3704435919109" calcext:value-type="float">
            <text:p>39</text:p>
          </table:table-cell>
          <table:table-cell table:formula="of:=INT( ([.D50] / [.$F$2]) * ([.$B$2] -1))" office:value-type="float" office:value="31" calcext:value-type="float">
            <text:p>31</text:p>
          </table:table-cell>
          <table:table-cell table:formula="of:=[.E50]-[.A50]" office:value-type="float" office:value="-13" calcext:value-type="float">
            <text:p>-13</text:p>
          </table:table-cell>
          <table:table-cell table:formula="of:=[.F50]-[.F49]" office:value-type="float" office:value="1" calcext:value-type="float">
            <text:p>1</text:p>
          </table:table-cell>
          <table:table-cell/>
          <table:table-cell table:formula="of:= SIN( RADIANS( ([.C50] / ([.$B$2]-1) * [.$F$2]) ))" office:value-type="float" office:value="0.346635915202619" calcext:value-type="float">
            <text:p>0.35</text:p>
          </table:table-cell>
          <table:table-cell table:formula="of:= MIN( (TRUNC([.$N$2] * (1 -[.$I50])) + [.J$2]) ; 3)" office:value-type="float" office:value="3" calcext:value-type="float">
            <text:p>3.00</text:p>
          </table:table-cell>
          <table:table-cell table:formula="of:= MIN( (TRUNC([.$N$2] * (1 -[.$I50])) + [.K$2]) ; 3)" office:value-type="float" office:value="3" calcext:value-type="float">
            <text:p>3.00</text:p>
          </table:table-cell>
          <table:table-cell table:formula="of:= MIN( (TRUNC([.$N$2] * (1 -[.$I50])) + [.L$2]) ; 3)" office:value-type="float" office:value="2" calcext:value-type="float">
            <text:p>2.00</text:p>
          </table:table-cell>
          <table:table-cell table:formula="of:= MIN( (TRUNC([.$N$2] * (1 -[.$I50])) + [.M$2]) ; 3)" office:value-type="float" office:value="1" calcext:value-type="float">
            <text:p>1.00</text:p>
          </table:table-cell>
          <table:table-cell/>
          <table:table-cell table:formula="of:=&quot;0x&quot; &amp; DEC2HEX(([.J50]*64) +([.K50]*16) + ([.L50]*4) + [.M50])" office:value-type="string" office:string-value="0xF9" calcext:value-type="string">
            <text:p>0xF9</text:p>
          </table:table-cell>
          <table:table-cell table:style-name="ce15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IN(MAX(([.A51] - [.$C$2]); 0); ([.$E$2] -1))" office:value-type="float" office:value="9" calcext:value-type="float">
            <text:p>9</text:p>
          </table:table-cell>
          <table:table-cell table:formula="of:=[.B51] * (([.$B$2]-1) / ([.$E$2] - 1))" office:value-type="float" office:value="18.1267605633803" calcext:value-type="float">
            <text:p>18.13</text:p>
          </table:table-cell>
          <table:table-cell table:formula="of:=IF([.C51] &lt;= [.$G$3]; 90 - DEGREES( ASIN( ([.$G$3] - [.C51]) /[.$G$3] ) ); 90 + DEGREES( ASIN( ([.C51] - [.$G$2])/[.$G$3] ) ))" office:value-type="float" office:value="41.8672192145465" calcext:value-type="float">
            <text:p>42</text:p>
          </table:table-cell>
          <table:table-cell table:formula="of:=INT( ([.D51] / [.$F$2]) * ([.$B$2] -1))" office:value-type="float" office:value="33" calcext:value-type="float">
            <text:p>33</text:p>
          </table:table-cell>
          <table:table-cell table:formula="of:=[.E51]-[.A51]" office:value-type="float" office:value="-12" calcext:value-type="float">
            <text:p>-12</text:p>
          </table:table-cell>
          <table:table-cell table:formula="of:=[.F51]-[.F50]" office:value-type="float" office:value="1" calcext:value-type="float">
            <text:p>1</text:p>
          </table:table-cell>
          <table:table-cell/>
          <table:table-cell table:formula="of:= SIN( RADIANS( ([.C51] / ([.$B$2]-1) * [.$F$2]) ))" office:value-type="float" office:value="0.387787505597902" calcext:value-type="float">
            <text:p>0.39</text:p>
          </table:table-cell>
          <table:table-cell table:formula="of:= MIN( (TRUNC([.$N$2] * (1 -[.$I51])) + [.J$2]) ; 3)" office:value-type="float" office:value="3" calcext:value-type="float">
            <text:p>3.00</text:p>
          </table:table-cell>
          <table:table-cell table:formula="of:= MIN( (TRUNC([.$N$2] * (1 -[.$I51])) + [.K$2]) ; 3)" office:value-type="float" office:value="3" calcext:value-type="float">
            <text:p>3.00</text:p>
          </table:table-cell>
          <table:table-cell table:formula="of:= MIN( (TRUNC([.$N$2] * (1 -[.$I51])) + [.L$2]) ; 3)" office:value-type="float" office:value="2" calcext:value-type="float">
            <text:p>2.00</text:p>
          </table:table-cell>
          <table:table-cell table:formula="of:= MIN( (TRUNC([.$N$2] * (1 -[.$I51])) + [.M$2]) ; 3)" office:value-type="float" office:value="1" calcext:value-type="float">
            <text:p>1.00</text:p>
          </table:table-cell>
          <table:table-cell/>
          <table:table-cell table:formula="of:=&quot;0x&quot; &amp; DEC2HEX(([.J51]*64) +([.K51]*16) + ([.L51]*4) + [.M51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IN(MAX(([.A52] - [.$C$2]); 0); ([.$E$2] -1))" office:value-type="float" office:value="10" calcext:value-type="float">
            <text:p>10</text:p>
          </table:table-cell>
          <table:table-cell table:formula="of:=[.B52] * (([.$B$2]-1) / ([.$E$2] - 1))" office:value-type="float" office:value="20.1408450704225" calcext:value-type="float">
            <text:p>20.14</text:p>
          </table:table-cell>
          <table:table-cell table:formula="of:=IF([.C52] &lt;= [.$G$3]; 90 - DEGREES( ASIN( ([.$G$3] - [.C52]) /[.$G$3] ) ); 90 + DEGREES( ASIN( ([.C52] - [.$G$2])/[.$G$3] ) ))" office:value-type="float" office:value="44.2480143453105" calcext:value-type="float">
            <text:p>44</text:p>
          </table:table-cell>
          <table:table-cell table:formula="of:=INT( ([.D52] / [.$F$2]) * ([.$B$2] -1))" office:value-type="float" office:value="35" calcext:value-type="float">
            <text:p>35</text:p>
          </table:table-cell>
          <table:table-cell table:formula="of:=[.E52]-[.A52]" office:value-type="float" office:value="-11" calcext:value-type="float">
            <text:p>-11</text:p>
          </table:table-cell>
          <table:table-cell table:formula="of:=[.F52]-[.F51]" office:value-type="float" office:value="1" calcext:value-type="float">
            <text:p>1</text:p>
          </table:table-cell>
          <table:table-cell/>
          <table:table-cell table:formula="of:= SIN( RADIANS( ([.C52] / ([.$B$2]-1) * [.$F$2]) ))" office:value-type="float" office:value="0.428179983740455" calcext:value-type="float">
            <text:p>0.43</text:p>
          </table:table-cell>
          <table:table-cell table:formula="of:= MIN( (TRUNC([.$N$2] * (1 -[.$I52])) + [.J$2]) ; 3)" office:value-type="float" office:value="3" calcext:value-type="float">
            <text:p>3.00</text:p>
          </table:table-cell>
          <table:table-cell table:formula="of:= MIN( (TRUNC([.$N$2] * (1 -[.$I52])) + [.K$2]) ; 3)" office:value-type="float" office:value="3" calcext:value-type="float">
            <text:p>3.00</text:p>
          </table:table-cell>
          <table:table-cell table:formula="of:= MIN( (TRUNC([.$N$2] * (1 -[.$I52])) + [.L$2]) ; 3)" office:value-type="float" office:value="2" calcext:value-type="float">
            <text:p>2.00</text:p>
          </table:table-cell>
          <table:table-cell table:formula="of:= MIN( (TRUNC([.$N$2] * (1 -[.$I52])) + [.M$2]) ; 3)" office:value-type="float" office:value="1" calcext:value-type="float">
            <text:p>1.00</text:p>
          </table:table-cell>
          <table:table-cell/>
          <table:table-cell table:formula="of:=&quot;0x&quot; &amp; DEC2HEX(([.J52]*64) +([.K52]*16) + ([.L52]*4) + [.M52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IN(MAX(([.A53] - [.$C$2]); 0); ([.$E$2] -1))" office:value-type="float" office:value="11" calcext:value-type="float">
            <text:p>11</text:p>
          </table:table-cell>
          <table:table-cell table:formula="of:=[.B53] * (([.$B$2]-1) / ([.$E$2] - 1))" office:value-type="float" office:value="22.1549295774648" calcext:value-type="float">
            <text:p>22.15</text:p>
          </table:table-cell>
          <table:table-cell table:formula="of:=IF([.C53] &lt;= [.$G$3]; 90 - DEGREES( ASIN( ([.$G$3] - [.C53]) /[.$G$3] ) ); 90 + DEGREES( ASIN( ([.C53] - [.$G$2])/[.$G$3] ) ))" office:value-type="float" office:value="46.5312582607228" calcext:value-type="float">
            <text:p>47</text:p>
          </table:table-cell>
          <table:table-cell table:formula="of:=INT( ([.D53] / [.$F$2]) * ([.$B$2] -1))" office:value-type="float" office:value="36" calcext:value-type="float">
            <text:p>36</text:p>
          </table:table-cell>
          <table:table-cell table:formula="of:=[.E53]-[.A53]" office:value-type="float" office:value="-11" calcext:value-type="float">
            <text:p>-11</text:p>
          </table:table-cell>
          <table:table-cell table:formula="of:=[.F53]-[.F52]" office:value-type="float" office:value="0" calcext:value-type="float">
            <text:p>0</text:p>
          </table:table-cell>
          <table:table-cell/>
          <table:table-cell table:formula="of:= SIN( RADIANS( ([.C53] / ([.$B$2]-1) * [.$F$2]) ))" office:value-type="float" office:value="0.467734279457482" calcext:value-type="float">
            <text:p>0.47</text:p>
          </table:table-cell>
          <table:table-cell table:formula="of:= MIN( (TRUNC([.$N$2] * (1 -[.$I53])) + [.J$2]) ; 3)" office:value-type="float" office:value="3" calcext:value-type="float">
            <text:p>3.00</text:p>
          </table:table-cell>
          <table:table-cell table:formula="of:= MIN( (TRUNC([.$N$2] * (1 -[.$I53])) + [.K$2]) ; 3)" office:value-type="float" office:value="3" calcext:value-type="float">
            <text:p>3.00</text:p>
          </table:table-cell>
          <table:table-cell table:formula="of:= MIN( (TRUNC([.$N$2] * (1 -[.$I53])) + [.L$2]) ; 3)" office:value-type="float" office:value="2" calcext:value-type="float">
            <text:p>2.00</text:p>
          </table:table-cell>
          <table:table-cell table:formula="of:= MIN( (TRUNC([.$N$2] * (1 -[.$I53])) + [.M$2]) ; 3)" office:value-type="float" office:value="1" calcext:value-type="float">
            <text:p>1.00</text:p>
          </table:table-cell>
          <table:table-cell/>
          <table:table-cell table:formula="of:=&quot;0x&quot; &amp; DEC2HEX(([.J53]*64) +([.K53]*16) + ([.L53]*4) + [.M53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IN(MAX(([.A54] - [.$C$2]); 0); ([.$E$2] -1))" office:value-type="float" office:value="12" calcext:value-type="float">
            <text:p>12</text:p>
          </table:table-cell>
          <table:table-cell table:formula="of:=[.B54] * (([.$B$2]-1) / ([.$E$2] - 1))" office:value-type="float" office:value="24.169014084507" calcext:value-type="float">
            <text:p>24.17</text:p>
          </table:table-cell>
          <table:table-cell table:formula="of:=IF([.C54] &lt;= [.$G$3]; 90 - DEGREES( ASIN( ([.$G$3] - [.C54]) /[.$G$3] ) ); 90 + DEGREES( ASIN( ([.C54] - [.$G$2])/[.$G$3] ) ))" office:value-type="float" office:value="48.7312856653631" calcext:value-type="float">
            <text:p>49</text:p>
          </table:table-cell>
          <table:table-cell table:formula="of:=INT( ([.D54] / [.$F$2]) * ([.$B$2] -1))" office:value-type="float" office:value="38" calcext:value-type="float">
            <text:p>38</text:p>
          </table:table-cell>
          <table:table-cell table:formula="of:=[.E54]-[.A54]" office:value-type="float" office:value="-10" calcext:value-type="float">
            <text:p>-10</text:p>
          </table:table-cell>
          <table:table-cell table:formula="of:=[.F54]-[.F53]" office:value-type="float" office:value="1" calcext:value-type="float">
            <text:p>1</text:p>
          </table:table-cell>
          <table:table-cell/>
          <table:table-cell table:formula="of:= SIN( RADIANS( ([.C54] / ([.$B$2]-1) * [.$F$2]) ))" office:value-type="float" office:value="0.506372963357644" calcext:value-type="float">
            <text:p>0.51</text:p>
          </table:table-cell>
          <table:table-cell table:formula="of:= MIN( (TRUNC([.$N$2] * (1 -[.$I54])) + [.J$2]) ; 3)" office:value-type="float" office:value="3" calcext:value-type="float">
            <text:p>3.00</text:p>
          </table:table-cell>
          <table:table-cell table:formula="of:= MIN( (TRUNC([.$N$2] * (1 -[.$I54])) + [.K$2]) ; 3)" office:value-type="float" office:value="3" calcext:value-type="float">
            <text:p>3.00</text:p>
          </table:table-cell>
          <table:table-cell table:formula="of:= MIN( (TRUNC([.$N$2] * (1 -[.$I54])) + [.L$2]) ; 3)" office:value-type="float" office:value="2" calcext:value-type="float">
            <text:p>2.00</text:p>
          </table:table-cell>
          <table:table-cell table:formula="of:= MIN( (TRUNC([.$N$2] * (1 -[.$I54])) + [.M$2]) ; 3)" office:value-type="float" office:value="1" calcext:value-type="float">
            <text:p>1.00</text:p>
          </table:table-cell>
          <table:table-cell/>
          <table:table-cell table:formula="of:=&quot;0x&quot; &amp; DEC2HEX(([.J54]*64) +([.K54]*16) + ([.L54]*4) + [.M54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IN(MAX(([.A55] - [.$C$2]); 0); ([.$E$2] -1))" office:value-type="float" office:value="13" calcext:value-type="float">
            <text:p>13</text:p>
          </table:table-cell>
          <table:table-cell table:formula="of:=[.B55] * (([.$B$2]-1) / ([.$E$2] - 1))" office:value-type="float" office:value="26.1830985915493" calcext:value-type="float">
            <text:p>26.18</text:p>
          </table:table-cell>
          <table:table-cell table:formula="of:=IF([.C55] &lt;= [.$G$3]; 90 - DEGREES( ASIN( ([.$G$3] - [.C55]) /[.$G$3] ) ); 90 + DEGREES( ASIN( ([.C55] - [.$G$2])/[.$G$3] ) ))" office:value-type="float" office:value="50.8595178187588" calcext:value-type="float">
            <text:p>51</text:p>
          </table:table-cell>
          <table:table-cell table:formula="of:=INT( ([.D55] / [.$F$2]) * ([.$B$2] -1))" office:value-type="float" office:value="40" calcext:value-type="float">
            <text:p>40</text:p>
          </table:table-cell>
          <table:table-cell table:formula="of:=[.E55]-[.A55]" office:value-type="float" office:value="-9" calcext:value-type="float">
            <text:p>-9</text:p>
          </table:table-cell>
          <table:table-cell table:formula="of:=[.F55]-[.F54]" office:value-type="float" office:value="1" calcext:value-type="float">
            <text:p>1</text:p>
          </table:table-cell>
          <table:table-cell/>
          <table:table-cell table:formula="of:= SIN( RADIANS( ([.C55] / ([.$B$2]-1) * [.$F$2]) ))" office:value-type="float" office:value="0.544020398402732" calcext:value-type="float">
            <text:p>0.54</text:p>
          </table:table-cell>
          <table:table-cell table:formula="of:= MIN( (TRUNC([.$N$2] * (1 -[.$I55])) + [.J$2]) ; 3)" office:value-type="float" office:value="3" calcext:value-type="float">
            <text:p>3.00</text:p>
          </table:table-cell>
          <table:table-cell table:formula="of:= MIN( (TRUNC([.$N$2] * (1 -[.$I55])) + [.K$2]) ; 3)" office:value-type="float" office:value="3" calcext:value-type="float">
            <text:p>3.00</text:p>
          </table:table-cell>
          <table:table-cell table:formula="of:= MIN( (TRUNC([.$N$2] * (1 -[.$I55])) + [.L$2]) ; 3)" office:value-type="float" office:value="2" calcext:value-type="float">
            <text:p>2.00</text:p>
          </table:table-cell>
          <table:table-cell table:formula="of:= MIN( (TRUNC([.$N$2] * (1 -[.$I55])) + [.M$2]) ; 3)" office:value-type="float" office:value="1" calcext:value-type="float">
            <text:p>1.00</text:p>
          </table:table-cell>
          <table:table-cell/>
          <table:table-cell table:formula="of:=&quot;0x&quot; &amp; DEC2HEX(([.J55]*64) +([.K55]*16) + ([.L55]*4) + [.M55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IN(MAX(([.A56] - [.$C$2]); 0); ([.$E$2] -1))" office:value-type="float" office:value="14" calcext:value-type="float">
            <text:p>14</text:p>
          </table:table-cell>
          <table:table-cell table:formula="of:=[.B56] * (([.$B$2]-1) / ([.$E$2] - 1))" office:value-type="float" office:value="28.1971830985915" calcext:value-type="float">
            <text:p>28.20</text:p>
          </table:table-cell>
          <table:table-cell table:formula="of:=IF([.C56] &lt;= [.$G$3]; 90 - DEGREES( ASIN( ([.$G$3] - [.C56]) /[.$G$3] ) ); 90 + DEGREES( ASIN( ([.C56] - [.$G$2])/[.$G$3] ) ))" office:value-type="float" office:value="52.9252400430393" calcext:value-type="float">
            <text:p>53</text:p>
          </table:table-cell>
          <table:table-cell table:formula="of:=INT( ([.D56] / [.$F$2]) * ([.$B$2] -1))" office:value-type="float" office:value="42" calcext:value-type="float">
            <text:p>42</text:p>
          </table:table-cell>
          <table:table-cell table:formula="of:=[.E56]-[.A56]" office:value-type="float" office:value="-8" calcext:value-type="float">
            <text:p>-8</text:p>
          </table:table-cell>
          <table:table-cell table:formula="of:=[.F56]-[.F55]" office:value-type="float" office:value="1" calcext:value-type="float">
            <text:p>1</text:p>
          </table:table-cell>
          <table:table-cell/>
          <table:table-cell table:formula="of:= SIN( RADIANS( ([.C56] / ([.$B$2]-1) * [.$F$2]) ))" office:value-type="float" office:value="0.580602887970721" calcext:value-type="float">
            <text:p>0.58</text:p>
          </table:table-cell>
          <table:table-cell table:formula="of:= MIN( (TRUNC([.$N$2] * (1 -[.$I56])) + [.J$2]) ; 3)" office:value-type="float" office:value="3" calcext:value-type="float">
            <text:p>3.00</text:p>
          </table:table-cell>
          <table:table-cell table:formula="of:= MIN( (TRUNC([.$N$2] * (1 -[.$I56])) + [.K$2]) ; 3)" office:value-type="float" office:value="3" calcext:value-type="float">
            <text:p>3.00</text:p>
          </table:table-cell>
          <table:table-cell table:formula="of:= MIN( (TRUNC([.$N$2] * (1 -[.$I56])) + [.L$2]) ; 3)" office:value-type="float" office:value="2" calcext:value-type="float">
            <text:p>2.00</text:p>
          </table:table-cell>
          <table:table-cell table:formula="of:= MIN( (TRUNC([.$N$2] * (1 -[.$I56])) + [.M$2]) ; 3)" office:value-type="float" office:value="1" calcext:value-type="float">
            <text:p>1.00</text:p>
          </table:table-cell>
          <table:table-cell/>
          <table:table-cell table:formula="of:=&quot;0x&quot; &amp; DEC2HEX(([.J56]*64) +([.K56]*16) + ([.L56]*4) + [.M56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IN(MAX(([.A57] - [.$C$2]); 0); ([.$E$2] -1))" office:value-type="float" office:value="15" calcext:value-type="float">
            <text:p>15</text:p>
          </table:table-cell>
          <table:table-cell table:formula="of:=[.B57] * (([.$B$2]-1) / ([.$E$2] - 1))" office:value-type="float" office:value="30.2112676056338" calcext:value-type="float">
            <text:p>30.21</text:p>
          </table:table-cell>
          <table:table-cell table:formula="of:=IF([.C57] &lt;= [.$G$3]; 90 - DEGREES( ASIN( ([.$G$3] - [.C57]) /[.$G$3] ) ); 90 + DEGREES( ASIN( ([.C57] - [.$G$2])/[.$G$3] ) ))" office:value-type="float" office:value="54.9361323905351" calcext:value-type="float">
            <text:p>55</text:p>
          </table:table-cell>
          <table:table-cell table:formula="of:=INT( ([.D57] / [.$F$2]) * ([.$B$2] -1))" office:value-type="float" office:value="43" calcext:value-type="float">
            <text:p>43</text:p>
          </table:table-cell>
          <table:table-cell table:formula="of:=[.E57]-[.A57]" office:value-type="float" office:value="-8" calcext:value-type="float">
            <text:p>-8</text:p>
          </table:table-cell>
          <table:table-cell table:formula="of:=[.F57]-[.F56]" office:value-type="float" office:value="0" calcext:value-type="float">
            <text:p>0</text:p>
          </table:table-cell>
          <table:table-cell/>
          <table:table-cell table:formula="of:= SIN( RADIANS( ([.C57] / ([.$B$2]-1) * [.$F$2]) ))" office:value-type="float" office:value="0.616048820120364" calcext:value-type="float">
            <text:p>0.62</text:p>
          </table:table-cell>
          <table:table-cell table:formula="of:= MIN( (TRUNC([.$N$2] * (1 -[.$I57])) + [.J$2]) ; 3)" office:value-type="float" office:value="3" calcext:value-type="float">
            <text:p>3.00</text:p>
          </table:table-cell>
          <table:table-cell table:formula="of:= MIN( (TRUNC([.$N$2] * (1 -[.$I57])) + [.K$2]) ; 3)" office:value-type="float" office:value="3" calcext:value-type="float">
            <text:p>3.00</text:p>
          </table:table-cell>
          <table:table-cell table:formula="of:= MIN( (TRUNC([.$N$2] * (1 -[.$I57])) + [.L$2]) ; 3)" office:value-type="float" office:value="2" calcext:value-type="float">
            <text:p>2.00</text:p>
          </table:table-cell>
          <table:table-cell table:formula="of:= MIN( (TRUNC([.$N$2] * (1 -[.$I57])) + [.M$2]) ; 3)" office:value-type="float" office:value="1" calcext:value-type="float">
            <text:p>1.00</text:p>
          </table:table-cell>
          <table:table-cell/>
          <table:table-cell table:formula="of:=&quot;0x&quot; &amp; DEC2HEX(([.J57]*64) +([.K57]*16) + ([.L57]*4) + [.M57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IN(MAX(([.A58] - [.$C$2]); 0); ([.$E$2] -1))" office:value-type="float" office:value="16" calcext:value-type="float">
            <text:p>16</text:p>
          </table:table-cell>
          <table:table-cell table:formula="of:=[.B58] * (([.$B$2]-1) / ([.$E$2] - 1))" office:value-type="float" office:value="32.2253521126761" calcext:value-type="float">
            <text:p>32.23</text:p>
          </table:table-cell>
          <table:table-cell table:formula="of:=IF([.C58] &lt;= [.$G$3]; 90 - DEGREES( ASIN( ([.$G$3] - [.C58]) /[.$G$3] ) ); 90 + DEGREES( ASIN( ([.C58] - [.$G$2])/[.$G$3] ) ))" office:value-type="float" office:value="56.8986430177995" calcext:value-type="float">
            <text:p>57</text:p>
          </table:table-cell>
          <table:table-cell table:formula="of:=INT( ([.D58] / [.$F$2]) * ([.$B$2] -1))" office:value-type="float" office:value="45" calcext:value-type="float">
            <text:p>45</text:p>
          </table:table-cell>
          <table:table-cell table:formula="of:=[.E58]-[.A58]" office:value-type="float" office:value="-7" calcext:value-type="float">
            <text:p>-7</text:p>
          </table:table-cell>
          <table:table-cell table:formula="of:=[.F58]-[.F57]" office:value-type="float" office:value="1" calcext:value-type="float">
            <text:p>1</text:p>
          </table:table-cell>
          <table:table-cell/>
          <table:table-cell table:formula="of:= SIN( RADIANS( ([.C58] / ([.$B$2]-1) * [.$F$2]) ))" office:value-type="float" office:value="0.650288807774937" calcext:value-type="float">
            <text:p>0.65</text:p>
          </table:table-cell>
          <table:table-cell table:formula="of:= MIN( (TRUNC([.$N$2] * (1 -[.$I58])) + [.J$2]) ; 3)" office:value-type="float" office:value="3" calcext:value-type="float">
            <text:p>3.00</text:p>
          </table:table-cell>
          <table:table-cell table:formula="of:= MIN( (TRUNC([.$N$2] * (1 -[.$I58])) + [.K$2]) ; 3)" office:value-type="float" office:value="3" calcext:value-type="float">
            <text:p>3.00</text:p>
          </table:table-cell>
          <table:table-cell table:formula="of:= MIN( (TRUNC([.$N$2] * (1 -[.$I58])) + [.L$2]) ; 3)" office:value-type="float" office:value="2" calcext:value-type="float">
            <text:p>2.00</text:p>
          </table:table-cell>
          <table:table-cell table:formula="of:= MIN( (TRUNC([.$N$2] * (1 -[.$I58])) + [.M$2]) ; 3)" office:value-type="float" office:value="1" calcext:value-type="float">
            <text:p>1.00</text:p>
          </table:table-cell>
          <table:table-cell/>
          <table:table-cell table:formula="of:=&quot;0x&quot; &amp; DEC2HEX(([.J58]*64) +([.K58]*16) + ([.L58]*4) + [.M58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IN(MAX(([.A59] - [.$C$2]); 0); ([.$E$2] -1))" office:value-type="float" office:value="17" calcext:value-type="float">
            <text:p>17</text:p>
          </table:table-cell>
          <table:table-cell table:formula="of:=[.B59] * (([.$B$2]-1) / ([.$E$2] - 1))" office:value-type="float" office:value="34.2394366197183" calcext:value-type="float">
            <text:p>34.24</text:p>
          </table:table-cell>
          <table:table-cell table:formula="of:=IF([.C59] &lt;= [.$G$3]; 90 - DEGREES( ASIN( ([.$G$3] - [.C59]) /[.$G$3] ) ); 90 + DEGREES( ASIN( ([.C59] - [.$G$2])/[.$G$3] ) ))" office:value-type="float" office:value="58.8182577990629" calcext:value-type="float">
            <text:p>59</text:p>
          </table:table-cell>
          <table:table-cell table:formula="of:=INT( ([.D59] / [.$F$2]) * ([.$B$2] -1))" office:value-type="float" office:value="46" calcext:value-type="float">
            <text:p>46</text:p>
          </table:table-cell>
          <table:table-cell table:formula="of:=[.E59]-[.A59]" office:value-type="float" office:value="-7" calcext:value-type="float">
            <text:p>-7</text:p>
          </table:table-cell>
          <table:table-cell table:formula="of:=[.F59]-[.F58]" office:value-type="float" office:value="0" calcext:value-type="float">
            <text:p>0</text:p>
          </table:table-cell>
          <table:table-cell/>
          <table:table-cell table:formula="of:= SIN( RADIANS( ([.C59] / ([.$B$2]-1) * [.$F$2]) ))" office:value-type="float" office:value="0.683255824550694" calcext:value-type="float">
            <text:p>0.68</text:p>
          </table:table-cell>
          <table:table-cell table:formula="of:= MIN( (TRUNC([.$N$2] * (1 -[.$I59])) + [.J$2]) ; 3)" office:value-type="float" office:value="3" calcext:value-type="float">
            <text:p>3.00</text:p>
          </table:table-cell>
          <table:table-cell table:formula="of:= MIN( (TRUNC([.$N$2] * (1 -[.$I59])) + [.K$2]) ; 3)" office:value-type="float" office:value="2" calcext:value-type="float">
            <text:p>2.00</text:p>
          </table:table-cell>
          <table:table-cell table:formula="of:= MIN( (TRUNC([.$N$2] * (1 -[.$I59])) + [.L$2]) ; 3)" office:value-type="float" office:value="1" calcext:value-type="float">
            <text:p>1.00</text:p>
          </table:table-cell>
          <table:table-cell table:formula="of:= MIN( (TRUNC([.$N$2] * (1 -[.$I59])) + [.M$2]) ; 3)" office:value-type="float" office:value="0" calcext:value-type="float">
            <text:p>0.00</text:p>
          </table:table-cell>
          <table:table-cell/>
          <table:table-cell table:formula="of:=&quot;0x&quot; &amp; DEC2HEX(([.J59]*64) +([.K59]*16) + ([.L59]*4) + [.M59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IN(MAX(([.A60] - [.$C$2]); 0); ([.$E$2] -1))" office:value-type="float" office:value="18" calcext:value-type="float">
            <text:p>18</text:p>
          </table:table-cell>
          <table:table-cell table:formula="of:=[.B60] * (([.$B$2]-1) / ([.$E$2] - 1))" office:value-type="float" office:value="36.2535211267606" calcext:value-type="float">
            <text:p>36.25</text:p>
          </table:table-cell>
          <table:table-cell table:formula="of:=IF([.C60] &lt;= [.$G$3]; 90 - DEGREES( ASIN( ([.$G$3] - [.C60]) /[.$G$3] ) ); 90 + DEGREES( ASIN( ([.C60] - [.$G$2])/[.$G$3] ) ))" office:value-type="float" office:value="60.6996994417056" calcext:value-type="float">
            <text:p>61</text:p>
          </table:table-cell>
          <table:table-cell table:formula="of:=INT( ([.D60] / [.$F$2]) * ([.$B$2] -1))" office:value-type="float" office:value="48" calcext:value-type="float">
            <text:p>48</text:p>
          </table:table-cell>
          <table:table-cell table:formula="of:=[.E60]-[.A60]" office:value-type="float" office:value="-6" calcext:value-type="float">
            <text:p>-6</text:p>
          </table:table-cell>
          <table:table-cell table:formula="of:=[.F60]-[.F59]" office:value-type="float" office:value="1" calcext:value-type="float">
            <text:p>1</text:p>
          </table:table-cell>
          <table:table-cell/>
          <table:table-cell table:formula="of:= SIN( RADIANS( ([.C60] / ([.$B$2]-1) * [.$F$2]) ))" office:value-type="float" office:value="0.714885335964163" calcext:value-type="float">
            <text:p>0.71</text:p>
          </table:table-cell>
          <table:table-cell table:formula="of:= MIN( (TRUNC([.$N$2] * (1 -[.$I60])) + [.J$2]) ; 3)" office:value-type="float" office:value="3" calcext:value-type="float">
            <text:p>3.00</text:p>
          </table:table-cell>
          <table:table-cell table:formula="of:= MIN( (TRUNC([.$N$2] * (1 -[.$I60])) + [.K$2]) ; 3)" office:value-type="float" office:value="2" calcext:value-type="float">
            <text:p>2.00</text:p>
          </table:table-cell>
          <table:table-cell table:formula="of:= MIN( (TRUNC([.$N$2] * (1 -[.$I60])) + [.L$2]) ; 3)" office:value-type="float" office:value="1" calcext:value-type="float">
            <text:p>1.00</text:p>
          </table:table-cell>
          <table:table-cell table:formula="of:= MIN( (TRUNC([.$N$2] * (1 -[.$I60])) + [.M$2]) ; 3)" office:value-type="float" office:value="0" calcext:value-type="float">
            <text:p>0.00</text:p>
          </table:table-cell>
          <table:table-cell/>
          <table:table-cell table:formula="of:=&quot;0x&quot; &amp; DEC2HEX(([.J60]*64) +([.K60]*16) + ([.L60]*4) + [.M60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IN(MAX(([.A61] - [.$C$2]); 0); ([.$E$2] -1))" office:value-type="float" office:value="19" calcext:value-type="float">
            <text:p>19</text:p>
          </table:table-cell>
          <table:table-cell table:formula="of:=[.B61] * (([.$B$2]-1) / ([.$E$2] - 1))" office:value-type="float" office:value="38.2676056338028" calcext:value-type="float">
            <text:p>38.27</text:p>
          </table:table-cell>
          <table:table-cell table:formula="of:=IF([.C61] &lt;= [.$G$3]; 90 - DEGREES( ASIN( ([.$G$3] - [.C61]) /[.$G$3] ) ); 90 + DEGREES( ASIN( ([.C61] - [.$G$2])/[.$G$3] ) ))" office:value-type="float" office:value="62.5470774672313" calcext:value-type="float">
            <text:p>63</text:p>
          </table:table-cell>
          <table:table-cell table:formula="of:=INT( ([.D61] / [.$F$2]) * ([.$B$2] -1))" office:value-type="float" office:value="49" calcext:value-type="float">
            <text:p>49</text:p>
          </table:table-cell>
          <table:table-cell table:formula="of:=[.E61]-[.A61]" office:value-type="float" office:value="-6" calcext:value-type="float">
            <text:p>-6</text:p>
          </table:table-cell>
          <table:table-cell table:formula="of:=[.F61]-[.F60]" office:value-type="float" office:value="0" calcext:value-type="float">
            <text:p>0</text:p>
          </table:table-cell>
          <table:table-cell/>
          <table:table-cell table:formula="of:= SIN( RADIANS( ([.C61] / ([.$B$2]-1) * [.$F$2]) ))" office:value-type="float" office:value="0.745115425761428" calcext:value-type="float">
            <text:p>0.75</text:p>
          </table:table-cell>
          <table:table-cell table:formula="of:= MIN( (TRUNC([.$N$2] * (1 -[.$I61])) + [.J$2]) ; 3)" office:value-type="float" office:value="3" calcext:value-type="float">
            <text:p>3.00</text:p>
          </table:table-cell>
          <table:table-cell table:formula="of:= MIN( (TRUNC([.$N$2] * (1 -[.$I61])) + [.K$2]) ; 3)" office:value-type="float" office:value="2" calcext:value-type="float">
            <text:p>2.00</text:p>
          </table:table-cell>
          <table:table-cell table:formula="of:= MIN( (TRUNC([.$N$2] * (1 -[.$I61])) + [.L$2]) ; 3)" office:value-type="float" office:value="1" calcext:value-type="float">
            <text:p>1.00</text:p>
          </table:table-cell>
          <table:table-cell table:formula="of:= MIN( (TRUNC([.$N$2] * (1 -[.$I61])) + [.M$2]) ; 3)" office:value-type="float" office:value="0" calcext:value-type="float">
            <text:p>0.00</text:p>
          </table:table-cell>
          <table:table-cell/>
          <table:table-cell table:formula="of:=&quot;0x&quot; &amp; DEC2HEX(([.J61]*64) +([.K61]*16) + ([.L61]*4) + [.M61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IN(MAX(([.A62] - [.$C$2]); 0); ([.$E$2] -1))" office:value-type="float" office:value="20" calcext:value-type="float">
            <text:p>20</text:p>
          </table:table-cell>
          <table:table-cell table:formula="of:=[.B62] * (([.$B$2]-1) / ([.$E$2] - 1))" office:value-type="float" office:value="40.2816901408451" calcext:value-type="float">
            <text:p>40.28</text:p>
          </table:table-cell>
          <table:table-cell table:formula="of:=IF([.C62] &lt;= [.$G$3]; 90 - DEGREES( ASIN( ([.$G$3] - [.C62]) /[.$G$3] ) ); 90 + DEGREES( ASIN( ([.C62] - [.$G$2])/[.$G$3] ) ))" office:value-type="float" office:value="64.3640031791733" calcext:value-type="float">
            <text:p>64</text:p>
          </table:table-cell>
          <table:table-cell table:formula="of:=INT( ([.D62] / [.$F$2]) * ([.$B$2] -1))" office:value-type="float" office:value="51" calcext:value-type="float">
            <text:p>51</text:p>
          </table:table-cell>
          <table:table-cell table:formula="of:=[.E62]-[.A62]" office:value-type="float" office:value="-5" calcext:value-type="float">
            <text:p>-5</text:p>
          </table:table-cell>
          <table:table-cell table:formula="of:=[.F62]-[.F61]" office:value-type="float" office:value="1" calcext:value-type="float">
            <text:p>1</text:p>
          </table:table-cell>
          <table:table-cell/>
          <table:table-cell table:formula="of:= SIN( RADIANS( ([.C62] / ([.$B$2]-1) * [.$F$2]) ))" office:value-type="float" office:value="0.773886917122107" calcext:value-type="float">
            <text:p>0.77</text:p>
          </table:table-cell>
          <table:table-cell table:formula="of:= MIN( (TRUNC([.$N$2] * (1 -[.$I62])) + [.J$2]) ; 3)" office:value-type="float" office:value="3" calcext:value-type="float">
            <text:p>3.00</text:p>
          </table:table-cell>
          <table:table-cell table:formula="of:= MIN( (TRUNC([.$N$2] * (1 -[.$I62])) + [.K$2]) ; 3)" office:value-type="float" office:value="2" calcext:value-type="float">
            <text:p>2.00</text:p>
          </table:table-cell>
          <table:table-cell table:formula="of:= MIN( (TRUNC([.$N$2] * (1 -[.$I62])) + [.L$2]) ; 3)" office:value-type="float" office:value="1" calcext:value-type="float">
            <text:p>1.00</text:p>
          </table:table-cell>
          <table:table-cell table:formula="of:= MIN( (TRUNC([.$N$2] * (1 -[.$I62])) + [.M$2]) ; 3)" office:value-type="float" office:value="0" calcext:value-type="float">
            <text:p>0.00</text:p>
          </table:table-cell>
          <table:table-cell/>
          <table:table-cell table:formula="of:=&quot;0x&quot; &amp; DEC2HEX(([.J62]*64) +([.K62]*16) + ([.L62]*4) + [.M62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IN(MAX(([.A63] - [.$C$2]); 0); ([.$E$2] -1))" office:value-type="float" office:value="21" calcext:value-type="float">
            <text:p>21</text:p>
          </table:table-cell>
          <table:table-cell table:formula="of:=[.B63] * (([.$B$2]-1) / ([.$E$2] - 1))" office:value-type="float" office:value="42.2957746478873" calcext:value-type="float">
            <text:p>42.30</text:p>
          </table:table-cell>
          <table:table-cell table:formula="of:=IF([.C63] &lt;= [.$G$3]; 90 - DEGREES( ASIN( ([.$G$3] - [.C63]) /[.$G$3] ) ); 90 + DEGREES( ASIN( ([.C63] - [.$G$2])/[.$G$3] ) ))" office:value-type="float" office:value="66.1536791909802" calcext:value-type="float">
            <text:p>66</text:p>
          </table:table-cell>
          <table:table-cell table:formula="of:=INT( ([.D63] / [.$F$2]) * ([.$B$2] -1))" office:value-type="float" office:value="52" calcext:value-type="float">
            <text:p>52</text:p>
          </table:table-cell>
          <table:table-cell table:formula="of:=[.E63]-[.A63]" office:value-type="float" office:value="-5" calcext:value-type="float">
            <text:p>-5</text:p>
          </table:table-cell>
          <table:table-cell table:formula="of:=[.F63]-[.F62]" office:value-type="float" office:value="0" calcext:value-type="float">
            <text:p>0</text:p>
          </table:table-cell>
          <table:table-cell/>
          <table:table-cell table:formula="of:= SIN( RADIANS( ([.C63] / ([.$B$2]-1) * [.$F$2]) ))" office:value-type="float" office:value="0.801143488500748" calcext:value-type="float">
            <text:p>0.80</text:p>
          </table:table-cell>
          <table:table-cell table:formula="of:= MIN( (TRUNC([.$N$2] * (1 -[.$I63])) + [.J$2]) ; 3)" office:value-type="float" office:value="3" calcext:value-type="float">
            <text:p>3.00</text:p>
          </table:table-cell>
          <table:table-cell table:formula="of:= MIN( (TRUNC([.$N$2] * (1 -[.$I63])) + [.K$2]) ; 3)" office:value-type="float" office:value="2" calcext:value-type="float">
            <text:p>2.00</text:p>
          </table:table-cell>
          <table:table-cell table:formula="of:= MIN( (TRUNC([.$N$2] * (1 -[.$I63])) + [.L$2]) ; 3)" office:value-type="float" office:value="1" calcext:value-type="float">
            <text:p>1.00</text:p>
          </table:table-cell>
          <table:table-cell table:formula="of:= MIN( (TRUNC([.$N$2] * (1 -[.$I63])) + [.M$2]) ; 3)" office:value-type="float" office:value="0" calcext:value-type="float">
            <text:p>0.00</text:p>
          </table:table-cell>
          <table:table-cell/>
          <table:table-cell table:formula="of:=&quot;0x&quot; &amp; DEC2HEX(([.J63]*64) +([.K63]*16) + ([.L63]*4) + [.M63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IN(MAX(([.A64] - [.$C$2]); 0); ([.$E$2] -1))" office:value-type="float" office:value="22" calcext:value-type="float">
            <text:p>22</text:p>
          </table:table-cell>
          <table:table-cell table:formula="of:=[.B64] * (([.$B$2]-1) / ([.$E$2] - 1))" office:value-type="float" office:value="44.3098591549296" calcext:value-type="float">
            <text:p>44.31</text:p>
          </table:table-cell>
          <table:table-cell table:formula="of:=IF([.C64] &lt;= [.$G$3]; 90 - DEGREES( ASIN( ([.$G$3] - [.C64]) /[.$G$3] ) ); 90 + DEGREES( ASIN( ([.C64] - [.$G$2])/[.$G$3] ) ))" office:value-type="float" office:value="67.9189701504364" calcext:value-type="float">
            <text:p>68</text:p>
          </table:table-cell>
          <table:table-cell table:formula="of:=INT( ([.D64] / [.$F$2]) * ([.$B$2] -1))" office:value-type="float" office:value="53" calcext:value-type="float">
            <text:p>53</text:p>
          </table:table-cell>
          <table:table-cell table:formula="of:=[.E64]-[.A64]" office:value-type="float" office:value="-5" calcext:value-type="float">
            <text:p>-5</text:p>
          </table:table-cell>
          <table:table-cell table:formula="of:=[.F64]-[.F63]" office:value-type="float" office:value="0" calcext:value-type="float">
            <text:p>0</text:p>
          </table:table-cell>
          <table:table-cell/>
          <table:table-cell table:formula="of:= SIN( RADIANS( ([.C64] / ([.$B$2]-1) * [.$F$2]) ))" office:value-type="float" office:value="0.826831783878909" calcext:value-type="float">
            <text:p>0.83</text:p>
          </table:table-cell>
          <table:table-cell table:formula="of:= MIN( (TRUNC([.$N$2] * (1 -[.$I64])) + [.J$2]) ; 3)" office:value-type="float" office:value="3" calcext:value-type="float">
            <text:p>3.00</text:p>
          </table:table-cell>
          <table:table-cell table:formula="of:= MIN( (TRUNC([.$N$2] * (1 -[.$I64])) + [.K$2]) ; 3)" office:value-type="float" office:value="2" calcext:value-type="float">
            <text:p>2.00</text:p>
          </table:table-cell>
          <table:table-cell table:formula="of:= MIN( (TRUNC([.$N$2] * (1 -[.$I64])) + [.L$2]) ; 3)" office:value-type="float" office:value="1" calcext:value-type="float">
            <text:p>1.00</text:p>
          </table:table-cell>
          <table:table-cell table:formula="of:= MIN( (TRUNC([.$N$2] * (1 -[.$I64])) + [.M$2]) ; 3)" office:value-type="float" office:value="0" calcext:value-type="float">
            <text:p>0.00</text:p>
          </table:table-cell>
          <table:table-cell/>
          <table:table-cell table:formula="of:=&quot;0x&quot; &amp; DEC2HEX(([.J64]*64) +([.K64]*16) + ([.L64]*4) + [.M64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IN(MAX(([.A65] - [.$C$2]); 0); ([.$E$2] -1))" office:value-type="float" office:value="23" calcext:value-type="float">
            <text:p>23</text:p>
          </table:table-cell>
          <table:table-cell table:formula="of:=[.B65] * (([.$B$2]-1) / ([.$E$2] - 1))" office:value-type="float" office:value="46.3239436619718" calcext:value-type="float">
            <text:p>46.32</text:p>
          </table:table-cell>
          <table:table-cell table:formula="of:=IF([.C65] &lt;= [.$G$3]; 90 - DEGREES( ASIN( ([.$G$3] - [.C65]) /[.$G$3] ) ); 90 + DEGREES( ASIN( ([.C65] - [.$G$2])/[.$G$3] ) ))" office:value-type="float" office:value="69.6624593545379" calcext:value-type="float">
            <text:p>70</text:p>
          </table:table-cell>
          <table:table-cell table:formula="of:=INT( ([.D65] / [.$F$2]) * ([.$B$2] -1))" office:value-type="float" office:value="55" calcext:value-type="float">
            <text:p>55</text:p>
          </table:table-cell>
          <table:table-cell table:formula="of:=[.E65]-[.A65]" office:value-type="float" office:value="-4" calcext:value-type="float">
            <text:p>-4</text:p>
          </table:table-cell>
          <table:table-cell table:formula="of:=[.F65]-[.F64]" office:value-type="float" office:value="1" calcext:value-type="float">
            <text:p>1</text:p>
          </table:table-cell>
          <table:table-cell/>
          <table:table-cell table:formula="of:= SIN( RADIANS( ([.C65] / ([.$B$2]-1) * [.$F$2]) ))" office:value-type="float" office:value="0.850901517212062" calcext:value-type="float">
            <text:p>0.85</text:p>
          </table:table-cell>
          <table:table-cell table:formula="of:= MIN( (TRUNC([.$N$2] * (1 -[.$I65])) + [.J$2]) ; 3)" office:value-type="float" office:value="3" calcext:value-type="float">
            <text:p>3.00</text:p>
          </table:table-cell>
          <table:table-cell table:formula="of:= MIN( (TRUNC([.$N$2] * (1 -[.$I65])) + [.K$2]) ; 3)" office:value-type="float" office:value="2" calcext:value-type="float">
            <text:p>2.00</text:p>
          </table:table-cell>
          <table:table-cell table:formula="of:= MIN( (TRUNC([.$N$2] * (1 -[.$I65])) + [.L$2]) ; 3)" office:value-type="float" office:value="1" calcext:value-type="float">
            <text:p>1.00</text:p>
          </table:table-cell>
          <table:table-cell table:formula="of:= MIN( (TRUNC([.$N$2] * (1 -[.$I65])) + [.M$2]) ; 3)" office:value-type="float" office:value="0" calcext:value-type="float">
            <text:p>0.00</text:p>
          </table:table-cell>
          <table:table-cell/>
          <table:table-cell table:formula="of:=&quot;0x&quot; &amp; DEC2HEX(([.J65]*64) +([.K65]*16) + ([.L65]*4) + [.M65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IN(MAX(([.A66] - [.$C$2]); 0); ([.$E$2] -1))" office:value-type="float" office:value="24" calcext:value-type="float">
            <text:p>24</text:p>
          </table:table-cell>
          <table:table-cell table:formula="of:=[.B66] * (([.$B$2]-1) / ([.$E$2] - 1))" office:value-type="float" office:value="48.3380281690141" calcext:value-type="float">
            <text:p>48.34</text:p>
          </table:table-cell>
          <table:table-cell table:formula="of:=IF([.C66] &lt;= [.$G$3]; 90 - DEGREES( ASIN( ([.$G$3] - [.C66]) /[.$G$3] ) ); 90 + DEGREES( ASIN( ([.C66] - [.$G$2])/[.$G$3] ) ))" office:value-type="float" office:value="71.3864946354237" calcext:value-type="float">
            <text:p>71</text:p>
          </table:table-cell>
          <table:table-cell table:formula="of:=INT( ([.D66] / [.$F$2]) * ([.$B$2] -1))" office:value-type="float" office:value="56" calcext:value-type="float">
            <text:p>56</text:p>
          </table:table-cell>
          <table:table-cell table:formula="of:=[.E66]-[.A66]" office:value-type="float" office:value="-4" calcext:value-type="float">
            <text:p>-4</text:p>
          </table:table-cell>
          <table:table-cell table:formula="of:=[.F66]-[.F65]" office:value-type="float" office:value="0" calcext:value-type="float">
            <text:p>0</text:p>
          </table:table-cell>
          <table:table-cell/>
          <table:table-cell table:formula="of:= SIN( RADIANS( ([.C66] / ([.$B$2]-1) * [.$F$2]) ))" office:value-type="float" office:value="0.873305570866893" calcext:value-type="float">
            <text:p>0.87</text:p>
          </table:table-cell>
          <table:table-cell table:formula="of:= MIN( (TRUNC([.$N$2] * (1 -[.$I66])) + [.J$2]) ; 3)" office:value-type="float" office:value="3" calcext:value-type="float">
            <text:p>3.00</text:p>
          </table:table-cell>
          <table:table-cell table:formula="of:= MIN( (TRUNC([.$N$2] * (1 -[.$I66])) + [.K$2]) ; 3)" office:value-type="float" office:value="2" calcext:value-type="float">
            <text:p>2.00</text:p>
          </table:table-cell>
          <table:table-cell table:formula="of:= MIN( (TRUNC([.$N$2] * (1 -[.$I66])) + [.L$2]) ; 3)" office:value-type="float" office:value="1" calcext:value-type="float">
            <text:p>1.00</text:p>
          </table:table-cell>
          <table:table-cell table:formula="of:= MIN( (TRUNC([.$N$2] * (1 -[.$I66])) + [.M$2]) ; 3)" office:value-type="float" office:value="0" calcext:value-type="float">
            <text:p>0.00</text:p>
          </table:table-cell>
          <table:table-cell/>
          <table:table-cell table:formula="of:=&quot;0x&quot; &amp; DEC2HEX(([.J66]*64) +([.K66]*16) + ([.L66]*4) + [.M66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IN(MAX(([.A67] - [.$C$2]); 0); ([.$E$2] -1))" office:value-type="float" office:value="25" calcext:value-type="float">
            <text:p>25</text:p>
          </table:table-cell>
          <table:table-cell table:formula="of:=[.B67] * (([.$B$2]-1) / ([.$E$2] - 1))" office:value-type="float" office:value="50.3521126760563" calcext:value-type="float">
            <text:p>50.35</text:p>
          </table:table-cell>
          <table:table-cell table:formula="of:=IF([.C67] &lt;= [.$G$3]; 90 - DEGREES( ASIN( ([.$G$3] - [.C67]) /[.$G$3] ) ); 90 + DEGREES( ASIN( ([.C67] - [.$G$2])/[.$G$3] ) ))" office:value-type="float" office:value="73.0932259927188" calcext:value-type="float">
            <text:p>73</text:p>
          </table:table-cell>
          <table:table-cell table:formula="of:=INT( ([.D67] / [.$F$2]) * ([.$B$2] -1))" office:value-type="float" office:value="58" calcext:value-type="float">
            <text:p>58</text:p>
          </table:table-cell>
          <table:table-cell table:formula="of:=[.E67]-[.A67]" office:value-type="float" office:value="-3" calcext:value-type="float">
            <text:p>-3</text:p>
          </table:table-cell>
          <table:table-cell table:formula="of:=[.F67]-[.F66]" office:value-type="float" office:value="1" calcext:value-type="float">
            <text:p>1</text:p>
          </table:table-cell>
          <table:table-cell/>
          <table:table-cell table:formula="of:= SIN( RADIANS( ([.C67] / ([.$B$2]-1) * [.$F$2]) ))" office:value-type="float" office:value="0.894000087856276" calcext:value-type="float">
            <text:p>0.89</text:p>
          </table:table-cell>
          <table:table-cell table:formula="of:= MIN( (TRUNC([.$N$2] * (1 -[.$I67])) + [.J$2]) ; 3)" office:value-type="float" office:value="3" calcext:value-type="float">
            <text:p>3.00</text:p>
          </table:table-cell>
          <table:table-cell table:formula="of:= MIN( (TRUNC([.$N$2] * (1 -[.$I67])) + [.K$2]) ; 3)" office:value-type="float" office:value="2" calcext:value-type="float">
            <text:p>2.00</text:p>
          </table:table-cell>
          <table:table-cell table:formula="of:= MIN( (TRUNC([.$N$2] * (1 -[.$I67])) + [.L$2]) ; 3)" office:value-type="float" office:value="1" calcext:value-type="float">
            <text:p>1.00</text:p>
          </table:table-cell>
          <table:table-cell table:formula="of:= MIN( (TRUNC([.$N$2] * (1 -[.$I67])) + [.M$2]) ; 3)" office:value-type="float" office:value="0" calcext:value-type="float">
            <text:p>0.00</text:p>
          </table:table-cell>
          <table:table-cell/>
          <table:table-cell table:formula="of:=&quot;0x&quot; &amp; DEC2HEX(([.J67]*64) +([.K67]*16) + ([.L67]*4) + [.M67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IN(MAX(([.A68] - [.$C$2]); 0); ([.$E$2] -1))" office:value-type="float" office:value="26" calcext:value-type="float">
            <text:p>26</text:p>
          </table:table-cell>
          <table:table-cell table:formula="of:=[.B68] * (([.$B$2]-1) / ([.$E$2] - 1))" office:value-type="float" office:value="52.3661971830986" calcext:value-type="float">
            <text:p>52.37</text:p>
          </table:table-cell>
          <table:table-cell table:formula="of:=IF([.C68] &lt;= [.$G$3]; 90 - DEGREES( ASIN( ([.$G$3] - [.C68]) /[.$G$3] ) ); 90 + DEGREES( ASIN( ([.C68] - [.$G$2])/[.$G$3] ) ))" office:value-type="float" office:value="74.7846368127841" calcext:value-type="float">
            <text:p>75</text:p>
          </table:table-cell>
          <table:table-cell table:formula="of:=INT( ([.D68] / [.$F$2]) * ([.$B$2] -1))" office:value-type="float" office:value="59" calcext:value-type="float">
            <text:p>59</text:p>
          </table:table-cell>
          <table:table-cell table:formula="of:=[.E68]-[.A68]" office:value-type="float" office:value="-3" calcext:value-type="float">
            <text:p>-3</text:p>
          </table:table-cell>
          <table:table-cell table:formula="of:=[.F68]-[.F67]" office:value-type="float" office:value="0" calcext:value-type="float">
            <text:p>0</text:p>
          </table:table-cell>
          <table:table-cell/>
          <table:table-cell table:formula="of:= SIN( RADIANS( ([.C68] / ([.$B$2]-1) * [.$F$2]) ))" office:value-type="float" office:value="0.912944557691389" calcext:value-type="float">
            <text:p>0.91</text:p>
          </table:table-cell>
          <table:table-cell table:formula="of:= MIN( (TRUNC([.$N$2] * (1 -[.$I68])) + [.J$2]) ; 3)" office:value-type="float" office:value="3" calcext:value-type="float">
            <text:p>3.00</text:p>
          </table:table-cell>
          <table:table-cell table:formula="of:= MIN( (TRUNC([.$N$2] * (1 -[.$I68])) + [.K$2]) ; 3)" office:value-type="float" office:value="2" calcext:value-type="float">
            <text:p>2.00</text:p>
          </table:table-cell>
          <table:table-cell table:formula="of:= MIN( (TRUNC([.$N$2] * (1 -[.$I68])) + [.L$2]) ; 3)" office:value-type="float" office:value="1" calcext:value-type="float">
            <text:p>1.00</text:p>
          </table:table-cell>
          <table:table-cell table:formula="of:= MIN( (TRUNC([.$N$2] * (1 -[.$I68])) + [.M$2]) ; 3)" office:value-type="float" office:value="0" calcext:value-type="float">
            <text:p>0.00</text:p>
          </table:table-cell>
          <table:table-cell/>
          <table:table-cell table:formula="of:=&quot;0x&quot; &amp; DEC2HEX(([.J68]*64) +([.K68]*16) + ([.L68]*4) + [.M68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IN(MAX(([.A69] - [.$C$2]); 0); ([.$E$2] -1))" office:value-type="float" office:value="27" calcext:value-type="float">
            <text:p>27</text:p>
          </table:table-cell>
          <table:table-cell table:formula="of:=[.B69] * (([.$B$2]-1) / ([.$E$2] - 1))" office:value-type="float" office:value="54.3802816901408" calcext:value-type="float">
            <text:p>54.38</text:p>
          </table:table-cell>
          <table:table-cell table:formula="of:=IF([.C69] &lt;= [.$G$3]; 90 - DEGREES( ASIN( ([.$G$3] - [.C69]) /[.$G$3] ) ); 90 + DEGREES( ASIN( ([.C69] - [.$G$2])/[.$G$3] ) ))" office:value-type="float" office:value="76.4625700631861" calcext:value-type="float">
            <text:p>76</text:p>
          </table:table-cell>
          <table:table-cell table:formula="of:=INT( ([.D69] / [.$F$2]) * ([.$B$2] -1))" office:value-type="float" office:value="60" calcext:value-type="float">
            <text:p>60</text:p>
          </table:table-cell>
          <table:table-cell table:formula="of:=[.E69]-[.A69]" office:value-type="float" office:value="-3" calcext:value-type="float">
            <text:p>-3</text:p>
          </table:table-cell>
          <table:table-cell table:formula="of:=[.F69]-[.F68]" office:value-type="float" office:value="0" calcext:value-type="float">
            <text:p>0</text:p>
          </table:table-cell>
          <table:table-cell/>
          <table:table-cell table:formula="of:= SIN( RADIANS( ([.C69] / ([.$B$2]-1) * [.$F$2]) ))" office:value-type="float" office:value="0.930101895682896" calcext:value-type="float">
            <text:p>0.93</text:p>
          </table:table-cell>
          <table:table-cell table:formula="of:= MIN( (TRUNC([.$N$2] * (1 -[.$I69])) + [.J$2]) ; 3)" office:value-type="float" office:value="3" calcext:value-type="float">
            <text:p>3.00</text:p>
          </table:table-cell>
          <table:table-cell table:formula="of:= MIN( (TRUNC([.$N$2] * (1 -[.$I69])) + [.K$2]) ; 3)" office:value-type="float" office:value="2" calcext:value-type="float">
            <text:p>2.00</text:p>
          </table:table-cell>
          <table:table-cell table:formula="of:= MIN( (TRUNC([.$N$2] * (1 -[.$I69])) + [.L$2]) ; 3)" office:value-type="float" office:value="1" calcext:value-type="float">
            <text:p>1.00</text:p>
          </table:table-cell>
          <table:table-cell table:formula="of:= MIN( (TRUNC([.$N$2] * (1 -[.$I69])) + [.M$2]) ; 3)" office:value-type="float" office:value="0" calcext:value-type="float">
            <text:p>0.00</text:p>
          </table:table-cell>
          <table:table-cell/>
          <table:table-cell table:formula="of:=&quot;0x&quot; &amp; DEC2HEX(([.J69]*64) +([.K69]*16) + ([.L69]*4) + [.M69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IN(MAX(([.A70] - [.$C$2]); 0); ([.$E$2] -1))" office:value-type="float" office:value="28" calcext:value-type="float">
            <text:p>28</text:p>
          </table:table-cell>
          <table:table-cell table:formula="of:=[.B70] * (([.$B$2]-1) / ([.$E$2] - 1))" office:value-type="float" office:value="56.3943661971831" calcext:value-type="float">
            <text:p>56.39</text:p>
          </table:table-cell>
          <table:table-cell table:formula="of:=IF([.C70] &lt;= [.$G$3]; 90 - DEGREES( ASIN( ([.$G$3] - [.C70]) /[.$G$3] ) ); 90 + DEGREES( ASIN( ([.C70] - [.$G$2])/[.$G$3] ) ))" office:value-type="float" office:value="78.1287505241927" calcext:value-type="float">
            <text:p>78</text:p>
          </table:table-cell>
          <table:table-cell table:formula="of:=INT( ([.D70] / [.$F$2]) * ([.$B$2] -1))" office:value-type="float" office:value="62" calcext:value-type="float">
            <text:p>62</text:p>
          </table:table-cell>
          <table:table-cell table:formula="of:=[.E70]-[.A70]" office:value-type="float" office:value="-2" calcext:value-type="float">
            <text:p>-2</text:p>
          </table:table-cell>
          <table:table-cell table:formula="of:=[.F70]-[.F69]" office:value-type="float" office:value="1" calcext:value-type="float">
            <text:p>1</text:p>
          </table:table-cell>
          <table:table-cell/>
          <table:table-cell table:formula="of:= SIN( RADIANS( ([.C70] / ([.$B$2]-1) * [.$F$2]) ))" office:value-type="float" office:value="0.94543851553597" calcext:value-type="float">
            <text:p>0.95</text:p>
          </table:table-cell>
          <table:table-cell table:formula="of:= MIN( (TRUNC([.$N$2] * (1 -[.$I70])) + [.J$2]) ; 3)" office:value-type="float" office:value="3" calcext:value-type="float">
            <text:p>3.00</text:p>
          </table:table-cell>
          <table:table-cell table:formula="of:= MIN( (TRUNC([.$N$2] * (1 -[.$I70])) + [.K$2]) ; 3)" office:value-type="float" office:value="2" calcext:value-type="float">
            <text:p>2.00</text:p>
          </table:table-cell>
          <table:table-cell table:formula="of:= MIN( (TRUNC([.$N$2] * (1 -[.$I70])) + [.L$2]) ; 3)" office:value-type="float" office:value="1" calcext:value-type="float">
            <text:p>1.00</text:p>
          </table:table-cell>
          <table:table-cell table:formula="of:= MIN( (TRUNC([.$N$2] * (1 -[.$I70])) + [.M$2]) ; 3)" office:value-type="float" office:value="0" calcext:value-type="float">
            <text:p>0.00</text:p>
          </table:table-cell>
          <table:table-cell/>
          <table:table-cell table:formula="of:=&quot;0x&quot; &amp; DEC2HEX(([.J70]*64) +([.K70]*16) + ([.L70]*4) + [.M70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MIN(MAX(([.A71] - [.$C$2]); 0); ([.$E$2] -1))" office:value-type="float" office:value="29" calcext:value-type="float">
            <text:p>29</text:p>
          </table:table-cell>
          <table:table-cell table:formula="of:=[.B71] * (([.$B$2]-1) / ([.$E$2] - 1))" office:value-type="float" office:value="58.4084507042254" calcext:value-type="float">
            <text:p>58.41</text:p>
          </table:table-cell>
          <table:table-cell table:formula="of:=IF([.C71] &lt;= [.$G$3]; 90 - DEGREES( ASIN( ([.$G$3] - [.C71]) /[.$G$3] ) ); 90 + DEGREES( ASIN( ([.C71] - [.$G$2])/[.$G$3] ) ))" office:value-type="float" office:value="79.7848038805162" calcext:value-type="float">
            <text:p>80</text:p>
          </table:table-cell>
          <table:table-cell table:formula="of:=INT( ([.D71] / [.$F$2]) * ([.$B$2] -1))" office:value-type="float" office:value="63" calcext:value-type="float">
            <text:p>63</text:p>
          </table:table-cell>
          <table:table-cell table:formula="of:=[.E71]-[.A71]" office:value-type="float" office:value="-2" calcext:value-type="float">
            <text:p>-2</text:p>
          </table:table-cell>
          <table:table-cell table:formula="of:=[.F71]-[.F70]" office:value-type="float" office:value="0" calcext:value-type="float">
            <text:p>0</text:p>
          </table:table-cell>
          <table:table-cell/>
          <table:table-cell table:formula="of:= SIN( RADIANS( ([.C71] / ([.$B$2]-1) * [.$F$2]) ))" office:value-type="float" office:value="0.95892439509704" calcext:value-type="float">
            <text:p>0.96</text:p>
          </table:table-cell>
          <table:table-cell table:formula="of:= MIN( (TRUNC([.$N$2] * (1 -[.$I71])) + [.J$2]) ; 3)" office:value-type="float" office:value="3" calcext:value-type="float">
            <text:p>3.00</text:p>
          </table:table-cell>
          <table:table-cell table:formula="of:= MIN( (TRUNC([.$N$2] * (1 -[.$I71])) + [.K$2]) ; 3)" office:value-type="float" office:value="2" calcext:value-type="float">
            <text:p>2.00</text:p>
          </table:table-cell>
          <table:table-cell table:formula="of:= MIN( (TRUNC([.$N$2] * (1 -[.$I71])) + [.L$2]) ; 3)" office:value-type="float" office:value="1" calcext:value-type="float">
            <text:p>1.00</text:p>
          </table:table-cell>
          <table:table-cell table:formula="of:= MIN( (TRUNC([.$N$2] * (1 -[.$I71])) + [.M$2]) ; 3)" office:value-type="float" office:value="0" calcext:value-type="float">
            <text:p>0.00</text:p>
          </table:table-cell>
          <table:table-cell/>
          <table:table-cell table:formula="of:=&quot;0x&quot; &amp; DEC2HEX(([.J71]*64) +([.K71]*16) + ([.L71]*4) + [.M71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IN(MAX(([.A72] - [.$C$2]); 0); ([.$E$2] -1))" office:value-type="float" office:value="30" calcext:value-type="float">
            <text:p>30</text:p>
          </table:table-cell>
          <table:table-cell table:formula="of:=[.B72] * (([.$B$2]-1) / ([.$E$2] - 1))" office:value-type="float" office:value="60.4225352112676" calcext:value-type="float">
            <text:p>60.42</text:p>
          </table:table-cell>
          <table:table-cell table:formula="of:=IF([.C72] &lt;= [.$G$3]; 90 - DEGREES( ASIN( ([.$G$3] - [.C72]) /[.$G$3] ) ); 90 + DEGREES( ASIN( ([.C72] - [.$G$2])/[.$G$3] ) ))" office:value-type="float" office:value="81.4322733204373" calcext:value-type="float">
            <text:p>81</text:p>
          </table:table-cell>
          <table:table-cell table:formula="of:=INT( ([.D72] / [.$F$2]) * ([.$B$2] -1))" office:value-type="float" office:value="64" calcext:value-type="float">
            <text:p>64</text:p>
          </table:table-cell>
          <table:table-cell table:formula="of:=[.E72]-[.A72]" office:value-type="float" office:value="-2" calcext:value-type="float">
            <text:p>-2</text:p>
          </table:table-cell>
          <table:table-cell table:formula="of:=[.F72]-[.F71]" office:value-type="float" office:value="0" calcext:value-type="float">
            <text:p>0</text:p>
          </table:table-cell>
          <table:table-cell/>
          <table:table-cell table:formula="of:= SIN( RADIANS( ([.C72] / ([.$B$2]-1) * [.$F$2]) ))" office:value-type="float" office:value="0.970533135123567" calcext:value-type="float">
            <text:p>0.97</text:p>
          </table:table-cell>
          <table:table-cell table:formula="of:= MIN( (TRUNC([.$N$2] * (1 -[.$I72])) + [.J$2]) ; 3)" office:value-type="float" office:value="3" calcext:value-type="float">
            <text:p>3.00</text:p>
          </table:table-cell>
          <table:table-cell table:formula="of:= MIN( (TRUNC([.$N$2] * (1 -[.$I72])) + [.K$2]) ; 3)" office:value-type="float" office:value="2" calcext:value-type="float">
            <text:p>2.00</text:p>
          </table:table-cell>
          <table:table-cell table:formula="of:= MIN( (TRUNC([.$N$2] * (1 -[.$I72])) + [.L$2]) ; 3)" office:value-type="float" office:value="1" calcext:value-type="float">
            <text:p>1.00</text:p>
          </table:table-cell>
          <table:table-cell table:formula="of:= MIN( (TRUNC([.$N$2] * (1 -[.$I72])) + [.M$2]) ; 3)" office:value-type="float" office:value="0" calcext:value-type="float">
            <text:p>0.00</text:p>
          </table:table-cell>
          <table:table-cell/>
          <table:table-cell table:formula="of:=&quot;0x&quot; &amp; DEC2HEX(([.J72]*64) +([.K72]*16) + ([.L72]*4) + [.M72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IN(MAX(([.A73] - [.$C$2]); 0); ([.$E$2] -1))" office:value-type="float" office:value="31" calcext:value-type="float">
            <text:p>31</text:p>
          </table:table-cell>
          <table:table-cell table:formula="of:=[.B73] * (([.$B$2]-1) / ([.$E$2] - 1))" office:value-type="float" office:value="62.4366197183099" calcext:value-type="float">
            <text:p>62.44</text:p>
          </table:table-cell>
          <table:table-cell table:formula="of:=IF([.C73] &lt;= [.$G$3]; 90 - DEGREES( ASIN( ([.$G$3] - [.C73]) /[.$G$3] ) ); 90 + DEGREES( ASIN( ([.C73] - [.$G$2])/[.$G$3] ) ))" office:value-type="float" office:value="83.0726341584849" calcext:value-type="float">
            <text:p>83</text:p>
          </table:table-cell>
          <table:table-cell table:formula="of:=INT( ([.D73] / [.$F$2]) * ([.$B$2] -1))" office:value-type="float" office:value="65" calcext:value-type="float">
            <text:p>65</text:p>
          </table:table-cell>
          <table:table-cell table:formula="of:=[.E73]-[.A73]" office:value-type="float" office:value="-2" calcext:value-type="float">
            <text:p>-2</text:p>
          </table:table-cell>
          <table:table-cell table:formula="of:=[.F73]-[.F72]" office:value-type="float" office:value="0" calcext:value-type="float">
            <text:p>0</text:p>
          </table:table-cell>
          <table:table-cell/>
          <table:table-cell table:formula="of:= SIN( RADIANS( ([.C73] / ([.$B$2]-1) * [.$F$2]) ))" office:value-type="float" office:value="0.980242010961803" calcext:value-type="float">
            <text:p>0.98</text:p>
          </table:table-cell>
          <table:table-cell table:formula="of:= MIN( (TRUNC([.$N$2] * (1 -[.$I73])) + [.J$2]) ; 3)" office:value-type="float" office:value="3" calcext:value-type="float">
            <text:p>3.00</text:p>
          </table:table-cell>
          <table:table-cell table:formula="of:= MIN( (TRUNC([.$N$2] * (1 -[.$I73])) + [.K$2]) ; 3)" office:value-type="float" office:value="2" calcext:value-type="float">
            <text:p>2.00</text:p>
          </table:table-cell>
          <table:table-cell table:formula="of:= MIN( (TRUNC([.$N$2] * (1 -[.$I73])) + [.L$2]) ; 3)" office:value-type="float" office:value="1" calcext:value-type="float">
            <text:p>1.00</text:p>
          </table:table-cell>
          <table:table-cell table:formula="of:= MIN( (TRUNC([.$N$2] * (1 -[.$I73])) + [.M$2]) ; 3)" office:value-type="float" office:value="0" calcext:value-type="float">
            <text:p>0.00</text:p>
          </table:table-cell>
          <table:table-cell/>
          <table:table-cell table:formula="of:=&quot;0x&quot; &amp; DEC2HEX(([.J73]*64) +([.K73]*16) + ([.L73]*4) + [.M73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IN(MAX(([.A74] - [.$C$2]); 0); ([.$E$2] -1))" office:value-type="float" office:value="32" calcext:value-type="float">
            <text:p>32</text:p>
          </table:table-cell>
          <table:table-cell table:formula="of:=[.B74] * (([.$B$2]-1) / ([.$E$2] - 1))" office:value-type="float" office:value="64.4507042253521" calcext:value-type="float">
            <text:p>64.45</text:p>
          </table:table-cell>
          <table:table-cell table:formula="of:=IF([.C74] &lt;= [.$G$3]; 90 - DEGREES( ASIN( ([.$G$3] - [.C74]) /[.$G$3] ) ); 90 + DEGREES( ASIN( ([.C74] - [.$G$2])/[.$G$3] ) ))" office:value-type="float" office:value="84.7073068999862" calcext:value-type="float">
            <text:p>85</text:p>
          </table:table-cell>
          <table:table-cell table:formula="of:=INT( ([.D74] / [.$F$2]) * ([.$B$2] -1))" office:value-type="float" office:value="67" calcext:value-type="float">
            <text:p>67</text:p>
          </table:table-cell>
          <table:table-cell table:formula="of:=[.E74]-[.A74]" office:value-type="float" office:value="-1" calcext:value-type="float">
            <text:p>-1</text:p>
          </table:table-cell>
          <table:table-cell table:formula="of:=[.F74]-[.F73]" office:value-type="float" office:value="1" calcext:value-type="float">
            <text:p>1</text:p>
          </table:table-cell>
          <table:table-cell/>
          <table:table-cell table:formula="of:= SIN( RADIANS( ([.C74] / ([.$B$2]-1) * [.$F$2]) ))" office:value-type="float" office:value="0.988032017031364" calcext:value-type="float">
            <text:p>0.99</text:p>
          </table:table-cell>
          <table:table-cell table:formula="of:= MIN( (TRUNC([.$N$2] * (1 -[.$I74])) + [.J$2]) ; 3)" office:value-type="float" office:value="3" calcext:value-type="float">
            <text:p>3.00</text:p>
          </table:table-cell>
          <table:table-cell table:formula="of:= MIN( (TRUNC([.$N$2] * (1 -[.$I74])) + [.K$2]) ; 3)" office:value-type="float" office:value="2" calcext:value-type="float">
            <text:p>2.00</text:p>
          </table:table-cell>
          <table:table-cell table:formula="of:= MIN( (TRUNC([.$N$2] * (1 -[.$I74])) + [.L$2]) ; 3)" office:value-type="float" office:value="1" calcext:value-type="float">
            <text:p>1.00</text:p>
          </table:table-cell>
          <table:table-cell table:formula="of:= MIN( (TRUNC([.$N$2] * (1 -[.$I74])) + [.M$2]) ; 3)" office:value-type="float" office:value="0" calcext:value-type="float">
            <text:p>0.00</text:p>
          </table:table-cell>
          <table:table-cell/>
          <table:table-cell table:formula="of:=&quot;0x&quot; &amp; DEC2HEX(([.J74]*64) +([.K74]*16) + ([.L74]*4) + [.M74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IN(MAX(([.A75] - [.$C$2]); 0); ([.$E$2] -1))" office:value-type="float" office:value="33" calcext:value-type="float">
            <text:p>33</text:p>
          </table:table-cell>
          <table:table-cell table:formula="of:=[.B75] * (([.$B$2]-1) / ([.$E$2] - 1))" office:value-type="float" office:value="66.4647887323944" calcext:value-type="float">
            <text:p>66.46</text:p>
          </table:table-cell>
          <table:table-cell table:formula="of:=IF([.C75] &lt;= [.$G$3]; 90 - DEGREES( ASIN( ([.$G$3] - [.C75]) /[.$G$3] ) ); 90 + DEGREES( ASIN( ([.C75] - [.$G$2])/[.$G$3] ) ))" office:value-type="float" office:value="86.3376690926468" calcext:value-type="float">
            <text:p>86</text:p>
          </table:table-cell>
          <table:table-cell table:formula="of:=INT( ([.D75] / [.$F$2]) * ([.$B$2] -1))" office:value-type="float" office:value="68" calcext:value-type="float">
            <text:p>68</text:p>
          </table:table-cell>
          <table:table-cell table:formula="of:=[.E75]-[.A75]" office:value-type="float" office:value="-1" calcext:value-type="float">
            <text:p>-1</text:p>
          </table:table-cell>
          <table:table-cell table:formula="of:=[.F75]-[.F74]" office:value-type="float" office:value="0" calcext:value-type="float">
            <text:p>0</text:p>
          </table:table-cell>
          <table:table-cell/>
          <table:table-cell table:formula="of:= SIN( RADIANS( ([.C75] / ([.$B$2]-1) * [.$F$2]) ))" office:value-type="float" office:value="0.993887904029551" calcext:value-type="float">
            <text:p>0.99</text:p>
          </table:table-cell>
          <table:table-cell table:formula="of:= MIN( (TRUNC([.$N$2] * (1 -[.$I75])) + [.J$2]) ; 3)" office:value-type="float" office:value="3" calcext:value-type="float">
            <text:p>3.00</text:p>
          </table:table-cell>
          <table:table-cell table:formula="of:= MIN( (TRUNC([.$N$2] * (1 -[.$I75])) + [.K$2]) ; 3)" office:value-type="float" office:value="2" calcext:value-type="float">
            <text:p>2.00</text:p>
          </table:table-cell>
          <table:table-cell table:formula="of:= MIN( (TRUNC([.$N$2] * (1 -[.$I75])) + [.L$2]) ; 3)" office:value-type="float" office:value="1" calcext:value-type="float">
            <text:p>1.00</text:p>
          </table:table-cell>
          <table:table-cell table:formula="of:= MIN( (TRUNC([.$N$2] * (1 -[.$I75])) + [.M$2]) ; 3)" office:value-type="float" office:value="0" calcext:value-type="float">
            <text:p>0.00</text:p>
          </table:table-cell>
          <table:table-cell/>
          <table:table-cell table:formula="of:=&quot;0x&quot; &amp; DEC2HEX(([.J75]*64) +([.K75]*16) + ([.L75]*4) + [.M75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IN(MAX(([.A76] - [.$C$2]); 0); ([.$E$2] -1))" office:value-type="float" office:value="34" calcext:value-type="float">
            <text:p>34</text:p>
          </table:table-cell>
          <table:table-cell table:formula="of:=[.B76] * (([.$B$2]-1) / ([.$E$2] - 1))" office:value-type="float" office:value="68.4788732394366" calcext:value-type="float">
            <text:p>68.48</text:p>
          </table:table-cell>
          <table:table-cell table:formula="of:=IF([.C76] &lt;= [.$G$3]; 90 - DEGREES( ASIN( ([.$G$3] - [.C76]) /[.$G$3] ) ); 90 + DEGREES( ASIN( ([.C76] - [.$G$2])/[.$G$3] ) ))" office:value-type="float" office:value="87.9650662559435" calcext:value-type="float">
            <text:p>88</text:p>
          </table:table-cell>
          <table:table-cell table:formula="of:=INT( ([.D76] / [.$F$2]) * ([.$B$2] -1))" office:value-type="float" office:value="69" calcext:value-type="float">
            <text:p>69</text:p>
          </table:table-cell>
          <table:table-cell table:formula="of:=[.E76]-[.A76]" office:value-type="float" office:value="-1" calcext:value-type="float">
            <text:p>-1</text:p>
          </table:table-cell>
          <table:table-cell table:formula="of:=[.F76]-[.F75]" office:value-type="float" office:value="0" calcext:value-type="float">
            <text:p>0</text:p>
          </table:table-cell>
          <table:table-cell/>
          <table:table-cell table:formula="of:= SIN( RADIANS( ([.C76] / ([.$B$2]-1) * [.$F$2]) ))" office:value-type="float" office:value="0.997798208782571" calcext:value-type="float">
            <text:p>1.00</text:p>
          </table:table-cell>
          <table:table-cell table:formula="of:= MIN( (TRUNC([.$N$2] * (1 -[.$I76])) + [.J$2]) ; 3)" office:value-type="float" office:value="3" calcext:value-type="float">
            <text:p>3.00</text:p>
          </table:table-cell>
          <table:table-cell table:formula="of:= MIN( (TRUNC([.$N$2] * (1 -[.$I76])) + [.K$2]) ; 3)" office:value-type="float" office:value="2" calcext:value-type="float">
            <text:p>2.00</text:p>
          </table:table-cell>
          <table:table-cell table:formula="of:= MIN( (TRUNC([.$N$2] * (1 -[.$I76])) + [.L$2]) ; 3)" office:value-type="float" office:value="1" calcext:value-type="float">
            <text:p>1.00</text:p>
          </table:table-cell>
          <table:table-cell table:formula="of:= MIN( (TRUNC([.$N$2] * (1 -[.$I76])) + [.M$2]) ; 3)" office:value-type="float" office:value="0" calcext:value-type="float">
            <text:p>0.00</text:p>
          </table:table-cell>
          <table:table-cell/>
          <table:table-cell table:formula="of:=&quot;0x&quot; &amp; DEC2HEX(([.J76]*64) +([.K76]*16) + ([.L76]*4) + [.M76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IN(MAX(([.A77] - [.$C$2]); 0); ([.$E$2] -1))" office:value-type="float" office:value="35" calcext:value-type="float">
            <text:p>35</text:p>
          </table:table-cell>
          <table:table-cell table:formula="of:=[.B77] * (([.$B$2]-1) / ([.$E$2] - 1))" office:value-type="float" office:value="70.4929577464789" calcext:value-type="float">
            <text:p>70.49</text:p>
          </table:table-cell>
          <table:table-cell table:formula="of:=IF([.C77] &lt;= [.$G$3]; 90 - DEGREES( ASIN( ([.$G$3] - [.C77]) /[.$G$3] ) ); 90 + DEGREES( ASIN( ([.C77] - [.$G$2])/[.$G$3] ) ))" office:value-type="float" office:value="89.5908221393693" calcext:value-type="float">
            <text:p>90</text:p>
          </table:table-cell>
          <table:table-cell table:formula="of:=INT( ([.D77] / [.$F$2]) * ([.$B$2] -1))" office:value-type="float" office:value="71" calcext:value-type="float">
            <text:p>71</text:p>
          </table:table-cell>
          <table:table-cell table:formula="of:=[.E77]-[.A77]" office:value-type="float" office:value="0" calcext:value-type="float">
            <text:p>0</text:p>
          </table:table-cell>
          <table:table-cell table:formula="of:=[.F77]-[.F76]" office:value-type="float" office:value="1" calcext:value-type="float">
            <text:p>1</text:p>
          </table:table-cell>
          <table:table-cell/>
          <table:table-cell table:formula="of:= SIN( RADIANS( ([.C77] / ([.$B$2]-1) * [.$F$2]) ))" office:value-type="float" office:value="0.999755276685243" calcext:value-type="float">
            <text:p>1.00</text:p>
          </table:table-cell>
          <table:table-cell table:formula="of:= MIN( (TRUNC([.$N$2] * (1 -[.$I77])) + [.J$2]) ; 3)" office:value-type="float" office:value="3" calcext:value-type="float">
            <text:p>3.00</text:p>
          </table:table-cell>
          <table:table-cell table:formula="of:= MIN( (TRUNC([.$N$2] * (1 -[.$I77])) + [.K$2]) ; 3)" office:value-type="float" office:value="2" calcext:value-type="float">
            <text:p>2.00</text:p>
          </table:table-cell>
          <table:table-cell table:formula="of:= MIN( (TRUNC([.$N$2] * (1 -[.$I77])) + [.L$2]) ; 3)" office:value-type="float" office:value="1" calcext:value-type="float">
            <text:p>1.00</text:p>
          </table:table-cell>
          <table:table-cell table:formula="of:= MIN( (TRUNC([.$N$2] * (1 -[.$I77])) + [.M$2]) ; 3)" office:value-type="float" office:value="0" calcext:value-type="float">
            <text:p>0.00</text:p>
          </table:table-cell>
          <table:table-cell/>
          <table:table-cell table:formula="of:=&quot;0x&quot; &amp; DEC2HEX(([.J77]*64) +([.K77]*16) + ([.L77]*4) + [.M77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IN(MAX(([.A78] - [.$C$2]); 0); ([.$E$2] -1))" office:value-type="float" office:value="36" calcext:value-type="float">
            <text:p>36</text:p>
          </table:table-cell>
          <table:table-cell table:formula="of:=[.B78] * (([.$B$2]-1) / ([.$E$2] - 1))" office:value-type="float" office:value="72.5070422535211" calcext:value-type="float">
            <text:p>72.51</text:p>
          </table:table-cell>
          <table:table-cell table:formula="of:=IF([.C78] &lt;= [.$G$3]; 90 - DEGREES( ASIN( ([.$G$3] - [.C78]) /[.$G$3] ) ); 90 + DEGREES( ASIN( ([.C78] - [.$G$2])/[.$G$3] ) ))" office:value-type="float" office:value="90.4091778606307" calcext:value-type="float">
            <text:p>90</text:p>
          </table:table-cell>
          <table:table-cell table:formula="of:=INT( ([.D78] / [.$F$2]) * ([.$B$2] -1))" office:value-type="float" office:value="71" calcext:value-type="float">
            <text:p>71</text:p>
          </table:table-cell>
          <table:table-cell table:formula="of:=[.E78]-[.A78]" office:value-type="float" office:value="-1" calcext:value-type="float">
            <text:p>-1</text:p>
          </table:table-cell>
          <table:table-cell table:formula="of:=[.F78]-[.F77]" office:value-type="float" office:value="-1" calcext:value-type="float">
            <text:p>-1</text:p>
          </table:table-cell>
          <table:table-cell/>
          <table:table-cell table:formula="of:= SIN( RADIANS( ([.C78] / ([.$B$2]-1) * [.$F$2]) ))" office:value-type="float" office:value="0.999755276685243" calcext:value-type="float">
            <text:p>1.00</text:p>
          </table:table-cell>
          <table:table-cell table:formula="of:= MIN( (TRUNC([.$N$2] * (1 -[.$I78])) + [.J$2]) ; 3)" office:value-type="float" office:value="3" calcext:value-type="float">
            <text:p>3.00</text:p>
          </table:table-cell>
          <table:table-cell table:formula="of:= MIN( (TRUNC([.$N$2] * (1 -[.$I78])) + [.K$2]) ; 3)" office:value-type="float" office:value="2" calcext:value-type="float">
            <text:p>2.00</text:p>
          </table:table-cell>
          <table:table-cell table:formula="of:= MIN( (TRUNC([.$N$2] * (1 -[.$I78])) + [.L$2]) ; 3)" office:value-type="float" office:value="1" calcext:value-type="float">
            <text:p>1.00</text:p>
          </table:table-cell>
          <table:table-cell table:formula="of:= MIN( (TRUNC([.$N$2] * (1 -[.$I78])) + [.M$2]) ; 3)" office:value-type="float" office:value="0" calcext:value-type="float">
            <text:p>0.00</text:p>
          </table:table-cell>
          <table:table-cell/>
          <table:table-cell table:formula="of:=&quot;0x&quot; &amp; DEC2HEX(([.J78]*64) +([.K78]*16) + ([.L78]*4) + [.M78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IN(MAX(([.A79] - [.$C$2]); 0); ([.$E$2] -1))" office:value-type="float" office:value="37" calcext:value-type="float">
            <text:p>37</text:p>
          </table:table-cell>
          <table:table-cell table:formula="of:=[.B79] * (([.$B$2]-1) / ([.$E$2] - 1))" office:value-type="float" office:value="74.5211267605634" calcext:value-type="float">
            <text:p>74.52</text:p>
          </table:table-cell>
          <table:table-cell table:formula="of:=IF([.C79] &lt;= [.$G$3]; 90 - DEGREES( ASIN( ([.$G$3] - [.C79]) /[.$G$3] ) ); 90 + DEGREES( ASIN( ([.C79] - [.$G$2])/[.$G$3] ) ))" office:value-type="float" office:value="92.0349337440565" calcext:value-type="float">
            <text:p>92</text:p>
          </table:table-cell>
          <table:table-cell table:formula="of:=INT( ([.D79] / [.$F$2]) * ([.$B$2] -1))" office:value-type="float" office:value="73" calcext:value-type="float">
            <text:p>73</text:p>
          </table:table-cell>
          <table:table-cell table:formula="of:=[.E79]-[.A79]" office:value-type="float" office:value="0" calcext:value-type="float">
            <text:p>0</text:p>
          </table:table-cell>
          <table:table-cell table:formula="of:=[.F79]-[.F78]" office:value-type="float" office:value="1" calcext:value-type="float">
            <text:p>1</text:p>
          </table:table-cell>
          <table:table-cell/>
          <table:table-cell table:formula="of:= SIN( RADIANS( ([.C79] / ([.$B$2]-1) * [.$F$2]) ))" office:value-type="float" office:value="0.997798208782571" calcext:value-type="float">
            <text:p>1.00</text:p>
          </table:table-cell>
          <table:table-cell table:formula="of:= MIN( (TRUNC([.$N$2] * (1 -[.$I79])) + [.J$2]) ; 3)" office:value-type="float" office:value="3" calcext:value-type="float">
            <text:p>3.00</text:p>
          </table:table-cell>
          <table:table-cell table:formula="of:= MIN( (TRUNC([.$N$2] * (1 -[.$I79])) + [.K$2]) ; 3)" office:value-type="float" office:value="2" calcext:value-type="float">
            <text:p>2.00</text:p>
          </table:table-cell>
          <table:table-cell table:formula="of:= MIN( (TRUNC([.$N$2] * (1 -[.$I79])) + [.L$2]) ; 3)" office:value-type="float" office:value="1" calcext:value-type="float">
            <text:p>1.00</text:p>
          </table:table-cell>
          <table:table-cell table:formula="of:= MIN( (TRUNC([.$N$2] * (1 -[.$I79])) + [.M$2]) ; 3)" office:value-type="float" office:value="0" calcext:value-type="float">
            <text:p>0.00</text:p>
          </table:table-cell>
          <table:table-cell/>
          <table:table-cell table:formula="of:=&quot;0x&quot; &amp; DEC2HEX(([.J79]*64) +([.K79]*16) + ([.L79]*4) + [.M79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IN(MAX(([.A80] - [.$C$2]); 0); ([.$E$2] -1))" office:value-type="float" office:value="38" calcext:value-type="float">
            <text:p>38</text:p>
          </table:table-cell>
          <table:table-cell table:formula="of:=[.B80] * (([.$B$2]-1) / ([.$E$2] - 1))" office:value-type="float" office:value="76.5352112676056" calcext:value-type="float">
            <text:p>76.54</text:p>
          </table:table-cell>
          <table:table-cell table:formula="of:=IF([.C80] &lt;= [.$G$3]; 90 - DEGREES( ASIN( ([.$G$3] - [.C80]) /[.$G$3] ) ); 90 + DEGREES( ASIN( ([.C80] - [.$G$2])/[.$G$3] ) ))" office:value-type="float" office:value="93.6623309073532" calcext:value-type="float">
            <text:p>94</text:p>
          </table:table-cell>
          <table:table-cell table:formula="of:=INT( ([.D80] / [.$F$2]) * ([.$B$2] -1))" office:value-type="float" office:value="74" calcext:value-type="float">
            <text:p>74</text:p>
          </table:table-cell>
          <table:table-cell table:formula="of:=[.E80]-[.A80]" office:value-type="float" office:value="0" calcext:value-type="float">
            <text:p>0</text:p>
          </table:table-cell>
          <table:table-cell table:formula="of:=[.F80]-[.F79]" office:value-type="float" office:value="0" calcext:value-type="float">
            <text:p>0</text:p>
          </table:table-cell>
          <table:table-cell/>
          <table:table-cell table:formula="of:= SIN( RADIANS( ([.C80] / ([.$B$2]-1) * [.$F$2]) ))" office:value-type="float" office:value="0.993887904029551" calcext:value-type="float">
            <text:p>0.99</text:p>
          </table:table-cell>
          <table:table-cell table:formula="of:= MIN( (TRUNC([.$N$2] * (1 -[.$I80])) + [.J$2]) ; 3)" office:value-type="float" office:value="3" calcext:value-type="float">
            <text:p>3.00</text:p>
          </table:table-cell>
          <table:table-cell table:formula="of:= MIN( (TRUNC([.$N$2] * (1 -[.$I80])) + [.K$2]) ; 3)" office:value-type="float" office:value="2" calcext:value-type="float">
            <text:p>2.00</text:p>
          </table:table-cell>
          <table:table-cell table:formula="of:= MIN( (TRUNC([.$N$2] * (1 -[.$I80])) + [.L$2]) ; 3)" office:value-type="float" office:value="1" calcext:value-type="float">
            <text:p>1.00</text:p>
          </table:table-cell>
          <table:table-cell table:formula="of:= MIN( (TRUNC([.$N$2] * (1 -[.$I80])) + [.M$2]) ; 3)" office:value-type="float" office:value="0" calcext:value-type="float">
            <text:p>0.00</text:p>
          </table:table-cell>
          <table:table-cell/>
          <table:table-cell table:formula="of:=&quot;0x&quot; &amp; DEC2HEX(([.J80]*64) +([.K80]*16) + ([.L80]*4) + [.M80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IN(MAX(([.A81] - [.$C$2]); 0); ([.$E$2] -1))" office:value-type="float" office:value="39" calcext:value-type="float">
            <text:p>39</text:p>
          </table:table-cell>
          <table:table-cell table:formula="of:=[.B81] * (([.$B$2]-1) / ([.$E$2] - 1))" office:value-type="float" office:value="78.5492957746479" calcext:value-type="float">
            <text:p>78.55</text:p>
          </table:table-cell>
          <table:table-cell table:formula="of:=IF([.C81] &lt;= [.$G$3]; 90 - DEGREES( ASIN( ([.$G$3] - [.C81]) /[.$G$3] ) ); 90 + DEGREES( ASIN( ([.C81] - [.$G$2])/[.$G$3] ) ))" office:value-type="float" office:value="95.2926931000138" calcext:value-type="float">
            <text:p>95</text:p>
          </table:table-cell>
          <table:table-cell table:formula="of:=INT( ([.D81] / [.$F$2]) * ([.$B$2] -1))" office:value-type="float" office:value="75" calcext:value-type="float">
            <text:p>75</text:p>
          </table:table-cell>
          <table:table-cell table:formula="of:=[.E81]-[.A81]" office:value-type="float" office:value="0" calcext:value-type="float">
            <text:p>0</text:p>
          </table:table-cell>
          <table:table-cell table:formula="of:=[.F81]-[.F80]" office:value-type="float" office:value="0" calcext:value-type="float">
            <text:p>0</text:p>
          </table:table-cell>
          <table:table-cell/>
          <table:table-cell table:formula="of:= SIN( RADIANS( ([.C81] / ([.$B$2]-1) * [.$F$2]) ))" office:value-type="float" office:value="0.988032017031364" calcext:value-type="float">
            <text:p>0.99</text:p>
          </table:table-cell>
          <table:table-cell table:formula="of:= MIN( (TRUNC([.$N$2] * (1 -[.$I81])) + [.J$2]) ; 3)" office:value-type="float" office:value="3" calcext:value-type="float">
            <text:p>3.00</text:p>
          </table:table-cell>
          <table:table-cell table:formula="of:= MIN( (TRUNC([.$N$2] * (1 -[.$I81])) + [.K$2]) ; 3)" office:value-type="float" office:value="2" calcext:value-type="float">
            <text:p>2.00</text:p>
          </table:table-cell>
          <table:table-cell table:formula="of:= MIN( (TRUNC([.$N$2] * (1 -[.$I81])) + [.L$2]) ; 3)" office:value-type="float" office:value="1" calcext:value-type="float">
            <text:p>1.00</text:p>
          </table:table-cell>
          <table:table-cell table:formula="of:= MIN( (TRUNC([.$N$2] * (1 -[.$I81])) + [.M$2]) ; 3)" office:value-type="float" office:value="0" calcext:value-type="float">
            <text:p>0.00</text:p>
          </table:table-cell>
          <table:table-cell/>
          <table:table-cell table:formula="of:=&quot;0x&quot; &amp; DEC2HEX(([.J81]*64) +([.K81]*16) + ([.L81]*4) + [.M81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IN(MAX(([.A82] - [.$C$2]); 0); ([.$E$2] -1))" office:value-type="float" office:value="40" calcext:value-type="float">
            <text:p>40</text:p>
          </table:table-cell>
          <table:table-cell table:formula="of:=[.B82] * (([.$B$2]-1) / ([.$E$2] - 1))" office:value-type="float" office:value="80.5633802816901" calcext:value-type="float">
            <text:p>80.56</text:p>
          </table:table-cell>
          <table:table-cell table:formula="of:=IF([.C82] &lt;= [.$G$3]; 90 - DEGREES( ASIN( ([.$G$3] - [.C82]) /[.$G$3] ) ); 90 + DEGREES( ASIN( ([.C82] - [.$G$2])/[.$G$3] ) ))" office:value-type="float" office:value="96.9273658415152" calcext:value-type="float">
            <text:p>97</text:p>
          </table:table-cell>
          <table:table-cell table:formula="of:=INT( ([.D82] / [.$F$2]) * ([.$B$2] -1))" office:value-type="float" office:value="77" calcext:value-type="float">
            <text:p>77</text:p>
          </table:table-cell>
          <table:table-cell table:formula="of:=[.E82]-[.A82]" office:value-type="float" office:value="1" calcext:value-type="float">
            <text:p>1</text:p>
          </table:table-cell>
          <table:table-cell table:formula="of:=[.F82]-[.F81]" office:value-type="float" office:value="1" calcext:value-type="float">
            <text:p>1</text:p>
          </table:table-cell>
          <table:table-cell/>
          <table:table-cell table:formula="of:= SIN( RADIANS( ([.C82] / ([.$B$2]-1) * [.$F$2]) ))" office:value-type="float" office:value="0.980242010961803" calcext:value-type="float">
            <text:p>0.98</text:p>
          </table:table-cell>
          <table:table-cell table:formula="of:= MIN( (TRUNC([.$N$2] * (1 -[.$I82])) + [.J$2]) ; 3)" office:value-type="float" office:value="3" calcext:value-type="float">
            <text:p>3.00</text:p>
          </table:table-cell>
          <table:table-cell table:formula="of:= MIN( (TRUNC([.$N$2] * (1 -[.$I82])) + [.K$2]) ; 3)" office:value-type="float" office:value="2" calcext:value-type="float">
            <text:p>2.00</text:p>
          </table:table-cell>
          <table:table-cell table:formula="of:= MIN( (TRUNC([.$N$2] * (1 -[.$I82])) + [.L$2]) ; 3)" office:value-type="float" office:value="1" calcext:value-type="float">
            <text:p>1.00</text:p>
          </table:table-cell>
          <table:table-cell table:formula="of:= MIN( (TRUNC([.$N$2] * (1 -[.$I82])) + [.M$2]) ; 3)" office:value-type="float" office:value="0" calcext:value-type="float">
            <text:p>0.00</text:p>
          </table:table-cell>
          <table:table-cell/>
          <table:table-cell table:formula="of:=&quot;0x&quot; &amp; DEC2HEX(([.J82]*64) +([.K82]*16) + ([.L82]*4) + [.M82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IN(MAX(([.A83] - [.$C$2]); 0); ([.$E$2] -1))" office:value-type="float" office:value="41" calcext:value-type="float">
            <text:p>41</text:p>
          </table:table-cell>
          <table:table-cell table:formula="of:=[.B83] * (([.$B$2]-1) / ([.$E$2] - 1))" office:value-type="float" office:value="82.5774647887324" calcext:value-type="float">
            <text:p>82.58</text:p>
          </table:table-cell>
          <table:table-cell table:formula="of:=IF([.C83] &lt;= [.$G$3]; 90 - DEGREES( ASIN( ([.$G$3] - [.C83]) /[.$G$3] ) ); 90 + DEGREES( ASIN( ([.C83] - [.$G$2])/[.$G$3] ) ))" office:value-type="float" office:value="98.5677266795627" calcext:value-type="float">
            <text:p>99</text:p>
          </table:table-cell>
          <table:table-cell table:formula="of:=INT( ([.D83] / [.$F$2]) * ([.$B$2] -1))" office:value-type="float" office:value="78" calcext:value-type="float">
            <text:p>78</text:p>
          </table:table-cell>
          <table:table-cell table:formula="of:=[.E83]-[.A83]" office:value-type="float" office:value="1" calcext:value-type="float">
            <text:p>1</text:p>
          </table:table-cell>
          <table:table-cell table:formula="of:=[.F83]-[.F82]" office:value-type="float" office:value="0" calcext:value-type="float">
            <text:p>0</text:p>
          </table:table-cell>
          <table:table-cell/>
          <table:table-cell table:formula="of:= SIN( RADIANS( ([.C83] / ([.$B$2]-1) * [.$F$2]) ))" office:value-type="float" office:value="0.970533135123567" calcext:value-type="float">
            <text:p>0.97</text:p>
          </table:table-cell>
          <table:table-cell table:formula="of:= MIN( (TRUNC([.$N$2] * (1 -[.$I83])) + [.J$2]) ; 3)" office:value-type="float" office:value="3" calcext:value-type="float">
            <text:p>3.00</text:p>
          </table:table-cell>
          <table:table-cell table:formula="of:= MIN( (TRUNC([.$N$2] * (1 -[.$I83])) + [.K$2]) ; 3)" office:value-type="float" office:value="2" calcext:value-type="float">
            <text:p>2.00</text:p>
          </table:table-cell>
          <table:table-cell table:formula="of:= MIN( (TRUNC([.$N$2] * (1 -[.$I83])) + [.L$2]) ; 3)" office:value-type="float" office:value="1" calcext:value-type="float">
            <text:p>1.00</text:p>
          </table:table-cell>
          <table:table-cell table:formula="of:= MIN( (TRUNC([.$N$2] * (1 -[.$I83])) + [.M$2]) ; 3)" office:value-type="float" office:value="0" calcext:value-type="float">
            <text:p>0.00</text:p>
          </table:table-cell>
          <table:table-cell/>
          <table:table-cell table:formula="of:=&quot;0x&quot; &amp; DEC2HEX(([.J83]*64) +([.K83]*16) + ([.L83]*4) + [.M83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IN(MAX(([.A84] - [.$C$2]); 0); ([.$E$2] -1))" office:value-type="float" office:value="42" calcext:value-type="float">
            <text:p>42</text:p>
          </table:table-cell>
          <table:table-cell table:formula="of:=[.B84] * (([.$B$2]-1) / ([.$E$2] - 1))" office:value-type="float" office:value="84.5915492957746" calcext:value-type="float">
            <text:p>84.59</text:p>
          </table:table-cell>
          <table:table-cell table:formula="of:=IF([.C84] &lt;= [.$G$3]; 90 - DEGREES( ASIN( ([.$G$3] - [.C84]) /[.$G$3] ) ); 90 + DEGREES( ASIN( ([.C84] - [.$G$2])/[.$G$3] ) ))" office:value-type="float" office:value="100.215196119484" calcext:value-type="float">
            <text:p>100</text:p>
          </table:table-cell>
          <table:table-cell table:formula="of:=INT( ([.D84] / [.$F$2]) * ([.$B$2] -1))" office:value-type="float" office:value="79" calcext:value-type="float">
            <text:p>79</text:p>
          </table:table-cell>
          <table:table-cell table:formula="of:=[.E84]-[.A84]" office:value-type="float" office:value="1" calcext:value-type="float">
            <text:p>1</text:p>
          </table:table-cell>
          <table:table-cell table:formula="of:=[.F84]-[.F83]" office:value-type="float" office:value="0" calcext:value-type="float">
            <text:p>0</text:p>
          </table:table-cell>
          <table:table-cell/>
          <table:table-cell table:formula="of:= SIN( RADIANS( ([.C84] / ([.$B$2]-1) * [.$F$2]) ))" office:value-type="float" office:value="0.95892439509704" calcext:value-type="float">
            <text:p>0.96</text:p>
          </table:table-cell>
          <table:table-cell table:formula="of:= MIN( (TRUNC([.$N$2] * (1 -[.$I84])) + [.J$2]) ; 3)" office:value-type="float" office:value="3" calcext:value-type="float">
            <text:p>3.00</text:p>
          </table:table-cell>
          <table:table-cell table:formula="of:= MIN( (TRUNC([.$N$2] * (1 -[.$I84])) + [.K$2]) ; 3)" office:value-type="float" office:value="2" calcext:value-type="float">
            <text:p>2.00</text:p>
          </table:table-cell>
          <table:table-cell table:formula="of:= MIN( (TRUNC([.$N$2] * (1 -[.$I84])) + [.L$2]) ; 3)" office:value-type="float" office:value="1" calcext:value-type="float">
            <text:p>1.00</text:p>
          </table:table-cell>
          <table:table-cell table:formula="of:= MIN( (TRUNC([.$N$2] * (1 -[.$I84])) + [.M$2]) ; 3)" office:value-type="float" office:value="0" calcext:value-type="float">
            <text:p>0.00</text:p>
          </table:table-cell>
          <table:table-cell/>
          <table:table-cell table:formula="of:=&quot;0x&quot; &amp; DEC2HEX(([.J84]*64) +([.K84]*16) + ([.L84]*4) + [.M84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MIN(MAX(([.A85] - [.$C$2]); 0); ([.$E$2] -1))" office:value-type="float" office:value="43" calcext:value-type="float">
            <text:p>43</text:p>
          </table:table-cell>
          <table:table-cell table:formula="of:=[.B85] * (([.$B$2]-1) / ([.$E$2] - 1))" office:value-type="float" office:value="86.6056338028169" calcext:value-type="float">
            <text:p>86.61</text:p>
          </table:table-cell>
          <table:table-cell table:formula="of:=IF([.C85] &lt;= [.$G$3]; 90 - DEGREES( ASIN( ([.$G$3] - [.C85]) /[.$G$3] ) ); 90 + DEGREES( ASIN( ([.C85] - [.$G$2])/[.$G$3] ) ))" office:value-type="float" office:value="101.871249475807" calcext:value-type="float">
            <text:p>102</text:p>
          </table:table-cell>
          <table:table-cell table:formula="of:=INT( ([.D85] / [.$F$2]) * ([.$B$2] -1))" office:value-type="float" office:value="80" calcext:value-type="float">
            <text:p>80</text:p>
          </table:table-cell>
          <table:table-cell table:formula="of:=[.E85]-[.A85]" office:value-type="float" office:value="1" calcext:value-type="float">
            <text:p>1</text:p>
          </table:table-cell>
          <table:table-cell table:formula="of:=[.F85]-[.F84]" office:value-type="float" office:value="0" calcext:value-type="float">
            <text:p>0</text:p>
          </table:table-cell>
          <table:table-cell/>
          <table:table-cell table:formula="of:= SIN( RADIANS( ([.C85] / ([.$B$2]-1) * [.$F$2]) ))" office:value-type="float" office:value="0.94543851553597" calcext:value-type="float">
            <text:p>0.95</text:p>
          </table:table-cell>
          <table:table-cell table:formula="of:= MIN( (TRUNC([.$N$2] * (1 -[.$I85])) + [.J$2]) ; 3)" office:value-type="float" office:value="3" calcext:value-type="float">
            <text:p>3.00</text:p>
          </table:table-cell>
          <table:table-cell table:formula="of:= MIN( (TRUNC([.$N$2] * (1 -[.$I85])) + [.K$2]) ; 3)" office:value-type="float" office:value="2" calcext:value-type="float">
            <text:p>2.00</text:p>
          </table:table-cell>
          <table:table-cell table:formula="of:= MIN( (TRUNC([.$N$2] * (1 -[.$I85])) + [.L$2]) ; 3)" office:value-type="float" office:value="1" calcext:value-type="float">
            <text:p>1.00</text:p>
          </table:table-cell>
          <table:table-cell table:formula="of:= MIN( (TRUNC([.$N$2] * (1 -[.$I85])) + [.M$2]) ; 3)" office:value-type="float" office:value="0" calcext:value-type="float">
            <text:p>0.00</text:p>
          </table:table-cell>
          <table:table-cell/>
          <table:table-cell table:formula="of:=&quot;0x&quot; &amp; DEC2HEX(([.J85]*64) +([.K85]*16) + ([.L85]*4) + [.M85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MIN(MAX(([.A86] - [.$C$2]); 0); ([.$E$2] -1))" office:value-type="float" office:value="44" calcext:value-type="float">
            <text:p>44</text:p>
          </table:table-cell>
          <table:table-cell table:formula="of:=[.B86] * (([.$B$2]-1) / ([.$E$2] - 1))" office:value-type="float" office:value="88.6197183098592" calcext:value-type="float">
            <text:p>88.62</text:p>
          </table:table-cell>
          <table:table-cell table:formula="of:=IF([.C86] &lt;= [.$G$3]; 90 - DEGREES( ASIN( ([.$G$3] - [.C86]) /[.$G$3] ) ); 90 + DEGREES( ASIN( ([.C86] - [.$G$2])/[.$G$3] ) ))" office:value-type="float" office:value="103.537429936814" calcext:value-type="float">
            <text:p>104</text:p>
          </table:table-cell>
          <table:table-cell table:formula="of:=INT( ([.D86] / [.$F$2]) * ([.$B$2] -1))" office:value-type="float" office:value="82" calcext:value-type="float">
            <text:p>82</text:p>
          </table:table-cell>
          <table:table-cell table:formula="of:=[.E86]-[.A86]" office:value-type="float" office:value="2" calcext:value-type="float">
            <text:p>2</text:p>
          </table:table-cell>
          <table:table-cell table:formula="of:=[.F86]-[.F85]" office:value-type="float" office:value="1" calcext:value-type="float">
            <text:p>1</text:p>
          </table:table-cell>
          <table:table-cell/>
          <table:table-cell table:formula="of:= SIN( RADIANS( ([.C86] / ([.$B$2]-1) * [.$F$2]) ))" office:value-type="float" office:value="0.930101895682896" calcext:value-type="float">
            <text:p>0.93</text:p>
          </table:table-cell>
          <table:table-cell table:formula="of:= MIN( (TRUNC([.$N$2] * (1 -[.$I86])) + [.J$2]) ; 3)" office:value-type="float" office:value="3" calcext:value-type="float">
            <text:p>3.00</text:p>
          </table:table-cell>
          <table:table-cell table:formula="of:= MIN( (TRUNC([.$N$2] * (1 -[.$I86])) + [.K$2]) ; 3)" office:value-type="float" office:value="2" calcext:value-type="float">
            <text:p>2.00</text:p>
          </table:table-cell>
          <table:table-cell table:formula="of:= MIN( (TRUNC([.$N$2] * (1 -[.$I86])) + [.L$2]) ; 3)" office:value-type="float" office:value="1" calcext:value-type="float">
            <text:p>1.00</text:p>
          </table:table-cell>
          <table:table-cell table:formula="of:= MIN( (TRUNC([.$N$2] * (1 -[.$I86])) + [.M$2]) ; 3)" office:value-type="float" office:value="0" calcext:value-type="float">
            <text:p>0.00</text:p>
          </table:table-cell>
          <table:table-cell/>
          <table:table-cell table:formula="of:=&quot;0x&quot; &amp; DEC2HEX(([.J86]*64) +([.K86]*16) + ([.L86]*4) + [.M86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MIN(MAX(([.A87] - [.$C$2]); 0); ([.$E$2] -1))" office:value-type="float" office:value="45" calcext:value-type="float">
            <text:p>45</text:p>
          </table:table-cell>
          <table:table-cell table:formula="of:=[.B87] * (([.$B$2]-1) / ([.$E$2] - 1))" office:value-type="float" office:value="90.6338028169014" calcext:value-type="float">
            <text:p>90.63</text:p>
          </table:table-cell>
          <table:table-cell table:formula="of:=IF([.C87] &lt;= [.$G$3]; 90 - DEGREES( ASIN( ([.$G$3] - [.C87]) /[.$G$3] ) ); 90 + DEGREES( ASIN( ([.C87] - [.$G$2])/[.$G$3] ) ))" office:value-type="float" office:value="105.215363187216" calcext:value-type="float">
            <text:p>105</text:p>
          </table:table-cell>
          <table:table-cell table:formula="of:=INT( ([.D87] / [.$F$2]) * ([.$B$2] -1))" office:value-type="float" office:value="83" calcext:value-type="float">
            <text:p>83</text:p>
          </table:table-cell>
          <table:table-cell table:formula="of:=[.E87]-[.A87]" office:value-type="float" office:value="2" calcext:value-type="float">
            <text:p>2</text:p>
          </table:table-cell>
          <table:table-cell table:formula="of:=[.F87]-[.F86]" office:value-type="float" office:value="0" calcext:value-type="float">
            <text:p>0</text:p>
          </table:table-cell>
          <table:table-cell/>
          <table:table-cell table:formula="of:= SIN( RADIANS( ([.C87] / ([.$B$2]-1) * [.$F$2]) ))" office:value-type="float" office:value="0.912944557691389" calcext:value-type="float">
            <text:p>0.91</text:p>
          </table:table-cell>
          <table:table-cell table:formula="of:= MIN( (TRUNC([.$N$2] * (1 -[.$I87])) + [.J$2]) ; 3)" office:value-type="float" office:value="3" calcext:value-type="float">
            <text:p>3.00</text:p>
          </table:table-cell>
          <table:table-cell table:formula="of:= MIN( (TRUNC([.$N$2] * (1 -[.$I87])) + [.K$2]) ; 3)" office:value-type="float" office:value="2" calcext:value-type="float">
            <text:p>2.00</text:p>
          </table:table-cell>
          <table:table-cell table:formula="of:= MIN( (TRUNC([.$N$2] * (1 -[.$I87])) + [.L$2]) ; 3)" office:value-type="float" office:value="1" calcext:value-type="float">
            <text:p>1.00</text:p>
          </table:table-cell>
          <table:table-cell table:formula="of:= MIN( (TRUNC([.$N$2] * (1 -[.$I87])) + [.M$2]) ; 3)" office:value-type="float" office:value="0" calcext:value-type="float">
            <text:p>0.00</text:p>
          </table:table-cell>
          <table:table-cell/>
          <table:table-cell table:formula="of:=&quot;0x&quot; &amp; DEC2HEX(([.J87]*64) +([.K87]*16) + ([.L87]*4) + [.M87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MIN(MAX(([.A88] - [.$C$2]); 0); ([.$E$2] -1))" office:value-type="float" office:value="46" calcext:value-type="float">
            <text:p>46</text:p>
          </table:table-cell>
          <table:table-cell table:formula="of:=[.B88] * (([.$B$2]-1) / ([.$E$2] - 1))" office:value-type="float" office:value="92.6478873239437" calcext:value-type="float">
            <text:p>92.65</text:p>
          </table:table-cell>
          <table:table-cell table:formula="of:=IF([.C88] &lt;= [.$G$3]; 90 - DEGREES( ASIN( ([.$G$3] - [.C88]) /[.$G$3] ) ); 90 + DEGREES( ASIN( ([.C88] - [.$G$2])/[.$G$3] ) ))" office:value-type="float" office:value="106.906774007281" calcext:value-type="float">
            <text:p>107</text:p>
          </table:table-cell>
          <table:table-cell table:formula="of:=INT( ([.D88] / [.$F$2]) * ([.$B$2] -1))" office:value-type="float" office:value="84" calcext:value-type="float">
            <text:p>84</text:p>
          </table:table-cell>
          <table:table-cell table:formula="of:=[.E88]-[.A88]" office:value-type="float" office:value="2" calcext:value-type="float">
            <text:p>2</text:p>
          </table:table-cell>
          <table:table-cell table:formula="of:=[.F88]-[.F87]" office:value-type="float" office:value="0" calcext:value-type="float">
            <text:p>0</text:p>
          </table:table-cell>
          <table:table-cell/>
          <table:table-cell table:formula="of:= SIN( RADIANS( ([.C88] / ([.$B$2]-1) * [.$F$2]) ))" office:value-type="float" office:value="0.894000087856276" calcext:value-type="float">
            <text:p>0.89</text:p>
          </table:table-cell>
          <table:table-cell table:formula="of:= MIN( (TRUNC([.$N$2] * (1 -[.$I88])) + [.J$2]) ; 3)" office:value-type="float" office:value="3" calcext:value-type="float">
            <text:p>3.00</text:p>
          </table:table-cell>
          <table:table-cell table:formula="of:= MIN( (TRUNC([.$N$2] * (1 -[.$I88])) + [.K$2]) ; 3)" office:value-type="float" office:value="2" calcext:value-type="float">
            <text:p>2.00</text:p>
          </table:table-cell>
          <table:table-cell table:formula="of:= MIN( (TRUNC([.$N$2] * (1 -[.$I88])) + [.L$2]) ; 3)" office:value-type="float" office:value="1" calcext:value-type="float">
            <text:p>1.00</text:p>
          </table:table-cell>
          <table:table-cell table:formula="of:= MIN( (TRUNC([.$N$2] * (1 -[.$I88])) + [.M$2]) ; 3)" office:value-type="float" office:value="0" calcext:value-type="float">
            <text:p>0.00</text:p>
          </table:table-cell>
          <table:table-cell/>
          <table:table-cell table:formula="of:=&quot;0x&quot; &amp; DEC2HEX(([.J88]*64) +([.K88]*16) + ([.L88]*4) + [.M88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MIN(MAX(([.A89] - [.$C$2]); 0); ([.$E$2] -1))" office:value-type="float" office:value="47" calcext:value-type="float">
            <text:p>47</text:p>
          </table:table-cell>
          <table:table-cell table:formula="of:=[.B89] * (([.$B$2]-1) / ([.$E$2] - 1))" office:value-type="float" office:value="94.6619718309859" calcext:value-type="float">
            <text:p>94.66</text:p>
          </table:table-cell>
          <table:table-cell table:formula="of:=IF([.C89] &lt;= [.$G$3]; 90 - DEGREES( ASIN( ([.$G$3] - [.C89]) /[.$G$3] ) ); 90 + DEGREES( ASIN( ([.C89] - [.$G$2])/[.$G$3] ) ))" office:value-type="float" office:value="108.613505364576" calcext:value-type="float">
            <text:p>109</text:p>
          </table:table-cell>
          <table:table-cell table:formula="of:=INT( ([.D89] / [.$F$2]) * ([.$B$2] -1))" office:value-type="float" office:value="86" calcext:value-type="float">
            <text:p>86</text:p>
          </table:table-cell>
          <table:table-cell table:formula="of:=[.E89]-[.A89]" office:value-type="float" office:value="3" calcext:value-type="float">
            <text:p>3</text:p>
          </table:table-cell>
          <table:table-cell table:formula="of:=[.F89]-[.F88]" office:value-type="float" office:value="1" calcext:value-type="float">
            <text:p>1</text:p>
          </table:table-cell>
          <table:table-cell/>
          <table:table-cell table:formula="of:= SIN( RADIANS( ([.C89] / ([.$B$2]-1) * [.$F$2]) ))" office:value-type="float" office:value="0.873305570866893" calcext:value-type="float">
            <text:p>0.87</text:p>
          </table:table-cell>
          <table:table-cell table:formula="of:= MIN( (TRUNC([.$N$2] * (1 -[.$I89])) + [.J$2]) ; 3)" office:value-type="float" office:value="3" calcext:value-type="float">
            <text:p>3.00</text:p>
          </table:table-cell>
          <table:table-cell table:formula="of:= MIN( (TRUNC([.$N$2] * (1 -[.$I89])) + [.K$2]) ; 3)" office:value-type="float" office:value="2" calcext:value-type="float">
            <text:p>2.00</text:p>
          </table:table-cell>
          <table:table-cell table:formula="of:= MIN( (TRUNC([.$N$2] * (1 -[.$I89])) + [.L$2]) ; 3)" office:value-type="float" office:value="1" calcext:value-type="float">
            <text:p>1.00</text:p>
          </table:table-cell>
          <table:table-cell table:formula="of:= MIN( (TRUNC([.$N$2] * (1 -[.$I89])) + [.M$2]) ; 3)" office:value-type="float" office:value="0" calcext:value-type="float">
            <text:p>0.00</text:p>
          </table:table-cell>
          <table:table-cell/>
          <table:table-cell table:formula="of:=&quot;0x&quot; &amp; DEC2HEX(([.J89]*64) +([.K89]*16) + ([.L89]*4) + [.M89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MIN(MAX(([.A90] - [.$C$2]); 0); ([.$E$2] -1))" office:value-type="float" office:value="48" calcext:value-type="float">
            <text:p>48</text:p>
          </table:table-cell>
          <table:table-cell table:formula="of:=[.B90] * (([.$B$2]-1) / ([.$E$2] - 1))" office:value-type="float" office:value="96.6760563380282" calcext:value-type="float">
            <text:p>96.68</text:p>
          </table:table-cell>
          <table:table-cell table:formula="of:=IF([.C90] &lt;= [.$G$3]; 90 - DEGREES( ASIN( ([.$G$3] - [.C90]) /[.$G$3] ) ); 90 + DEGREES( ASIN( ([.C90] - [.$G$2])/[.$G$3] ) ))" office:value-type="float" office:value="110.337540645462" calcext:value-type="float">
            <text:p>110</text:p>
          </table:table-cell>
          <table:table-cell table:formula="of:=INT( ([.D90] / [.$F$2]) * ([.$B$2] -1))" office:value-type="float" office:value="87" calcext:value-type="float">
            <text:p>87</text:p>
          </table:table-cell>
          <table:table-cell table:formula="of:=[.E90]-[.A90]" office:value-type="float" office:value="3" calcext:value-type="float">
            <text:p>3</text:p>
          </table:table-cell>
          <table:table-cell table:formula="of:=[.F90]-[.F89]" office:value-type="float" office:value="0" calcext:value-type="float">
            <text:p>0</text:p>
          </table:table-cell>
          <table:table-cell/>
          <table:table-cell table:formula="of:= SIN( RADIANS( ([.C90] / ([.$B$2]-1) * [.$F$2]) ))" office:value-type="float" office:value="0.850901517212062" calcext:value-type="float">
            <text:p>0.85</text:p>
          </table:table-cell>
          <table:table-cell table:formula="of:= MIN( (TRUNC([.$N$2] * (1 -[.$I90])) + [.J$2]) ; 3)" office:value-type="float" office:value="3" calcext:value-type="float">
            <text:p>3.00</text:p>
          </table:table-cell>
          <table:table-cell table:formula="of:= MIN( (TRUNC([.$N$2] * (1 -[.$I90])) + [.K$2]) ; 3)" office:value-type="float" office:value="2" calcext:value-type="float">
            <text:p>2.00</text:p>
          </table:table-cell>
          <table:table-cell table:formula="of:= MIN( (TRUNC([.$N$2] * (1 -[.$I90])) + [.L$2]) ; 3)" office:value-type="float" office:value="1" calcext:value-type="float">
            <text:p>1.00</text:p>
          </table:table-cell>
          <table:table-cell table:formula="of:= MIN( (TRUNC([.$N$2] * (1 -[.$I90])) + [.M$2]) ; 3)" office:value-type="float" office:value="0" calcext:value-type="float">
            <text:p>0.00</text:p>
          </table:table-cell>
          <table:table-cell/>
          <table:table-cell table:formula="of:=&quot;0x&quot; &amp; DEC2HEX(([.J90]*64) +([.K90]*16) + ([.L90]*4) + [.M90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MIN(MAX(([.A91] - [.$C$2]); 0); ([.$E$2] -1))" office:value-type="float" office:value="49" calcext:value-type="float">
            <text:p>49</text:p>
          </table:table-cell>
          <table:table-cell table:formula="of:=[.B91] * (([.$B$2]-1) / ([.$E$2] - 1))" office:value-type="float" office:value="98.6901408450704" calcext:value-type="float">
            <text:p>98.69</text:p>
          </table:table-cell>
          <table:table-cell table:formula="of:=IF([.C91] &lt;= [.$G$3]; 90 - DEGREES( ASIN( ([.$G$3] - [.C91]) /[.$G$3] ) ); 90 + DEGREES( ASIN( ([.C91] - [.$G$2])/[.$G$3] ) ))" office:value-type="float" office:value="112.081029849564" calcext:value-type="float">
            <text:p>112</text:p>
          </table:table-cell>
          <table:table-cell table:formula="of:=INT( ([.D91] / [.$F$2]) * ([.$B$2] -1))" office:value-type="float" office:value="89" calcext:value-type="float">
            <text:p>89</text:p>
          </table:table-cell>
          <table:table-cell table:formula="of:=[.E91]-[.A91]" office:value-type="float" office:value="4" calcext:value-type="float">
            <text:p>4</text:p>
          </table:table-cell>
          <table:table-cell table:formula="of:=[.F91]-[.F90]" office:value-type="float" office:value="1" calcext:value-type="float">
            <text:p>1</text:p>
          </table:table-cell>
          <table:table-cell/>
          <table:table-cell table:formula="of:= SIN( RADIANS( ([.C91] / ([.$B$2]-1) * [.$F$2]) ))" office:value-type="float" office:value="0.826831783878909" calcext:value-type="float">
            <text:p>0.83</text:p>
          </table:table-cell>
          <table:table-cell table:formula="of:= MIN( (TRUNC([.$N$2] * (1 -[.$I91])) + [.J$2]) ; 3)" office:value-type="float" office:value="3" calcext:value-type="float">
            <text:p>3.00</text:p>
          </table:table-cell>
          <table:table-cell table:formula="of:= MIN( (TRUNC([.$N$2] * (1 -[.$I91])) + [.K$2]) ; 3)" office:value-type="float" office:value="2" calcext:value-type="float">
            <text:p>2.00</text:p>
          </table:table-cell>
          <table:table-cell table:formula="of:= MIN( (TRUNC([.$N$2] * (1 -[.$I91])) + [.L$2]) ; 3)" office:value-type="float" office:value="1" calcext:value-type="float">
            <text:p>1.00</text:p>
          </table:table-cell>
          <table:table-cell table:formula="of:= MIN( (TRUNC([.$N$2] * (1 -[.$I91])) + [.M$2]) ; 3)" office:value-type="float" office:value="0" calcext:value-type="float">
            <text:p>0.00</text:p>
          </table:table-cell>
          <table:table-cell/>
          <table:table-cell table:formula="of:=&quot;0x&quot; &amp; DEC2HEX(([.J91]*64) +([.K91]*16) + ([.L91]*4) + [.M91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MIN(MAX(([.A92] - [.$C$2]); 0); ([.$E$2] -1))" office:value-type="float" office:value="50" calcext:value-type="float">
            <text:p>50</text:p>
          </table:table-cell>
          <table:table-cell table:formula="of:=[.B92] * (([.$B$2]-1) / ([.$E$2] - 1))" office:value-type="float" office:value="100.704225352113" calcext:value-type="float">
            <text:p>100.70</text:p>
          </table:table-cell>
          <table:table-cell table:formula="of:=IF([.C92] &lt;= [.$G$3]; 90 - DEGREES( ASIN( ([.$G$3] - [.C92]) /[.$G$3] ) ); 90 + DEGREES( ASIN( ([.C92] - [.$G$2])/[.$G$3] ) ))" office:value-type="float" office:value="113.84632080902" calcext:value-type="float">
            <text:p>114</text:p>
          </table:table-cell>
          <table:table-cell table:formula="of:=INT( ([.D92] / [.$F$2]) * ([.$B$2] -1))" office:value-type="float" office:value="90" calcext:value-type="float">
            <text:p>90</text:p>
          </table:table-cell>
          <table:table-cell table:formula="of:=[.E92]-[.A92]" office:value-type="float" office:value="4" calcext:value-type="float">
            <text:p>4</text:p>
          </table:table-cell>
          <table:table-cell table:formula="of:=[.F92]-[.F91]" office:value-type="float" office:value="0" calcext:value-type="float">
            <text:p>0</text:p>
          </table:table-cell>
          <table:table-cell/>
          <table:table-cell table:formula="of:= SIN( RADIANS( ([.C92] / ([.$B$2]-1) * [.$F$2]) ))" office:value-type="float" office:value="0.801143488500748" calcext:value-type="float">
            <text:p>0.80</text:p>
          </table:table-cell>
          <table:table-cell table:formula="of:= MIN( (TRUNC([.$N$2] * (1 -[.$I92])) + [.J$2]) ; 3)" office:value-type="float" office:value="3" calcext:value-type="float">
            <text:p>3.00</text:p>
          </table:table-cell>
          <table:table-cell table:formula="of:= MIN( (TRUNC([.$N$2] * (1 -[.$I92])) + [.K$2]) ; 3)" office:value-type="float" office:value="2" calcext:value-type="float">
            <text:p>2.00</text:p>
          </table:table-cell>
          <table:table-cell table:formula="of:= MIN( (TRUNC([.$N$2] * (1 -[.$I92])) + [.L$2]) ; 3)" office:value-type="float" office:value="1" calcext:value-type="float">
            <text:p>1.00</text:p>
          </table:table-cell>
          <table:table-cell table:formula="of:= MIN( (TRUNC([.$N$2] * (1 -[.$I92])) + [.M$2]) ; 3)" office:value-type="float" office:value="0" calcext:value-type="float">
            <text:p>0.00</text:p>
          </table:table-cell>
          <table:table-cell/>
          <table:table-cell table:formula="of:=&quot;0x&quot; &amp; DEC2HEX(([.J92]*64) +([.K92]*16) + ([.L92]*4) + [.M92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MIN(MAX(([.A93] - [.$C$2]); 0); ([.$E$2] -1))" office:value-type="float" office:value="51" calcext:value-type="float">
            <text:p>51</text:p>
          </table:table-cell>
          <table:table-cell table:formula="of:=[.B93] * (([.$B$2]-1) / ([.$E$2] - 1))" office:value-type="float" office:value="102.718309859155" calcext:value-type="float">
            <text:p>102.72</text:p>
          </table:table-cell>
          <table:table-cell table:formula="of:=IF([.C93] &lt;= [.$G$3]; 90 - DEGREES( ASIN( ([.$G$3] - [.C93]) /[.$G$3] ) ); 90 + DEGREES( ASIN( ([.C93] - [.$G$2])/[.$G$3] ) ))" office:value-type="float" office:value="115.635996820827" calcext:value-type="float">
            <text:p>116</text:p>
          </table:table-cell>
          <table:table-cell table:formula="of:=INT( ([.D93] / [.$F$2]) * ([.$B$2] -1))" office:value-type="float" office:value="91" calcext:value-type="float">
            <text:p>91</text:p>
          </table:table-cell>
          <table:table-cell table:formula="of:=[.E93]-[.A93]" office:value-type="float" office:value="4" calcext:value-type="float">
            <text:p>4</text:p>
          </table:table-cell>
          <table:table-cell table:formula="of:=[.F93]-[.F92]" office:value-type="float" office:value="0" calcext:value-type="float">
            <text:p>0</text:p>
          </table:table-cell>
          <table:table-cell/>
          <table:table-cell table:formula="of:= SIN( RADIANS( ([.C93] / ([.$B$2]-1) * [.$F$2]) ))" office:value-type="float" office:value="0.773886917122107" calcext:value-type="float">
            <text:p>0.77</text:p>
          </table:table-cell>
          <table:table-cell table:formula="of:= MIN( (TRUNC([.$N$2] * (1 -[.$I93])) + [.J$2]) ; 3)" office:value-type="float" office:value="3" calcext:value-type="float">
            <text:p>3.00</text:p>
          </table:table-cell>
          <table:table-cell table:formula="of:= MIN( (TRUNC([.$N$2] * (1 -[.$I93])) + [.K$2]) ; 3)" office:value-type="float" office:value="2" calcext:value-type="float">
            <text:p>2.00</text:p>
          </table:table-cell>
          <table:table-cell table:formula="of:= MIN( (TRUNC([.$N$2] * (1 -[.$I93])) + [.L$2]) ; 3)" office:value-type="float" office:value="1" calcext:value-type="float">
            <text:p>1.00</text:p>
          </table:table-cell>
          <table:table-cell table:formula="of:= MIN( (TRUNC([.$N$2] * (1 -[.$I93])) + [.M$2]) ; 3)" office:value-type="float" office:value="0" calcext:value-type="float">
            <text:p>0.00</text:p>
          </table:table-cell>
          <table:table-cell/>
          <table:table-cell table:formula="of:=&quot;0x&quot; &amp; DEC2HEX(([.J93]*64) +([.K93]*16) + ([.L93]*4) + [.M93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MIN(MAX(([.A94] - [.$C$2]); 0); ([.$E$2] -1))" office:value-type="float" office:value="52" calcext:value-type="float">
            <text:p>52</text:p>
          </table:table-cell>
          <table:table-cell table:formula="of:=[.B94] * (([.$B$2]-1) / ([.$E$2] - 1))" office:value-type="float" office:value="104.732394366197" calcext:value-type="float">
            <text:p>104.73</text:p>
          </table:table-cell>
          <table:table-cell table:formula="of:=IF([.C94] &lt;= [.$G$3]; 90 - DEGREES( ASIN( ([.$G$3] - [.C94]) /[.$G$3] ) ); 90 + DEGREES( ASIN( ([.C94] - [.$G$2])/[.$G$3] ) ))" office:value-type="float" office:value="117.452922532769" calcext:value-type="float">
            <text:p>117</text:p>
          </table:table-cell>
          <table:table-cell table:formula="of:=INT( ([.D94] / [.$F$2]) * ([.$B$2] -1))" office:value-type="float" office:value="93" calcext:value-type="float">
            <text:p>93</text:p>
          </table:table-cell>
          <table:table-cell table:formula="of:=[.E94]-[.A94]" office:value-type="float" office:value="5" calcext:value-type="float">
            <text:p>5</text:p>
          </table:table-cell>
          <table:table-cell table:formula="of:=[.F94]-[.F93]" office:value-type="float" office:value="1" calcext:value-type="float">
            <text:p>1</text:p>
          </table:table-cell>
          <table:table-cell/>
          <table:table-cell table:formula="of:= SIN( RADIANS( ([.C94] / ([.$B$2]-1) * [.$F$2]) ))" office:value-type="float" office:value="0.745115425761428" calcext:value-type="float">
            <text:p>0.75</text:p>
          </table:table-cell>
          <table:table-cell table:formula="of:= MIN( (TRUNC([.$N$2] * (1 -[.$I94])) + [.J$2]) ; 3)" office:value-type="float" office:value="3" calcext:value-type="float">
            <text:p>3.00</text:p>
          </table:table-cell>
          <table:table-cell table:formula="of:= MIN( (TRUNC([.$N$2] * (1 -[.$I94])) + [.K$2]) ; 3)" office:value-type="float" office:value="2" calcext:value-type="float">
            <text:p>2.00</text:p>
          </table:table-cell>
          <table:table-cell table:formula="of:= MIN( (TRUNC([.$N$2] * (1 -[.$I94])) + [.L$2]) ; 3)" office:value-type="float" office:value="1" calcext:value-type="float">
            <text:p>1.00</text:p>
          </table:table-cell>
          <table:table-cell table:formula="of:= MIN( (TRUNC([.$N$2] * (1 -[.$I94])) + [.M$2]) ; 3)" office:value-type="float" office:value="0" calcext:value-type="float">
            <text:p>0.00</text:p>
          </table:table-cell>
          <table:table-cell/>
          <table:table-cell table:formula="of:=&quot;0x&quot; &amp; DEC2HEX(([.J94]*64) +([.K94]*16) + ([.L94]*4) + [.M94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MIN(MAX(([.A95] - [.$C$2]); 0); ([.$E$2] -1))" office:value-type="float" office:value="53" calcext:value-type="float">
            <text:p>53</text:p>
          </table:table-cell>
          <table:table-cell table:formula="of:=[.B95] * (([.$B$2]-1) / ([.$E$2] - 1))" office:value-type="float" office:value="106.746478873239" calcext:value-type="float">
            <text:p>106.75</text:p>
          </table:table-cell>
          <table:table-cell table:formula="of:=IF([.C95] &lt;= [.$G$3]; 90 - DEGREES( ASIN( ([.$G$3] - [.C95]) /[.$G$3] ) ); 90 + DEGREES( ASIN( ([.C95] - [.$G$2])/[.$G$3] ) ))" office:value-type="float" office:value="119.300300558294" calcext:value-type="float">
            <text:p>119</text:p>
          </table:table-cell>
          <table:table-cell table:formula="of:=INT( ([.D95] / [.$F$2]) * ([.$B$2] -1))" office:value-type="float" office:value="94" calcext:value-type="float">
            <text:p>94</text:p>
          </table:table-cell>
          <table:table-cell table:formula="of:=[.E95]-[.A95]" office:value-type="float" office:value="5" calcext:value-type="float">
            <text:p>5</text:p>
          </table:table-cell>
          <table:table-cell table:formula="of:=[.F95]-[.F94]" office:value-type="float" office:value="0" calcext:value-type="float">
            <text:p>0</text:p>
          </table:table-cell>
          <table:table-cell/>
          <table:table-cell table:formula="of:= SIN( RADIANS( ([.C95] / ([.$B$2]-1) * [.$F$2]) ))" office:value-type="float" office:value="0.714885335964163" calcext:value-type="float">
            <text:p>0.71</text:p>
          </table:table-cell>
          <table:table-cell table:formula="of:= MIN( (TRUNC([.$N$2] * (1 -[.$I95])) + [.J$2]) ; 3)" office:value-type="float" office:value="3" calcext:value-type="float">
            <text:p>3.00</text:p>
          </table:table-cell>
          <table:table-cell table:formula="of:= MIN( (TRUNC([.$N$2] * (1 -[.$I95])) + [.K$2]) ; 3)" office:value-type="float" office:value="2" calcext:value-type="float">
            <text:p>2.00</text:p>
          </table:table-cell>
          <table:table-cell table:formula="of:= MIN( (TRUNC([.$N$2] * (1 -[.$I95])) + [.L$2]) ; 3)" office:value-type="float" office:value="1" calcext:value-type="float">
            <text:p>1.00</text:p>
          </table:table-cell>
          <table:table-cell table:formula="of:= MIN( (TRUNC([.$N$2] * (1 -[.$I95])) + [.M$2]) ; 3)" office:value-type="float" office:value="0" calcext:value-type="float">
            <text:p>0.00</text:p>
          </table:table-cell>
          <table:table-cell/>
          <table:table-cell table:formula="of:=&quot;0x&quot; &amp; DEC2HEX(([.J95]*64) +([.K95]*16) + ([.L95]*4) + [.M95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MIN(MAX(([.A96] - [.$C$2]); 0); ([.$E$2] -1))" office:value-type="float" office:value="54" calcext:value-type="float">
            <text:p>54</text:p>
          </table:table-cell>
          <table:table-cell table:formula="of:=[.B96] * (([.$B$2]-1) / ([.$E$2] - 1))" office:value-type="float" office:value="108.760563380282" calcext:value-type="float">
            <text:p>108.76</text:p>
          </table:table-cell>
          <table:table-cell table:formula="of:=IF([.C96] &lt;= [.$G$3]; 90 - DEGREES( ASIN( ([.$G$3] - [.C96]) /[.$G$3] ) ); 90 + DEGREES( ASIN( ([.C96] - [.$G$2])/[.$G$3] ) ))" office:value-type="float" office:value="121.181742200937" calcext:value-type="float">
            <text:p>121</text:p>
          </table:table-cell>
          <table:table-cell table:formula="of:=INT( ([.D96] / [.$F$2]) * ([.$B$2] -1))" office:value-type="float" office:value="96" calcext:value-type="float">
            <text:p>96</text:p>
          </table:table-cell>
          <table:table-cell table:formula="of:=[.E96]-[.A96]" office:value-type="float" office:value="6" calcext:value-type="float">
            <text:p>6</text:p>
          </table:table-cell>
          <table:table-cell table:formula="of:=[.F96]-[.F95]" office:value-type="float" office:value="1" calcext:value-type="float">
            <text:p>1</text:p>
          </table:table-cell>
          <table:table-cell/>
          <table:table-cell table:formula="of:= SIN( RADIANS( ([.C96] / ([.$B$2]-1) * [.$F$2]) ))" office:value-type="float" office:value="0.683255824550694" calcext:value-type="float">
            <text:p>0.68</text:p>
          </table:table-cell>
          <table:table-cell table:formula="of:= MIN( (TRUNC([.$N$2] * (1 -[.$I96])) + [.J$2]) ; 3)" office:value-type="float" office:value="3" calcext:value-type="float">
            <text:p>3.00</text:p>
          </table:table-cell>
          <table:table-cell table:formula="of:= MIN( (TRUNC([.$N$2] * (1 -[.$I96])) + [.K$2]) ; 3)" office:value-type="float" office:value="2" calcext:value-type="float">
            <text:p>2.00</text:p>
          </table:table-cell>
          <table:table-cell table:formula="of:= MIN( (TRUNC([.$N$2] * (1 -[.$I96])) + [.L$2]) ; 3)" office:value-type="float" office:value="1" calcext:value-type="float">
            <text:p>1.00</text:p>
          </table:table-cell>
          <table:table-cell table:formula="of:= MIN( (TRUNC([.$N$2] * (1 -[.$I96])) + [.M$2]) ; 3)" office:value-type="float" office:value="0" calcext:value-type="float">
            <text:p>0.00</text:p>
          </table:table-cell>
          <table:table-cell/>
          <table:table-cell table:formula="of:=&quot;0x&quot; &amp; DEC2HEX(([.J96]*64) +([.K96]*16) + ([.L96]*4) + [.M96])" office:value-type="string" office:string-value="0xE4" calcext:value-type="string">
            <text:p>0xE4</text:p>
          </table:table-cell>
          <table:table-cell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MIN(MAX(([.A97] - [.$C$2]); 0); ([.$E$2] -1))" office:value-type="float" office:value="55" calcext:value-type="float">
            <text:p>55</text:p>
          </table:table-cell>
          <table:table-cell table:formula="of:=[.B97] * (([.$B$2]-1) / ([.$E$2] - 1))" office:value-type="float" office:value="110.774647887324" calcext:value-type="float">
            <text:p>110.77</text:p>
          </table:table-cell>
          <table:table-cell table:formula="of:=IF([.C97] &lt;= [.$G$3]; 90 - DEGREES( ASIN( ([.$G$3] - [.C97]) /[.$G$3] ) ); 90 + DEGREES( ASIN( ([.C97] - [.$G$2])/[.$G$3] ) ))" office:value-type="float" office:value="123.101356982201" calcext:value-type="float">
            <text:p>123</text:p>
          </table:table-cell>
          <table:table-cell table:formula="of:=INT( ([.D97] / [.$F$2]) * ([.$B$2] -1))" office:value-type="float" office:value="97" calcext:value-type="float">
            <text:p>97</text:p>
          </table:table-cell>
          <table:table-cell table:formula="of:=[.E97]-[.A97]" office:value-type="float" office:value="6" calcext:value-type="float">
            <text:p>6</text:p>
          </table:table-cell>
          <table:table-cell table:formula="of:=[.F97]-[.F96]" office:value-type="float" office:value="0" calcext:value-type="float">
            <text:p>0</text:p>
          </table:table-cell>
          <table:table-cell/>
          <table:table-cell table:formula="of:= SIN( RADIANS( ([.C97] / ([.$B$2]-1) * [.$F$2]) ))" office:value-type="float" office:value="0.650288807774937" calcext:value-type="float">
            <text:p>0.65</text:p>
          </table:table-cell>
          <table:table-cell table:formula="of:= MIN( (TRUNC([.$N$2] * (1 -[.$I97])) + [.J$2]) ; 3)" office:value-type="float" office:value="3" calcext:value-type="float">
            <text:p>3.00</text:p>
          </table:table-cell>
          <table:table-cell table:formula="of:= MIN( (TRUNC([.$N$2] * (1 -[.$I97])) + [.K$2]) ; 3)" office:value-type="float" office:value="3" calcext:value-type="float">
            <text:p>3.00</text:p>
          </table:table-cell>
          <table:table-cell table:formula="of:= MIN( (TRUNC([.$N$2] * (1 -[.$I97])) + [.L$2]) ; 3)" office:value-type="float" office:value="2" calcext:value-type="float">
            <text:p>2.00</text:p>
          </table:table-cell>
          <table:table-cell table:formula="of:= MIN( (TRUNC([.$N$2] * (1 -[.$I97])) + [.M$2]) ; 3)" office:value-type="float" office:value="1" calcext:value-type="float">
            <text:p>1.00</text:p>
          </table:table-cell>
          <table:table-cell/>
          <table:table-cell table:formula="of:=&quot;0x&quot; &amp; DEC2HEX(([.J97]*64) +([.K97]*16) + ([.L97]*4) + [.M97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MIN(MAX(([.A98] - [.$C$2]); 0); ([.$E$2] -1))" office:value-type="float" office:value="56" calcext:value-type="float">
            <text:p>56</text:p>
          </table:table-cell>
          <table:table-cell table:formula="of:=[.B98] * (([.$B$2]-1) / ([.$E$2] - 1))" office:value-type="float" office:value="112.788732394366" calcext:value-type="float">
            <text:p>112.79</text:p>
          </table:table-cell>
          <table:table-cell table:formula="of:=IF([.C98] &lt;= [.$G$3]; 90 - DEGREES( ASIN( ([.$G$3] - [.C98]) /[.$G$3] ) ); 90 + DEGREES( ASIN( ([.C98] - [.$G$2])/[.$G$3] ) ))" office:value-type="float" office:value="125.063867609465" calcext:value-type="float">
            <text:p>125</text:p>
          </table:table-cell>
          <table:table-cell table:formula="of:=INT( ([.D98] / [.$F$2]) * ([.$B$2] -1))" office:value-type="float" office:value="99" calcext:value-type="float">
            <text:p>99</text:p>
          </table:table-cell>
          <table:table-cell table:formula="of:=[.E98]-[.A98]" office:value-type="float" office:value="7" calcext:value-type="float">
            <text:p>7</text:p>
          </table:table-cell>
          <table:table-cell table:formula="of:=[.F98]-[.F97]" office:value-type="float" office:value="1" calcext:value-type="float">
            <text:p>1</text:p>
          </table:table-cell>
          <table:table-cell/>
          <table:table-cell table:formula="of:= SIN( RADIANS( ([.C98] / ([.$B$2]-1) * [.$F$2]) ))" office:value-type="float" office:value="0.616048820120365" calcext:value-type="float">
            <text:p>0.62</text:p>
          </table:table-cell>
          <table:table-cell table:formula="of:= MIN( (TRUNC([.$N$2] * (1 -[.$I98])) + [.J$2]) ; 3)" office:value-type="float" office:value="3" calcext:value-type="float">
            <text:p>3.00</text:p>
          </table:table-cell>
          <table:table-cell table:formula="of:= MIN( (TRUNC([.$N$2] * (1 -[.$I98])) + [.K$2]) ; 3)" office:value-type="float" office:value="3" calcext:value-type="float">
            <text:p>3.00</text:p>
          </table:table-cell>
          <table:table-cell table:formula="of:= MIN( (TRUNC([.$N$2] * (1 -[.$I98])) + [.L$2]) ; 3)" office:value-type="float" office:value="2" calcext:value-type="float">
            <text:p>2.00</text:p>
          </table:table-cell>
          <table:table-cell table:formula="of:= MIN( (TRUNC([.$N$2] * (1 -[.$I98])) + [.M$2]) ; 3)" office:value-type="float" office:value="1" calcext:value-type="float">
            <text:p>1.00</text:p>
          </table:table-cell>
          <table:table-cell/>
          <table:table-cell table:formula="of:=&quot;0x&quot; &amp; DEC2HEX(([.J98]*64) +([.K98]*16) + ([.L98]*4) + [.M98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MIN(MAX(([.A99] - [.$C$2]); 0); ([.$E$2] -1))" office:value-type="float" office:value="57" calcext:value-type="float">
            <text:p>57</text:p>
          </table:table-cell>
          <table:table-cell table:formula="of:=[.B99] * (([.$B$2]-1) / ([.$E$2] - 1))" office:value-type="float" office:value="114.802816901408" calcext:value-type="float">
            <text:p>114.80</text:p>
          </table:table-cell>
          <table:table-cell table:formula="of:=IF([.C99] &lt;= [.$G$3]; 90 - DEGREES( ASIN( ([.$G$3] - [.C99]) /[.$G$3] ) ); 90 + DEGREES( ASIN( ([.C99] - [.$G$2])/[.$G$3] ) ))" office:value-type="float" office:value="127.074759956961" calcext:value-type="float">
            <text:p>127</text:p>
          </table:table-cell>
          <table:table-cell table:formula="of:=INT( ([.D99] / [.$F$2]) * ([.$B$2] -1))" office:value-type="float" office:value="100" calcext:value-type="float">
            <text:p>100</text:p>
          </table:table-cell>
          <table:table-cell table:formula="of:=[.E99]-[.A99]" office:value-type="float" office:value="7" calcext:value-type="float">
            <text:p>7</text:p>
          </table:table-cell>
          <table:table-cell table:formula="of:=[.F99]-[.F98]" office:value-type="float" office:value="0" calcext:value-type="float">
            <text:p>0</text:p>
          </table:table-cell>
          <table:table-cell/>
          <table:table-cell table:formula="of:= SIN( RADIANS( ([.C99] / ([.$B$2]-1) * [.$F$2]) ))" office:value-type="float" office:value="0.580602887970721" calcext:value-type="float">
            <text:p>0.58</text:p>
          </table:table-cell>
          <table:table-cell table:formula="of:= MIN( (TRUNC([.$N$2] * (1 -[.$I99])) + [.J$2]) ; 3)" office:value-type="float" office:value="3" calcext:value-type="float">
            <text:p>3.00</text:p>
          </table:table-cell>
          <table:table-cell table:formula="of:= MIN( (TRUNC([.$N$2] * (1 -[.$I99])) + [.K$2]) ; 3)" office:value-type="float" office:value="3" calcext:value-type="float">
            <text:p>3.00</text:p>
          </table:table-cell>
          <table:table-cell table:formula="of:= MIN( (TRUNC([.$N$2] * (1 -[.$I99])) + [.L$2]) ; 3)" office:value-type="float" office:value="2" calcext:value-type="float">
            <text:p>2.00</text:p>
          </table:table-cell>
          <table:table-cell table:formula="of:= MIN( (TRUNC([.$N$2] * (1 -[.$I99])) + [.M$2]) ; 3)" office:value-type="float" office:value="1" calcext:value-type="float">
            <text:p>1.00</text:p>
          </table:table-cell>
          <table:table-cell/>
          <table:table-cell table:formula="of:=&quot;0x&quot; &amp; DEC2HEX(([.J99]*64) +([.K99]*16) + ([.L99]*4) + [.M99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MIN(MAX(([.A100] - [.$C$2]); 0); ([.$E$2] -1))" office:value-type="float" office:value="58" calcext:value-type="float">
            <text:p>58</text:p>
          </table:table-cell>
          <table:table-cell table:formula="of:=[.B100] * (([.$B$2]-1) / ([.$E$2] - 1))" office:value-type="float" office:value="116.816901408451" calcext:value-type="float">
            <text:p>116.82</text:p>
          </table:table-cell>
          <table:table-cell table:formula="of:=IF([.C100] &lt;= [.$G$3]; 90 - DEGREES( ASIN( ([.$G$3] - [.C100]) /[.$G$3] ) ); 90 + DEGREES( ASIN( ([.C100] - [.$G$2])/[.$G$3] ) ))" office:value-type="float" office:value="129.140482181241" calcext:value-type="float">
            <text:p>129</text:p>
          </table:table-cell>
          <table:table-cell table:formula="of:=INT( ([.D100] / [.$F$2]) * ([.$B$2] -1))" office:value-type="float" office:value="102" calcext:value-type="float">
            <text:p>102</text:p>
          </table:table-cell>
          <table:table-cell table:formula="of:=[.E100]-[.A100]" office:value-type="float" office:value="8" calcext:value-type="float">
            <text:p>8</text:p>
          </table:table-cell>
          <table:table-cell table:formula="of:=[.F100]-[.F99]" office:value-type="float" office:value="1" calcext:value-type="float">
            <text:p>1</text:p>
          </table:table-cell>
          <table:table-cell/>
          <table:table-cell table:formula="of:= SIN( RADIANS( ([.C100] / ([.$B$2]-1) * [.$F$2]) ))" office:value-type="float" office:value="0.544020398402733" calcext:value-type="float">
            <text:p>0.54</text:p>
          </table:table-cell>
          <table:table-cell table:formula="of:= MIN( (TRUNC([.$N$2] * (1 -[.$I100])) + [.J$2]) ; 3)" office:value-type="float" office:value="3" calcext:value-type="float">
            <text:p>3.00</text:p>
          </table:table-cell>
          <table:table-cell table:formula="of:= MIN( (TRUNC([.$N$2] * (1 -[.$I100])) + [.K$2]) ; 3)" office:value-type="float" office:value="3" calcext:value-type="float">
            <text:p>3.00</text:p>
          </table:table-cell>
          <table:table-cell table:formula="of:= MIN( (TRUNC([.$N$2] * (1 -[.$I100])) + [.L$2]) ; 3)" office:value-type="float" office:value="2" calcext:value-type="float">
            <text:p>2.00</text:p>
          </table:table-cell>
          <table:table-cell table:formula="of:= MIN( (TRUNC([.$N$2] * (1 -[.$I100])) + [.M$2]) ; 3)" office:value-type="float" office:value="1" calcext:value-type="float">
            <text:p>1.00</text:p>
          </table:table-cell>
          <table:table-cell/>
          <table:table-cell table:formula="of:=&quot;0x&quot; &amp; DEC2HEX(([.J100]*64) +([.K100]*16) + ([.L100]*4) + [.M100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MIN(MAX(([.A101] - [.$C$2]); 0); ([.$E$2] -1))" office:value-type="float" office:value="59" calcext:value-type="float">
            <text:p>59</text:p>
          </table:table-cell>
          <table:table-cell table:formula="of:=[.B101] * (([.$B$2]-1) / ([.$E$2] - 1))" office:value-type="float" office:value="118.830985915493" calcext:value-type="float">
            <text:p>118.83</text:p>
          </table:table-cell>
          <table:table-cell table:formula="of:=IF([.C101] &lt;= [.$G$3]; 90 - DEGREES( ASIN( ([.$G$3] - [.C101]) /[.$G$3] ) ); 90 + DEGREES( ASIN( ([.C101] - [.$G$2])/[.$G$3] ) ))" office:value-type="float" office:value="131.268714334637" calcext:value-type="float">
            <text:p>131</text:p>
          </table:table-cell>
          <table:table-cell table:formula="of:=INT( ([.D101] / [.$F$2]) * ([.$B$2] -1))" office:value-type="float" office:value="104" calcext:value-type="float">
            <text:p>104</text:p>
          </table:table-cell>
          <table:table-cell table:formula="of:=[.E101]-[.A101]" office:value-type="float" office:value="9" calcext:value-type="float">
            <text:p>9</text:p>
          </table:table-cell>
          <table:table-cell table:formula="of:=[.F101]-[.F100]" office:value-type="float" office:value="1" calcext:value-type="float">
            <text:p>1</text:p>
          </table:table-cell>
          <table:table-cell/>
          <table:table-cell table:formula="of:= SIN( RADIANS( ([.C101] / ([.$B$2]-1) * [.$F$2]) ))" office:value-type="float" office:value="0.506372963357644" calcext:value-type="float">
            <text:p>0.51</text:p>
          </table:table-cell>
          <table:table-cell table:formula="of:= MIN( (TRUNC([.$N$2] * (1 -[.$I101])) + [.J$2]) ; 3)" office:value-type="float" office:value="3" calcext:value-type="float">
            <text:p>3.00</text:p>
          </table:table-cell>
          <table:table-cell table:formula="of:= MIN( (TRUNC([.$N$2] * (1 -[.$I101])) + [.K$2]) ; 3)" office:value-type="float" office:value="3" calcext:value-type="float">
            <text:p>3.00</text:p>
          </table:table-cell>
          <table:table-cell table:formula="of:= MIN( (TRUNC([.$N$2] * (1 -[.$I101])) + [.L$2]) ; 3)" office:value-type="float" office:value="2" calcext:value-type="float">
            <text:p>2.00</text:p>
          </table:table-cell>
          <table:table-cell table:formula="of:= MIN( (TRUNC([.$N$2] * (1 -[.$I101])) + [.M$2]) ; 3)" office:value-type="float" office:value="1" calcext:value-type="float">
            <text:p>1.00</text:p>
          </table:table-cell>
          <table:table-cell/>
          <table:table-cell table:formula="of:=&quot;0x&quot; &amp; DEC2HEX(([.J101]*64) +([.K101]*16) + ([.L101]*4) + [.M101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MIN(MAX(([.A102] - [.$C$2]); 0); ([.$E$2] -1))" office:value-type="float" office:value="60" calcext:value-type="float">
            <text:p>60</text:p>
          </table:table-cell>
          <table:table-cell table:formula="of:=[.B102] * (([.$B$2]-1) / ([.$E$2] - 1))" office:value-type="float" office:value="120.845070422535" calcext:value-type="float">
            <text:p>120.85</text:p>
          </table:table-cell>
          <table:table-cell table:formula="of:=IF([.C102] &lt;= [.$G$3]; 90 - DEGREES( ASIN( ([.$G$3] - [.C102]) /[.$G$3] ) ); 90 + DEGREES( ASIN( ([.C102] - [.$G$2])/[.$G$3] ) ))" office:value-type="float" office:value="133.468741739277" calcext:value-type="float">
            <text:p>133</text:p>
          </table:table-cell>
          <table:table-cell table:formula="of:=INT( ([.D102] / [.$F$2]) * ([.$B$2] -1))" office:value-type="float" office:value="106" calcext:value-type="float">
            <text:p>106</text:p>
          </table:table-cell>
          <table:table-cell table:formula="of:=[.E102]-[.A102]" office:value-type="float" office:value="10" calcext:value-type="float">
            <text:p>10</text:p>
          </table:table-cell>
          <table:table-cell table:formula="of:=[.F102]-[.F101]" office:value-type="float" office:value="1" calcext:value-type="float">
            <text:p>1</text:p>
          </table:table-cell>
          <table:table-cell/>
          <table:table-cell table:formula="of:= SIN( RADIANS( ([.C102] / ([.$B$2]-1) * [.$F$2]) ))" office:value-type="float" office:value="0.467734279457482" calcext:value-type="float">
            <text:p>0.47</text:p>
          </table:table-cell>
          <table:table-cell table:formula="of:= MIN( (TRUNC([.$N$2] * (1 -[.$I102])) + [.J$2]) ; 3)" office:value-type="float" office:value="3" calcext:value-type="float">
            <text:p>3.00</text:p>
          </table:table-cell>
          <table:table-cell table:formula="of:= MIN( (TRUNC([.$N$2] * (1 -[.$I102])) + [.K$2]) ; 3)" office:value-type="float" office:value="3" calcext:value-type="float">
            <text:p>3.00</text:p>
          </table:table-cell>
          <table:table-cell table:formula="of:= MIN( (TRUNC([.$N$2] * (1 -[.$I102])) + [.L$2]) ; 3)" office:value-type="float" office:value="2" calcext:value-type="float">
            <text:p>2.00</text:p>
          </table:table-cell>
          <table:table-cell table:formula="of:= MIN( (TRUNC([.$N$2] * (1 -[.$I102])) + [.M$2]) ; 3)" office:value-type="float" office:value="1" calcext:value-type="float">
            <text:p>1.00</text:p>
          </table:table-cell>
          <table:table-cell/>
          <table:table-cell table:formula="of:=&quot;0x&quot; &amp; DEC2HEX(([.J102]*64) +([.K102]*16) + ([.L102]*4) + [.M102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MIN(MAX(([.A103] - [.$C$2]); 0); ([.$E$2] -1))" office:value-type="float" office:value="61" calcext:value-type="float">
            <text:p>61</text:p>
          </table:table-cell>
          <table:table-cell table:formula="of:=[.B103] * (([.$B$2]-1) / ([.$E$2] - 1))" office:value-type="float" office:value="122.859154929577" calcext:value-type="float">
            <text:p>122.86</text:p>
          </table:table-cell>
          <table:table-cell table:formula="of:=IF([.C103] &lt;= [.$G$3]; 90 - DEGREES( ASIN( ([.$G$3] - [.C103]) /[.$G$3] ) ); 90 + DEGREES( ASIN( ([.C103] - [.$G$2])/[.$G$3] ) ))" office:value-type="float" office:value="135.75198565469" calcext:value-type="float">
            <text:p>136</text:p>
          </table:table-cell>
          <table:table-cell table:formula="of:=INT( ([.D103] / [.$F$2]) * ([.$B$2] -1))" office:value-type="float" office:value="107" calcext:value-type="float">
            <text:p>107</text:p>
          </table:table-cell>
          <table:table-cell table:formula="of:=[.E103]-[.A103]" office:value-type="float" office:value="10" calcext:value-type="float">
            <text:p>10</text:p>
          </table:table-cell>
          <table:table-cell table:formula="of:=[.F103]-[.F102]" office:value-type="float" office:value="0" calcext:value-type="float">
            <text:p>0</text:p>
          </table:table-cell>
          <table:table-cell/>
          <table:table-cell table:formula="of:= SIN( RADIANS( ([.C103] / ([.$B$2]-1) * [.$F$2]) ))" office:value-type="float" office:value="0.428179983740455" calcext:value-type="float">
            <text:p>0.43</text:p>
          </table:table-cell>
          <table:table-cell table:formula="of:= MIN( (TRUNC([.$N$2] * (1 -[.$I103])) + [.J$2]) ; 3)" office:value-type="float" office:value="3" calcext:value-type="float">
            <text:p>3.00</text:p>
          </table:table-cell>
          <table:table-cell table:formula="of:= MIN( (TRUNC([.$N$2] * (1 -[.$I103])) + [.K$2]) ; 3)" office:value-type="float" office:value="3" calcext:value-type="float">
            <text:p>3.00</text:p>
          </table:table-cell>
          <table:table-cell table:formula="of:= MIN( (TRUNC([.$N$2] * (1 -[.$I103])) + [.L$2]) ; 3)" office:value-type="float" office:value="2" calcext:value-type="float">
            <text:p>2.00</text:p>
          </table:table-cell>
          <table:table-cell table:formula="of:= MIN( (TRUNC([.$N$2] * (1 -[.$I103])) + [.M$2]) ; 3)" office:value-type="float" office:value="1" calcext:value-type="float">
            <text:p>1.00</text:p>
          </table:table-cell>
          <table:table-cell/>
          <table:table-cell table:formula="of:=&quot;0x&quot; &amp; DEC2HEX(([.J103]*64) +([.K103]*16) + ([.L103]*4) + [.M103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MIN(MAX(([.A104] - [.$C$2]); 0); ([.$E$2] -1))" office:value-type="float" office:value="62" calcext:value-type="float">
            <text:p>62</text:p>
          </table:table-cell>
          <table:table-cell table:formula="of:=[.B104] * (([.$B$2]-1) / ([.$E$2] - 1))" office:value-type="float" office:value="124.87323943662" calcext:value-type="float">
            <text:p>124.87</text:p>
          </table:table-cell>
          <table:table-cell table:formula="of:=IF([.C104] &lt;= [.$G$3]; 90 - DEGREES( ASIN( ([.$G$3] - [.C104]) /[.$G$3] ) ); 90 + DEGREES( ASIN( ([.C104] - [.$G$2])/[.$G$3] ) ))" office:value-type="float" office:value="138.132780785454" calcext:value-type="float">
            <text:p>138</text:p>
          </table:table-cell>
          <table:table-cell table:formula="of:=INT( ([.D104] / [.$F$2]) * ([.$B$2] -1))" office:value-type="float" office:value="109" calcext:value-type="float">
            <text:p>109</text:p>
          </table:table-cell>
          <table:table-cell table:formula="of:=[.E104]-[.A104]" office:value-type="float" office:value="11" calcext:value-type="float">
            <text:p>11</text:p>
          </table:table-cell>
          <table:table-cell table:formula="of:=[.F104]-[.F103]" office:value-type="float" office:value="1" calcext:value-type="float">
            <text:p>1</text:p>
          </table:table-cell>
          <table:table-cell/>
          <table:table-cell table:formula="of:= SIN( RADIANS( ([.C104] / ([.$B$2]-1) * [.$F$2]) ))" office:value-type="float" office:value="0.387787505597902" calcext:value-type="float">
            <text:p>0.39</text:p>
          </table:table-cell>
          <table:table-cell table:formula="of:= MIN( (TRUNC([.$N$2] * (1 -[.$I104])) + [.J$2]) ; 3)" office:value-type="float" office:value="3" calcext:value-type="float">
            <text:p>3.00</text:p>
          </table:table-cell>
          <table:table-cell table:formula="of:= MIN( (TRUNC([.$N$2] * (1 -[.$I104])) + [.K$2]) ; 3)" office:value-type="float" office:value="3" calcext:value-type="float">
            <text:p>3.00</text:p>
          </table:table-cell>
          <table:table-cell table:formula="of:= MIN( (TRUNC([.$N$2] * (1 -[.$I104])) + [.L$2]) ; 3)" office:value-type="float" office:value="2" calcext:value-type="float">
            <text:p>2.00</text:p>
          </table:table-cell>
          <table:table-cell table:formula="of:= MIN( (TRUNC([.$N$2] * (1 -[.$I104])) + [.M$2]) ; 3)" office:value-type="float" office:value="1" calcext:value-type="float">
            <text:p>1.00</text:p>
          </table:table-cell>
          <table:table-cell/>
          <table:table-cell table:formula="of:=&quot;0x&quot; &amp; DEC2HEX(([.J104]*64) +([.K104]*16) + ([.L104]*4) + [.M104])" office:value-type="string" office:string-value="0xF9" calcext:value-type="string">
            <text:p>0xF9</text:p>
          </table:table-cell>
          <table:table-cell table:style-name="ce16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MIN(MAX(([.A105] - [.$C$2]); 0); ([.$E$2] -1))" office:value-type="float" office:value="63" calcext:value-type="float">
            <text:p>63</text:p>
          </table:table-cell>
          <table:table-cell table:formula="of:=[.B105] * (([.$B$2]-1) / ([.$E$2] - 1))" office:value-type="float" office:value="126.887323943662" calcext:value-type="float">
            <text:p>126.89</text:p>
          </table:table-cell>
          <table:table-cell table:formula="of:=IF([.C105] &lt;= [.$G$3]; 90 - DEGREES( ASIN( ([.$G$3] - [.C105]) /[.$G$3] ) ); 90 + DEGREES( ASIN( ([.C105] - [.$G$2])/[.$G$3] ) ))" office:value-type="float" office:value="140.629556408089" calcext:value-type="float">
            <text:p>141</text:p>
          </table:table-cell>
          <table:table-cell table:formula="of:=INT( ([.D105] / [.$F$2]) * ([.$B$2] -1))" office:value-type="float" office:value="111" calcext:value-type="float">
            <text:p>111</text:p>
          </table:table-cell>
          <table:table-cell table:formula="of:=[.E105]-[.A105]" office:value-type="float" office:value="12" calcext:value-type="float">
            <text:p>12</text:p>
          </table:table-cell>
          <table:table-cell table:formula="of:=[.F105]-[.F104]" office:value-type="float" office:value="1" calcext:value-type="float">
            <text:p>1</text:p>
          </table:table-cell>
          <table:table-cell/>
          <table:table-cell table:formula="of:= SIN( RADIANS( ([.C105] / ([.$B$2]-1) * [.$F$2]) ))" office:value-type="float" office:value="0.34663591520262" calcext:value-type="float">
            <text:p>0.35</text:p>
          </table:table-cell>
          <table:table-cell table:formula="of:= MIN( (TRUNC([.$N$2] * (1 -[.$I105])) + [.J$2]) ; 3)" office:value-type="float" office:value="3" calcext:value-type="float">
            <text:p>3.00</text:p>
          </table:table-cell>
          <table:table-cell table:formula="of:= MIN( (TRUNC([.$N$2] * (1 -[.$I105])) + [.K$2]) ; 3)" office:value-type="float" office:value="3" calcext:value-type="float">
            <text:p>3.00</text:p>
          </table:table-cell>
          <table:table-cell table:formula="of:= MIN( (TRUNC([.$N$2] * (1 -[.$I105])) + [.L$2]) ; 3)" office:value-type="float" office:value="2" calcext:value-type="float">
            <text:p>2.00</text:p>
          </table:table-cell>
          <table:table-cell table:formula="of:= MIN( (TRUNC([.$N$2] * (1 -[.$I105])) + [.M$2]) ; 3)" office:value-type="float" office:value="1" calcext:value-type="float">
            <text:p>1.00</text:p>
          </table:table-cell>
          <table:table-cell/>
          <table:table-cell table:formula="of:=&quot;0x&quot; &amp; DEC2HEX(([.J105]*64) +([.K105]*16) + ([.L105]*4) + [.M105])" office:value-type="string" office:string-value="0xF9" calcext:value-type="string">
            <text:p>0xF9</text:p>
          </table:table-cell>
          <table:table-cell table:style-name="ce15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MIN(MAX(([.A106] - [.$C$2]); 0); ([.$E$2] -1))" office:value-type="float" office:value="64" calcext:value-type="float">
            <text:p>64</text:p>
          </table:table-cell>
          <table:table-cell table:formula="of:=[.B106] * (([.$B$2]-1) / ([.$E$2] - 1))" office:value-type="float" office:value="128.901408450704" calcext:value-type="float">
            <text:p>128.90</text:p>
          </table:table-cell>
          <table:table-cell table:formula="of:=IF([.C106] &lt;= [.$G$3]; 90 - DEGREES( ASIN( ([.$G$3] - [.C106]) /[.$G$3] ) ); 90 + DEGREES( ASIN( ([.C106] - [.$G$2])/[.$G$3] ) ))" office:value-type="float" office:value="143.266711085934" calcext:value-type="float">
            <text:p>143</text:p>
          </table:table-cell>
          <table:table-cell table:formula="of:=INT( ([.D106] / [.$F$2]) * ([.$B$2] -1))" office:value-type="float" office:value="113" calcext:value-type="float">
            <text:p>113</text:p>
          </table:table-cell>
          <table:table-cell table:formula="of:=[.E106]-[.A106]" office:value-type="float" office:value="13" calcext:value-type="float">
            <text:p>13</text:p>
          </table:table-cell>
          <table:table-cell table:formula="of:=[.F106]-[.F105]" office:value-type="float" office:value="1" calcext:value-type="float">
            <text:p>1</text:p>
          </table:table-cell>
          <table:table-cell/>
          <table:table-cell table:formula="of:= SIN( RADIANS( ([.C106] / ([.$B$2]-1) * [.$F$2]) ))" office:value-type="float" office:value="0.304805768725287" calcext:value-type="float">
            <text:p>0.30</text:p>
          </table:table-cell>
          <table:table-cell table:formula="of:= MIN( (TRUNC([.$N$2] * (1 -[.$I106])) + [.J$2]) ; 3)" office:value-type="float" office:value="3" calcext:value-type="float">
            <text:p>3.00</text:p>
          </table:table-cell>
          <table:table-cell table:formula="of:= MIN( (TRUNC([.$N$2] * (1 -[.$I106])) + [.K$2]) ; 3)" office:value-type="float" office:value="3" calcext:value-type="float">
            <text:p>3.00</text:p>
          </table:table-cell>
          <table:table-cell table:formula="of:= MIN( (TRUNC([.$N$2] * (1 -[.$I106])) + [.L$2]) ; 3)" office:value-type="float" office:value="3" calcext:value-type="float">
            <text:p>3.00</text:p>
          </table:table-cell>
          <table:table-cell table:formula="of:= MIN( (TRUNC([.$N$2] * (1 -[.$I106])) + [.M$2]) ; 3)" office:value-type="float" office:value="2" calcext:value-type="float">
            <text:p>2.00</text:p>
          </table:table-cell>
          <table:table-cell/>
          <table:table-cell table:formula="of:=&quot;0x&quot; &amp; DEC2HEX(([.J106]*64) +([.K106]*16) + ([.L106]*4) + [.M106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E4</text:p>
          </table:table-cell>
          <table:table-cell table:number-columns-repeated="1008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MIN(MAX(([.A107] - [.$C$2]); 0); ([.$E$2] -1))" office:value-type="float" office:value="65" calcext:value-type="float">
            <text:p>65</text:p>
          </table:table-cell>
          <table:table-cell table:formula="of:=[.B107] * (([.$B$2]-1) / ([.$E$2] - 1))" office:value-type="float" office:value="130.915492957746" calcext:value-type="float">
            <text:p>130.92</text:p>
          </table:table-cell>
          <table:table-cell table:formula="of:=IF([.C107] &lt;= [.$G$3]; 90 - DEGREES( ASIN( ([.$G$3] - [.C107]) /[.$G$3] ) ); 90 + DEGREES( ASIN( ([.C107] - [.$G$2])/[.$G$3] ) ))" office:value-type="float" office:value="146.077754652436" calcext:value-type="float">
            <text:p>146</text:p>
          </table:table-cell>
          <table:table-cell table:formula="of:=INT( ([.D107] / [.$F$2]) * ([.$B$2] -1))" office:value-type="float" office:value="116" calcext:value-type="float">
            <text:p>116</text:p>
          </table:table-cell>
          <table:table-cell table:formula="of:=[.E107]-[.A107]" office:value-type="float" office:value="15" calcext:value-type="float">
            <text:p>15</text:p>
          </table:table-cell>
          <table:table-cell table:formula="of:=[.F107]-[.F106]" office:value-type="float" office:value="2" calcext:value-type="float">
            <text:p>2</text:p>
          </table:table-cell>
          <table:table-cell/>
          <table:table-cell table:formula="of:= SIN( RADIANS( ([.C107] / ([.$B$2]-1) * [.$F$2]) ))" office:value-type="float" office:value="0.262378950641979" calcext:value-type="float">
            <text:p>0.26</text:p>
          </table:table-cell>
          <table:table-cell table:formula="of:= MIN( (TRUNC([.$N$2] * (1 -[.$I107])) + [.J$2]) ; 3)" office:value-type="float" office:value="3" calcext:value-type="float">
            <text:p>3.00</text:p>
          </table:table-cell>
          <table:table-cell table:formula="of:= MIN( (TRUNC([.$N$2] * (1 -[.$I107])) + [.K$2]) ; 3)" office:value-type="float" office:value="3" calcext:value-type="float">
            <text:p>3.00</text:p>
          </table:table-cell>
          <table:table-cell table:formula="of:= MIN( (TRUNC([.$N$2] * (1 -[.$I107])) + [.L$2]) ; 3)" office:value-type="float" office:value="3" calcext:value-type="float">
            <text:p>3.00</text:p>
          </table:table-cell>
          <table:table-cell table:formula="of:= MIN( (TRUNC([.$N$2] * (1 -[.$I107])) + [.M$2]) ; 3)" office:value-type="float" office:value="2" calcext:value-type="float">
            <text:p>2.00</text:p>
          </table:table-cell>
          <table:table-cell/>
          <table:table-cell table:formula="of:=&quot;0x&quot; &amp; DEC2HEX(([.J107]*64) +([.K107]*16) + ([.L107]*4) + [.M107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MIN(MAX(([.A108] - [.$C$2]); 0); ([.$E$2] -1))" office:value-type="float" office:value="66" calcext:value-type="float">
            <text:p>66</text:p>
          </table:table-cell>
          <table:table-cell table:formula="of:=[.B108] * (([.$B$2]-1) / ([.$E$2] - 1))" office:value-type="float" office:value="132.929577464789" calcext:value-type="float">
            <text:p>132.93</text:p>
          </table:table-cell>
          <table:table-cell table:formula="of:=IF([.C108] &lt;= [.$G$3]; 90 - DEGREES( ASIN( ([.$G$3] - [.C108]) /[.$G$3] ) ); 90 + DEGREES( ASIN( ([.C108] - [.$G$2])/[.$G$3] ) ))" office:value-type="float" office:value="149.110953140371" calcext:value-type="float">
            <text:p>149</text:p>
          </table:table-cell>
          <table:table-cell table:formula="of:=INT( ([.D108] / [.$F$2]) * ([.$B$2] -1))" office:value-type="float" office:value="118" calcext:value-type="float">
            <text:p>118</text:p>
          </table:table-cell>
          <table:table-cell table:formula="of:=[.E108]-[.A108]" office:value-type="float" office:value="16" calcext:value-type="float">
            <text:p>16</text:p>
          </table:table-cell>
          <table:table-cell table:formula="of:=[.F108]-[.F107]" office:value-type="float" office:value="1" calcext:value-type="float">
            <text:p>1</text:p>
          </table:table-cell>
          <table:table-cell/>
          <table:table-cell table:formula="of:= SIN( RADIANS( ([.C108] / ([.$B$2]-1) * [.$F$2]) ))" office:value-type="float" office:value="0.21943851344146" calcext:value-type="float">
            <text:p>0.22</text:p>
          </table:table-cell>
          <table:table-cell table:formula="of:= MIN( (TRUNC([.$N$2] * (1 -[.$I108])) + [.J$2]) ; 3)" office:value-type="float" office:value="3" calcext:value-type="float">
            <text:p>3.00</text:p>
          </table:table-cell>
          <table:table-cell table:formula="of:= MIN( (TRUNC([.$N$2] * (1 -[.$I108])) + [.K$2]) ; 3)" office:value-type="float" office:value="3" calcext:value-type="float">
            <text:p>3.00</text:p>
          </table:table-cell>
          <table:table-cell table:formula="of:= MIN( (TRUNC([.$N$2] * (1 -[.$I108])) + [.L$2]) ; 3)" office:value-type="float" office:value="3" calcext:value-type="float">
            <text:p>3.00</text:p>
          </table:table-cell>
          <table:table-cell table:formula="of:= MIN( (TRUNC([.$N$2] * (1 -[.$I108])) + [.M$2]) ; 3)" office:value-type="float" office:value="2" calcext:value-type="float">
            <text:p>2.00</text:p>
          </table:table-cell>
          <table:table-cell/>
          <table:table-cell table:formula="of:=&quot;0x&quot; &amp; DEC2HEX(([.J108]*64) +([.K108]*16) + ([.L108]*4) + [.M108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MIN(MAX(([.A109] - [.$C$2]); 0); ([.$E$2] -1))" office:value-type="float" office:value="67" calcext:value-type="float">
            <text:p>67</text:p>
          </table:table-cell>
          <table:table-cell table:formula="of:=[.B109] * (([.$B$2]-1) / ([.$E$2] - 1))" office:value-type="float" office:value="134.943661971831" calcext:value-type="float">
            <text:p>134.94</text:p>
          </table:table-cell>
          <table:table-cell table:formula="of:=IF([.C109] &lt;= [.$G$3]; 90 - DEGREES( ASIN( ([.$G$3] - [.C109]) /[.$G$3] ) ); 90 + DEGREES( ASIN( ([.C109] - [.$G$2])/[.$G$3] ) ))" office:value-type="float" office:value="152.440451434633" calcext:value-type="float">
            <text:p>152</text:p>
          </table:table-cell>
          <table:table-cell table:formula="of:=INT( ([.D109] / [.$F$2]) * ([.$B$2] -1))" office:value-type="float" office:value="121" calcext:value-type="float">
            <text:p>121</text:p>
          </table:table-cell>
          <table:table-cell table:formula="of:=[.E109]-[.A109]" office:value-type="float" office:value="18" calcext:value-type="float">
            <text:p>18</text:p>
          </table:table-cell>
          <table:table-cell table:formula="of:=[.F109]-[.F108]" office:value-type="float" office:value="2" calcext:value-type="float">
            <text:p>2</text:p>
          </table:table-cell>
          <table:table-cell/>
          <table:table-cell table:formula="of:= SIN( RADIANS( ([.C109] / ([.$B$2]-1) * [.$F$2]) ))" office:value-type="float" office:value="0.176068515046036" calcext:value-type="float">
            <text:p>0.18</text:p>
          </table:table-cell>
          <table:table-cell table:formula="of:= MIN( (TRUNC([.$N$2] * (1 -[.$I109])) + [.J$2]) ; 3)" office:value-type="float" office:value="3" calcext:value-type="float">
            <text:p>3.00</text:p>
          </table:table-cell>
          <table:table-cell table:formula="of:= MIN( (TRUNC([.$N$2] * (1 -[.$I109])) + [.K$2]) ; 3)" office:value-type="float" office:value="3" calcext:value-type="float">
            <text:p>3.00</text:p>
          </table:table-cell>
          <table:table-cell table:formula="of:= MIN( (TRUNC([.$N$2] * (1 -[.$I109])) + [.L$2]) ; 3)" office:value-type="float" office:value="3" calcext:value-type="float">
            <text:p>3.00</text:p>
          </table:table-cell>
          <table:table-cell table:formula="of:= MIN( (TRUNC([.$N$2] * (1 -[.$I109])) + [.M$2]) ; 3)" office:value-type="float" office:value="2" calcext:value-type="float">
            <text:p>2.00</text:p>
          </table:table-cell>
          <table:table-cell/>
          <table:table-cell table:formula="of:=&quot;0x&quot; &amp; DEC2HEX(([.J109]*64) +([.K109]*16) + ([.L109]*4) + [.M109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MIN(MAX(([.A110] - [.$C$2]); 0); ([.$E$2] -1))" office:value-type="float" office:value="68" calcext:value-type="float">
            <text:p>68</text:p>
          </table:table-cell>
          <table:table-cell table:formula="of:=[.B110] * (([.$B$2]-1) / ([.$E$2] - 1))" office:value-type="float" office:value="136.957746478873" calcext:value-type="float">
            <text:p>136.96</text:p>
          </table:table-cell>
          <table:table-cell table:formula="of:=IF([.C110] &lt;= [.$G$3]; 90 - DEGREES( ASIN( ([.$G$3] - [.C110]) /[.$G$3] ) ); 90 + DEGREES( ASIN( ([.C110] - [.$G$2])/[.$G$3] ) ))" office:value-type="float" office:value="156.191222819831" calcext:value-type="float">
            <text:p>156</text:p>
          </table:table-cell>
          <table:table-cell table:formula="of:=INT( ([.D110] / [.$F$2]) * ([.$B$2] -1))" office:value-type="float" office:value="124" calcext:value-type="float">
            <text:p>124</text:p>
          </table:table-cell>
          <table:table-cell table:formula="of:=[.E110]-[.A110]" office:value-type="float" office:value="20" calcext:value-type="float">
            <text:p>20</text:p>
          </table:table-cell>
          <table:table-cell table:formula="of:=[.F110]-[.F109]" office:value-type="float" office:value="2" calcext:value-type="float">
            <text:p>2</text:p>
          </table:table-cell>
          <table:table-cell/>
          <table:table-cell table:formula="of:= SIN( RADIANS( ([.C110] / ([.$B$2]-1) * [.$F$2]) ))" office:value-type="float" office:value="0.132353854264222" calcext:value-type="float">
            <text:p>0.13</text:p>
          </table:table-cell>
          <table:table-cell table:formula="of:= MIN( (TRUNC([.$N$2] * (1 -[.$I110])) + [.J$2]) ; 3)" office:value-type="float" office:value="3" calcext:value-type="float">
            <text:p>3.00</text:p>
          </table:table-cell>
          <table:table-cell table:formula="of:= MIN( (TRUNC([.$N$2] * (1 -[.$I110])) + [.K$2]) ; 3)" office:value-type="float" office:value="3" calcext:value-type="float">
            <text:p>3.00</text:p>
          </table:table-cell>
          <table:table-cell table:formula="of:= MIN( (TRUNC([.$N$2] * (1 -[.$I110])) + [.L$2]) ; 3)" office:value-type="float" office:value="3" calcext:value-type="float">
            <text:p>3.00</text:p>
          </table:table-cell>
          <table:table-cell table:formula="of:= MIN( (TRUNC([.$N$2] * (1 -[.$I110])) + [.M$2]) ; 3)" office:value-type="float" office:value="2" calcext:value-type="float">
            <text:p>2.00</text:p>
          </table:table-cell>
          <table:table-cell/>
          <table:table-cell table:formula="of:=&quot;0x&quot; &amp; DEC2HEX(([.J110]*64) +([.K110]*16) + ([.L110]*4) + [.M110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9</text:p>
          </table:table-cell>
          <table:table-cell table:number-columns-repeated="1008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MIN(MAX(([.A111] - [.$C$2]); 0); ([.$E$2] -1))" office:value-type="float" office:value="69" calcext:value-type="float">
            <text:p>69</text:p>
          </table:table-cell>
          <table:table-cell table:formula="of:=[.B111] * (([.$B$2]-1) / ([.$E$2] - 1))" office:value-type="float" office:value="138.971830985915" calcext:value-type="float">
            <text:p>138.97</text:p>
          </table:table-cell>
          <table:table-cell table:formula="of:=IF([.C111] &lt;= [.$G$3]; 90 - DEGREES( ASIN( ([.$G$3] - [.C111]) /[.$G$3] ) ); 90 + DEGREES( ASIN( ([.C111] - [.$G$2])/[.$G$3] ) ))" office:value-type="float" office:value="160.607343921257" calcext:value-type="float">
            <text:p>161</text:p>
          </table:table-cell>
          <table:table-cell table:formula="of:=INT( ([.D111] / [.$F$2]) * ([.$B$2] -1))" office:value-type="float" office:value="127" calcext:value-type="float">
            <text:p>127</text:p>
          </table:table-cell>
          <table:table-cell table:formula="of:=[.E111]-[.A111]" office:value-type="float" office:value="22" calcext:value-type="float">
            <text:p>22</text:p>
          </table:table-cell>
          <table:table-cell table:formula="of:=[.F111]-[.F110]" office:value-type="float" office:value="2" calcext:value-type="float">
            <text:p>2</text:p>
          </table:table-cell>
          <table:table-cell/>
          <table:table-cell table:formula="of:= SIN( RADIANS( ([.C111] / ([.$B$2]-1) * [.$F$2]) ))" office:value-type="float" office:value="0.0883801045973432" calcext:value-type="float">
            <text:p>0.09</text:p>
          </table:table-cell>
          <table:table-cell table:formula="of:= MIN( (TRUNC([.$N$2] * (1 -[.$I111])) + [.J$2]) ; 3)" office:value-type="float" office:value="3" calcext:value-type="float">
            <text:p>3.00</text:p>
          </table:table-cell>
          <table:table-cell table:formula="of:= MIN( (TRUNC([.$N$2] * (1 -[.$I111])) + [.K$2]) ; 3)" office:value-type="float" office:value="3" calcext:value-type="float">
            <text:p>3.00</text:p>
          </table:table-cell>
          <table:table-cell table:formula="of:= MIN( (TRUNC([.$N$2] * (1 -[.$I111])) + [.L$2]) ; 3)" office:value-type="float" office:value="3" calcext:value-type="float">
            <text:p>3.00</text:p>
          </table:table-cell>
          <table:table-cell table:formula="of:= MIN( (TRUNC([.$N$2] * (1 -[.$I111])) + [.M$2]) ; 3)" office:value-type="float" office:value="2" calcext:value-type="float">
            <text:p>2.00</text:p>
          </table:table-cell>
          <table:table-cell/>
          <table:table-cell table:formula="of:=&quot;0x&quot; &amp; DEC2HEX(([.J111]*64) +([.K111]*16) + ([.L111]*4) + [.M111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E</text:p>
          </table:table-cell>
          <table:table-cell table:number-columns-repeated="1008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MIN(MAX(([.A112] - [.$C$2]); 0); ([.$E$2] -1))" office:value-type="float" office:value="70" calcext:value-type="float">
            <text:p>70</text:p>
          </table:table-cell>
          <table:table-cell table:formula="of:=[.B112] * (([.$B$2]-1) / ([.$E$2] - 1))" office:value-type="float" office:value="140.985915492958" calcext:value-type="float">
            <text:p>140.99</text:p>
          </table:table-cell>
          <table:table-cell table:formula="of:=IF([.C112] &lt;= [.$G$3]; 90 - DEGREES( ASIN( ([.$G$3] - [.C112]) /[.$G$3] ) ); 90 + DEGREES( ASIN( ([.C112] - [.$G$2])/[.$G$3] ) ))" office:value-type="float" office:value="166.320213114292" calcext:value-type="float">
            <text:p>166</text:p>
          </table:table-cell>
          <table:table-cell table:formula="of:=INT( ([.D112] / [.$F$2]) * ([.$B$2] -1))" office:value-type="float" office:value="132" calcext:value-type="float">
            <text:p>132</text:p>
          </table:table-cell>
          <table:table-cell table:formula="of:=[.E112]-[.A112]" office:value-type="float" office:value="26" calcext:value-type="float">
            <text:p>26</text:p>
          </table:table-cell>
          <table:table-cell table:formula="of:=[.F112]-[.F111]" office:value-type="float" office:value="4" calcext:value-type="float">
            <text:p>4</text:p>
          </table:table-cell>
          <table:table-cell/>
          <table:table-cell table:formula="of:= SIN( RADIANS( ([.C112] / ([.$B$2]-1) * [.$F$2]) ))" office:value-type="float" office:value="0.0442333467253784" calcext:value-type="float">
            <text:p>0.04</text:p>
          </table:table-cell>
          <table:table-cell table:formula="of:= MIN( (TRUNC([.$N$2] * (1 -[.$I112])) + [.J$2]) ; 3)" office:value-type="float" office:value="3" calcext:value-type="float">
            <text:p>3.00</text:p>
          </table:table-cell>
          <table:table-cell table:formula="of:= MIN( (TRUNC([.$N$2] * (1 -[.$I112])) + [.K$2]) ; 3)" office:value-type="float" office:value="3" calcext:value-type="float">
            <text:p>3.00</text:p>
          </table:table-cell>
          <table:table-cell table:formula="of:= MIN( (TRUNC([.$N$2] * (1 -[.$I112])) + [.L$2]) ; 3)" office:value-type="float" office:value="3" calcext:value-type="float">
            <text:p>3.00</text:p>
          </table:table-cell>
          <table:table-cell table:formula="of:= MIN( (TRUNC([.$N$2] * (1 -[.$I112])) + [.M$2]) ; 3)" office:value-type="float" office:value="2" calcext:value-type="float">
            <text:p>2.00</text:p>
          </table:table-cell>
          <table:table-cell/>
          <table:table-cell table:formula="of:=&quot;0x&quot; &amp; DEC2HEX(([.J112]*64) +([.K112]*16) + ([.L112]*4) + [.M112])" office:value-type="string" office:string-value="0xFE" calcext:value-type="string">
            <text:p>0xFE</text:p>
          </table:table-cell>
          <table:table-cell table:style-name="ce15" office:value-type="string" calcext:value-type="string">
            <text:p>0xFE</text:p>
          </table:table-cell>
          <table:table-cell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MIN(MAX(([.A113] - [.$C$2]); 0); ([.$E$2] -1))" office:value-type="float" office:value="71" calcext:value-type="float">
            <text:p>71</text:p>
          </table:table-cell>
          <table:table-cell table:formula="of:=[.B113] * (([.$B$2]-1) / ([.$E$2] - 1))" office:value-type="float" office:value="143" calcext:value-type="float">
            <text:p>143.00</text:p>
          </table:table-cell>
          <table:table-cell table:formula="of:=IF([.C113] &lt;= [.$G$3]; 90 - DEGREES( ASIN( ([.$G$3] - [.C113]) /[.$G$3] ) ); 90 + DEGREES( ASIN( ([.C113] - [.$G$2])/[.$G$3] ) ))" office:value-type="float" office:value="180" calcext:value-type="float">
            <text:p>180</text:p>
          </table:table-cell>
          <table:table-cell table:formula="of:=INT( ([.D113] / [.$F$2]) * ([.$B$2] -1))" office:value-type="float" office:value="143" calcext:value-type="float">
            <text:p>143</text:p>
          </table:table-cell>
          <table:table-cell table:formula="of:=[.E113]-[.A113]" office:value-type="float" office:value="36" calcext:value-type="float">
            <text:p>36</text:p>
          </table:table-cell>
          <table:table-cell table:formula="of:=[.F113]-[.F112]" office:value-type="float" office:value="10" calcext:value-type="float">
            <text:p>10</text:p>
          </table:table-cell>
          <table:table-cell/>
          <table:table-cell table:formula="of:= SIN( RADIANS( ([.C113] / ([.$B$2]-1) * [.$F$2]) ))" office:value-type="float" office:value="1.22464679914735E-016" calcext:value-type="float">
            <text:p>0.00</text:p>
          </table:table-cell>
          <table:table-cell table:formula="of:= MIN( (TRUNC([.$N$2] * (1 -[.$I113])) + [.J$2]) ; 3)" office:value-type="float" office:value="3" calcext:value-type="float">
            <text:p>3.00</text:p>
          </table:table-cell>
          <table:table-cell table:formula="of:= MIN( (TRUNC([.$N$2] * (1 -[.$I113])) + [.K$2]) ; 3)" office:value-type="float" office:value="3" calcext:value-type="float">
            <text:p>3.00</text:p>
          </table:table-cell>
          <table:table-cell table:formula="of:= MIN( (TRUNC([.$N$2] * (1 -[.$I113])) + [.L$2]) ; 3)" office:value-type="float" office:value="3" calcext:value-type="float">
            <text:p>3.00</text:p>
          </table:table-cell>
          <table:table-cell table:formula="of:= MIN( (TRUNC([.$N$2] * (1 -[.$I113])) + [.M$2]) ; 3)" office:value-type="float" office:value="3" calcext:value-type="float">
            <text:p>3.00</text:p>
          </table:table-cell>
          <table:table-cell/>
          <table:table-cell table:formula="of:=&quot;0x&quot; &amp; DEC2HEX(([.J113]*64) +([.K113]*16) + ([.L113]*4) + [.M11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MIN(MAX(([.A114] - [.$C$2]); 0); ([.$E$2] -1))" office:value-type="float" office:value="71" calcext:value-type="float">
            <text:p>71</text:p>
          </table:table-cell>
          <table:table-cell table:formula="of:=[.B114] * (([.$B$2]-1) / ([.$E$2] - 1))" office:value-type="float" office:value="143" calcext:value-type="float">
            <text:p>143.00</text:p>
          </table:table-cell>
          <table:table-cell table:formula="of:=IF([.C114] &lt;= [.$G$3]; 90 - DEGREES( ASIN( ([.$G$3] - [.C114]) /[.$G$3] ) ); 90 + DEGREES( ASIN( ([.C114] - [.$G$2])/[.$G$3] ) ))" office:value-type="float" office:value="180" calcext:value-type="float">
            <text:p>180</text:p>
          </table:table-cell>
          <table:table-cell table:formula="of:=INT( ([.D114] / [.$F$2]) * ([.$B$2] -1))" office:value-type="float" office:value="143" calcext:value-type="float">
            <text:p>143</text:p>
          </table:table-cell>
          <table:table-cell table:formula="of:=[.E114]-[.A114]" office:value-type="float" office:value="35" calcext:value-type="float">
            <text:p>35</text:p>
          </table:table-cell>
          <table:table-cell table:formula="of:=[.F114]-[.F113]" office:value-type="float" office:value="-1" calcext:value-type="float">
            <text:p>-1</text:p>
          </table:table-cell>
          <table:table-cell/>
          <table:table-cell table:formula="of:= SIN( RADIANS( ([.C114] / ([.$B$2]-1) * [.$F$2]) ))" office:value-type="float" office:value="1.22464679914735E-016" calcext:value-type="float">
            <text:p>0.00</text:p>
          </table:table-cell>
          <table:table-cell table:formula="of:= MIN( (TRUNC([.$N$2] * (1 -[.$I114])) + [.J$2]) ; 3)" office:value-type="float" office:value="3" calcext:value-type="float">
            <text:p>3.00</text:p>
          </table:table-cell>
          <table:table-cell table:formula="of:= MIN( (TRUNC([.$N$2] * (1 -[.$I114])) + [.K$2]) ; 3)" office:value-type="float" office:value="3" calcext:value-type="float">
            <text:p>3.00</text:p>
          </table:table-cell>
          <table:table-cell table:formula="of:= MIN( (TRUNC([.$N$2] * (1 -[.$I114])) + [.L$2]) ; 3)" office:value-type="float" office:value="3" calcext:value-type="float">
            <text:p>3.00</text:p>
          </table:table-cell>
          <table:table-cell table:formula="of:= MIN( (TRUNC([.$N$2] * (1 -[.$I114])) + [.M$2]) ; 3)" office:value-type="float" office:value="3" calcext:value-type="float">
            <text:p>3.00</text:p>
          </table:table-cell>
          <table:table-cell/>
          <table:table-cell table:formula="of:=&quot;0x&quot; &amp; DEC2HEX(([.J114]*64) +([.K114]*16) + ([.L114]*4) + [.M11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MIN(MAX(([.A115] - [.$C$2]); 0); ([.$E$2] -1))" office:value-type="float" office:value="71" calcext:value-type="float">
            <text:p>71</text:p>
          </table:table-cell>
          <table:table-cell table:formula="of:=[.B115] * (([.$B$2]-1) / ([.$E$2] - 1))" office:value-type="float" office:value="143" calcext:value-type="float">
            <text:p>143.00</text:p>
          </table:table-cell>
          <table:table-cell table:formula="of:=IF([.C115] &lt;= [.$G$3]; 90 - DEGREES( ASIN( ([.$G$3] - [.C115]) /[.$G$3] ) ); 90 + DEGREES( ASIN( ([.C115] - [.$G$2])/[.$G$3] ) ))" office:value-type="float" office:value="180" calcext:value-type="float">
            <text:p>180</text:p>
          </table:table-cell>
          <table:table-cell table:formula="of:=INT( ([.D115] / [.$F$2]) * ([.$B$2] -1))" office:value-type="float" office:value="143" calcext:value-type="float">
            <text:p>143</text:p>
          </table:table-cell>
          <table:table-cell table:formula="of:=[.E115]-[.A115]" office:value-type="float" office:value="34" calcext:value-type="float">
            <text:p>34</text:p>
          </table:table-cell>
          <table:table-cell table:formula="of:=[.F115]-[.F114]" office:value-type="float" office:value="-1" calcext:value-type="float">
            <text:p>-1</text:p>
          </table:table-cell>
          <table:table-cell/>
          <table:table-cell table:formula="of:= SIN( RADIANS( ([.C115] / ([.$B$2]-1) * [.$F$2]) ))" office:value-type="float" office:value="1.22464679914735E-016" calcext:value-type="float">
            <text:p>0.00</text:p>
          </table:table-cell>
          <table:table-cell table:formula="of:= MIN( (TRUNC([.$N$2] * (1 -[.$I115])) + [.J$2]) ; 3)" office:value-type="float" office:value="3" calcext:value-type="float">
            <text:p>3.00</text:p>
          </table:table-cell>
          <table:table-cell table:formula="of:= MIN( (TRUNC([.$N$2] * (1 -[.$I115])) + [.K$2]) ; 3)" office:value-type="float" office:value="3" calcext:value-type="float">
            <text:p>3.00</text:p>
          </table:table-cell>
          <table:table-cell table:formula="of:= MIN( (TRUNC([.$N$2] * (1 -[.$I115])) + [.L$2]) ; 3)" office:value-type="float" office:value="3" calcext:value-type="float">
            <text:p>3.00</text:p>
          </table:table-cell>
          <table:table-cell table:formula="of:= MIN( (TRUNC([.$N$2] * (1 -[.$I115])) + [.M$2]) ; 3)" office:value-type="float" office:value="3" calcext:value-type="float">
            <text:p>3.00</text:p>
          </table:table-cell>
          <table:table-cell/>
          <table:table-cell table:formula="of:=&quot;0x&quot; &amp; DEC2HEX(([.J115]*64) +([.K115]*16) + ([.L115]*4) + [.M11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MIN(MAX(([.A116] - [.$C$2]); 0); ([.$E$2] -1))" office:value-type="float" office:value="71" calcext:value-type="float">
            <text:p>71</text:p>
          </table:table-cell>
          <table:table-cell table:formula="of:=[.B116] * (([.$B$2]-1) / ([.$E$2] - 1))" office:value-type="float" office:value="143" calcext:value-type="float">
            <text:p>143.00</text:p>
          </table:table-cell>
          <table:table-cell table:formula="of:=IF([.C116] &lt;= [.$G$3]; 90 - DEGREES( ASIN( ([.$G$3] - [.C116]) /[.$G$3] ) ); 90 + DEGREES( ASIN( ([.C116] - [.$G$2])/[.$G$3] ) ))" office:value-type="float" office:value="180" calcext:value-type="float">
            <text:p>180</text:p>
          </table:table-cell>
          <table:table-cell table:formula="of:=INT( ([.D116] / [.$F$2]) * ([.$B$2] -1))" office:value-type="float" office:value="143" calcext:value-type="float">
            <text:p>143</text:p>
          </table:table-cell>
          <table:table-cell table:formula="of:=[.E116]-[.A116]" office:value-type="float" office:value="33" calcext:value-type="float">
            <text:p>33</text:p>
          </table:table-cell>
          <table:table-cell table:formula="of:=[.F116]-[.F115]" office:value-type="float" office:value="-1" calcext:value-type="float">
            <text:p>-1</text:p>
          </table:table-cell>
          <table:table-cell/>
          <table:table-cell table:formula="of:= SIN( RADIANS( ([.C116] / ([.$B$2]-1) * [.$F$2]) ))" office:value-type="float" office:value="1.22464679914735E-016" calcext:value-type="float">
            <text:p>0.00</text:p>
          </table:table-cell>
          <table:table-cell table:formula="of:= MIN( (TRUNC([.$N$2] * (1 -[.$I116])) + [.J$2]) ; 3)" office:value-type="float" office:value="3" calcext:value-type="float">
            <text:p>3.00</text:p>
          </table:table-cell>
          <table:table-cell table:formula="of:= MIN( (TRUNC([.$N$2] * (1 -[.$I116])) + [.K$2]) ; 3)" office:value-type="float" office:value="3" calcext:value-type="float">
            <text:p>3.00</text:p>
          </table:table-cell>
          <table:table-cell table:formula="of:= MIN( (TRUNC([.$N$2] * (1 -[.$I116])) + [.L$2]) ; 3)" office:value-type="float" office:value="3" calcext:value-type="float">
            <text:p>3.00</text:p>
          </table:table-cell>
          <table:table-cell table:formula="of:= MIN( (TRUNC([.$N$2] * (1 -[.$I116])) + [.M$2]) ; 3)" office:value-type="float" office:value="3" calcext:value-type="float">
            <text:p>3.00</text:p>
          </table:table-cell>
          <table:table-cell/>
          <table:table-cell table:formula="of:=&quot;0x&quot; &amp; DEC2HEX(([.J116]*64) +([.K116]*16) + ([.L116]*4) + [.M11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MIN(MAX(([.A117] - [.$C$2]); 0); ([.$E$2] -1))" office:value-type="float" office:value="71" calcext:value-type="float">
            <text:p>71</text:p>
          </table:table-cell>
          <table:table-cell table:formula="of:=[.B117] * (([.$B$2]-1) / ([.$E$2] - 1))" office:value-type="float" office:value="143" calcext:value-type="float">
            <text:p>143.00</text:p>
          </table:table-cell>
          <table:table-cell table:formula="of:=IF([.C117] &lt;= [.$G$3]; 90 - DEGREES( ASIN( ([.$G$3] - [.C117]) /[.$G$3] ) ); 90 + DEGREES( ASIN( ([.C117] - [.$G$2])/[.$G$3] ) ))" office:value-type="float" office:value="180" calcext:value-type="float">
            <text:p>180</text:p>
          </table:table-cell>
          <table:table-cell table:formula="of:=INT( ([.D117] / [.$F$2]) * ([.$B$2] -1))" office:value-type="float" office:value="143" calcext:value-type="float">
            <text:p>143</text:p>
          </table:table-cell>
          <table:table-cell table:formula="of:=[.E117]-[.A117]" office:value-type="float" office:value="32" calcext:value-type="float">
            <text:p>32</text:p>
          </table:table-cell>
          <table:table-cell table:formula="of:=[.F117]-[.F116]" office:value-type="float" office:value="-1" calcext:value-type="float">
            <text:p>-1</text:p>
          </table:table-cell>
          <table:table-cell/>
          <table:table-cell table:formula="of:= SIN( RADIANS( ([.C117] / ([.$B$2]-1) * [.$F$2]) ))" office:value-type="float" office:value="1.22464679914735E-016" calcext:value-type="float">
            <text:p>0.00</text:p>
          </table:table-cell>
          <table:table-cell table:formula="of:= MIN( (TRUNC([.$N$2] * (1 -[.$I117])) + [.J$2]) ; 3)" office:value-type="float" office:value="3" calcext:value-type="float">
            <text:p>3.00</text:p>
          </table:table-cell>
          <table:table-cell table:formula="of:= MIN( (TRUNC([.$N$2] * (1 -[.$I117])) + [.K$2]) ; 3)" office:value-type="float" office:value="3" calcext:value-type="float">
            <text:p>3.00</text:p>
          </table:table-cell>
          <table:table-cell table:formula="of:= MIN( (TRUNC([.$N$2] * (1 -[.$I117])) + [.L$2]) ; 3)" office:value-type="float" office:value="3" calcext:value-type="float">
            <text:p>3.00</text:p>
          </table:table-cell>
          <table:table-cell table:formula="of:= MIN( (TRUNC([.$N$2] * (1 -[.$I117])) + [.M$2]) ; 3)" office:value-type="float" office:value="3" calcext:value-type="float">
            <text:p>3.00</text:p>
          </table:table-cell>
          <table:table-cell/>
          <table:table-cell table:formula="of:=&quot;0x&quot; &amp; DEC2HEX(([.J117]*64) +([.K117]*16) + ([.L117]*4) + [.M11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MIN(MAX(([.A118] - [.$C$2]); 0); ([.$E$2] -1))" office:value-type="float" office:value="71" calcext:value-type="float">
            <text:p>71</text:p>
          </table:table-cell>
          <table:table-cell table:formula="of:=[.B118] * (([.$B$2]-1) / ([.$E$2] - 1))" office:value-type="float" office:value="143" calcext:value-type="float">
            <text:p>143.00</text:p>
          </table:table-cell>
          <table:table-cell table:formula="of:=IF([.C118] &lt;= [.$G$3]; 90 - DEGREES( ASIN( ([.$G$3] - [.C118]) /[.$G$3] ) ); 90 + DEGREES( ASIN( ([.C118] - [.$G$2])/[.$G$3] ) ))" office:value-type="float" office:value="180" calcext:value-type="float">
            <text:p>180</text:p>
          </table:table-cell>
          <table:table-cell table:formula="of:=INT( ([.D118] / [.$F$2]) * ([.$B$2] -1))" office:value-type="float" office:value="143" calcext:value-type="float">
            <text:p>143</text:p>
          </table:table-cell>
          <table:table-cell table:formula="of:=[.E118]-[.A118]" office:value-type="float" office:value="31" calcext:value-type="float">
            <text:p>31</text:p>
          </table:table-cell>
          <table:table-cell table:formula="of:=[.F118]-[.F117]" office:value-type="float" office:value="-1" calcext:value-type="float">
            <text:p>-1</text:p>
          </table:table-cell>
          <table:table-cell/>
          <table:table-cell table:formula="of:= SIN( RADIANS( ([.C118] / ([.$B$2]-1) * [.$F$2]) ))" office:value-type="float" office:value="1.22464679914735E-016" calcext:value-type="float">
            <text:p>0.00</text:p>
          </table:table-cell>
          <table:table-cell table:formula="of:= MIN( (TRUNC([.$N$2] * (1 -[.$I118])) + [.J$2]) ; 3)" office:value-type="float" office:value="3" calcext:value-type="float">
            <text:p>3.00</text:p>
          </table:table-cell>
          <table:table-cell table:formula="of:= MIN( (TRUNC([.$N$2] * (1 -[.$I118])) + [.K$2]) ; 3)" office:value-type="float" office:value="3" calcext:value-type="float">
            <text:p>3.00</text:p>
          </table:table-cell>
          <table:table-cell table:formula="of:= MIN( (TRUNC([.$N$2] * (1 -[.$I118])) + [.L$2]) ; 3)" office:value-type="float" office:value="3" calcext:value-type="float">
            <text:p>3.00</text:p>
          </table:table-cell>
          <table:table-cell table:formula="of:= MIN( (TRUNC([.$N$2] * (1 -[.$I118])) + [.M$2]) ; 3)" office:value-type="float" office:value="3" calcext:value-type="float">
            <text:p>3.00</text:p>
          </table:table-cell>
          <table:table-cell/>
          <table:table-cell table:formula="of:=&quot;0x&quot; &amp; DEC2HEX(([.J118]*64) +([.K118]*16) + ([.L118]*4) + [.M11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MIN(MAX(([.A119] - [.$C$2]); 0); ([.$E$2] -1))" office:value-type="float" office:value="71" calcext:value-type="float">
            <text:p>71</text:p>
          </table:table-cell>
          <table:table-cell table:formula="of:=[.B119] * (([.$B$2]-1) / ([.$E$2] - 1))" office:value-type="float" office:value="143" calcext:value-type="float">
            <text:p>143.00</text:p>
          </table:table-cell>
          <table:table-cell table:formula="of:=IF([.C119] &lt;= [.$G$3]; 90 - DEGREES( ASIN( ([.$G$3] - [.C119]) /[.$G$3] ) ); 90 + DEGREES( ASIN( ([.C119] - [.$G$2])/[.$G$3] ) ))" office:value-type="float" office:value="180" calcext:value-type="float">
            <text:p>180</text:p>
          </table:table-cell>
          <table:table-cell table:formula="of:=INT( ([.D119] / [.$F$2]) * ([.$B$2] -1))" office:value-type="float" office:value="143" calcext:value-type="float">
            <text:p>143</text:p>
          </table:table-cell>
          <table:table-cell table:formula="of:=[.E119]-[.A119]" office:value-type="float" office:value="30" calcext:value-type="float">
            <text:p>30</text:p>
          </table:table-cell>
          <table:table-cell table:formula="of:=[.F119]-[.F118]" office:value-type="float" office:value="-1" calcext:value-type="float">
            <text:p>-1</text:p>
          </table:table-cell>
          <table:table-cell/>
          <table:table-cell table:formula="of:= SIN( RADIANS( ([.C119] / ([.$B$2]-1) * [.$F$2]) ))" office:value-type="float" office:value="1.22464679914735E-016" calcext:value-type="float">
            <text:p>0.00</text:p>
          </table:table-cell>
          <table:table-cell table:formula="of:= MIN( (TRUNC([.$N$2] * (1 -[.$I119])) + [.J$2]) ; 3)" office:value-type="float" office:value="3" calcext:value-type="float">
            <text:p>3.00</text:p>
          </table:table-cell>
          <table:table-cell table:formula="of:= MIN( (TRUNC([.$N$2] * (1 -[.$I119])) + [.K$2]) ; 3)" office:value-type="float" office:value="3" calcext:value-type="float">
            <text:p>3.00</text:p>
          </table:table-cell>
          <table:table-cell table:formula="of:= MIN( (TRUNC([.$N$2] * (1 -[.$I119])) + [.L$2]) ; 3)" office:value-type="float" office:value="3" calcext:value-type="float">
            <text:p>3.00</text:p>
          </table:table-cell>
          <table:table-cell table:formula="of:= MIN( (TRUNC([.$N$2] * (1 -[.$I119])) + [.M$2]) ; 3)" office:value-type="float" office:value="3" calcext:value-type="float">
            <text:p>3.00</text:p>
          </table:table-cell>
          <table:table-cell/>
          <table:table-cell table:formula="of:=&quot;0x&quot; &amp; DEC2HEX(([.J119]*64) +([.K119]*16) + ([.L119]*4) + [.M11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MIN(MAX(([.A120] - [.$C$2]); 0); ([.$E$2] -1))" office:value-type="float" office:value="71" calcext:value-type="float">
            <text:p>71</text:p>
          </table:table-cell>
          <table:table-cell table:formula="of:=[.B120] * (([.$B$2]-1) / ([.$E$2] - 1))" office:value-type="float" office:value="143" calcext:value-type="float">
            <text:p>143.00</text:p>
          </table:table-cell>
          <table:table-cell table:formula="of:=IF([.C120] &lt;= [.$G$3]; 90 - DEGREES( ASIN( ([.$G$3] - [.C120]) /[.$G$3] ) ); 90 + DEGREES( ASIN( ([.C120] - [.$G$2])/[.$G$3] ) ))" office:value-type="float" office:value="180" calcext:value-type="float">
            <text:p>180</text:p>
          </table:table-cell>
          <table:table-cell table:formula="of:=INT( ([.D120] / [.$F$2]) * ([.$B$2] -1))" office:value-type="float" office:value="143" calcext:value-type="float">
            <text:p>143</text:p>
          </table:table-cell>
          <table:table-cell table:formula="of:=[.E120]-[.A120]" office:value-type="float" office:value="29" calcext:value-type="float">
            <text:p>29</text:p>
          </table:table-cell>
          <table:table-cell table:formula="of:=[.F120]-[.F119]" office:value-type="float" office:value="-1" calcext:value-type="float">
            <text:p>-1</text:p>
          </table:table-cell>
          <table:table-cell/>
          <table:table-cell table:formula="of:= SIN( RADIANS( ([.C120] / ([.$B$2]-1) * [.$F$2]) ))" office:value-type="float" office:value="1.22464679914735E-016" calcext:value-type="float">
            <text:p>0.00</text:p>
          </table:table-cell>
          <table:table-cell table:formula="of:= MIN( (TRUNC([.$N$2] * (1 -[.$I120])) + [.J$2]) ; 3)" office:value-type="float" office:value="3" calcext:value-type="float">
            <text:p>3.00</text:p>
          </table:table-cell>
          <table:table-cell table:formula="of:= MIN( (TRUNC([.$N$2] * (1 -[.$I120])) + [.K$2]) ; 3)" office:value-type="float" office:value="3" calcext:value-type="float">
            <text:p>3.00</text:p>
          </table:table-cell>
          <table:table-cell table:formula="of:= MIN( (TRUNC([.$N$2] * (1 -[.$I120])) + [.L$2]) ; 3)" office:value-type="float" office:value="3" calcext:value-type="float">
            <text:p>3.00</text:p>
          </table:table-cell>
          <table:table-cell table:formula="of:= MIN( (TRUNC([.$N$2] * (1 -[.$I120])) + [.M$2]) ; 3)" office:value-type="float" office:value="3" calcext:value-type="float">
            <text:p>3.00</text:p>
          </table:table-cell>
          <table:table-cell/>
          <table:table-cell table:formula="of:=&quot;0x&quot; &amp; DEC2HEX(([.J120]*64) +([.K120]*16) + ([.L120]*4) + [.M12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MIN(MAX(([.A121] - [.$C$2]); 0); ([.$E$2] -1))" office:value-type="float" office:value="71" calcext:value-type="float">
            <text:p>71</text:p>
          </table:table-cell>
          <table:table-cell table:formula="of:=[.B121] * (([.$B$2]-1) / ([.$E$2] - 1))" office:value-type="float" office:value="143" calcext:value-type="float">
            <text:p>143.00</text:p>
          </table:table-cell>
          <table:table-cell table:formula="of:=IF([.C121] &lt;= [.$G$3]; 90 - DEGREES( ASIN( ([.$G$3] - [.C121]) /[.$G$3] ) ); 90 + DEGREES( ASIN( ([.C121] - [.$G$2])/[.$G$3] ) ))" office:value-type="float" office:value="180" calcext:value-type="float">
            <text:p>180</text:p>
          </table:table-cell>
          <table:table-cell table:formula="of:=INT( ([.D121] / [.$F$2]) * ([.$B$2] -1))" office:value-type="float" office:value="143" calcext:value-type="float">
            <text:p>143</text:p>
          </table:table-cell>
          <table:table-cell table:formula="of:=[.E121]-[.A121]" office:value-type="float" office:value="28" calcext:value-type="float">
            <text:p>28</text:p>
          </table:table-cell>
          <table:table-cell table:formula="of:=[.F121]-[.F120]" office:value-type="float" office:value="-1" calcext:value-type="float">
            <text:p>-1</text:p>
          </table:table-cell>
          <table:table-cell/>
          <table:table-cell table:formula="of:= SIN( RADIANS( ([.C121] / ([.$B$2]-1) * [.$F$2]) ))" office:value-type="float" office:value="1.22464679914735E-016" calcext:value-type="float">
            <text:p>0.00</text:p>
          </table:table-cell>
          <table:table-cell table:formula="of:= MIN( (TRUNC([.$N$2] * (1 -[.$I121])) + [.J$2]) ; 3)" office:value-type="float" office:value="3" calcext:value-type="float">
            <text:p>3.00</text:p>
          </table:table-cell>
          <table:table-cell table:formula="of:= MIN( (TRUNC([.$N$2] * (1 -[.$I121])) + [.K$2]) ; 3)" office:value-type="float" office:value="3" calcext:value-type="float">
            <text:p>3.00</text:p>
          </table:table-cell>
          <table:table-cell table:formula="of:= MIN( (TRUNC([.$N$2] * (1 -[.$I121])) + [.L$2]) ; 3)" office:value-type="float" office:value="3" calcext:value-type="float">
            <text:p>3.00</text:p>
          </table:table-cell>
          <table:table-cell table:formula="of:= MIN( (TRUNC([.$N$2] * (1 -[.$I121])) + [.M$2]) ; 3)" office:value-type="float" office:value="3" calcext:value-type="float">
            <text:p>3.00</text:p>
          </table:table-cell>
          <table:table-cell/>
          <table:table-cell table:formula="of:=&quot;0x&quot; &amp; DEC2HEX(([.J121]*64) +([.K121]*16) + ([.L121]*4) + [.M12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MIN(MAX(([.A122] - [.$C$2]); 0); ([.$E$2] -1))" office:value-type="float" office:value="71" calcext:value-type="float">
            <text:p>71</text:p>
          </table:table-cell>
          <table:table-cell table:formula="of:=[.B122] * (([.$B$2]-1) / ([.$E$2] - 1))" office:value-type="float" office:value="143" calcext:value-type="float">
            <text:p>143.00</text:p>
          </table:table-cell>
          <table:table-cell table:formula="of:=IF([.C122] &lt;= [.$G$3]; 90 - DEGREES( ASIN( ([.$G$3] - [.C122]) /[.$G$3] ) ); 90 + DEGREES( ASIN( ([.C122] - [.$G$2])/[.$G$3] ) ))" office:value-type="float" office:value="180" calcext:value-type="float">
            <text:p>180</text:p>
          </table:table-cell>
          <table:table-cell table:formula="of:=INT( ([.D122] / [.$F$2]) * ([.$B$2] -1))" office:value-type="float" office:value="143" calcext:value-type="float">
            <text:p>143</text:p>
          </table:table-cell>
          <table:table-cell table:formula="of:=[.E122]-[.A122]" office:value-type="float" office:value="27" calcext:value-type="float">
            <text:p>27</text:p>
          </table:table-cell>
          <table:table-cell table:formula="of:=[.F122]-[.F121]" office:value-type="float" office:value="-1" calcext:value-type="float">
            <text:p>-1</text:p>
          </table:table-cell>
          <table:table-cell/>
          <table:table-cell table:formula="of:= SIN( RADIANS( ([.C122] / ([.$B$2]-1) * [.$F$2]) ))" office:value-type="float" office:value="1.22464679914735E-016" calcext:value-type="float">
            <text:p>0.00</text:p>
          </table:table-cell>
          <table:table-cell table:formula="of:= MIN( (TRUNC([.$N$2] * (1 -[.$I122])) + [.J$2]) ; 3)" office:value-type="float" office:value="3" calcext:value-type="float">
            <text:p>3.00</text:p>
          </table:table-cell>
          <table:table-cell table:formula="of:= MIN( (TRUNC([.$N$2] * (1 -[.$I122])) + [.K$2]) ; 3)" office:value-type="float" office:value="3" calcext:value-type="float">
            <text:p>3.00</text:p>
          </table:table-cell>
          <table:table-cell table:formula="of:= MIN( (TRUNC([.$N$2] * (1 -[.$I122])) + [.L$2]) ; 3)" office:value-type="float" office:value="3" calcext:value-type="float">
            <text:p>3.00</text:p>
          </table:table-cell>
          <table:table-cell table:formula="of:= MIN( (TRUNC([.$N$2] * (1 -[.$I122])) + [.M$2]) ; 3)" office:value-type="float" office:value="3" calcext:value-type="float">
            <text:p>3.00</text:p>
          </table:table-cell>
          <table:table-cell/>
          <table:table-cell table:formula="of:=&quot;0x&quot; &amp; DEC2HEX(([.J122]*64) +([.K122]*16) + ([.L122]*4) + [.M12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MIN(MAX(([.A123] - [.$C$2]); 0); ([.$E$2] -1))" office:value-type="float" office:value="71" calcext:value-type="float">
            <text:p>71</text:p>
          </table:table-cell>
          <table:table-cell table:formula="of:=[.B123] * (([.$B$2]-1) / ([.$E$2] - 1))" office:value-type="float" office:value="143" calcext:value-type="float">
            <text:p>143.00</text:p>
          </table:table-cell>
          <table:table-cell table:formula="of:=IF([.C123] &lt;= [.$G$3]; 90 - DEGREES( ASIN( ([.$G$3] - [.C123]) /[.$G$3] ) ); 90 + DEGREES( ASIN( ([.C123] - [.$G$2])/[.$G$3] ) ))" office:value-type="float" office:value="180" calcext:value-type="float">
            <text:p>180</text:p>
          </table:table-cell>
          <table:table-cell table:formula="of:=INT( ([.D123] / [.$F$2]) * ([.$B$2] -1))" office:value-type="float" office:value="143" calcext:value-type="float">
            <text:p>143</text:p>
          </table:table-cell>
          <table:table-cell table:formula="of:=[.E123]-[.A123]" office:value-type="float" office:value="26" calcext:value-type="float">
            <text:p>26</text:p>
          </table:table-cell>
          <table:table-cell table:formula="of:=[.F123]-[.F122]" office:value-type="float" office:value="-1" calcext:value-type="float">
            <text:p>-1</text:p>
          </table:table-cell>
          <table:table-cell/>
          <table:table-cell table:formula="of:= SIN( RADIANS( ([.C123] / ([.$B$2]-1) * [.$F$2]) ))" office:value-type="float" office:value="1.22464679914735E-016" calcext:value-type="float">
            <text:p>0.00</text:p>
          </table:table-cell>
          <table:table-cell table:formula="of:= MIN( (TRUNC([.$N$2] * (1 -[.$I123])) + [.J$2]) ; 3)" office:value-type="float" office:value="3" calcext:value-type="float">
            <text:p>3.00</text:p>
          </table:table-cell>
          <table:table-cell table:formula="of:= MIN( (TRUNC([.$N$2] * (1 -[.$I123])) + [.K$2]) ; 3)" office:value-type="float" office:value="3" calcext:value-type="float">
            <text:p>3.00</text:p>
          </table:table-cell>
          <table:table-cell table:formula="of:= MIN( (TRUNC([.$N$2] * (1 -[.$I123])) + [.L$2]) ; 3)" office:value-type="float" office:value="3" calcext:value-type="float">
            <text:p>3.00</text:p>
          </table:table-cell>
          <table:table-cell table:formula="of:= MIN( (TRUNC([.$N$2] * (1 -[.$I123])) + [.M$2]) ; 3)" office:value-type="float" office:value="3" calcext:value-type="float">
            <text:p>3.00</text:p>
          </table:table-cell>
          <table:table-cell/>
          <table:table-cell table:formula="of:=&quot;0x&quot; &amp; DEC2HEX(([.J123]*64) +([.K123]*16) + ([.L123]*4) + [.M12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MIN(MAX(([.A124] - [.$C$2]); 0); ([.$E$2] -1))" office:value-type="float" office:value="71" calcext:value-type="float">
            <text:p>71</text:p>
          </table:table-cell>
          <table:table-cell table:formula="of:=[.B124] * (([.$B$2]-1) / ([.$E$2] - 1))" office:value-type="float" office:value="143" calcext:value-type="float">
            <text:p>143.00</text:p>
          </table:table-cell>
          <table:table-cell table:formula="of:=IF([.C124] &lt;= [.$G$3]; 90 - DEGREES( ASIN( ([.$G$3] - [.C124]) /[.$G$3] ) ); 90 + DEGREES( ASIN( ([.C124] - [.$G$2])/[.$G$3] ) ))" office:value-type="float" office:value="180" calcext:value-type="float">
            <text:p>180</text:p>
          </table:table-cell>
          <table:table-cell table:formula="of:=INT( ([.D124] / [.$F$2]) * ([.$B$2] -1))" office:value-type="float" office:value="143" calcext:value-type="float">
            <text:p>143</text:p>
          </table:table-cell>
          <table:table-cell table:formula="of:=[.E124]-[.A124]" office:value-type="float" office:value="25" calcext:value-type="float">
            <text:p>25</text:p>
          </table:table-cell>
          <table:table-cell table:formula="of:=[.F124]-[.F123]" office:value-type="float" office:value="-1" calcext:value-type="float">
            <text:p>-1</text:p>
          </table:table-cell>
          <table:table-cell/>
          <table:table-cell table:formula="of:= SIN( RADIANS( ([.C124] / ([.$B$2]-1) * [.$F$2]) ))" office:value-type="float" office:value="1.22464679914735E-016" calcext:value-type="float">
            <text:p>0.00</text:p>
          </table:table-cell>
          <table:table-cell table:formula="of:= MIN( (TRUNC([.$N$2] * (1 -[.$I124])) + [.J$2]) ; 3)" office:value-type="float" office:value="3" calcext:value-type="float">
            <text:p>3.00</text:p>
          </table:table-cell>
          <table:table-cell table:formula="of:= MIN( (TRUNC([.$N$2] * (1 -[.$I124])) + [.K$2]) ; 3)" office:value-type="float" office:value="3" calcext:value-type="float">
            <text:p>3.00</text:p>
          </table:table-cell>
          <table:table-cell table:formula="of:= MIN( (TRUNC([.$N$2] * (1 -[.$I124])) + [.L$2]) ; 3)" office:value-type="float" office:value="3" calcext:value-type="float">
            <text:p>3.00</text:p>
          </table:table-cell>
          <table:table-cell table:formula="of:= MIN( (TRUNC([.$N$2] * (1 -[.$I124])) + [.M$2]) ; 3)" office:value-type="float" office:value="3" calcext:value-type="float">
            <text:p>3.00</text:p>
          </table:table-cell>
          <table:table-cell/>
          <table:table-cell table:formula="of:=&quot;0x&quot; &amp; DEC2HEX(([.J124]*64) +([.K124]*16) + ([.L124]*4) + [.M12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MIN(MAX(([.A125] - [.$C$2]); 0); ([.$E$2] -1))" office:value-type="float" office:value="71" calcext:value-type="float">
            <text:p>71</text:p>
          </table:table-cell>
          <table:table-cell table:formula="of:=[.B125] * (([.$B$2]-1) / ([.$E$2] - 1))" office:value-type="float" office:value="143" calcext:value-type="float">
            <text:p>143.00</text:p>
          </table:table-cell>
          <table:table-cell table:formula="of:=IF([.C125] &lt;= [.$G$3]; 90 - DEGREES( ASIN( ([.$G$3] - [.C125]) /[.$G$3] ) ); 90 + DEGREES( ASIN( ([.C125] - [.$G$2])/[.$G$3] ) ))" office:value-type="float" office:value="180" calcext:value-type="float">
            <text:p>180</text:p>
          </table:table-cell>
          <table:table-cell table:formula="of:=INT( ([.D125] / [.$F$2]) * ([.$B$2] -1))" office:value-type="float" office:value="143" calcext:value-type="float">
            <text:p>143</text:p>
          </table:table-cell>
          <table:table-cell table:formula="of:=[.E125]-[.A125]" office:value-type="float" office:value="24" calcext:value-type="float">
            <text:p>24</text:p>
          </table:table-cell>
          <table:table-cell table:formula="of:=[.F125]-[.F124]" office:value-type="float" office:value="-1" calcext:value-type="float">
            <text:p>-1</text:p>
          </table:table-cell>
          <table:table-cell/>
          <table:table-cell table:formula="of:= SIN( RADIANS( ([.C125] / ([.$B$2]-1) * [.$F$2]) ))" office:value-type="float" office:value="1.22464679914735E-016" calcext:value-type="float">
            <text:p>0.00</text:p>
          </table:table-cell>
          <table:table-cell table:formula="of:= MIN( (TRUNC([.$N$2] * (1 -[.$I125])) + [.J$2]) ; 3)" office:value-type="float" office:value="3" calcext:value-type="float">
            <text:p>3.00</text:p>
          </table:table-cell>
          <table:table-cell table:formula="of:= MIN( (TRUNC([.$N$2] * (1 -[.$I125])) + [.K$2]) ; 3)" office:value-type="float" office:value="3" calcext:value-type="float">
            <text:p>3.00</text:p>
          </table:table-cell>
          <table:table-cell table:formula="of:= MIN( (TRUNC([.$N$2] * (1 -[.$I125])) + [.L$2]) ; 3)" office:value-type="float" office:value="3" calcext:value-type="float">
            <text:p>3.00</text:p>
          </table:table-cell>
          <table:table-cell table:formula="of:= MIN( (TRUNC([.$N$2] * (1 -[.$I125])) + [.M$2]) ; 3)" office:value-type="float" office:value="3" calcext:value-type="float">
            <text:p>3.00</text:p>
          </table:table-cell>
          <table:table-cell/>
          <table:table-cell table:formula="of:=&quot;0x&quot; &amp; DEC2HEX(([.J125]*64) +([.K125]*16) + ([.L125]*4) + [.M12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MIN(MAX(([.A126] - [.$C$2]); 0); ([.$E$2] -1))" office:value-type="float" office:value="71" calcext:value-type="float">
            <text:p>71</text:p>
          </table:table-cell>
          <table:table-cell table:formula="of:=[.B126] * (([.$B$2]-1) / ([.$E$2] - 1))" office:value-type="float" office:value="143" calcext:value-type="float">
            <text:p>143.00</text:p>
          </table:table-cell>
          <table:table-cell table:formula="of:=IF([.C126] &lt;= [.$G$3]; 90 - DEGREES( ASIN( ([.$G$3] - [.C126]) /[.$G$3] ) ); 90 + DEGREES( ASIN( ([.C126] - [.$G$2])/[.$G$3] ) ))" office:value-type="float" office:value="180" calcext:value-type="float">
            <text:p>180</text:p>
          </table:table-cell>
          <table:table-cell table:formula="of:=INT( ([.D126] / [.$F$2]) * ([.$B$2] -1))" office:value-type="float" office:value="143" calcext:value-type="float">
            <text:p>143</text:p>
          </table:table-cell>
          <table:table-cell table:formula="of:=[.E126]-[.A126]" office:value-type="float" office:value="23" calcext:value-type="float">
            <text:p>23</text:p>
          </table:table-cell>
          <table:table-cell table:formula="of:=[.F126]-[.F125]" office:value-type="float" office:value="-1" calcext:value-type="float">
            <text:p>-1</text:p>
          </table:table-cell>
          <table:table-cell/>
          <table:table-cell table:formula="of:= SIN( RADIANS( ([.C126] / ([.$B$2]-1) * [.$F$2]) ))" office:value-type="float" office:value="1.22464679914735E-016" calcext:value-type="float">
            <text:p>0.00</text:p>
          </table:table-cell>
          <table:table-cell table:formula="of:= MIN( (TRUNC([.$N$2] * (1 -[.$I126])) + [.J$2]) ; 3)" office:value-type="float" office:value="3" calcext:value-type="float">
            <text:p>3.00</text:p>
          </table:table-cell>
          <table:table-cell table:formula="of:= MIN( (TRUNC([.$N$2] * (1 -[.$I126])) + [.K$2]) ; 3)" office:value-type="float" office:value="3" calcext:value-type="float">
            <text:p>3.00</text:p>
          </table:table-cell>
          <table:table-cell table:formula="of:= MIN( (TRUNC([.$N$2] * (1 -[.$I126])) + [.L$2]) ; 3)" office:value-type="float" office:value="3" calcext:value-type="float">
            <text:p>3.00</text:p>
          </table:table-cell>
          <table:table-cell table:formula="of:= MIN( (TRUNC([.$N$2] * (1 -[.$I126])) + [.M$2]) ; 3)" office:value-type="float" office:value="3" calcext:value-type="float">
            <text:p>3.00</text:p>
          </table:table-cell>
          <table:table-cell/>
          <table:table-cell table:formula="of:=&quot;0x&quot; &amp; DEC2HEX(([.J126]*64) +([.K126]*16) + ([.L126]*4) + [.M12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MIN(MAX(([.A127] - [.$C$2]); 0); ([.$E$2] -1))" office:value-type="float" office:value="71" calcext:value-type="float">
            <text:p>71</text:p>
          </table:table-cell>
          <table:table-cell table:formula="of:=[.B127] * (([.$B$2]-1) / ([.$E$2] - 1))" office:value-type="float" office:value="143" calcext:value-type="float">
            <text:p>143.00</text:p>
          </table:table-cell>
          <table:table-cell table:formula="of:=IF([.C127] &lt;= [.$G$3]; 90 - DEGREES( ASIN( ([.$G$3] - [.C127]) /[.$G$3] ) ); 90 + DEGREES( ASIN( ([.C127] - [.$G$2])/[.$G$3] ) ))" office:value-type="float" office:value="180" calcext:value-type="float">
            <text:p>180</text:p>
          </table:table-cell>
          <table:table-cell table:formula="of:=INT( ([.D127] / [.$F$2]) * ([.$B$2] -1))" office:value-type="float" office:value="143" calcext:value-type="float">
            <text:p>143</text:p>
          </table:table-cell>
          <table:table-cell table:formula="of:=[.E127]-[.A127]" office:value-type="float" office:value="22" calcext:value-type="float">
            <text:p>22</text:p>
          </table:table-cell>
          <table:table-cell table:formula="of:=[.F127]-[.F126]" office:value-type="float" office:value="-1" calcext:value-type="float">
            <text:p>-1</text:p>
          </table:table-cell>
          <table:table-cell/>
          <table:table-cell table:formula="of:= SIN( RADIANS( ([.C127] / ([.$B$2]-1) * [.$F$2]) ))" office:value-type="float" office:value="1.22464679914735E-016" calcext:value-type="float">
            <text:p>0.00</text:p>
          </table:table-cell>
          <table:table-cell table:formula="of:= MIN( (TRUNC([.$N$2] * (1 -[.$I127])) + [.J$2]) ; 3)" office:value-type="float" office:value="3" calcext:value-type="float">
            <text:p>3.00</text:p>
          </table:table-cell>
          <table:table-cell table:formula="of:= MIN( (TRUNC([.$N$2] * (1 -[.$I127])) + [.K$2]) ; 3)" office:value-type="float" office:value="3" calcext:value-type="float">
            <text:p>3.00</text:p>
          </table:table-cell>
          <table:table-cell table:formula="of:= MIN( (TRUNC([.$N$2] * (1 -[.$I127])) + [.L$2]) ; 3)" office:value-type="float" office:value="3" calcext:value-type="float">
            <text:p>3.00</text:p>
          </table:table-cell>
          <table:table-cell table:formula="of:= MIN( (TRUNC([.$N$2] * (1 -[.$I127])) + [.M$2]) ; 3)" office:value-type="float" office:value="3" calcext:value-type="float">
            <text:p>3.00</text:p>
          </table:table-cell>
          <table:table-cell/>
          <table:table-cell table:formula="of:=&quot;0x&quot; &amp; DEC2HEX(([.J127]*64) +([.K127]*16) + ([.L127]*4) + [.M12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MIN(MAX(([.A128] - [.$C$2]); 0); ([.$E$2] -1))" office:value-type="float" office:value="71" calcext:value-type="float">
            <text:p>71</text:p>
          </table:table-cell>
          <table:table-cell table:formula="of:=[.B128] * (([.$B$2]-1) / ([.$E$2] - 1))" office:value-type="float" office:value="143" calcext:value-type="float">
            <text:p>143.00</text:p>
          </table:table-cell>
          <table:table-cell table:formula="of:=IF([.C128] &lt;= [.$G$3]; 90 - DEGREES( ASIN( ([.$G$3] - [.C128]) /[.$G$3] ) ); 90 + DEGREES( ASIN( ([.C128] - [.$G$2])/[.$G$3] ) ))" office:value-type="float" office:value="180" calcext:value-type="float">
            <text:p>180</text:p>
          </table:table-cell>
          <table:table-cell table:formula="of:=INT( ([.D128] / [.$F$2]) * ([.$B$2] -1))" office:value-type="float" office:value="143" calcext:value-type="float">
            <text:p>143</text:p>
          </table:table-cell>
          <table:table-cell table:formula="of:=[.E128]-[.A128]" office:value-type="float" office:value="21" calcext:value-type="float">
            <text:p>21</text:p>
          </table:table-cell>
          <table:table-cell table:formula="of:=[.F128]-[.F127]" office:value-type="float" office:value="-1" calcext:value-type="float">
            <text:p>-1</text:p>
          </table:table-cell>
          <table:table-cell/>
          <table:table-cell table:formula="of:= SIN( RADIANS( ([.C128] / ([.$B$2]-1) * [.$F$2]) ))" office:value-type="float" office:value="1.22464679914735E-016" calcext:value-type="float">
            <text:p>0.00</text:p>
          </table:table-cell>
          <table:table-cell table:formula="of:= MIN( (TRUNC([.$N$2] * (1 -[.$I128])) + [.J$2]) ; 3)" office:value-type="float" office:value="3" calcext:value-type="float">
            <text:p>3.00</text:p>
          </table:table-cell>
          <table:table-cell table:formula="of:= MIN( (TRUNC([.$N$2] * (1 -[.$I128])) + [.K$2]) ; 3)" office:value-type="float" office:value="3" calcext:value-type="float">
            <text:p>3.00</text:p>
          </table:table-cell>
          <table:table-cell table:formula="of:= MIN( (TRUNC([.$N$2] * (1 -[.$I128])) + [.L$2]) ; 3)" office:value-type="float" office:value="3" calcext:value-type="float">
            <text:p>3.00</text:p>
          </table:table-cell>
          <table:table-cell table:formula="of:= MIN( (TRUNC([.$N$2] * (1 -[.$I128])) + [.M$2]) ; 3)" office:value-type="float" office:value="3" calcext:value-type="float">
            <text:p>3.00</text:p>
          </table:table-cell>
          <table:table-cell/>
          <table:table-cell table:formula="of:=&quot;0x&quot; &amp; DEC2HEX(([.J128]*64) +([.K128]*16) + ([.L128]*4) + [.M12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MIN(MAX(([.A129] - [.$C$2]); 0); ([.$E$2] -1))" office:value-type="float" office:value="71" calcext:value-type="float">
            <text:p>71</text:p>
          </table:table-cell>
          <table:table-cell table:formula="of:=[.B129] * (([.$B$2]-1) / ([.$E$2] - 1))" office:value-type="float" office:value="143" calcext:value-type="float">
            <text:p>143.00</text:p>
          </table:table-cell>
          <table:table-cell table:formula="of:=IF([.C129] &lt;= [.$G$3]; 90 - DEGREES( ASIN( ([.$G$3] - [.C129]) /[.$G$3] ) ); 90 + DEGREES( ASIN( ([.C129] - [.$G$2])/[.$G$3] ) ))" office:value-type="float" office:value="180" calcext:value-type="float">
            <text:p>180</text:p>
          </table:table-cell>
          <table:table-cell table:formula="of:=INT( ([.D129] / [.$F$2]) * ([.$B$2] -1))" office:value-type="float" office:value="143" calcext:value-type="float">
            <text:p>143</text:p>
          </table:table-cell>
          <table:table-cell table:formula="of:=[.E129]-[.A129]" office:value-type="float" office:value="20" calcext:value-type="float">
            <text:p>20</text:p>
          </table:table-cell>
          <table:table-cell table:formula="of:=[.F129]-[.F128]" office:value-type="float" office:value="-1" calcext:value-type="float">
            <text:p>-1</text:p>
          </table:table-cell>
          <table:table-cell/>
          <table:table-cell table:formula="of:= SIN( RADIANS( ([.C129] / ([.$B$2]-1) * [.$F$2]) ))" office:value-type="float" office:value="1.22464679914735E-016" calcext:value-type="float">
            <text:p>0.00</text:p>
          </table:table-cell>
          <table:table-cell table:formula="of:= MIN( (TRUNC([.$N$2] * (1 -[.$I129])) + [.J$2]) ; 3)" office:value-type="float" office:value="3" calcext:value-type="float">
            <text:p>3.00</text:p>
          </table:table-cell>
          <table:table-cell table:formula="of:= MIN( (TRUNC([.$N$2] * (1 -[.$I129])) + [.K$2]) ; 3)" office:value-type="float" office:value="3" calcext:value-type="float">
            <text:p>3.00</text:p>
          </table:table-cell>
          <table:table-cell table:formula="of:= MIN( (TRUNC([.$N$2] * (1 -[.$I129])) + [.L$2]) ; 3)" office:value-type="float" office:value="3" calcext:value-type="float">
            <text:p>3.00</text:p>
          </table:table-cell>
          <table:table-cell table:formula="of:= MIN( (TRUNC([.$N$2] * (1 -[.$I129])) + [.M$2]) ; 3)" office:value-type="float" office:value="3" calcext:value-type="float">
            <text:p>3.00</text:p>
          </table:table-cell>
          <table:table-cell/>
          <table:table-cell table:formula="of:=&quot;0x&quot; &amp; DEC2HEX(([.J129]*64) +([.K129]*16) + ([.L129]*4) + [.M12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MIN(MAX(([.A130] - [.$C$2]); 0); ([.$E$2] -1))" office:value-type="float" office:value="71" calcext:value-type="float">
            <text:p>71</text:p>
          </table:table-cell>
          <table:table-cell table:formula="of:=[.B130] * (([.$B$2]-1) / ([.$E$2] - 1))" office:value-type="float" office:value="143" calcext:value-type="float">
            <text:p>143.00</text:p>
          </table:table-cell>
          <table:table-cell table:formula="of:=IF([.C130] &lt;= [.$G$3]; 90 - DEGREES( ASIN( ([.$G$3] - [.C130]) /[.$G$3] ) ); 90 + DEGREES( ASIN( ([.C130] - [.$G$2])/[.$G$3] ) ))" office:value-type="float" office:value="180" calcext:value-type="float">
            <text:p>180</text:p>
          </table:table-cell>
          <table:table-cell table:formula="of:=INT( ([.D130] / [.$F$2]) * ([.$B$2] -1))" office:value-type="float" office:value="143" calcext:value-type="float">
            <text:p>143</text:p>
          </table:table-cell>
          <table:table-cell table:formula="of:=[.E130]-[.A130]" office:value-type="float" office:value="19" calcext:value-type="float">
            <text:p>19</text:p>
          </table:table-cell>
          <table:table-cell table:formula="of:=[.F130]-[.F129]" office:value-type="float" office:value="-1" calcext:value-type="float">
            <text:p>-1</text:p>
          </table:table-cell>
          <table:table-cell/>
          <table:table-cell table:formula="of:= SIN( RADIANS( ([.C130] / ([.$B$2]-1) * [.$F$2]) ))" office:value-type="float" office:value="1.22464679914735E-016" calcext:value-type="float">
            <text:p>0.00</text:p>
          </table:table-cell>
          <table:table-cell table:formula="of:= MIN( (TRUNC([.$N$2] * (1 -[.$I130])) + [.J$2]) ; 3)" office:value-type="float" office:value="3" calcext:value-type="float">
            <text:p>3.00</text:p>
          </table:table-cell>
          <table:table-cell table:formula="of:= MIN( (TRUNC([.$N$2] * (1 -[.$I130])) + [.K$2]) ; 3)" office:value-type="float" office:value="3" calcext:value-type="float">
            <text:p>3.00</text:p>
          </table:table-cell>
          <table:table-cell table:formula="of:= MIN( (TRUNC([.$N$2] * (1 -[.$I130])) + [.L$2]) ; 3)" office:value-type="float" office:value="3" calcext:value-type="float">
            <text:p>3.00</text:p>
          </table:table-cell>
          <table:table-cell table:formula="of:= MIN( (TRUNC([.$N$2] * (1 -[.$I130])) + [.M$2]) ; 3)" office:value-type="float" office:value="3" calcext:value-type="float">
            <text:p>3.00</text:p>
          </table:table-cell>
          <table:table-cell/>
          <table:table-cell table:formula="of:=&quot;0x&quot; &amp; DEC2HEX(([.J130]*64) +([.K130]*16) + ([.L130]*4) + [.M13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MIN(MAX(([.A131] - [.$C$2]); 0); ([.$E$2] -1))" office:value-type="float" office:value="71" calcext:value-type="float">
            <text:p>71</text:p>
          </table:table-cell>
          <table:table-cell table:formula="of:=[.B131] * (([.$B$2]-1) / ([.$E$2] - 1))" office:value-type="float" office:value="143" calcext:value-type="float">
            <text:p>143.00</text:p>
          </table:table-cell>
          <table:table-cell table:formula="of:=IF([.C131] &lt;= [.$G$3]; 90 - DEGREES( ASIN( ([.$G$3] - [.C131]) /[.$G$3] ) ); 90 + DEGREES( ASIN( ([.C131] - [.$G$2])/[.$G$3] ) ))" office:value-type="float" office:value="180" calcext:value-type="float">
            <text:p>180</text:p>
          </table:table-cell>
          <table:table-cell table:formula="of:=INT( ([.D131] / [.$F$2]) * ([.$B$2] -1))" office:value-type="float" office:value="143" calcext:value-type="float">
            <text:p>143</text:p>
          </table:table-cell>
          <table:table-cell table:formula="of:=[.E131]-[.A131]" office:value-type="float" office:value="18" calcext:value-type="float">
            <text:p>18</text:p>
          </table:table-cell>
          <table:table-cell table:formula="of:=[.F131]-[.F130]" office:value-type="float" office:value="-1" calcext:value-type="float">
            <text:p>-1</text:p>
          </table:table-cell>
          <table:table-cell/>
          <table:table-cell table:formula="of:= SIN( RADIANS( ([.C131] / ([.$B$2]-1) * [.$F$2]) ))" office:value-type="float" office:value="1.22464679914735E-016" calcext:value-type="float">
            <text:p>0.00</text:p>
          </table:table-cell>
          <table:table-cell table:formula="of:= MIN( (TRUNC([.$N$2] * (1 -[.$I131])) + [.J$2]) ; 3)" office:value-type="float" office:value="3" calcext:value-type="float">
            <text:p>3.00</text:p>
          </table:table-cell>
          <table:table-cell table:formula="of:= MIN( (TRUNC([.$N$2] * (1 -[.$I131])) + [.K$2]) ; 3)" office:value-type="float" office:value="3" calcext:value-type="float">
            <text:p>3.00</text:p>
          </table:table-cell>
          <table:table-cell table:formula="of:= MIN( (TRUNC([.$N$2] * (1 -[.$I131])) + [.L$2]) ; 3)" office:value-type="float" office:value="3" calcext:value-type="float">
            <text:p>3.00</text:p>
          </table:table-cell>
          <table:table-cell table:formula="of:= MIN( (TRUNC([.$N$2] * (1 -[.$I131])) + [.M$2]) ; 3)" office:value-type="float" office:value="3" calcext:value-type="float">
            <text:p>3.00</text:p>
          </table:table-cell>
          <table:table-cell/>
          <table:table-cell table:formula="of:=&quot;0x&quot; &amp; DEC2HEX(([.J131]*64) +([.K131]*16) + ([.L131]*4) + [.M13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MIN(MAX(([.A132] - [.$C$2]); 0); ([.$E$2] -1))" office:value-type="float" office:value="71" calcext:value-type="float">
            <text:p>71</text:p>
          </table:table-cell>
          <table:table-cell table:formula="of:=[.B132] * (([.$B$2]-1) / ([.$E$2] - 1))" office:value-type="float" office:value="143" calcext:value-type="float">
            <text:p>143.00</text:p>
          </table:table-cell>
          <table:table-cell table:formula="of:=IF([.C132] &lt;= [.$G$3]; 90 - DEGREES( ASIN( ([.$G$3] - [.C132]) /[.$G$3] ) ); 90 + DEGREES( ASIN( ([.C132] - [.$G$2])/[.$G$3] ) ))" office:value-type="float" office:value="180" calcext:value-type="float">
            <text:p>180</text:p>
          </table:table-cell>
          <table:table-cell table:formula="of:=INT( ([.D132] / [.$F$2]) * ([.$B$2] -1))" office:value-type="float" office:value="143" calcext:value-type="float">
            <text:p>143</text:p>
          </table:table-cell>
          <table:table-cell table:formula="of:=[.E132]-[.A132]" office:value-type="float" office:value="17" calcext:value-type="float">
            <text:p>17</text:p>
          </table:table-cell>
          <table:table-cell table:formula="of:=[.F132]-[.F131]" office:value-type="float" office:value="-1" calcext:value-type="float">
            <text:p>-1</text:p>
          </table:table-cell>
          <table:table-cell/>
          <table:table-cell table:formula="of:= SIN( RADIANS( ([.C132] / ([.$B$2]-1) * [.$F$2]) ))" office:value-type="float" office:value="1.22464679914735E-016" calcext:value-type="float">
            <text:p>0.00</text:p>
          </table:table-cell>
          <table:table-cell table:formula="of:= MIN( (TRUNC([.$N$2] * (1 -[.$I132])) + [.J$2]) ; 3)" office:value-type="float" office:value="3" calcext:value-type="float">
            <text:p>3.00</text:p>
          </table:table-cell>
          <table:table-cell table:formula="of:= MIN( (TRUNC([.$N$2] * (1 -[.$I132])) + [.K$2]) ; 3)" office:value-type="float" office:value="3" calcext:value-type="float">
            <text:p>3.00</text:p>
          </table:table-cell>
          <table:table-cell table:formula="of:= MIN( (TRUNC([.$N$2] * (1 -[.$I132])) + [.L$2]) ; 3)" office:value-type="float" office:value="3" calcext:value-type="float">
            <text:p>3.00</text:p>
          </table:table-cell>
          <table:table-cell table:formula="of:= MIN( (TRUNC([.$N$2] * (1 -[.$I132])) + [.M$2]) ; 3)" office:value-type="float" office:value="3" calcext:value-type="float">
            <text:p>3.00</text:p>
          </table:table-cell>
          <table:table-cell/>
          <table:table-cell table:formula="of:=&quot;0x&quot; &amp; DEC2HEX(([.J132]*64) +([.K132]*16) + ([.L132]*4) + [.M13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MIN(MAX(([.A133] - [.$C$2]); 0); ([.$E$2] -1))" office:value-type="float" office:value="71" calcext:value-type="float">
            <text:p>71</text:p>
          </table:table-cell>
          <table:table-cell table:formula="of:=[.B133] * (([.$B$2]-1) / ([.$E$2] - 1))" office:value-type="float" office:value="143" calcext:value-type="float">
            <text:p>143.00</text:p>
          </table:table-cell>
          <table:table-cell table:formula="of:=IF([.C133] &lt;= [.$G$3]; 90 - DEGREES( ASIN( ([.$G$3] - [.C133]) /[.$G$3] ) ); 90 + DEGREES( ASIN( ([.C133] - [.$G$2])/[.$G$3] ) ))" office:value-type="float" office:value="180" calcext:value-type="float">
            <text:p>180</text:p>
          </table:table-cell>
          <table:table-cell table:formula="of:=INT( ([.D133] / [.$F$2]) * ([.$B$2] -1))" office:value-type="float" office:value="143" calcext:value-type="float">
            <text:p>143</text:p>
          </table:table-cell>
          <table:table-cell table:formula="of:=[.E133]-[.A133]" office:value-type="float" office:value="16" calcext:value-type="float">
            <text:p>16</text:p>
          </table:table-cell>
          <table:table-cell table:formula="of:=[.F133]-[.F132]" office:value-type="float" office:value="-1" calcext:value-type="float">
            <text:p>-1</text:p>
          </table:table-cell>
          <table:table-cell/>
          <table:table-cell table:formula="of:= SIN( RADIANS( ([.C133] / ([.$B$2]-1) * [.$F$2]) ))" office:value-type="float" office:value="1.22464679914735E-016" calcext:value-type="float">
            <text:p>0.00</text:p>
          </table:table-cell>
          <table:table-cell table:formula="of:= MIN( (TRUNC([.$N$2] * (1 -[.$I133])) + [.J$2]) ; 3)" office:value-type="float" office:value="3" calcext:value-type="float">
            <text:p>3.00</text:p>
          </table:table-cell>
          <table:table-cell table:formula="of:= MIN( (TRUNC([.$N$2] * (1 -[.$I133])) + [.K$2]) ; 3)" office:value-type="float" office:value="3" calcext:value-type="float">
            <text:p>3.00</text:p>
          </table:table-cell>
          <table:table-cell table:formula="of:= MIN( (TRUNC([.$N$2] * (1 -[.$I133])) + [.L$2]) ; 3)" office:value-type="float" office:value="3" calcext:value-type="float">
            <text:p>3.00</text:p>
          </table:table-cell>
          <table:table-cell table:formula="of:= MIN( (TRUNC([.$N$2] * (1 -[.$I133])) + [.M$2]) ; 3)" office:value-type="float" office:value="3" calcext:value-type="float">
            <text:p>3.00</text:p>
          </table:table-cell>
          <table:table-cell/>
          <table:table-cell table:formula="of:=&quot;0x&quot; &amp; DEC2HEX(([.J133]*64) +([.K133]*16) + ([.L133]*4) + [.M13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MIN(MAX(([.A134] - [.$C$2]); 0); ([.$E$2] -1))" office:value-type="float" office:value="71" calcext:value-type="float">
            <text:p>71</text:p>
          </table:table-cell>
          <table:table-cell table:formula="of:=[.B134] * (([.$B$2]-1) / ([.$E$2] - 1))" office:value-type="float" office:value="143" calcext:value-type="float">
            <text:p>143.00</text:p>
          </table:table-cell>
          <table:table-cell table:formula="of:=IF([.C134] &lt;= [.$G$3]; 90 - DEGREES( ASIN( ([.$G$3] - [.C134]) /[.$G$3] ) ); 90 + DEGREES( ASIN( ([.C134] - [.$G$2])/[.$G$3] ) ))" office:value-type="float" office:value="180" calcext:value-type="float">
            <text:p>180</text:p>
          </table:table-cell>
          <table:table-cell table:formula="of:=INT( ([.D134] / [.$F$2]) * ([.$B$2] -1))" office:value-type="float" office:value="143" calcext:value-type="float">
            <text:p>143</text:p>
          </table:table-cell>
          <table:table-cell table:formula="of:=[.E134]-[.A134]" office:value-type="float" office:value="15" calcext:value-type="float">
            <text:p>15</text:p>
          </table:table-cell>
          <table:table-cell table:formula="of:=[.F134]-[.F133]" office:value-type="float" office:value="-1" calcext:value-type="float">
            <text:p>-1</text:p>
          </table:table-cell>
          <table:table-cell/>
          <table:table-cell table:formula="of:= SIN( RADIANS( ([.C134] / ([.$B$2]-1) * [.$F$2]) ))" office:value-type="float" office:value="1.22464679914735E-016" calcext:value-type="float">
            <text:p>0.00</text:p>
          </table:table-cell>
          <table:table-cell table:formula="of:= MIN( (TRUNC([.$N$2] * (1 -[.$I134])) + [.J$2]) ; 3)" office:value-type="float" office:value="3" calcext:value-type="float">
            <text:p>3.00</text:p>
          </table:table-cell>
          <table:table-cell table:formula="of:= MIN( (TRUNC([.$N$2] * (1 -[.$I134])) + [.K$2]) ; 3)" office:value-type="float" office:value="3" calcext:value-type="float">
            <text:p>3.00</text:p>
          </table:table-cell>
          <table:table-cell table:formula="of:= MIN( (TRUNC([.$N$2] * (1 -[.$I134])) + [.L$2]) ; 3)" office:value-type="float" office:value="3" calcext:value-type="float">
            <text:p>3.00</text:p>
          </table:table-cell>
          <table:table-cell table:formula="of:= MIN( (TRUNC([.$N$2] * (1 -[.$I134])) + [.M$2]) ; 3)" office:value-type="float" office:value="3" calcext:value-type="float">
            <text:p>3.00</text:p>
          </table:table-cell>
          <table:table-cell/>
          <table:table-cell table:formula="of:=&quot;0x&quot; &amp; DEC2HEX(([.J134]*64) +([.K134]*16) + ([.L134]*4) + [.M13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MIN(MAX(([.A135] - [.$C$2]); 0); ([.$E$2] -1))" office:value-type="float" office:value="71" calcext:value-type="float">
            <text:p>71</text:p>
          </table:table-cell>
          <table:table-cell table:formula="of:=[.B135] * (([.$B$2]-1) / ([.$E$2] - 1))" office:value-type="float" office:value="143" calcext:value-type="float">
            <text:p>143.00</text:p>
          </table:table-cell>
          <table:table-cell table:formula="of:=IF([.C135] &lt;= [.$G$3]; 90 - DEGREES( ASIN( ([.$G$3] - [.C135]) /[.$G$3] ) ); 90 + DEGREES( ASIN( ([.C135] - [.$G$2])/[.$G$3] ) ))" office:value-type="float" office:value="180" calcext:value-type="float">
            <text:p>180</text:p>
          </table:table-cell>
          <table:table-cell table:formula="of:=INT( ([.D135] / [.$F$2]) * ([.$B$2] -1))" office:value-type="float" office:value="143" calcext:value-type="float">
            <text:p>143</text:p>
          </table:table-cell>
          <table:table-cell table:formula="of:=[.E135]-[.A135]" office:value-type="float" office:value="14" calcext:value-type="float">
            <text:p>14</text:p>
          </table:table-cell>
          <table:table-cell table:formula="of:=[.F135]-[.F134]" office:value-type="float" office:value="-1" calcext:value-type="float">
            <text:p>-1</text:p>
          </table:table-cell>
          <table:table-cell/>
          <table:table-cell table:formula="of:= SIN( RADIANS( ([.C135] / ([.$B$2]-1) * [.$F$2]) ))" office:value-type="float" office:value="1.22464679914735E-016" calcext:value-type="float">
            <text:p>0.00</text:p>
          </table:table-cell>
          <table:table-cell table:formula="of:= MIN( (TRUNC([.$N$2] * (1 -[.$I135])) + [.J$2]) ; 3)" office:value-type="float" office:value="3" calcext:value-type="float">
            <text:p>3.00</text:p>
          </table:table-cell>
          <table:table-cell table:formula="of:= MIN( (TRUNC([.$N$2] * (1 -[.$I135])) + [.K$2]) ; 3)" office:value-type="float" office:value="3" calcext:value-type="float">
            <text:p>3.00</text:p>
          </table:table-cell>
          <table:table-cell table:formula="of:= MIN( (TRUNC([.$N$2] * (1 -[.$I135])) + [.L$2]) ; 3)" office:value-type="float" office:value="3" calcext:value-type="float">
            <text:p>3.00</text:p>
          </table:table-cell>
          <table:table-cell table:formula="of:= MIN( (TRUNC([.$N$2] * (1 -[.$I135])) + [.M$2]) ; 3)" office:value-type="float" office:value="3" calcext:value-type="float">
            <text:p>3.00</text:p>
          </table:table-cell>
          <table:table-cell/>
          <table:table-cell table:formula="of:=&quot;0x&quot; &amp; DEC2HEX(([.J135]*64) +([.K135]*16) + ([.L135]*4) + [.M13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MIN(MAX(([.A136] - [.$C$2]); 0); ([.$E$2] -1))" office:value-type="float" office:value="71" calcext:value-type="float">
            <text:p>71</text:p>
          </table:table-cell>
          <table:table-cell table:formula="of:=[.B136] * (([.$B$2]-1) / ([.$E$2] - 1))" office:value-type="float" office:value="143" calcext:value-type="float">
            <text:p>143.00</text:p>
          </table:table-cell>
          <table:table-cell table:formula="of:=IF([.C136] &lt;= [.$G$3]; 90 - DEGREES( ASIN( ([.$G$3] - [.C136]) /[.$G$3] ) ); 90 + DEGREES( ASIN( ([.C136] - [.$G$2])/[.$G$3] ) ))" office:value-type="float" office:value="180" calcext:value-type="float">
            <text:p>180</text:p>
          </table:table-cell>
          <table:table-cell table:formula="of:=INT( ([.D136] / [.$F$2]) * ([.$B$2] -1))" office:value-type="float" office:value="143" calcext:value-type="float">
            <text:p>143</text:p>
          </table:table-cell>
          <table:table-cell table:formula="of:=[.E136]-[.A136]" office:value-type="float" office:value="13" calcext:value-type="float">
            <text:p>13</text:p>
          </table:table-cell>
          <table:table-cell table:formula="of:=[.F136]-[.F135]" office:value-type="float" office:value="-1" calcext:value-type="float">
            <text:p>-1</text:p>
          </table:table-cell>
          <table:table-cell/>
          <table:table-cell table:formula="of:= SIN( RADIANS( ([.C136] / ([.$B$2]-1) * [.$F$2]) ))" office:value-type="float" office:value="1.22464679914735E-016" calcext:value-type="float">
            <text:p>0.00</text:p>
          </table:table-cell>
          <table:table-cell table:formula="of:= MIN( (TRUNC([.$N$2] * (1 -[.$I136])) + [.J$2]) ; 3)" office:value-type="float" office:value="3" calcext:value-type="float">
            <text:p>3.00</text:p>
          </table:table-cell>
          <table:table-cell table:formula="of:= MIN( (TRUNC([.$N$2] * (1 -[.$I136])) + [.K$2]) ; 3)" office:value-type="float" office:value="3" calcext:value-type="float">
            <text:p>3.00</text:p>
          </table:table-cell>
          <table:table-cell table:formula="of:= MIN( (TRUNC([.$N$2] * (1 -[.$I136])) + [.L$2]) ; 3)" office:value-type="float" office:value="3" calcext:value-type="float">
            <text:p>3.00</text:p>
          </table:table-cell>
          <table:table-cell table:formula="of:= MIN( (TRUNC([.$N$2] * (1 -[.$I136])) + [.M$2]) ; 3)" office:value-type="float" office:value="3" calcext:value-type="float">
            <text:p>3.00</text:p>
          </table:table-cell>
          <table:table-cell/>
          <table:table-cell table:formula="of:=&quot;0x&quot; &amp; DEC2HEX(([.J136]*64) +([.K136]*16) + ([.L136]*4) + [.M13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MIN(MAX(([.A137] - [.$C$2]); 0); ([.$E$2] -1))" office:value-type="float" office:value="71" calcext:value-type="float">
            <text:p>71</text:p>
          </table:table-cell>
          <table:table-cell table:formula="of:=[.B137] * (([.$B$2]-1) / ([.$E$2] - 1))" office:value-type="float" office:value="143" calcext:value-type="float">
            <text:p>143.00</text:p>
          </table:table-cell>
          <table:table-cell table:formula="of:=IF([.C137] &lt;= [.$G$3]; 90 - DEGREES( ASIN( ([.$G$3] - [.C137]) /[.$G$3] ) ); 90 + DEGREES( ASIN( ([.C137] - [.$G$2])/[.$G$3] ) ))" office:value-type="float" office:value="180" calcext:value-type="float">
            <text:p>180</text:p>
          </table:table-cell>
          <table:table-cell table:formula="of:=INT( ([.D137] / [.$F$2]) * ([.$B$2] -1))" office:value-type="float" office:value="143" calcext:value-type="float">
            <text:p>143</text:p>
          </table:table-cell>
          <table:table-cell table:formula="of:=[.E137]-[.A137]" office:value-type="float" office:value="12" calcext:value-type="float">
            <text:p>12</text:p>
          </table:table-cell>
          <table:table-cell table:formula="of:=[.F137]-[.F136]" office:value-type="float" office:value="-1" calcext:value-type="float">
            <text:p>-1</text:p>
          </table:table-cell>
          <table:table-cell/>
          <table:table-cell table:formula="of:= SIN( RADIANS( ([.C137] / ([.$B$2]-1) * [.$F$2]) ))" office:value-type="float" office:value="1.22464679914735E-016" calcext:value-type="float">
            <text:p>0.00</text:p>
          </table:table-cell>
          <table:table-cell table:formula="of:= MIN( (TRUNC([.$N$2] * (1 -[.$I137])) + [.J$2]) ; 3)" office:value-type="float" office:value="3" calcext:value-type="float">
            <text:p>3.00</text:p>
          </table:table-cell>
          <table:table-cell table:formula="of:= MIN( (TRUNC([.$N$2] * (1 -[.$I137])) + [.K$2]) ; 3)" office:value-type="float" office:value="3" calcext:value-type="float">
            <text:p>3.00</text:p>
          </table:table-cell>
          <table:table-cell table:formula="of:= MIN( (TRUNC([.$N$2] * (1 -[.$I137])) + [.L$2]) ; 3)" office:value-type="float" office:value="3" calcext:value-type="float">
            <text:p>3.00</text:p>
          </table:table-cell>
          <table:table-cell table:formula="of:= MIN( (TRUNC([.$N$2] * (1 -[.$I137])) + [.M$2]) ; 3)" office:value-type="float" office:value="3" calcext:value-type="float">
            <text:p>3.00</text:p>
          </table:table-cell>
          <table:table-cell/>
          <table:table-cell table:formula="of:=&quot;0x&quot; &amp; DEC2HEX(([.J137]*64) +([.K137]*16) + ([.L137]*4) + [.M13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MIN(MAX(([.A138] - [.$C$2]); 0); ([.$E$2] -1))" office:value-type="float" office:value="71" calcext:value-type="float">
            <text:p>71</text:p>
          </table:table-cell>
          <table:table-cell table:formula="of:=[.B138] * (([.$B$2]-1) / ([.$E$2] - 1))" office:value-type="float" office:value="143" calcext:value-type="float">
            <text:p>143.00</text:p>
          </table:table-cell>
          <table:table-cell table:formula="of:=IF([.C138] &lt;= [.$G$3]; 90 - DEGREES( ASIN( ([.$G$3] - [.C138]) /[.$G$3] ) ); 90 + DEGREES( ASIN( ([.C138] - [.$G$2])/[.$G$3] ) ))" office:value-type="float" office:value="180" calcext:value-type="float">
            <text:p>180</text:p>
          </table:table-cell>
          <table:table-cell table:formula="of:=INT( ([.D138] / [.$F$2]) * ([.$B$2] -1))" office:value-type="float" office:value="143" calcext:value-type="float">
            <text:p>143</text:p>
          </table:table-cell>
          <table:table-cell table:formula="of:=[.E138]-[.A138]" office:value-type="float" office:value="11" calcext:value-type="float">
            <text:p>11</text:p>
          </table:table-cell>
          <table:table-cell table:formula="of:=[.F138]-[.F137]" office:value-type="float" office:value="-1" calcext:value-type="float">
            <text:p>-1</text:p>
          </table:table-cell>
          <table:table-cell/>
          <table:table-cell table:formula="of:= SIN( RADIANS( ([.C138] / ([.$B$2]-1) * [.$F$2]) ))" office:value-type="float" office:value="1.22464679914735E-016" calcext:value-type="float">
            <text:p>0.00</text:p>
          </table:table-cell>
          <table:table-cell table:formula="of:= MIN( (TRUNC([.$N$2] * (1 -[.$I138])) + [.J$2]) ; 3)" office:value-type="float" office:value="3" calcext:value-type="float">
            <text:p>3.00</text:p>
          </table:table-cell>
          <table:table-cell table:formula="of:= MIN( (TRUNC([.$N$2] * (1 -[.$I138])) + [.K$2]) ; 3)" office:value-type="float" office:value="3" calcext:value-type="float">
            <text:p>3.00</text:p>
          </table:table-cell>
          <table:table-cell table:formula="of:= MIN( (TRUNC([.$N$2] * (1 -[.$I138])) + [.L$2]) ; 3)" office:value-type="float" office:value="3" calcext:value-type="float">
            <text:p>3.00</text:p>
          </table:table-cell>
          <table:table-cell table:formula="of:= MIN( (TRUNC([.$N$2] * (1 -[.$I138])) + [.M$2]) ; 3)" office:value-type="float" office:value="3" calcext:value-type="float">
            <text:p>3.00</text:p>
          </table:table-cell>
          <table:table-cell/>
          <table:table-cell table:formula="of:=&quot;0x&quot; &amp; DEC2HEX(([.J138]*64) +([.K138]*16) + ([.L138]*4) + [.M13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MIN(MAX(([.A139] - [.$C$2]); 0); ([.$E$2] -1))" office:value-type="float" office:value="71" calcext:value-type="float">
            <text:p>71</text:p>
          </table:table-cell>
          <table:table-cell table:formula="of:=[.B139] * (([.$B$2]-1) / ([.$E$2] - 1))" office:value-type="float" office:value="143" calcext:value-type="float">
            <text:p>143.00</text:p>
          </table:table-cell>
          <table:table-cell table:formula="of:=IF([.C139] &lt;= [.$G$3]; 90 - DEGREES( ASIN( ([.$G$3] - [.C139]) /[.$G$3] ) ); 90 + DEGREES( ASIN( ([.C139] - [.$G$2])/[.$G$3] ) ))" office:value-type="float" office:value="180" calcext:value-type="float">
            <text:p>180</text:p>
          </table:table-cell>
          <table:table-cell table:formula="of:=INT( ([.D139] / [.$F$2]) * ([.$B$2] -1))" office:value-type="float" office:value="143" calcext:value-type="float">
            <text:p>143</text:p>
          </table:table-cell>
          <table:table-cell table:formula="of:=[.E139]-[.A139]" office:value-type="float" office:value="10" calcext:value-type="float">
            <text:p>10</text:p>
          </table:table-cell>
          <table:table-cell table:formula="of:=[.F139]-[.F138]" office:value-type="float" office:value="-1" calcext:value-type="float">
            <text:p>-1</text:p>
          </table:table-cell>
          <table:table-cell/>
          <table:table-cell table:formula="of:= SIN( RADIANS( ([.C139] / ([.$B$2]-1) * [.$F$2]) ))" office:value-type="float" office:value="1.22464679914735E-016" calcext:value-type="float">
            <text:p>0.00</text:p>
          </table:table-cell>
          <table:table-cell table:formula="of:= MIN( (TRUNC([.$N$2] * (1 -[.$I139])) + [.J$2]) ; 3)" office:value-type="float" office:value="3" calcext:value-type="float">
            <text:p>3.00</text:p>
          </table:table-cell>
          <table:table-cell table:formula="of:= MIN( (TRUNC([.$N$2] * (1 -[.$I139])) + [.K$2]) ; 3)" office:value-type="float" office:value="3" calcext:value-type="float">
            <text:p>3.00</text:p>
          </table:table-cell>
          <table:table-cell table:formula="of:= MIN( (TRUNC([.$N$2] * (1 -[.$I139])) + [.L$2]) ; 3)" office:value-type="float" office:value="3" calcext:value-type="float">
            <text:p>3.00</text:p>
          </table:table-cell>
          <table:table-cell table:formula="of:= MIN( (TRUNC([.$N$2] * (1 -[.$I139])) + [.M$2]) ; 3)" office:value-type="float" office:value="3" calcext:value-type="float">
            <text:p>3.00</text:p>
          </table:table-cell>
          <table:table-cell/>
          <table:table-cell table:formula="of:=&quot;0x&quot; &amp; DEC2HEX(([.J139]*64) +([.K139]*16) + ([.L139]*4) + [.M13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MIN(MAX(([.A140] - [.$C$2]); 0); ([.$E$2] -1))" office:value-type="float" office:value="71" calcext:value-type="float">
            <text:p>71</text:p>
          </table:table-cell>
          <table:table-cell table:formula="of:=[.B140] * (([.$B$2]-1) / ([.$E$2] - 1))" office:value-type="float" office:value="143" calcext:value-type="float">
            <text:p>143.00</text:p>
          </table:table-cell>
          <table:table-cell table:formula="of:=IF([.C140] &lt;= [.$G$3]; 90 - DEGREES( ASIN( ([.$G$3] - [.C140]) /[.$G$3] ) ); 90 + DEGREES( ASIN( ([.C140] - [.$G$2])/[.$G$3] ) ))" office:value-type="float" office:value="180" calcext:value-type="float">
            <text:p>180</text:p>
          </table:table-cell>
          <table:table-cell table:formula="of:=INT( ([.D140] / [.$F$2]) * ([.$B$2] -1))" office:value-type="float" office:value="143" calcext:value-type="float">
            <text:p>143</text:p>
          </table:table-cell>
          <table:table-cell table:formula="of:=[.E140]-[.A140]" office:value-type="float" office:value="9" calcext:value-type="float">
            <text:p>9</text:p>
          </table:table-cell>
          <table:table-cell table:formula="of:=[.F140]-[.F139]" office:value-type="float" office:value="-1" calcext:value-type="float">
            <text:p>-1</text:p>
          </table:table-cell>
          <table:table-cell/>
          <table:table-cell table:formula="of:= SIN( RADIANS( ([.C140] / ([.$B$2]-1) * [.$F$2]) ))" office:value-type="float" office:value="1.22464679914735E-016" calcext:value-type="float">
            <text:p>0.00</text:p>
          </table:table-cell>
          <table:table-cell table:formula="of:= MIN( (TRUNC([.$N$2] * (1 -[.$I140])) + [.J$2]) ; 3)" office:value-type="float" office:value="3" calcext:value-type="float">
            <text:p>3.00</text:p>
          </table:table-cell>
          <table:table-cell table:formula="of:= MIN( (TRUNC([.$N$2] * (1 -[.$I140])) + [.K$2]) ; 3)" office:value-type="float" office:value="3" calcext:value-type="float">
            <text:p>3.00</text:p>
          </table:table-cell>
          <table:table-cell table:formula="of:= MIN( (TRUNC([.$N$2] * (1 -[.$I140])) + [.L$2]) ; 3)" office:value-type="float" office:value="3" calcext:value-type="float">
            <text:p>3.00</text:p>
          </table:table-cell>
          <table:table-cell table:formula="of:= MIN( (TRUNC([.$N$2] * (1 -[.$I140])) + [.M$2]) ; 3)" office:value-type="float" office:value="3" calcext:value-type="float">
            <text:p>3.00</text:p>
          </table:table-cell>
          <table:table-cell/>
          <table:table-cell table:formula="of:=&quot;0x&quot; &amp; DEC2HEX(([.J140]*64) +([.K140]*16) + ([.L140]*4) + [.M14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MIN(MAX(([.A141] - [.$C$2]); 0); ([.$E$2] -1))" office:value-type="float" office:value="71" calcext:value-type="float">
            <text:p>71</text:p>
          </table:table-cell>
          <table:table-cell table:formula="of:=[.B141] * (([.$B$2]-1) / ([.$E$2] - 1))" office:value-type="float" office:value="143" calcext:value-type="float">
            <text:p>143.00</text:p>
          </table:table-cell>
          <table:table-cell table:formula="of:=IF([.C141] &lt;= [.$G$3]; 90 - DEGREES( ASIN( ([.$G$3] - [.C141]) /[.$G$3] ) ); 90 + DEGREES( ASIN( ([.C141] - [.$G$2])/[.$G$3] ) ))" office:value-type="float" office:value="180" calcext:value-type="float">
            <text:p>180</text:p>
          </table:table-cell>
          <table:table-cell table:formula="of:=INT( ([.D141] / [.$F$2]) * ([.$B$2] -1))" office:value-type="float" office:value="143" calcext:value-type="float">
            <text:p>143</text:p>
          </table:table-cell>
          <table:table-cell table:formula="of:=[.E141]-[.A141]" office:value-type="float" office:value="8" calcext:value-type="float">
            <text:p>8</text:p>
          </table:table-cell>
          <table:table-cell table:formula="of:=[.F141]-[.F140]" office:value-type="float" office:value="-1" calcext:value-type="float">
            <text:p>-1</text:p>
          </table:table-cell>
          <table:table-cell/>
          <table:table-cell table:formula="of:= SIN( RADIANS( ([.C141] / ([.$B$2]-1) * [.$F$2]) ))" office:value-type="float" office:value="1.22464679914735E-016" calcext:value-type="float">
            <text:p>0.00</text:p>
          </table:table-cell>
          <table:table-cell table:formula="of:= MIN( (TRUNC([.$N$2] * (1 -[.$I141])) + [.J$2]) ; 3)" office:value-type="float" office:value="3" calcext:value-type="float">
            <text:p>3.00</text:p>
          </table:table-cell>
          <table:table-cell table:formula="of:= MIN( (TRUNC([.$N$2] * (1 -[.$I141])) + [.K$2]) ; 3)" office:value-type="float" office:value="3" calcext:value-type="float">
            <text:p>3.00</text:p>
          </table:table-cell>
          <table:table-cell table:formula="of:= MIN( (TRUNC([.$N$2] * (1 -[.$I141])) + [.L$2]) ; 3)" office:value-type="float" office:value="3" calcext:value-type="float">
            <text:p>3.00</text:p>
          </table:table-cell>
          <table:table-cell table:formula="of:= MIN( (TRUNC([.$N$2] * (1 -[.$I141])) + [.M$2]) ; 3)" office:value-type="float" office:value="3" calcext:value-type="float">
            <text:p>3.00</text:p>
          </table:table-cell>
          <table:table-cell/>
          <table:table-cell table:formula="of:=&quot;0x&quot; &amp; DEC2HEX(([.J141]*64) +([.K141]*16) + ([.L141]*4) + [.M14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MIN(MAX(([.A142] - [.$C$2]); 0); ([.$E$2] -1))" office:value-type="float" office:value="71" calcext:value-type="float">
            <text:p>71</text:p>
          </table:table-cell>
          <table:table-cell table:formula="of:=[.B142] * (([.$B$2]-1) / ([.$E$2] - 1))" office:value-type="float" office:value="143" calcext:value-type="float">
            <text:p>143.00</text:p>
          </table:table-cell>
          <table:table-cell table:formula="of:=IF([.C142] &lt;= [.$G$3]; 90 - DEGREES( ASIN( ([.$G$3] - [.C142]) /[.$G$3] ) ); 90 + DEGREES( ASIN( ([.C142] - [.$G$2])/[.$G$3] ) ))" office:value-type="float" office:value="180" calcext:value-type="float">
            <text:p>180</text:p>
          </table:table-cell>
          <table:table-cell table:formula="of:=INT( ([.D142] / [.$F$2]) * ([.$B$2] -1))" office:value-type="float" office:value="143" calcext:value-type="float">
            <text:p>143</text:p>
          </table:table-cell>
          <table:table-cell table:formula="of:=[.E142]-[.A142]" office:value-type="float" office:value="7" calcext:value-type="float">
            <text:p>7</text:p>
          </table:table-cell>
          <table:table-cell table:formula="of:=[.F142]-[.F141]" office:value-type="float" office:value="-1" calcext:value-type="float">
            <text:p>-1</text:p>
          </table:table-cell>
          <table:table-cell/>
          <table:table-cell table:formula="of:= SIN( RADIANS( ([.C142] / ([.$B$2]-1) * [.$F$2]) ))" office:value-type="float" office:value="1.22464679914735E-016" calcext:value-type="float">
            <text:p>0.00</text:p>
          </table:table-cell>
          <table:table-cell table:formula="of:= MIN( (TRUNC([.$N$2] * (1 -[.$I142])) + [.J$2]) ; 3)" office:value-type="float" office:value="3" calcext:value-type="float">
            <text:p>3.00</text:p>
          </table:table-cell>
          <table:table-cell table:formula="of:= MIN( (TRUNC([.$N$2] * (1 -[.$I142])) + [.K$2]) ; 3)" office:value-type="float" office:value="3" calcext:value-type="float">
            <text:p>3.00</text:p>
          </table:table-cell>
          <table:table-cell table:formula="of:= MIN( (TRUNC([.$N$2] * (1 -[.$I142])) + [.L$2]) ; 3)" office:value-type="float" office:value="3" calcext:value-type="float">
            <text:p>3.00</text:p>
          </table:table-cell>
          <table:table-cell table:formula="of:= MIN( (TRUNC([.$N$2] * (1 -[.$I142])) + [.M$2]) ; 3)" office:value-type="float" office:value="3" calcext:value-type="float">
            <text:p>3.00</text:p>
          </table:table-cell>
          <table:table-cell/>
          <table:table-cell table:formula="of:=&quot;0x&quot; &amp; DEC2HEX(([.J142]*64) +([.K142]*16) + ([.L142]*4) + [.M14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MIN(MAX(([.A143] - [.$C$2]); 0); ([.$E$2] -1))" office:value-type="float" office:value="71" calcext:value-type="float">
            <text:p>71</text:p>
          </table:table-cell>
          <table:table-cell table:formula="of:=[.B143] * (([.$B$2]-1) / ([.$E$2] - 1))" office:value-type="float" office:value="143" calcext:value-type="float">
            <text:p>143.00</text:p>
          </table:table-cell>
          <table:table-cell table:formula="of:=IF([.C143] &lt;= [.$G$3]; 90 - DEGREES( ASIN( ([.$G$3] - [.C143]) /[.$G$3] ) ); 90 + DEGREES( ASIN( ([.C143] - [.$G$2])/[.$G$3] ) ))" office:value-type="float" office:value="180" calcext:value-type="float">
            <text:p>180</text:p>
          </table:table-cell>
          <table:table-cell table:formula="of:=INT( ([.D143] / [.$F$2]) * ([.$B$2] -1))" office:value-type="float" office:value="143" calcext:value-type="float">
            <text:p>143</text:p>
          </table:table-cell>
          <table:table-cell table:formula="of:=[.E143]-[.A143]" office:value-type="float" office:value="6" calcext:value-type="float">
            <text:p>6</text:p>
          </table:table-cell>
          <table:table-cell table:formula="of:=[.F143]-[.F142]" office:value-type="float" office:value="-1" calcext:value-type="float">
            <text:p>-1</text:p>
          </table:table-cell>
          <table:table-cell/>
          <table:table-cell table:formula="of:= SIN( RADIANS( ([.C143] / ([.$B$2]-1) * [.$F$2]) ))" office:value-type="float" office:value="1.22464679914735E-016" calcext:value-type="float">
            <text:p>0.00</text:p>
          </table:table-cell>
          <table:table-cell table:formula="of:= MIN( (TRUNC([.$N$2] * (1 -[.$I143])) + [.J$2]) ; 3)" office:value-type="float" office:value="3" calcext:value-type="float">
            <text:p>3.00</text:p>
          </table:table-cell>
          <table:table-cell table:formula="of:= MIN( (TRUNC([.$N$2] * (1 -[.$I143])) + [.K$2]) ; 3)" office:value-type="float" office:value="3" calcext:value-type="float">
            <text:p>3.00</text:p>
          </table:table-cell>
          <table:table-cell table:formula="of:= MIN( (TRUNC([.$N$2] * (1 -[.$I143])) + [.L$2]) ; 3)" office:value-type="float" office:value="3" calcext:value-type="float">
            <text:p>3.00</text:p>
          </table:table-cell>
          <table:table-cell table:formula="of:= MIN( (TRUNC([.$N$2] * (1 -[.$I143])) + [.M$2]) ; 3)" office:value-type="float" office:value="3" calcext:value-type="float">
            <text:p>3.00</text:p>
          </table:table-cell>
          <table:table-cell/>
          <table:table-cell table:formula="of:=&quot;0x&quot; &amp; DEC2HEX(([.J143]*64) +([.K143]*16) + ([.L143]*4) + [.M14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MIN(MAX(([.A144] - [.$C$2]); 0); ([.$E$2] -1))" office:value-type="float" office:value="71" calcext:value-type="float">
            <text:p>71</text:p>
          </table:table-cell>
          <table:table-cell table:formula="of:=[.B144] * (([.$B$2]-1) / ([.$E$2] - 1))" office:value-type="float" office:value="143" calcext:value-type="float">
            <text:p>143.00</text:p>
          </table:table-cell>
          <table:table-cell table:formula="of:=IF([.C144] &lt;= [.$G$3]; 90 - DEGREES( ASIN( ([.$G$3] - [.C144]) /[.$G$3] ) ); 90 + DEGREES( ASIN( ([.C144] - [.$G$2])/[.$G$3] ) ))" office:value-type="float" office:value="180" calcext:value-type="float">
            <text:p>180</text:p>
          </table:table-cell>
          <table:table-cell table:formula="of:=INT( ([.D144] / [.$F$2]) * ([.$B$2] -1))" office:value-type="float" office:value="143" calcext:value-type="float">
            <text:p>143</text:p>
          </table:table-cell>
          <table:table-cell table:formula="of:=[.E144]-[.A144]" office:value-type="float" office:value="5" calcext:value-type="float">
            <text:p>5</text:p>
          </table:table-cell>
          <table:table-cell table:formula="of:=[.F144]-[.F143]" office:value-type="float" office:value="-1" calcext:value-type="float">
            <text:p>-1</text:p>
          </table:table-cell>
          <table:table-cell/>
          <table:table-cell table:formula="of:= SIN( RADIANS( ([.C144] / ([.$B$2]-1) * [.$F$2]) ))" office:value-type="float" office:value="1.22464679914735E-016" calcext:value-type="float">
            <text:p>0.00</text:p>
          </table:table-cell>
          <table:table-cell table:formula="of:= MIN( (TRUNC([.$N$2] * (1 -[.$I144])) + [.J$2]) ; 3)" office:value-type="float" office:value="3" calcext:value-type="float">
            <text:p>3.00</text:p>
          </table:table-cell>
          <table:table-cell table:formula="of:= MIN( (TRUNC([.$N$2] * (1 -[.$I144])) + [.K$2]) ; 3)" office:value-type="float" office:value="3" calcext:value-type="float">
            <text:p>3.00</text:p>
          </table:table-cell>
          <table:table-cell table:formula="of:= MIN( (TRUNC([.$N$2] * (1 -[.$I144])) + [.L$2]) ; 3)" office:value-type="float" office:value="3" calcext:value-type="float">
            <text:p>3.00</text:p>
          </table:table-cell>
          <table:table-cell table:formula="of:= MIN( (TRUNC([.$N$2] * (1 -[.$I144])) + [.M$2]) ; 3)" office:value-type="float" office:value="3" calcext:value-type="float">
            <text:p>3.00</text:p>
          </table:table-cell>
          <table:table-cell/>
          <table:table-cell table:formula="of:=&quot;0x&quot; &amp; DEC2HEX(([.J144]*64) +([.K144]*16) + ([.L144]*4) + [.M14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MIN(MAX(([.A145] - [.$C$2]); 0); ([.$E$2] -1))" office:value-type="float" office:value="71" calcext:value-type="float">
            <text:p>71</text:p>
          </table:table-cell>
          <table:table-cell table:formula="of:=[.B145] * (([.$B$2]-1) / ([.$E$2] - 1))" office:value-type="float" office:value="143" calcext:value-type="float">
            <text:p>143.00</text:p>
          </table:table-cell>
          <table:table-cell table:formula="of:=IF([.C145] &lt;= [.$G$3]; 90 - DEGREES( ASIN( ([.$G$3] - [.C145]) /[.$G$3] ) ); 90 + DEGREES( ASIN( ([.C145] - [.$G$2])/[.$G$3] ) ))" office:value-type="float" office:value="180" calcext:value-type="float">
            <text:p>180</text:p>
          </table:table-cell>
          <table:table-cell table:formula="of:=INT( ([.D145] / [.$F$2]) * ([.$B$2] -1))" office:value-type="float" office:value="143" calcext:value-type="float">
            <text:p>143</text:p>
          </table:table-cell>
          <table:table-cell table:formula="of:=[.E145]-[.A145]" office:value-type="float" office:value="4" calcext:value-type="float">
            <text:p>4</text:p>
          </table:table-cell>
          <table:table-cell table:formula="of:=[.F145]-[.F144]" office:value-type="float" office:value="-1" calcext:value-type="float">
            <text:p>-1</text:p>
          </table:table-cell>
          <table:table-cell/>
          <table:table-cell table:formula="of:= SIN( RADIANS( ([.C145] / ([.$B$2]-1) * [.$F$2]) ))" office:value-type="float" office:value="1.22464679914735E-016" calcext:value-type="float">
            <text:p>0.00</text:p>
          </table:table-cell>
          <table:table-cell table:formula="of:= MIN( (TRUNC([.$N$2] * (1 -[.$I145])) + [.J$2]) ; 3)" office:value-type="float" office:value="3" calcext:value-type="float">
            <text:p>3.00</text:p>
          </table:table-cell>
          <table:table-cell table:formula="of:= MIN( (TRUNC([.$N$2] * (1 -[.$I145])) + [.K$2]) ; 3)" office:value-type="float" office:value="3" calcext:value-type="float">
            <text:p>3.00</text:p>
          </table:table-cell>
          <table:table-cell table:formula="of:= MIN( (TRUNC([.$N$2] * (1 -[.$I145])) + [.L$2]) ; 3)" office:value-type="float" office:value="3" calcext:value-type="float">
            <text:p>3.00</text:p>
          </table:table-cell>
          <table:table-cell table:formula="of:= MIN( (TRUNC([.$N$2] * (1 -[.$I145])) + [.M$2]) ; 3)" office:value-type="float" office:value="3" calcext:value-type="float">
            <text:p>3.00</text:p>
          </table:table-cell>
          <table:table-cell/>
          <table:table-cell table:formula="of:=&quot;0x&quot; &amp; DEC2HEX(([.J145]*64) +([.K145]*16) + ([.L145]*4) + [.M14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MIN(MAX(([.A146] - [.$C$2]); 0); ([.$E$2] -1))" office:value-type="float" office:value="71" calcext:value-type="float">
            <text:p>71</text:p>
          </table:table-cell>
          <table:table-cell table:formula="of:=[.B146] * (([.$B$2]-1) / ([.$E$2] - 1))" office:value-type="float" office:value="143" calcext:value-type="float">
            <text:p>143.00</text:p>
          </table:table-cell>
          <table:table-cell table:formula="of:=IF([.C146] &lt;= [.$G$3]; 90 - DEGREES( ASIN( ([.$G$3] - [.C146]) /[.$G$3] ) ); 90 + DEGREES( ASIN( ([.C146] - [.$G$2])/[.$G$3] ) ))" office:value-type="float" office:value="180" calcext:value-type="float">
            <text:p>180</text:p>
          </table:table-cell>
          <table:table-cell table:formula="of:=INT( ([.D146] / [.$F$2]) * ([.$B$2] -1))" office:value-type="float" office:value="143" calcext:value-type="float">
            <text:p>143</text:p>
          </table:table-cell>
          <table:table-cell table:formula="of:=[.E146]-[.A146]" office:value-type="float" office:value="3" calcext:value-type="float">
            <text:p>3</text:p>
          </table:table-cell>
          <table:table-cell table:formula="of:=[.F146]-[.F145]" office:value-type="float" office:value="-1" calcext:value-type="float">
            <text:p>-1</text:p>
          </table:table-cell>
          <table:table-cell/>
          <table:table-cell table:formula="of:= SIN( RADIANS( ([.C146] / ([.$B$2]-1) * [.$F$2]) ))" office:value-type="float" office:value="1.22464679914735E-016" calcext:value-type="float">
            <text:p>0.00</text:p>
          </table:table-cell>
          <table:table-cell table:formula="of:= MIN( (TRUNC([.$N$2] * (1 -[.$I146])) + [.J$2]) ; 3)" office:value-type="float" office:value="3" calcext:value-type="float">
            <text:p>3.00</text:p>
          </table:table-cell>
          <table:table-cell table:formula="of:= MIN( (TRUNC([.$N$2] * (1 -[.$I146])) + [.K$2]) ; 3)" office:value-type="float" office:value="3" calcext:value-type="float">
            <text:p>3.00</text:p>
          </table:table-cell>
          <table:table-cell table:formula="of:= MIN( (TRUNC([.$N$2] * (1 -[.$I146])) + [.L$2]) ; 3)" office:value-type="float" office:value="3" calcext:value-type="float">
            <text:p>3.00</text:p>
          </table:table-cell>
          <table:table-cell table:formula="of:= MIN( (TRUNC([.$N$2] * (1 -[.$I146])) + [.M$2]) ; 3)" office:value-type="float" office:value="3" calcext:value-type="float">
            <text:p>3.00</text:p>
          </table:table-cell>
          <table:table-cell/>
          <table:table-cell table:formula="of:=&quot;0x&quot; &amp; DEC2HEX(([.J146]*64) +([.K146]*16) + ([.L146]*4) + [.M14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MIN(MAX(([.A147] - [.$C$2]); 0); ([.$E$2] -1))" office:value-type="float" office:value="71" calcext:value-type="float">
            <text:p>71</text:p>
          </table:table-cell>
          <table:table-cell table:formula="of:=[.B147] * (([.$B$2]-1) / ([.$E$2] - 1))" office:value-type="float" office:value="143" calcext:value-type="float">
            <text:p>143.00</text:p>
          </table:table-cell>
          <table:table-cell table:formula="of:=IF([.C147] &lt;= [.$G$3]; 90 - DEGREES( ASIN( ([.$G$3] - [.C147]) /[.$G$3] ) ); 90 + DEGREES( ASIN( ([.C147] - [.$G$2])/[.$G$3] ) ))" office:value-type="float" office:value="180" calcext:value-type="float">
            <text:p>180</text:p>
          </table:table-cell>
          <table:table-cell table:formula="of:=INT( ([.D147] / [.$F$2]) * ([.$B$2] -1))" office:value-type="float" office:value="143" calcext:value-type="float">
            <text:p>143</text:p>
          </table:table-cell>
          <table:table-cell table:formula="of:=[.E147]-[.A147]" office:value-type="float" office:value="2" calcext:value-type="float">
            <text:p>2</text:p>
          </table:table-cell>
          <table:table-cell table:formula="of:=[.F147]-[.F146]" office:value-type="float" office:value="-1" calcext:value-type="float">
            <text:p>-1</text:p>
          </table:table-cell>
          <table:table-cell/>
          <table:table-cell table:formula="of:= SIN( RADIANS( ([.C147] / ([.$B$2]-1) * [.$F$2]) ))" office:value-type="float" office:value="1.22464679914735E-016" calcext:value-type="float">
            <text:p>0.00</text:p>
          </table:table-cell>
          <table:table-cell table:formula="of:= MIN( (TRUNC([.$N$2] * (1 -[.$I147])) + [.J$2]) ; 3)" office:value-type="float" office:value="3" calcext:value-type="float">
            <text:p>3.00</text:p>
          </table:table-cell>
          <table:table-cell table:formula="of:= MIN( (TRUNC([.$N$2] * (1 -[.$I147])) + [.K$2]) ; 3)" office:value-type="float" office:value="3" calcext:value-type="float">
            <text:p>3.00</text:p>
          </table:table-cell>
          <table:table-cell table:formula="of:= MIN( (TRUNC([.$N$2] * (1 -[.$I147])) + [.L$2]) ; 3)" office:value-type="float" office:value="3" calcext:value-type="float">
            <text:p>3.00</text:p>
          </table:table-cell>
          <table:table-cell table:formula="of:= MIN( (TRUNC([.$N$2] * (1 -[.$I147])) + [.M$2]) ; 3)" office:value-type="float" office:value="3" calcext:value-type="float">
            <text:p>3.00</text:p>
          </table:table-cell>
          <table:table-cell/>
          <table:table-cell table:formula="of:=&quot;0x&quot; &amp; DEC2HEX(([.J147]*64) +([.K147]*16) + ([.L147]*4) + [.M14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MIN(MAX(([.A148] - [.$C$2]); 0); ([.$E$2] -1))" office:value-type="float" office:value="71" calcext:value-type="float">
            <text:p>71</text:p>
          </table:table-cell>
          <table:table-cell table:formula="of:=[.B148] * (([.$B$2]-1) / ([.$E$2] - 1))" office:value-type="float" office:value="143" calcext:value-type="float">
            <text:p>143.00</text:p>
          </table:table-cell>
          <table:table-cell table:formula="of:=IF([.C148] &lt;= [.$G$3]; 90 - DEGREES( ASIN( ([.$G$3] - [.C148]) /[.$G$3] ) ); 90 + DEGREES( ASIN( ([.C148] - [.$G$2])/[.$G$3] ) ))" office:value-type="float" office:value="180" calcext:value-type="float">
            <text:p>180</text:p>
          </table:table-cell>
          <table:table-cell table:formula="of:=INT( ([.D148] / [.$F$2]) * ([.$B$2] -1))" office:value-type="float" office:value="143" calcext:value-type="float">
            <text:p>143</text:p>
          </table:table-cell>
          <table:table-cell table:formula="of:=[.E148]-[.A148]" office:value-type="float" office:value="1" calcext:value-type="float">
            <text:p>1</text:p>
          </table:table-cell>
          <table:table-cell table:formula="of:=[.F148]-[.F147]" office:value-type="float" office:value="-1" calcext:value-type="float">
            <text:p>-1</text:p>
          </table:table-cell>
          <table:table-cell/>
          <table:table-cell table:formula="of:= SIN( RADIANS( ([.C148] / ([.$B$2]-1) * [.$F$2]) ))" office:value-type="float" office:value="1.22464679914735E-016" calcext:value-type="float">
            <text:p>0.00</text:p>
          </table:table-cell>
          <table:table-cell table:formula="of:= MIN( (TRUNC([.$N$2] * (1 -[.$I148])) + [.J$2]) ; 3)" office:value-type="float" office:value="3" calcext:value-type="float">
            <text:p>3.00</text:p>
          </table:table-cell>
          <table:table-cell table:formula="of:= MIN( (TRUNC([.$N$2] * (1 -[.$I148])) + [.K$2]) ; 3)" office:value-type="float" office:value="3" calcext:value-type="float">
            <text:p>3.00</text:p>
          </table:table-cell>
          <table:table-cell table:formula="of:= MIN( (TRUNC([.$N$2] * (1 -[.$I148])) + [.L$2]) ; 3)" office:value-type="float" office:value="3" calcext:value-type="float">
            <text:p>3.00</text:p>
          </table:table-cell>
          <table:table-cell table:formula="of:= MIN( (TRUNC([.$N$2] * (1 -[.$I148])) + [.M$2]) ; 3)" office:value-type="float" office:value="3" calcext:value-type="float">
            <text:p>3.00</text:p>
          </table:table-cell>
          <table:table-cell/>
          <table:table-cell table:formula="of:=&quot;0x&quot; &amp; DEC2HEX(([.J148]*64) +([.K148]*16) + ([.L148]*4) + [.M14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MIN(MAX(([.A149] - [.$C$2]); 0); ([.$E$2] -1))" office:value-type="float" office:value="71" calcext:value-type="float">
            <text:p>71</text:p>
          </table:table-cell>
          <table:table-cell table:formula="of:=[.B149] * (([.$B$2]-1) / ([.$E$2] - 1))" office:value-type="float" office:value="143" calcext:value-type="float">
            <text:p>143.00</text:p>
          </table:table-cell>
          <table:table-cell table:formula="of:=IF([.C149] &lt;= [.$G$3]; 90 - DEGREES( ASIN( ([.$G$3] - [.C149]) /[.$G$3] ) ); 90 + DEGREES( ASIN( ([.C149] - [.$G$2])/[.$G$3] ) ))" office:value-type="float" office:value="180" calcext:value-type="float">
            <text:p>180</text:p>
          </table:table-cell>
          <table:table-cell table:formula="of:=INT( ([.D149] / [.$F$2]) * ([.$B$2] -1))" office:value-type="float" office:value="143" calcext:value-type="float">
            <text:p>143</text:p>
          </table:table-cell>
          <table:table-cell table:formula="of:=[.E149]-[.A149]" office:value-type="float" office:value="0" calcext:value-type="float">
            <text:p>0</text:p>
          </table:table-cell>
          <table:table-cell table:formula="of:=[.F149]-[.F148]" office:value-type="float" office:value="-1" calcext:value-type="float">
            <text:p>-1</text:p>
          </table:table-cell>
          <table:table-cell/>
          <table:table-cell table:formula="of:= SIN( RADIANS( ([.C149] / ([.$B$2]-1) * [.$F$2]) ))" office:value-type="float" office:value="1.22464679914735E-016" calcext:value-type="float">
            <text:p>0.00</text:p>
          </table:table-cell>
          <table:table-cell table:formula="of:= MIN( (TRUNC([.$N$2] * (1 -[.$I149])) + [.J$2]) ; 3)" office:value-type="float" office:value="3" calcext:value-type="float">
            <text:p>3.00</text:p>
          </table:table-cell>
          <table:table-cell table:formula="of:= MIN( (TRUNC([.$N$2] * (1 -[.$I149])) + [.K$2]) ; 3)" office:value-type="float" office:value="3" calcext:value-type="float">
            <text:p>3.00</text:p>
          </table:table-cell>
          <table:table-cell table:formula="of:= MIN( (TRUNC([.$N$2] * (1 -[.$I149])) + [.L$2]) ; 3)" office:value-type="float" office:value="3" calcext:value-type="float">
            <text:p>3.00</text:p>
          </table:table-cell>
          <table:table-cell table:formula="of:= MIN( (TRUNC([.$N$2] * (1 -[.$I149])) + [.M$2]) ; 3)" office:value-type="float" office:value="3" calcext:value-type="float">
            <text:p>3.00</text:p>
          </table:table-cell>
          <table:table-cell/>
          <table:table-cell table:formula="of:=&quot;0x&quot; &amp; DEC2HEX(([.J149]*64) +([.K149]*16) + ([.L149]*4) + [.M14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</meta:initial-creator>
    <meta:creation-date>2025-05-11T23:04:30.631597384</meta:creation-date>
    <dc:date>2025-05-12T18:26:24.042230347</dc:date>
    <dc:creator>x</dc:creator>
    <meta:editing-duration>PT1H39M46S</meta:editing-duration>
    <meta:editing-cycles>12</meta:editing-cycles>
    <meta:generator>LibreOffice/7.3.7.2$Linux_X86_64 LibreOffice_project/30$Build-2</meta:generator>
    <meta:document-statistic meta:table-count="1" meta:cell-count="20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12.831cm" xlink:href=".." xlink:type="simple" chart:class="chart:line" chart:style-name="ch1">
        <chart:legend chart:legend-position="end" svg:x="10.885cm" svg:y="3.434cm" style:legend-expansion="high" chart:style-name="ch2"/>
        <chart:plot-area chart:style-name="ch3" table:cell-range-address="Sheet1.A5:Sheet1.E149" chart:data-source-has-labels="row" svg:x="0.319cm" svg:y="0.256cm" svg:width="10.247cm" svg:height="12.319cm">
          <chart:coordinate-region svg:x="1.126cm" svg:y="0.455cm" svg:width="9.44cm" svg:height="11.1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9" chart:label-cell-address="Sheet1.A5:Sheet1.A5" chart:class="chart:line">
            <chart:data-point chart:repeated="144"/>
          </chart:series>
          <chart:series chart:style-name="ch7" chart:values-cell-range-address="Sheet1.B6:Sheet1.B149" chart:label-cell-address="Sheet1.B5:Sheet1.B5" chart:class="chart:line">
            <chart:data-point chart:repeated="144"/>
          </chart:series>
          <chart:series chart:style-name="ch8" chart:values-cell-range-address="Sheet1.C6:Sheet1.C149" chart:label-cell-address="Sheet1.C5:Sheet1.C5" chart:class="chart:line">
            <chart:data-point chart:repeated="144"/>
          </chart:series>
          <chart:series chart:style-name="ch9" chart:values-cell-range-address="Sheet1.D6:Sheet1.D149" chart:label-cell-address="Sheet1.D5:Sheet1.D5" chart:class="chart:line">
            <chart:data-point chart:repeated="144"/>
          </chart:series>
          <chart:series chart:style-name="ch10" chart:values-cell-range-address="Sheet1.E6:Sheet1.E149" chart:label-cell-address="Sheet1.E5:Sheet1.E5" chart:class="chart:line">
            <chart:data-point chart:repeated="144"/>
          </chart:series>
          <chart:series chart:style-name="ch11" chart:values-cell-range-address="Sheet1.D6:Sheet1.D149" chart:label-cell-address="Sheet1.D5:Sheet1.D5" chart:class="chart:line">
            <chart:data-point chart:repeated="1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line</text:p>
                <draw:g>
                  <svg:desc>Sheet1.A5:Sheet1.A5</svg:desc>
                </draw:g>
              </table:table-cell>
              <table:table-cell office:value-type="string">
                <text:p>Cylinder 
Index</text:p>
                <draw:g>
                  <svg:desc>Sheet1.B5:Sheet1.B5</svg:desc>
                </draw:g>
              </table:table-cell>
              <table:table-cell office:value-type="string">
                <text:p>Cylinder 
To Scanline</text:p>
                <draw:g>
                  <svg:desc>Sheet1.C5:Sheet1.C5</svg:desc>
                </draw:g>
              </table:table-cell>
              <table:table-cell office:value-type="string">
                <text:p>→
Scanline N
In Map 
Degrees 
0-180</text:p>
                <draw:g>
                  <svg:desc>Sheet1.D5:Sheet1.D5</svg:desc>
                </draw:g>
              </table:table-cell>
              <table:table-cell office:value-type="string">
                <text:p>→
Which
Map Y
Shows on
Scanline N
(Map Degrees
 → Map Y)</text:p>
                <draw:g>
                  <svg:desc>Sheet1.E5:Sheet1.E5</svg:desc>
                </draw:g>
              </table:table-cell>
              <table:table-cell office:value-type="string">
                <text:p>→
Scanline N
In Map 
Degrees 
0-180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49</svg:desc>
                </draw:g>
              </table:table-cell>
              <table:table-cell office:value-type="float" office:value="0">
                <text:p>0</text:p>
                <draw:g>
                  <svg:desc>Sheet1.B6:Sheet1.B149</svg:desc>
                </draw:g>
              </table:table-cell>
              <table:table-cell office:value-type="float" office:value="0">
                <text:p>0</text:p>
                <draw:g>
                  <svg:desc>Sheet1.C6:Sheet1.C149</svg:desc>
                </draw:g>
              </table:table-cell>
              <table:table-cell office:value-type="float" office:value="0">
                <text:p>0</text:p>
                <draw:g>
                  <svg:desc>Sheet1.D6:Sheet1.D149</svg:desc>
                </draw:g>
              </table:table-cell>
              <table:table-cell office:value-type="float" office:value="0">
                <text:p>0</text:p>
                <draw:g>
                  <svg:desc>Sheet1.E6:Sheet1.E149</svg:desc>
                </draw:g>
              </table:table-cell>
              <table:table-cell office:value-type="float" office:value="0">
                <text:p>0</text:p>
                <draw:g>
                  <svg:desc>Sheet1.D6:Sheet1.D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.01408450704225">
                <text:p>2.01408450704225</text:p>
              </table:table-cell>
              <table:table-cell office:value-type="float" office:value="13.679786885708">
                <text:p>13.679786885708</text:p>
              </table:table-cell>
              <table:table-cell office:value-type="float" office:value="10">
                <text:p>10</text:p>
              </table:table-cell>
              <table:table-cell office:value-type="float" office:value="13.679786885708">
                <text:p>13.679786885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.02816901408451">
                <text:p>4.02816901408451</text:p>
              </table:table-cell>
              <table:table-cell office:value-type="float" office:value="19.3926560787428">
                <text:p>19.3926560787428</text:p>
              </table:table-cell>
              <table:table-cell office:value-type="float" office:value="15">
                <text:p>15</text:p>
              </table:table-cell>
              <table:table-cell office:value-type="float" office:value="19.3926560787428">
                <text:p>19.3926560787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6.04225352112676">
                <text:p>6.04225352112676</text:p>
              </table:table-cell>
              <table:table-cell office:value-type="float" office:value="23.8087771801689">
                <text:p>23.8087771801689</text:p>
              </table:table-cell>
              <table:table-cell office:value-type="float" office:value="18">
                <text:p>18</text:p>
              </table:table-cell>
              <table:table-cell office:value-type="float" office:value="23.8087771801689">
                <text:p>23.8087771801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8.05633802816901">
                <text:p>8.05633802816901</text:p>
              </table:table-cell>
              <table:table-cell office:value-type="float" office:value="27.5595485653675">
                <text:p>27.5595485653675</text:p>
              </table:table-cell>
              <table:table-cell office:value-type="float" office:value="21">
                <text:p>21</text:p>
              </table:table-cell>
              <table:table-cell office:value-type="float" office:value="27.5595485653675">
                <text:p>27.5595485653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30.8890468596291">
                <text:p>30.8890468596291</text:p>
              </table:table-cell>
              <table:table-cell office:value-type="float" office:value="24">
                <text:p>24</text:p>
              </table:table-cell>
              <table:table-cell office:value-type="float" office:value="30.8890468596291">
                <text:p>30.8890468596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2.0845070422535">
                <text:p>12.0845070422535</text:p>
              </table:table-cell>
              <table:table-cell office:value-type="float" office:value="33.9222453475641">
                <text:p>33.9222453475641</text:p>
              </table:table-cell>
              <table:table-cell office:value-type="float" office:value="26">
                <text:p>26</text:p>
              </table:table-cell>
              <table:table-cell office:value-type="float" office:value="33.9222453475641">
                <text:p>33.9222453475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4.0985915492958">
                <text:p>14.0985915492958</text:p>
              </table:table-cell>
              <table:table-cell office:value-type="float" office:value="36.7332889140663">
                <text:p>36.7332889140663</text:p>
              </table:table-cell>
              <table:table-cell office:value-type="float" office:value="29">
                <text:p>29</text:p>
              </table:table-cell>
              <table:table-cell office:value-type="float" office:value="36.7332889140663">
                <text:p>36.733288914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16.112676056338">
                <text:p>16.112676056338</text:p>
              </table:table-cell>
              <table:table-cell office:value-type="float" office:value="39.3704435919109">
                <text:p>39.3704435919109</text:p>
              </table:table-cell>
              <table:table-cell office:value-type="float" office:value="31">
                <text:p>31</text:p>
              </table:table-cell>
              <table:table-cell office:value-type="float" office:value="39.3704435919109">
                <text:p>39.3704435919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8.1267605633803">
                <text:p>18.1267605633803</text:p>
              </table:table-cell>
              <table:table-cell office:value-type="float" office:value="41.8672192145465">
                <text:p>41.8672192145465</text:p>
              </table:table-cell>
              <table:table-cell office:value-type="float" office:value="33">
                <text:p>33</text:p>
              </table:table-cell>
              <table:table-cell office:value-type="float" office:value="41.8672192145465">
                <text:p>41.8672192145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20.1408450704225">
                <text:p>20.1408450704225</text:p>
              </table:table-cell>
              <table:table-cell office:value-type="float" office:value="44.2480143453105">
                <text:p>44.2480143453105</text:p>
              </table:table-cell>
              <table:table-cell office:value-type="float" office:value="35">
                <text:p>35</text:p>
              </table:table-cell>
              <table:table-cell office:value-type="float" office:value="44.2480143453105">
                <text:p>44.2480143453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2.1549295774648">
                <text:p>22.1549295774648</text:p>
              </table:table-cell>
              <table:table-cell office:value-type="float" office:value="46.5312582607228">
                <text:p>46.5312582607228</text:p>
              </table:table-cell>
              <table:table-cell office:value-type="float" office:value="36">
                <text:p>36</text:p>
              </table:table-cell>
              <table:table-cell office:value-type="float" office:value="46.5312582607228">
                <text:p>46.5312582607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4.169014084507">
                <text:p>24.169014084507</text:p>
              </table:table-cell>
              <table:table-cell office:value-type="float" office:value="48.7312856653631">
                <text:p>48.7312856653631</text:p>
              </table:table-cell>
              <table:table-cell office:value-type="float" office:value="38">
                <text:p>38</text:p>
              </table:table-cell>
              <table:table-cell office:value-type="float" office:value="48.7312856653631">
                <text:p>48.7312856653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26.1830985915493">
                <text:p>26.1830985915493</text:p>
              </table:table-cell>
              <table:table-cell office:value-type="float" office:value="50.8595178187588">
                <text:p>50.8595178187588</text:p>
              </table:table-cell>
              <table:table-cell office:value-type="float" office:value="40">
                <text:p>40</text:p>
              </table:table-cell>
              <table:table-cell office:value-type="float" office:value="50.8595178187588">
                <text:p>50.8595178187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8.1971830985915">
                <text:p>28.1971830985915</text:p>
              </table:table-cell>
              <table:table-cell office:value-type="float" office:value="52.9252400430393">
                <text:p>52.9252400430393</text:p>
              </table:table-cell>
              <table:table-cell office:value-type="float" office:value="42">
                <text:p>42</text:p>
              </table:table-cell>
              <table:table-cell office:value-type="float" office:value="52.9252400430393">
                <text:p>52.9252400430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30.2112676056338">
                <text:p>30.2112676056338</text:p>
              </table:table-cell>
              <table:table-cell office:value-type="float" office:value="54.9361323905351">
                <text:p>54.9361323905351</text:p>
              </table:table-cell>
              <table:table-cell office:value-type="float" office:value="43">
                <text:p>43</text:p>
              </table:table-cell>
              <table:table-cell office:value-type="float" office:value="54.9361323905351">
                <text:p>54.9361323905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32.2253521126761">
                <text:p>32.2253521126761</text:p>
              </table:table-cell>
              <table:table-cell office:value-type="float" office:value="56.8986430177995">
                <text:p>56.8986430177995</text:p>
              </table:table-cell>
              <table:table-cell office:value-type="float" office:value="45">
                <text:p>45</text:p>
              </table:table-cell>
              <table:table-cell office:value-type="float" office:value="56.8986430177995">
                <text:p>56.8986430177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34.2394366197183">
                <text:p>34.2394366197183</text:p>
              </table:table-cell>
              <table:table-cell office:value-type="float" office:value="58.8182577990629">
                <text:p>58.8182577990629</text:p>
              </table:table-cell>
              <table:table-cell office:value-type="float" office:value="46">
                <text:p>46</text:p>
              </table:table-cell>
              <table:table-cell office:value-type="float" office:value="58.8182577990629">
                <text:p>58.8182577990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36.2535211267606">
                <text:p>36.2535211267606</text:p>
              </table:table-cell>
              <table:table-cell office:value-type="float" office:value="60.6996994417056">
                <text:p>60.6996994417056</text:p>
              </table:table-cell>
              <table:table-cell office:value-type="float" office:value="48">
                <text:p>48</text:p>
              </table:table-cell>
              <table:table-cell office:value-type="float" office:value="60.6996994417056">
                <text:p>60.699699441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38.2676056338028">
                <text:p>38.2676056338028</text:p>
              </table:table-cell>
              <table:table-cell office:value-type="float" office:value="62.5470774672313">
                <text:p>62.5470774672313</text:p>
              </table:table-cell>
              <table:table-cell office:value-type="float" office:value="49">
                <text:p>49</text:p>
              </table:table-cell>
              <table:table-cell office:value-type="float" office:value="62.5470774672313">
                <text:p>62.5470774672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40.2816901408451">
                <text:p>40.2816901408451</text:p>
              </table:table-cell>
              <table:table-cell office:value-type="float" office:value="64.3640031791733">
                <text:p>64.3640031791733</text:p>
              </table:table-cell>
              <table:table-cell office:value-type="float" office:value="51">
                <text:p>51</text:p>
              </table:table-cell>
              <table:table-cell office:value-type="float" office:value="64.3640031791733">
                <text:p>64.3640031791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42.2957746478873">
                <text:p>42.2957746478873</text:p>
              </table:table-cell>
              <table:table-cell office:value-type="float" office:value="66.1536791909802">
                <text:p>66.1536791909802</text:p>
              </table:table-cell>
              <table:table-cell office:value-type="float" office:value="52">
                <text:p>52</text:p>
              </table:table-cell>
              <table:table-cell office:value-type="float" office:value="66.1536791909802">
                <text:p>66.1536791909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44.3098591549296">
                <text:p>44.3098591549296</text:p>
              </table:table-cell>
              <table:table-cell office:value-type="float" office:value="67.9189701504364">
                <text:p>67.9189701504364</text:p>
              </table:table-cell>
              <table:table-cell office:value-type="float" office:value="53">
                <text:p>53</text:p>
              </table:table-cell>
              <table:table-cell office:value-type="float" office:value="67.9189701504364">
                <text:p>67.918970150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46.3239436619718">
                <text:p>46.3239436619718</text:p>
              </table:table-cell>
              <table:table-cell office:value-type="float" office:value="69.6624593545379">
                <text:p>69.6624593545379</text:p>
              </table:table-cell>
              <table:table-cell office:value-type="float" office:value="55">
                <text:p>55</text:p>
              </table:table-cell>
              <table:table-cell office:value-type="float" office:value="69.6624593545379">
                <text:p>69.6624593545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48.3380281690141">
                <text:p>48.3380281690141</text:p>
              </table:table-cell>
              <table:table-cell office:value-type="float" office:value="71.3864946354237">
                <text:p>71.3864946354237</text:p>
              </table:table-cell>
              <table:table-cell office:value-type="float" office:value="56">
                <text:p>56</text:p>
              </table:table-cell>
              <table:table-cell office:value-type="float" office:value="71.3864946354237">
                <text:p>71.3864946354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50.3521126760563">
                <text:p>50.3521126760563</text:p>
              </table:table-cell>
              <table:table-cell office:value-type="float" office:value="73.0932259927188">
                <text:p>73.0932259927188</text:p>
              </table:table-cell>
              <table:table-cell office:value-type="float" office:value="58">
                <text:p>58</text:p>
              </table:table-cell>
              <table:table-cell office:value-type="float" office:value="73.0932259927188">
                <text:p>73.0932259927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52.3661971830986">
                <text:p>52.3661971830986</text:p>
              </table:table-cell>
              <table:table-cell office:value-type="float" office:value="74.7846368127841">
                <text:p>74.7846368127841</text:p>
              </table:table-cell>
              <table:table-cell office:value-type="float" office:value="59">
                <text:p>59</text:p>
              </table:table-cell>
              <table:table-cell office:value-type="float" office:value="74.7846368127841">
                <text:p>74.7846368127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54.3802816901408">
                <text:p>54.3802816901408</text:p>
              </table:table-cell>
              <table:table-cell office:value-type="float" office:value="76.4625700631861">
                <text:p>76.4625700631861</text:p>
              </table:table-cell>
              <table:table-cell office:value-type="float" office:value="60">
                <text:p>60</text:p>
              </table:table-cell>
              <table:table-cell office:value-type="float" office:value="76.4625700631861">
                <text:p>76.4625700631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56.3943661971831">
                <text:p>56.3943661971831</text:p>
              </table:table-cell>
              <table:table-cell office:value-type="float" office:value="78.1287505241927">
                <text:p>78.1287505241927</text:p>
              </table:table-cell>
              <table:table-cell office:value-type="float" office:value="62">
                <text:p>62</text:p>
              </table:table-cell>
              <table:table-cell office:value-type="float" office:value="78.1287505241927">
                <text:p>78.1287505241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58.4084507042254">
                <text:p>58.4084507042254</text:p>
              </table:table-cell>
              <table:table-cell office:value-type="float" office:value="79.7848038805162">
                <text:p>79.7848038805162</text:p>
              </table:table-cell>
              <table:table-cell office:value-type="float" office:value="63">
                <text:p>63</text:p>
              </table:table-cell>
              <table:table-cell office:value-type="float" office:value="79.7848038805162">
                <text:p>79.7848038805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60.4225352112676">
                <text:p>60.4225352112676</text:p>
              </table:table-cell>
              <table:table-cell office:value-type="float" office:value="81.4322733204373">
                <text:p>81.4322733204373</text:p>
              </table:table-cell>
              <table:table-cell office:value-type="float" office:value="64">
                <text:p>64</text:p>
              </table:table-cell>
              <table:table-cell office:value-type="float" office:value="81.4322733204373">
                <text:p>81.4322733204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62.4366197183099">
                <text:p>62.4366197183099</text:p>
              </table:table-cell>
              <table:table-cell office:value-type="float" office:value="83.0726341584849">
                <text:p>83.0726341584849</text:p>
              </table:table-cell>
              <table:table-cell office:value-type="float" office:value="65">
                <text:p>65</text:p>
              </table:table-cell>
              <table:table-cell office:value-type="float" office:value="83.0726341584849">
                <text:p>83.0726341584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64.4507042253521">
                <text:p>64.4507042253521</text:p>
              </table:table-cell>
              <table:table-cell office:value-type="float" office:value="84.7073068999862">
                <text:p>84.7073068999862</text:p>
              </table:table-cell>
              <table:table-cell office:value-type="float" office:value="67">
                <text:p>67</text:p>
              </table:table-cell>
              <table:table-cell office:value-type="float" office:value="84.7073068999862">
                <text:p>84.7073068999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66.4647887323944">
                <text:p>66.4647887323944</text:p>
              </table:table-cell>
              <table:table-cell office:value-type="float" office:value="86.3376690926468">
                <text:p>86.3376690926468</text:p>
              </table:table-cell>
              <table:table-cell office:value-type="float" office:value="68">
                <text:p>68</text:p>
              </table:table-cell>
              <table:table-cell office:value-type="float" office:value="86.3376690926468">
                <text:p>86.337669092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68.4788732394366">
                <text:p>68.4788732394366</text:p>
              </table:table-cell>
              <table:table-cell office:value-type="float" office:value="87.9650662559435">
                <text:p>87.9650662559435</text:p>
              </table:table-cell>
              <table:table-cell office:value-type="float" office:value="69">
                <text:p>69</text:p>
              </table:table-cell>
              <table:table-cell office:value-type="float" office:value="87.9650662559435">
                <text:p>87.9650662559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70.4929577464789">
                <text:p>70.4929577464789</text:p>
              </table:table-cell>
              <table:table-cell office:value-type="float" office:value="89.5908221393693">
                <text:p>89.5908221393693</text:p>
              </table:table-cell>
              <table:table-cell office:value-type="float" office:value="71">
                <text:p>71</text:p>
              </table:table-cell>
              <table:table-cell office:value-type="float" office:value="89.5908221393693">
                <text:p>89.5908221393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72.5070422535211">
                <text:p>72.5070422535211</text:p>
              </table:table-cell>
              <table:table-cell office:value-type="float" office:value="90.4091778606307">
                <text:p>90.4091778606307</text:p>
              </table:table-cell>
              <table:table-cell office:value-type="float" office:value="71">
                <text:p>71</text:p>
              </table:table-cell>
              <table:table-cell office:value-type="float" office:value="90.4091778606307">
                <text:p>90.4091778606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74.5211267605634">
                <text:p>74.5211267605634</text:p>
              </table:table-cell>
              <table:table-cell office:value-type="float" office:value="92.0349337440565">
                <text:p>92.0349337440565</text:p>
              </table:table-cell>
              <table:table-cell office:value-type="float" office:value="73">
                <text:p>73</text:p>
              </table:table-cell>
              <table:table-cell office:value-type="float" office:value="92.0349337440565">
                <text:p>92.0349337440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6.5352112676056">
                <text:p>76.5352112676056</text:p>
              </table:table-cell>
              <table:table-cell office:value-type="float" office:value="93.6623309073532">
                <text:p>93.6623309073532</text:p>
              </table:table-cell>
              <table:table-cell office:value-type="float" office:value="74">
                <text:p>74</text:p>
              </table:table-cell>
              <table:table-cell office:value-type="float" office:value="93.6623309073532">
                <text:p>93.6623309073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8.5492957746479">
                <text:p>78.5492957746479</text:p>
              </table:table-cell>
              <table:table-cell office:value-type="float" office:value="95.2926931000138">
                <text:p>95.2926931000138</text:p>
              </table:table-cell>
              <table:table-cell office:value-type="float" office:value="75">
                <text:p>75</text:p>
              </table:table-cell>
              <table:table-cell office:value-type="float" office:value="95.2926931000138">
                <text:p>95.2926931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80.5633802816901">
                <text:p>80.5633802816901</text:p>
              </table:table-cell>
              <table:table-cell office:value-type="float" office:value="96.9273658415152">
                <text:p>96.9273658415152</text:p>
              </table:table-cell>
              <table:table-cell office:value-type="float" office:value="77">
                <text:p>77</text:p>
              </table:table-cell>
              <table:table-cell office:value-type="float" office:value="96.9273658415152">
                <text:p>96.9273658415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82.5774647887324">
                <text:p>82.5774647887324</text:p>
              </table:table-cell>
              <table:table-cell office:value-type="float" office:value="98.5677266795627">
                <text:p>98.5677266795627</text:p>
              </table:table-cell>
              <table:table-cell office:value-type="float" office:value="78">
                <text:p>78</text:p>
              </table:table-cell>
              <table:table-cell office:value-type="float" office:value="98.5677266795627">
                <text:p>98.5677266795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84.5915492957746">
                <text:p>84.5915492957746</text:p>
              </table:table-cell>
              <table:table-cell office:value-type="float" office:value="100.215196119484">
                <text:p>100.215196119484</text:p>
              </table:table-cell>
              <table:table-cell office:value-type="float" office:value="79">
                <text:p>79</text:p>
              </table:table-cell>
              <table:table-cell office:value-type="float" office:value="100.215196119484">
                <text:p>100.215196119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86.6056338028169">
                <text:p>86.6056338028169</text:p>
              </table:table-cell>
              <table:table-cell office:value-type="float" office:value="101.871249475807">
                <text:p>101.871249475807</text:p>
              </table:table-cell>
              <table:table-cell office:value-type="float" office:value="80">
                <text:p>80</text:p>
              </table:table-cell>
              <table:table-cell office:value-type="float" office:value="101.871249475807">
                <text:p>101.871249475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88.6197183098592">
                <text:p>88.6197183098592</text:p>
              </table:table-cell>
              <table:table-cell office:value-type="float" office:value="103.537429936814">
                <text:p>103.537429936814</text:p>
              </table:table-cell>
              <table:table-cell office:value-type="float" office:value="82">
                <text:p>82</text:p>
              </table:table-cell>
              <table:table-cell office:value-type="float" office:value="103.537429936814">
                <text:p>103.537429936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90.6338028169014">
                <text:p>90.6338028169014</text:p>
              </table:table-cell>
              <table:table-cell office:value-type="float" office:value="105.215363187216">
                <text:p>105.215363187216</text:p>
              </table:table-cell>
              <table:table-cell office:value-type="float" office:value="83">
                <text:p>83</text:p>
              </table:table-cell>
              <table:table-cell office:value-type="float" office:value="105.215363187216">
                <text:p>105.215363187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92.6478873239437">
                <text:p>92.6478873239437</text:p>
              </table:table-cell>
              <table:table-cell office:value-type="float" office:value="106.906774007281">
                <text:p>106.906774007281</text:p>
              </table:table-cell>
              <table:table-cell office:value-type="float" office:value="84">
                <text:p>84</text:p>
              </table:table-cell>
              <table:table-cell office:value-type="float" office:value="106.906774007281">
                <text:p>106.906774007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94.6619718309859">
                <text:p>94.6619718309859</text:p>
              </table:table-cell>
              <table:table-cell office:value-type="float" office:value="108.613505364576">
                <text:p>108.613505364576</text:p>
              </table:table-cell>
              <table:table-cell office:value-type="float" office:value="86">
                <text:p>86</text:p>
              </table:table-cell>
              <table:table-cell office:value-type="float" office:value="108.613505364576">
                <text:p>108.613505364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96.6760563380282">
                <text:p>96.6760563380282</text:p>
              </table:table-cell>
              <table:table-cell office:value-type="float" office:value="110.337540645462">
                <text:p>110.337540645462</text:p>
              </table:table-cell>
              <table:table-cell office:value-type="float" office:value="87">
                <text:p>87</text:p>
              </table:table-cell>
              <table:table-cell office:value-type="float" office:value="110.337540645462">
                <text:p>110.337540645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8.6901408450704">
                <text:p>98.6901408450704</text:p>
              </table:table-cell>
              <table:table-cell office:value-type="float" office:value="112.081029849564">
                <text:p>112.081029849564</text:p>
              </table:table-cell>
              <table:table-cell office:value-type="float" office:value="89">
                <text:p>89</text:p>
              </table:table-cell>
              <table:table-cell office:value-type="float" office:value="112.081029849564">
                <text:p>112.081029849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100.704225352113">
                <text:p>100.704225352113</text:p>
              </table:table-cell>
              <table:table-cell office:value-type="float" office:value="113.84632080902">
                <text:p>113.84632080902</text:p>
              </table:table-cell>
              <table:table-cell office:value-type="float" office:value="90">
                <text:p>90</text:p>
              </table:table-cell>
              <table:table-cell office:value-type="float" office:value="113.84632080902">
                <text:p>113.84632080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102.718309859155">
                <text:p>102.718309859155</text:p>
              </table:table-cell>
              <table:table-cell office:value-type="float" office:value="115.635996820827">
                <text:p>115.635996820827</text:p>
              </table:table-cell>
              <table:table-cell office:value-type="float" office:value="91">
                <text:p>91</text:p>
              </table:table-cell>
              <table:table-cell office:value-type="float" office:value="115.635996820827">
                <text:p>115.635996820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104.732394366197">
                <text:p>104.732394366197</text:p>
              </table:table-cell>
              <table:table-cell office:value-type="float" office:value="117.452922532769">
                <text:p>117.452922532769</text:p>
              </table:table-cell>
              <table:table-cell office:value-type="float" office:value="93">
                <text:p>93</text:p>
              </table:table-cell>
              <table:table-cell office:value-type="float" office:value="117.452922532769">
                <text:p>117.452922532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  <table:table-cell office:value-type="float" office:value="106.746478873239">
                <text:p>106.746478873239</text:p>
              </table:table-cell>
              <table:table-cell office:value-type="float" office:value="119.300300558294">
                <text:p>119.300300558294</text:p>
              </table:table-cell>
              <table:table-cell office:value-type="float" office:value="94">
                <text:p>94</text:p>
              </table:table-cell>
              <table:table-cell office:value-type="float" office:value="119.300300558294">
                <text:p>119.300300558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108.760563380282">
                <text:p>108.760563380282</text:p>
              </table:table-cell>
              <table:table-cell office:value-type="float" office:value="121.181742200937">
                <text:p>121.181742200937</text:p>
              </table:table-cell>
              <table:table-cell office:value-type="float" office:value="96">
                <text:p>96</text:p>
              </table:table-cell>
              <table:table-cell office:value-type="float" office:value="121.181742200937">
                <text:p>121.181742200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110.774647887324">
                <text:p>110.774647887324</text:p>
              </table:table-cell>
              <table:table-cell office:value-type="float" office:value="123.101356982201">
                <text:p>123.101356982201</text:p>
              </table:table-cell>
              <table:table-cell office:value-type="float" office:value="97">
                <text:p>97</text:p>
              </table:table-cell>
              <table:table-cell office:value-type="float" office:value="123.101356982201">
                <text:p>123.101356982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112.788732394366">
                <text:p>112.788732394366</text:p>
              </table:table-cell>
              <table:table-cell office:value-type="float" office:value="125.063867609465">
                <text:p>125.063867609465</text:p>
              </table:table-cell>
              <table:table-cell office:value-type="float" office:value="99">
                <text:p>99</text:p>
              </table:table-cell>
              <table:table-cell office:value-type="float" office:value="125.063867609465">
                <text:p>125.063867609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114.802816901408">
                <text:p>114.802816901408</text:p>
              </table:table-cell>
              <table:table-cell office:value-type="float" office:value="127.074759956961">
                <text:p>127.074759956961</text:p>
              </table:table-cell>
              <table:table-cell office:value-type="float" office:value="100">
                <text:p>100</text:p>
              </table:table-cell>
              <table:table-cell office:value-type="float" office:value="127.074759956961">
                <text:p>127.074759956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116.816901408451">
                <text:p>116.816901408451</text:p>
              </table:table-cell>
              <table:table-cell office:value-type="float" office:value="129.140482181241">
                <text:p>129.140482181241</text:p>
              </table:table-cell>
              <table:table-cell office:value-type="float" office:value="102">
                <text:p>102</text:p>
              </table:table-cell>
              <table:table-cell office:value-type="float" office:value="129.140482181241">
                <text:p>129.140482181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118.830985915493">
                <text:p>118.830985915493</text:p>
              </table:table-cell>
              <table:table-cell office:value-type="float" office:value="131.268714334637">
                <text:p>131.268714334637</text:p>
              </table:table-cell>
              <table:table-cell office:value-type="float" office:value="104">
                <text:p>104</text:p>
              </table:table-cell>
              <table:table-cell office:value-type="float" office:value="131.268714334637">
                <text:p>131.268714334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  <table:table-cell office:value-type="float" office:value="120.845070422535">
                <text:p>120.845070422535</text:p>
              </table:table-cell>
              <table:table-cell office:value-type="float" office:value="133.468741739277">
                <text:p>133.468741739277</text:p>
              </table:table-cell>
              <table:table-cell office:value-type="float" office:value="106">
                <text:p>106</text:p>
              </table:table-cell>
              <table:table-cell office:value-type="float" office:value="133.468741739277">
                <text:p>133.468741739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1">
                <text:p>61</text:p>
              </table:table-cell>
              <table:table-cell office:value-type="float" office:value="122.859154929577">
                <text:p>122.859154929577</text:p>
              </table:table-cell>
              <table:table-cell office:value-type="float" office:value="135.75198565469">
                <text:p>135.75198565469</text:p>
              </table:table-cell>
              <table:table-cell office:value-type="float" office:value="107">
                <text:p>107</text:p>
              </table:table-cell>
              <table:table-cell office:value-type="float" office:value="135.75198565469">
                <text:p>135.751985654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124.87323943662">
                <text:p>124.87323943662</text:p>
              </table:table-cell>
              <table:table-cell office:value-type="float" office:value="138.132780785454">
                <text:p>138.132780785454</text:p>
              </table:table-cell>
              <table:table-cell office:value-type="float" office:value="109">
                <text:p>109</text:p>
              </table:table-cell>
              <table:table-cell office:value-type="float" office:value="138.132780785454">
                <text:p>138.132780785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126.887323943662">
                <text:p>126.887323943662</text:p>
              </table:table-cell>
              <table:table-cell office:value-type="float" office:value="140.629556408089">
                <text:p>140.629556408089</text:p>
              </table:table-cell>
              <table:table-cell office:value-type="float" office:value="111">
                <text:p>111</text:p>
              </table:table-cell>
              <table:table-cell office:value-type="float" office:value="140.629556408089">
                <text:p>140.629556408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28.901408450704">
                <text:p>128.901408450704</text:p>
              </table:table-cell>
              <table:table-cell office:value-type="float" office:value="143.266711085934">
                <text:p>143.266711085934</text:p>
              </table:table-cell>
              <table:table-cell office:value-type="float" office:value="113">
                <text:p>113</text:p>
              </table:table-cell>
              <table:table-cell office:value-type="float" office:value="143.266711085934">
                <text:p>143.266711085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130.915492957746">
                <text:p>130.915492957746</text:p>
              </table:table-cell>
              <table:table-cell office:value-type="float" office:value="146.077754652436">
                <text:p>146.077754652436</text:p>
              </table:table-cell>
              <table:table-cell office:value-type="float" office:value="116">
                <text:p>116</text:p>
              </table:table-cell>
              <table:table-cell office:value-type="float" office:value="146.077754652436">
                <text:p>146.077754652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132.929577464789">
                <text:p>132.929577464789</text:p>
              </table:table-cell>
              <table:table-cell office:value-type="float" office:value="149.110953140371">
                <text:p>149.110953140371</text:p>
              </table:table-cell>
              <table:table-cell office:value-type="float" office:value="118">
                <text:p>118</text:p>
              </table:table-cell>
              <table:table-cell office:value-type="float" office:value="149.110953140371">
                <text:p>149.110953140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134.943661971831">
                <text:p>134.943661971831</text:p>
              </table:table-cell>
              <table:table-cell office:value-type="float" office:value="152.440451434633">
                <text:p>152.440451434633</text:p>
              </table:table-cell>
              <table:table-cell office:value-type="float" office:value="121">
                <text:p>121</text:p>
              </table:table-cell>
              <table:table-cell office:value-type="float" office:value="152.440451434633">
                <text:p>152.440451434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  <table:table-cell office:value-type="float" office:value="136.957746478873">
                <text:p>136.957746478873</text:p>
              </table:table-cell>
              <table:table-cell office:value-type="float" office:value="156.191222819831">
                <text:p>156.191222819831</text:p>
              </table:table-cell>
              <table:table-cell office:value-type="float" office:value="124">
                <text:p>124</text:p>
              </table:table-cell>
              <table:table-cell office:value-type="float" office:value="156.191222819831">
                <text:p>156.191222819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9">
                <text:p>69</text:p>
              </table:table-cell>
              <table:table-cell office:value-type="float" office:value="138.971830985915">
                <text:p>138.971830985915</text:p>
              </table:table-cell>
              <table:table-cell office:value-type="float" office:value="160.607343921257">
                <text:p>160.607343921257</text:p>
              </table:table-cell>
              <table:table-cell office:value-type="float" office:value="127">
                <text:p>127</text:p>
              </table:table-cell>
              <table:table-cell office:value-type="float" office:value="160.607343921257">
                <text:p>160.607343921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40.985915492958">
                <text:p>140.985915492958</text:p>
              </table:table-cell>
              <table:table-cell office:value-type="float" office:value="166.320213114292">
                <text:p>166.320213114292</text:p>
              </table:table-cell>
              <table:table-cell office:value-type="float" office:value="132">
                <text:p>132</text:p>
              </table:table-cell>
              <table:table-cell office:value-type="float" office:value="166.320213114292">
                <text:p>166.3202131142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